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0.34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36.51pt"/>
    </style:style>
    <style:style style:name="co19" style:family="table-column">
      <style:table-column-properties fo:break-before="auto" style:column-width="39.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DIRECT_upv_oxt_master_noenc" table:style-name="ta1">
        <table:shapes>
          <draw:frame draw:z-index="0" draw:style-name="gr1" draw:text-style-name="P1" svg:width="453.51pt" svg:height="255.09pt" svg:x="862.5pt" svg:y="2374.58pt">
            <loext:p draw:notify-on-update-of-ranges="WINDOWS64_DIRECT_upv_oxt_master_noenc.C188:WINDOWS64_DIRECT_upv_oxt_master_noenc.C188 WINDOWS64_DIRECT_upv_oxt_master_noenc.C189:WINDOWS64_DIRECT_upv_oxt_master_noenc.C205 WINDOWS64_DIRECT_upv_oxt_master_noenc.D188:WINDOWS64_DIRECT_upv_oxt_master_noenc.D188 WINDOWS64_DIRECT_upv_oxt_master_noenc.D189:WINDOWS64_DIRECT_upv_oxt_master_noenc.D205 WINDOWS64_DIRECT_upv_oxt_master_noenc.E188:WINDOWS64_DIRECT_upv_oxt_master_noenc.E188 WINDOWS64_DIRECT_upv_oxt_master_noenc.E189:WINDOWS64_DIRECT_upv_oxt_master_noenc.E205 WINDOWS64_DIRECT_upv_oxt_master_noenc.F188:WINDOWS64_DIRECT_upv_oxt_master_noenc.F188 WINDOWS64_DIRECT_upv_oxt_master_noenc.F189:WINDOWS64_DIRECT_upv_oxt_master_noenc.F205 WINDOWS64_DIRECT_upv_oxt_master_noenc.G188:WINDOWS64_DIRECT_upv_oxt_master_noenc.G188 WINDOWS64_DIRECT_upv_oxt_master_noenc.G189:WINDOWS64_DIRECT_upv_oxt_master_noenc.G205 WINDOWS64_DIRECT_upv_oxt_master_noenc.H188:WINDOWS64_DIRECT_upv_oxt_master_noenc.H188 WINDOWS64_DIRECT_upv_oxt_master_noenc.H189:WINDOWS64_DIRECT_upv_oxt_master_noenc.H205 WINDOWS64_DIRECT_upv_oxt_master_noenc.I188:WINDOWS64_DIRECT_upv_oxt_master_noenc.I188 WINDOWS64_DIRECT_upv_oxt_master_noenc.I189:WINDOWS64_DIRECT_upv_oxt_master_noenc.I205 WINDOWS64_DIRECT_upv_oxt_master_noenc.J188:WINDOWS64_DIRECT_upv_oxt_master_noenc.J188 WINDOWS64_DIRECT_upv_oxt_master_noenc.J189:WINDOWS64_DIRECT_upv_oxt_master_noenc.J205 WINDOWS64_DIRECT_upv_oxt_master_noenc.K188:WINDOWS64_DIRECT_upv_oxt_master_noenc.K188 WINDOWS64_DIRECT_upv_oxt_master_noenc.K189:WINDOWS64_DIRECT_upv_oxt_master_noenc.K205 WINDOWS64_DIRECT_upv_oxt_master_noenc.L188:WINDOWS64_DIRECT_upv_oxt_master_noenc.L188 WINDOWS64_DIRECT_upv_oxt_master_noenc.L189:WINDOWS64_DIRECT_upv_oxt_master_noenc.L205 WINDOWS64_DIRECT_upv_oxt_master_noenc.M188:WINDOWS64_DIRECT_upv_oxt_master_noenc.M188 WINDOWS64_DIRECT_upv_oxt_master_noenc.M189:WINDOWS64_DIRECT_upv_oxt_master_noenc.M205 WINDOWS64_DIRECT_upv_oxt_master_noenc.N188:WINDOWS64_DIRECT_upv_oxt_master_noenc.N188 WINDOWS64_DIRECT_upv_oxt_master_noenc.N189:WINDOWS64_DIRECT_upv_oxt_master_noenc.N205 WINDOWS64_DIRECT_upv_oxt_master_noenc.O188:WINDOWS64_DIRECT_upv_oxt_master_noenc.O188 WINDOWS64_DIRECT_upv_oxt_master_noenc.O189:WINDOWS64_DIRECT_upv_oxt_master_noenc.O205 WINDOWS64_DIRECT_upv_oxt_master_noenc.P188:WINDOWS64_DIRECT_upv_oxt_master_noenc.P188 WINDOWS64_DIRECT_upv_oxt_master_noenc.P189:WINDOWS64_DIRECT_upv_oxt_master_noenc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867.88pt" svg:y="2888.28pt">
            <loext:p draw:notify-on-update-of-ranges="WINDOWS64_DIRECT_upv_oxt_master_noenc.C228:WINDOWS64_DIRECT_upv_oxt_master_noenc.C228 WINDOWS64_DIRECT_upv_oxt_master_noenc.C229:WINDOWS64_DIRECT_upv_oxt_master_noenc.C245 WINDOWS64_DIRECT_upv_oxt_master_noenc.D228:WINDOWS64_DIRECT_upv_oxt_master_noenc.D228 WINDOWS64_DIRECT_upv_oxt_master_noenc.D229:WINDOWS64_DIRECT_upv_oxt_master_noenc.D245 WINDOWS64_DIRECT_upv_oxt_master_noenc.E228:WINDOWS64_DIRECT_upv_oxt_master_noenc.E228 WINDOWS64_DIRECT_upv_oxt_master_noenc.E229:WINDOWS64_DIRECT_upv_oxt_master_noenc.E245 WINDOWS64_DIRECT_upv_oxt_master_noenc.F228:WINDOWS64_DIRECT_upv_oxt_master_noenc.F228 WINDOWS64_DIRECT_upv_oxt_master_noenc.F229:WINDOWS64_DIRECT_upv_oxt_master_noenc.F245 WINDOWS64_DIRECT_upv_oxt_master_noenc.G228:WINDOWS64_DIRECT_upv_oxt_master_noenc.G228 WINDOWS64_DIRECT_upv_oxt_master_noenc.G229:WINDOWS64_DIRECT_upv_oxt_master_noenc.G245 WINDOWS64_DIRECT_upv_oxt_master_noenc.H228:WINDOWS64_DIRECT_upv_oxt_master_noenc.H228 WINDOWS64_DIRECT_upv_oxt_master_noenc.H229:WINDOWS64_DIRECT_upv_oxt_master_noenc.H245 WINDOWS64_DIRECT_upv_oxt_master_noenc.I228:WINDOWS64_DIRECT_upv_oxt_master_noenc.I228 WINDOWS64_DIRECT_upv_oxt_master_noenc.I229:WINDOWS64_DIRECT_upv_oxt_master_noenc.I245 WINDOWS64_DIRECT_upv_oxt_master_noenc.J228:WINDOWS64_DIRECT_upv_oxt_master_noenc.J228 WINDOWS64_DIRECT_upv_oxt_master_noenc.J229:WINDOWS64_DIRECT_upv_oxt_master_noenc.J245 WINDOWS64_DIRECT_upv_oxt_master_noenc.K228:WINDOWS64_DIRECT_upv_oxt_master_noenc.K228 WINDOWS64_DIRECT_upv_oxt_master_noenc.K229:WINDOWS64_DIRECT_upv_oxt_master_noenc.K245 WINDOWS64_DIRECT_upv_oxt_master_noenc.L228:WINDOWS64_DIRECT_upv_oxt_master_noenc.L228 WINDOWS64_DIRECT_upv_oxt_master_noenc.L229:WINDOWS64_DIRECT_upv_oxt_master_noenc.L245 WINDOWS64_DIRECT_upv_oxt_master_noenc.M228:WINDOWS64_DIRECT_upv_oxt_master_noenc.M228 WINDOWS64_DIRECT_upv_oxt_master_noenc.M229:WINDOWS64_DIRECT_upv_oxt_master_noenc.M245 WINDOWS64_DIRECT_upv_oxt_master_noenc.N228:WINDOWS64_DIRECT_upv_oxt_master_noenc.N228 WINDOWS64_DIRECT_upv_oxt_master_noenc.N229:WINDOWS64_DIRECT_upv_oxt_master_noenc.N245 WINDOWS64_DIRECT_upv_oxt_master_noenc.O228:WINDOWS64_DIRECT_upv_oxt_master_noenc.O228 WINDOWS64_DIRECT_upv_oxt_master_noenc.O229:WINDOWS64_DIRECT_upv_oxt_master_noenc.O245 WINDOWS64_DIRECT_upv_oxt_master_noenc.P228:WINDOWS64_DIRECT_upv_oxt_master_noenc.P228 WINDOWS64_DIRECT_upv_oxt_master_noenc.P229:WINDOWS64_DIRECT_upv_oxt_master_noenc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1" table:number-columns-repeated="13" table:default-cell-style-name="Default"/>
        <table:table-column table:style-name="co12" table:number-columns-repeated="3" table:default-cell-style-name="Default"/>
        <table:table-column table:style-name="co17" table:default-cell-style-name="Default"/>
        <table:table-column table:style-name="co12" table:number-columns-repeated="9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column table:style-name="co11" table:number-columns-repeated="2" table:default-cell-style-name="Default"/>
        <table:table-column table:style-name="co20" table:number-columns-repeated="3" table:default-cell-style-name="Default"/>
        <table:table-column table:style-name="co18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1:04:22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7365" calcext:value-type="float">
            <text:p>17365</text:p>
          </table:table-cell>
          <table:table-cell table:number-columns-repeated="3"/>
          <table:table-cell office:value-type="float" office:value="18372" calcext:value-type="float">
            <text:p>18372</text:p>
          </table:table-cell>
          <table:table-cell table:number-columns-repeated="3"/>
          <table:table-cell office:value-type="float" office:value="16146" calcext:value-type="float">
            <text:p>16146</text:p>
          </table:table-cell>
          <table:table-cell table:number-columns-repeated="3"/>
          <table:table-cell office:value-type="float" office:value="16794" calcext:value-type="float">
            <text:p>16794</text:p>
          </table:table-cell>
          <table:table-cell table:number-columns-repeated="3"/>
          <table:table-cell office:value-type="float" office:value="16767" calcext:value-type="float">
            <text:p>16767</text:p>
          </table:table-cell>
          <table:table-cell table:number-columns-repeated="3"/>
          <table:table-cell office:value-type="float" office:value="19912" calcext:value-type="float">
            <text:p>19912</text:p>
          </table:table-cell>
          <table:table-cell table:number-columns-repeated="3"/>
          <table:table-cell office:value-type="float" office:value="16382" calcext:value-type="float">
            <text:p>16382</text:p>
          </table:table-cell>
          <table:table-cell table:number-columns-repeated="4"/>
          <table:table-cell office:value-type="float" office:value="18987" calcext:value-type="float">
            <text:p>18987</text:p>
          </table:table-cell>
          <table:table-cell table:number-columns-repeated="4"/>
          <table:table-cell office:value-type="float" office:value="18577" calcext:value-type="float">
            <text:p>18577</text:p>
          </table:table-cell>
          <table:table-cell table:number-columns-repeated="2"/>
          <table:table-cell office:value-type="float" office:value="359955" calcext:value-type="float">
            <text:p>359955</text:p>
          </table:table-cell>
          <table:table-cell table:number-columns-repeated="2"/>
          <table:table-cell office:value-type="float" office:value="458452" calcext:value-type="float">
            <text:p>458452</text:p>
          </table:table-cell>
          <table:table-cell table:number-columns-repeated="2"/>
          <table:table-cell office:value-type="float" office:value="621359" calcext:value-type="float">
            <text:p>621359</text:p>
          </table:table-cell>
          <table:table-cell table:number-columns-repeated="2"/>
          <table:table-cell office:value-type="float" office:value="734787" calcext:value-type="float">
            <text:p>734787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2517" calcext:value-type="float">
            <text:p>32517</text:p>
          </table:table-cell>
          <table:table-cell table:number-columns-repeated="3"/>
          <table:table-cell office:value-type="float" office:value="29891" calcext:value-type="float">
            <text:p>29891</text:p>
          </table:table-cell>
          <table:table-cell table:number-columns-repeated="3"/>
          <table:table-cell office:value-type="float" office:value="29174" calcext:value-type="float">
            <text:p>29174</text:p>
          </table:table-cell>
          <table:table-cell table:number-columns-repeated="3"/>
          <table:table-cell office:value-type="float" office:value="30971" calcext:value-type="float">
            <text:p>30971</text:p>
          </table:table-cell>
          <table:table-cell table:number-columns-repeated="3"/>
          <table:table-cell office:value-type="float" office:value="27840" calcext:value-type="float">
            <text:p>27840</text:p>
          </table:table-cell>
          <table:table-cell table:number-columns-repeated="3"/>
          <table:table-cell office:value-type="float" office:value="30553" calcext:value-type="float">
            <text:p>30553</text:p>
          </table:table-cell>
          <table:table-cell table:number-columns-repeated="3"/>
          <table:table-cell office:value-type="float" office:value="28780" calcext:value-type="float">
            <text:p>28780</text:p>
          </table:table-cell>
          <table:table-cell table:number-columns-repeated="4"/>
          <table:table-cell office:value-type="float" office:value="35288" calcext:value-type="float">
            <text:p>35288</text:p>
          </table:table-cell>
          <table:table-cell table:number-columns-repeated="4"/>
          <table:table-cell office:value-type="float" office:value="29116" calcext:value-type="float">
            <text:p>29116</text:p>
          </table:table-cell>
          <table:table-cell table:number-columns-repeated="2"/>
          <table:table-cell office:value-type="float" office:value="430976" calcext:value-type="float">
            <text:p>430976</text:p>
          </table:table-cell>
          <table:table-cell table:number-columns-repeated="2"/>
          <table:table-cell office:value-type="float" office:value="726447" calcext:value-type="float">
            <text:p>726447</text:p>
          </table:table-cell>
          <table:table-cell/>
          <table:table-cell office:value-type="float" office:value="1042345" calcext:value-type="float">
            <text:p>1042345</text:p>
          </table:table-cell>
          <table:table-cell/>
          <table:table-cell office:value-type="float" office:value="1194029" calcext:value-type="float">
            <text:p>1194029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8506" calcext:value-type="float">
            <text:p>48506</text:p>
          </table:table-cell>
          <table:table-cell table:number-columns-repeated="3"/>
          <table:table-cell office:value-type="float" office:value="62154" calcext:value-type="float">
            <text:p>62154</text:p>
          </table:table-cell>
          <table:table-cell table:number-columns-repeated="3"/>
          <table:table-cell office:value-type="float" office:value="57902" calcext:value-type="float">
            <text:p>57902</text:p>
          </table:table-cell>
          <table:table-cell table:number-columns-repeated="3"/>
          <table:table-cell office:value-type="float" office:value="56592" calcext:value-type="float">
            <text:p>56592</text:p>
          </table:table-cell>
          <table:table-cell table:number-columns-repeated="3"/>
          <table:table-cell office:value-type="float" office:value="48466" calcext:value-type="float">
            <text:p>48466</text:p>
          </table:table-cell>
          <table:table-cell table:number-columns-repeated="3"/>
          <table:table-cell office:value-type="float" office:value="60388" calcext:value-type="float">
            <text:p>60388</text:p>
          </table:table-cell>
          <table:table-cell table:number-columns-repeated="3"/>
          <table:table-cell office:value-type="float" office:value="46380" calcext:value-type="float">
            <text:p>46380</text:p>
          </table:table-cell>
          <table:table-cell table:number-columns-repeated="4"/>
          <table:table-cell office:value-type="float" office:value="68056" calcext:value-type="float">
            <text:p>68056</text:p>
          </table:table-cell>
          <table:table-cell table:number-columns-repeated="5"/>
          <table:table-cell office:value-type="float" office:value="6952" calcext:value-type="float">
            <text:p>6952</text:p>
          </table:table-cell>
          <table:table-cell table:number-columns-repeated="2"/>
          <table:table-cell office:value-type="float" office:value="468178" calcext:value-type="float">
            <text:p>468178</text:p>
          </table:table-cell>
          <table:table-cell table:number-columns-repeated="2"/>
          <table:table-cell office:value-type="float" office:value="875512" calcext:value-type="float">
            <text:p>875512</text:p>
          </table:table-cell>
          <table:table-cell/>
          <table:table-cell office:value-type="float" office:value="1394335" calcext:value-type="float">
            <text:p>1394335</text:p>
          </table:table-cell>
          <table:table-cell/>
          <table:table-cell office:value-type="float" office:value="1715817" calcext:value-type="float">
            <text:p>1715817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2082" calcext:value-type="float">
            <text:p>82082</text:p>
          </table:table-cell>
          <table:table-cell table:number-columns-repeated="3"/>
          <table:table-cell office:value-type="float" office:value="88802" calcext:value-type="float">
            <text:p>88802</text:p>
          </table:table-cell>
          <table:table-cell table:number-columns-repeated="3"/>
          <table:table-cell office:value-type="float" office:value="97575" calcext:value-type="float">
            <text:p>97575</text:p>
          </table:table-cell>
          <table:table-cell table:number-columns-repeated="2"/>
          <table:table-cell office:value-type="float" office:value="101201" calcext:value-type="float">
            <text:p>101201</text:p>
          </table:table-cell>
          <table:table-cell table:number-columns-repeated="2"/>
          <table:table-cell office:value-type="float" office:value="105785" calcext:value-type="float">
            <text:p>105785</text:p>
          </table:table-cell>
          <table:table-cell table:number-columns-repeated="3"/>
          <table:table-cell office:value-type="float" office:value="61455" calcext:value-type="float">
            <text:p>61455</text:p>
          </table:table-cell>
          <table:table-cell table:number-columns-repeated="3"/>
          <table:table-cell office:value-type="float" office:value="68412" calcext:value-type="float">
            <text:p>68412</text:p>
          </table:table-cell>
          <table:table-cell table:number-columns-repeated="3"/>
          <table:table-cell office:value-type="float" office:value="103459" calcext:value-type="float">
            <text:p>103459</text:p>
          </table:table-cell>
          <table:table-cell table:number-columns-repeated="4"/>
          <table:table-cell office:value-type="float" office:value="82858" calcext:value-type="float">
            <text:p>82858</text:p>
          </table:table-cell>
          <table:table-cell table:number-columns-repeated="2"/>
          <table:table-cell office:value-type="float" office:value="672975" calcext:value-type="float">
            <text:p>672975</text:p>
          </table:table-cell>
          <table:table-cell/>
          <table:table-cell office:value-type="float" office:value="1072026" calcext:value-type="float">
            <text:p>1072026</text:p>
          </table:table-cell>
          <table:table-cell/>
          <table:table-cell office:value-type="float" office:value="1797752" calcext:value-type="float">
            <text:p>1797752</text:p>
          </table:table-cell>
          <table:table-cell/>
          <table:table-cell office:value-type="float" office:value="2261484" calcext:value-type="float">
            <text:p>2261484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92915" calcext:value-type="float">
            <text:p>92915</text:p>
          </table:table-cell>
          <table:table-cell table:number-columns-repeated="2"/>
          <table:table-cell office:value-type="float" office:value="128205" calcext:value-type="float">
            <text:p>128205</text:p>
          </table:table-cell>
          <table:table-cell table:number-columns-repeated="2"/>
          <table:table-cell office:value-type="float" office:value="148182" calcext:value-type="float">
            <text:p>148182</text:p>
          </table:table-cell>
          <table:table-cell table:number-columns-repeated="2"/>
          <table:table-cell office:value-type="float" office:value="138708" calcext:value-type="float">
            <text:p>138708</text:p>
          </table:table-cell>
          <table:table-cell table:number-columns-repeated="2"/>
          <table:table-cell office:value-type="float" office:value="143465" calcext:value-type="float">
            <text:p>143465</text:p>
          </table:table-cell>
          <table:table-cell table:number-columns-repeated="3"/>
          <table:table-cell office:value-type="float" office:value="86544" calcext:value-type="float">
            <text:p>86544</text:p>
          </table:table-cell>
          <table:table-cell table:number-columns-repeated="3"/>
          <table:table-cell office:value-type="float" office:value="88827" calcext:value-type="float">
            <text:p>88827</text:p>
          </table:table-cell>
          <table:table-cell table:number-columns-repeated="3"/>
          <table:table-cell office:value-type="float" office:value="135852" calcext:value-type="float">
            <text:p>135852</text:p>
          </table:table-cell>
          <table:table-cell table:number-columns-repeated="4"/>
          <table:table-cell office:value-type="float" office:value="87755" calcext:value-type="float">
            <text:p>87755</text:p>
          </table:table-cell>
          <table:table-cell table:number-columns-repeated="2"/>
          <table:table-cell office:value-type="float" office:value="578139" calcext:value-type="float">
            <text:p>578139</text:p>
          </table:table-cell>
          <table:table-cell table:number-columns-repeated="2"/>
          <table:table-cell office:value-type="float" office:value="937042" calcext:value-type="float">
            <text:p>937042</text:p>
          </table:table-cell>
          <table:table-cell/>
          <table:table-cell office:value-type="float" office:value="1893491" calcext:value-type="float">
            <text:p>1893491</text:p>
          </table:table-cell>
          <table:table-cell/>
          <table:table-cell office:value-type="float" office:value="2711864" calcext:value-type="float">
            <text:p>2711864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7699" calcext:value-type="float">
            <text:p>17699</text:p>
          </table:table-cell>
          <table:table-cell table:number-columns-repeated="3"/>
          <table:table-cell office:value-type="float" office:value="23387" calcext:value-type="float">
            <text:p>23387</text:p>
          </table:table-cell>
          <table:table-cell table:number-columns-repeated="3"/>
          <table:table-cell office:value-type="float" office:value="17302" calcext:value-type="float">
            <text:p>17302</text:p>
          </table:table-cell>
          <table:table-cell table:number-columns-repeated="3"/>
          <table:table-cell office:value-type="float" office:value="16808" calcext:value-type="float">
            <text:p>16808</text:p>
          </table:table-cell>
          <table:table-cell table:number-columns-repeated="3"/>
          <table:table-cell office:value-type="float" office:value="16936" calcext:value-type="float">
            <text:p>16936</text:p>
          </table:table-cell>
          <table:table-cell table:number-columns-repeated="3"/>
          <table:table-cell office:value-type="float" office:value="22313" calcext:value-type="float">
            <text:p>22313</text:p>
          </table:table-cell>
          <table:table-cell table:number-columns-repeated="3"/>
          <table:table-cell office:value-type="float" office:value="17143" calcext:value-type="float">
            <text:p>17143</text:p>
          </table:table-cell>
          <table:table-cell table:number-columns-repeated="4"/>
          <table:table-cell office:value-type="float" office:value="21433" calcext:value-type="float">
            <text:p>21433</text:p>
          </table:table-cell>
          <table:table-cell table:number-columns-repeated="4"/>
          <table:table-cell office:value-type="float" office:value="16303" calcext:value-type="float">
            <text:p>16303</text:p>
          </table:table-cell>
          <table:table-cell table:number-columns-repeated="2"/>
          <table:table-cell office:value-type="float" office:value="464272" calcext:value-type="float">
            <text:p>464272</text:p>
          </table:table-cell>
          <table:table-cell table:number-columns-repeated="2"/>
          <table:table-cell office:value-type="float" office:value="602636" calcext:value-type="float">
            <text:p>602636</text:p>
          </table:table-cell>
          <table:table-cell table:number-columns-repeated="2"/>
          <table:table-cell office:value-type="float" office:value="738177" calcext:value-type="float">
            <text:p>738177</text:p>
          </table:table-cell>
          <table:table-cell table:number-columns-repeated="2"/>
          <table:table-cell office:value-type="float" office:value="779537" calcext:value-type="float">
            <text:p>77953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7635" calcext:value-type="float">
            <text:p>37635</text:p>
          </table:table-cell>
          <table:table-cell table:number-columns-repeated="3"/>
          <table:table-cell office:value-type="float" office:value="35075" calcext:value-type="float">
            <text:p>35075</text:p>
          </table:table-cell>
          <table:table-cell table:number-columns-repeated="3"/>
          <table:table-cell office:value-type="float" office:value="27467" calcext:value-type="float">
            <text:p>27467</text:p>
          </table:table-cell>
          <table:table-cell table:number-columns-repeated="3"/>
          <table:table-cell office:value-type="float" office:value="25823" calcext:value-type="float">
            <text:p>25823</text:p>
          </table:table-cell>
          <table:table-cell table:number-columns-repeated="3"/>
          <table:table-cell office:value-type="float" office:value="25213" calcext:value-type="float">
            <text:p>25213</text:p>
          </table:table-cell>
          <table:table-cell table:number-columns-repeated="3"/>
          <table:table-cell office:value-type="float" office:value="37638" calcext:value-type="float">
            <text:p>37638</text:p>
          </table:table-cell>
          <table:table-cell table:number-columns-repeated="3"/>
          <table:table-cell office:value-type="float" office:value="31401" calcext:value-type="float">
            <text:p>31401</text:p>
          </table:table-cell>
          <table:table-cell table:number-columns-repeated="4"/>
          <table:table-cell office:value-type="float" office:value="36741" calcext:value-type="float">
            <text:p>36741</text:p>
          </table:table-cell>
          <table:table-cell table:number-columns-repeated="4"/>
          <table:table-cell office:value-type="float" office:value="36282" calcext:value-type="float">
            <text:p>36282</text:p>
          </table:table-cell>
          <table:table-cell table:number-columns-repeated="2"/>
          <table:table-cell office:value-type="float" office:value="598690" calcext:value-type="float">
            <text:p>598690</text:p>
          </table:table-cell>
          <table:table-cell table:number-columns-repeated="2"/>
          <table:table-cell office:value-type="float" office:value="835509" calcext:value-type="float">
            <text:p>835509</text:p>
          </table:table-cell>
          <table:table-cell/>
          <table:table-cell office:value-type="float" office:value="1168949" calcext:value-type="float">
            <text:p>1168949</text:p>
          </table:table-cell>
          <table:table-cell/>
          <table:table-cell office:value-type="float" office:value="1304791" calcext:value-type="float">
            <text:p>130479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5520" calcext:value-type="float">
            <text:p>65520</text:p>
          </table:table-cell>
          <table:table-cell table:number-columns-repeated="3"/>
          <table:table-cell office:value-type="float" office:value="66081" calcext:value-type="float">
            <text:p>66081</text:p>
          </table:table-cell>
          <table:table-cell table:number-columns-repeated="3"/>
          <table:table-cell office:value-type="float" office:value="52659" calcext:value-type="float">
            <text:p>52659</text:p>
          </table:table-cell>
          <table:table-cell table:number-columns-repeated="3"/>
          <table:table-cell office:value-type="float" office:value="52831" calcext:value-type="float">
            <text:p>52831</text:p>
          </table:table-cell>
          <table:table-cell table:number-columns-repeated="3"/>
          <table:table-cell office:value-type="float" office:value="51422" calcext:value-type="float">
            <text:p>51422</text:p>
          </table:table-cell>
          <table:table-cell table:number-columns-repeated="3"/>
          <table:table-cell office:value-type="float" office:value="59067" calcext:value-type="float">
            <text:p>59067</text:p>
          </table:table-cell>
          <table:table-cell table:number-columns-repeated="3"/>
          <table:table-cell office:value-type="float" office:value="49871" calcext:value-type="float">
            <text:p>49871</text:p>
          </table:table-cell>
          <table:table-cell table:number-columns-repeated="4"/>
          <table:table-cell office:value-type="float" office:value="62069" calcext:value-type="float">
            <text:p>62069</text:p>
          </table:table-cell>
          <table:table-cell table:number-columns-repeated="4"/>
          <table:table-cell office:value-type="float" office:value="58702" calcext:value-type="float">
            <text:p>58702</text:p>
          </table:table-cell>
          <table:table-cell table:number-columns-repeated="2"/>
          <table:table-cell office:value-type="float" office:value="774818" calcext:value-type="float">
            <text:p>774818</text:p>
          </table:table-cell>
          <table:table-cell/>
          <table:table-cell office:value-type="float" office:value="1159420" calcext:value-type="float">
            <text:p>1159420</text:p>
          </table:table-cell>
          <table:table-cell/>
          <table:table-cell office:value-type="float" office:value="1560975" calcext:value-type="float">
            <text:p>1560975</text:p>
          </table:table-cell>
          <table:table-cell/>
          <table:table-cell office:value-type="float" office:value="1772853" calcext:value-type="float">
            <text:p>177285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8611" calcext:value-type="float">
            <text:p>88611</text:p>
          </table:table-cell>
          <table:table-cell table:number-columns-repeated="2"/>
          <table:table-cell office:value-type="float" office:value="100763" calcext:value-type="float">
            <text:p>100763</text:p>
          </table:table-cell>
          <table:table-cell table:number-columns-repeated="3"/>
          <table:table-cell office:value-type="float" office:value="91572" calcext:value-type="float">
            <text:p>91572</text:p>
          </table:table-cell>
          <table:table-cell table:number-columns-repeated="3"/>
          <table:table-cell office:value-type="float" office:value="96161" calcext:value-type="float">
            <text:p>96161</text:p>
          </table:table-cell>
          <table:table-cell table:number-columns-repeated="3"/>
          <table:table-cell office:value-type="float" office:value="73826" calcext:value-type="float">
            <text:p>73826</text:p>
          </table:table-cell>
          <table:table-cell table:number-columns-repeated="3"/>
          <table:table-cell office:value-type="float" office:value="89397" calcext:value-type="float">
            <text:p>89397</text:p>
          </table:table-cell>
          <table:table-cell table:number-columns-repeated="3"/>
          <table:table-cell office:value-type="float" office:value="68969" calcext:value-type="float">
            <text:p>68969</text:p>
          </table:table-cell>
          <table:table-cell table:number-columns-repeated="3"/>
          <table:table-cell office:value-type="float" office:value="118584" calcext:value-type="float">
            <text:p>118584</text:p>
          </table:table-cell>
          <table:table-cell table:number-columns-repeated="4"/>
          <table:table-cell office:value-type="float" office:value="95508" calcext:value-type="float">
            <text:p>95508</text:p>
          </table:table-cell>
          <table:table-cell table:number-columns-repeated="2"/>
          <table:table-cell office:value-type="float" office:value="822622" calcext:value-type="float">
            <text:p>822622</text:p>
          </table:table-cell>
          <table:table-cell/>
          <table:table-cell office:value-type="float" office:value="1134751" calcext:value-type="float">
            <text:p>1134751</text:p>
          </table:table-cell>
          <table:table-cell/>
          <table:table-cell office:value-type="float" office:value="2237762" calcext:value-type="float">
            <text:p>2237762</text:p>
          </table:table-cell>
          <table:table-cell/>
          <table:table-cell office:value-type="float" office:value="2788671" calcext:value-type="float">
            <text:p>2788671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7499" calcext:value-type="float">
            <text:p>147499</text:p>
          </table:table-cell>
          <table:table-cell table:number-columns-repeated="2"/>
          <table:table-cell office:value-type="float" office:value="158749" calcext:value-type="float">
            <text:p>158749</text:p>
          </table:table-cell>
          <table:table-cell table:number-columns-repeated="2"/>
          <table:table-cell office:value-type="float" office:value="143000" calcext:value-type="float">
            <text:p>143000</text:p>
          </table:table-cell>
          <table:table-cell table:number-columns-repeated="2"/>
          <table:table-cell office:value-type="float" office:value="124562" calcext:value-type="float">
            <text:p>124562</text:p>
          </table:table-cell>
          <table:table-cell table:number-columns-repeated="2"/>
          <table:table-cell office:value-type="float" office:value="148698" calcext:value-type="float">
            <text:p>148698</text:p>
          </table:table-cell>
          <table:table-cell table:number-columns-repeated="2"/>
          <table:table-cell office:value-type="float" office:value="133166" calcext:value-type="float">
            <text:p>133166</text:p>
          </table:table-cell>
          <table:table-cell table:number-columns-repeated="2"/>
          <table:table-cell office:value-type="float" office:value="132013" calcext:value-type="float">
            <text:p>132013</text:p>
          </table:table-cell>
          <table:table-cell table:number-columns-repeated="3"/>
          <table:table-cell office:value-type="float" office:value="173818" calcext:value-type="float">
            <text:p>173818</text:p>
          </table:table-cell>
          <table:table-cell table:number-columns-repeated="3"/>
          <table:table-cell office:value-type="float" office:value="134765" calcext:value-type="float">
            <text:p>134765</text:p>
          </table:table-cell>
          <table:table-cell table:number-columns-repeated="2"/>
          <table:table-cell office:value-type="float" office:value="598410" calcext:value-type="float">
            <text:p>598410</text:p>
          </table:table-cell>
          <table:table-cell/>
          <table:table-cell office:value-type="float" office:value="1452894" calcext:value-type="float">
            <text:p>1452894</text:p>
          </table:table-cell>
          <table:table-cell/>
          <table:table-cell office:value-type="float" office:value="2388059" calcext:value-type="float">
            <text:p>2388059</text:p>
          </table:table-cell>
          <table:table-cell/>
          <table:table-cell office:value-type="float" office:value="2770562" calcext:value-type="float">
            <text:p>2770562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4440" calcext:value-type="float">
            <text:p>204440</text:p>
          </table:table-cell>
          <table:table-cell table:number-columns-repeated="2"/>
          <table:table-cell office:value-type="float" office:value="176624" calcext:value-type="float">
            <text:p>176624</text:p>
          </table:table-cell>
          <table:table-cell table:number-columns-repeated="2"/>
          <table:table-cell office:value-type="float" office:value="160602" calcext:value-type="float">
            <text:p>160602</text:p>
          </table:table-cell>
          <table:table-cell table:number-columns-repeated="2"/>
          <table:table-cell office:value-type="float" office:value="184704" calcext:value-type="float">
            <text:p>184704</text:p>
          </table:table-cell>
          <table:table-cell table:number-columns-repeated="2"/>
          <table:table-cell office:value-type="float" office:value="175270" calcext:value-type="float">
            <text:p>175270</text:p>
          </table:table-cell>
          <table:table-cell table:number-columns-repeated="2"/>
          <table:table-cell office:value-type="float" office:value="155113" calcext:value-type="float">
            <text:p>155113</text:p>
          </table:table-cell>
          <table:table-cell table:number-columns-repeated="2"/>
          <table:table-cell office:value-type="float" office:value="129084" calcext:value-type="float">
            <text:p>129084</text:p>
          </table:table-cell>
          <table:table-cell table:number-columns-repeated="3"/>
          <table:table-cell office:value-type="float" office:value="194736" calcext:value-type="float">
            <text:p>194736</text:p>
          </table:table-cell>
          <table:table-cell table:number-columns-repeated="3"/>
          <table:table-cell office:value-type="float" office:value="179171" calcext:value-type="float">
            <text:p>179171</text:p>
          </table:table-cell>
          <table:table-cell/>
          <table:table-cell office:value-type="float" office:value="1005498" calcext:value-type="float">
            <text:p>1005498</text:p>
          </table:table-cell>
          <table:table-cell/>
          <table:table-cell office:value-type="float" office:value="1807909" calcext:value-type="float">
            <text:p>1807909</text:p>
          </table:table-cell>
          <table:table-cell/>
          <table:table-cell office:value-type="float" office:value="2694736" calcext:value-type="float">
            <text:p>2694736</text:p>
          </table:table-cell>
          <table:table-cell/>
          <table:table-cell office:value-type="float" office:value="3667621" calcext:value-type="float">
            <text:p>3667621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486" calcext:value-type="float">
            <text:p>22486</text:p>
          </table:table-cell>
          <table:table-cell table:number-columns-repeated="3"/>
          <table:table-cell office:value-type="float" office:value="22035" calcext:value-type="float">
            <text:p>22035</text:p>
          </table:table-cell>
          <table:table-cell table:number-columns-repeated="3"/>
          <table:table-cell office:value-type="float" office:value="17147" calcext:value-type="float">
            <text:p>17147</text:p>
          </table:table-cell>
          <table:table-cell table:number-columns-repeated="3"/>
          <table:table-cell office:value-type="float" office:value="17916" calcext:value-type="float">
            <text:p>17916</text:p>
          </table:table-cell>
          <table:table-cell table:number-columns-repeated="3"/>
          <table:table-cell office:value-type="float" office:value="17770" calcext:value-type="float">
            <text:p>17770</text:p>
          </table:table-cell>
          <table:table-cell table:number-columns-repeated="3"/>
          <table:table-cell office:value-type="float" office:value="14154" calcext:value-type="float">
            <text:p>14154</text:p>
          </table:table-cell>
          <table:table-cell table:number-columns-repeated="3"/>
          <table:table-cell office:value-type="float" office:value="17596" calcext:value-type="float">
            <text:p>17596</text:p>
          </table:table-cell>
          <table:table-cell table:number-columns-repeated="4"/>
          <table:table-cell office:value-type="float" office:value="20805" calcext:value-type="float">
            <text:p>20805</text:p>
          </table:table-cell>
          <table:table-cell table:number-columns-repeated="4"/>
          <table:table-cell office:value-type="float" office:value="20052" calcext:value-type="float">
            <text:p>20052</text:p>
          </table:table-cell>
          <table:table-cell table:number-columns-repeated="2"/>
          <table:table-cell office:value-type="float" office:value="583010" calcext:value-type="float">
            <text:p>583010</text:p>
          </table:table-cell>
          <table:table-cell table:number-columns-repeated="2"/>
          <table:table-cell office:value-type="float" office:value="625458" calcext:value-type="float">
            <text:p>625458</text:p>
          </table:table-cell>
          <table:table-cell table:number-columns-repeated="2"/>
          <table:table-cell office:value-type="float" office:value="766926" calcext:value-type="float">
            <text:p>766926</text:p>
          </table:table-cell>
          <table:table-cell table:number-columns-repeated="2"/>
          <table:table-cell office:value-type="float" office:value="798502" calcext:value-type="float">
            <text:p>79850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443" calcext:value-type="float">
            <text:p>42443</text:p>
          </table:table-cell>
          <table:table-cell table:number-columns-repeated="3"/>
          <table:table-cell office:value-type="float" office:value="45335" calcext:value-type="float">
            <text:p>45335</text:p>
          </table:table-cell>
          <table:table-cell table:number-columns-repeated="3"/>
          <table:table-cell office:value-type="float" office:value="34222" calcext:value-type="float">
            <text:p>34222</text:p>
          </table:table-cell>
          <table:table-cell table:number-columns-repeated="3"/>
          <table:table-cell office:value-type="float" office:value="34856" calcext:value-type="float">
            <text:p>34856</text:p>
          </table:table-cell>
          <table:table-cell table:number-columns-repeated="3"/>
          <table:table-cell office:value-type="float" office:value="33340" calcext:value-type="float">
            <text:p>33340</text:p>
          </table:table-cell>
          <table:table-cell table:number-columns-repeated="3"/>
          <table:table-cell office:value-type="float" office:value="39836" calcext:value-type="float">
            <text:p>39836</text:p>
          </table:table-cell>
          <table:table-cell table:number-columns-repeated="3"/>
          <table:table-cell office:value-type="float" office:value="30454" calcext:value-type="float">
            <text:p>30454</text:p>
          </table:table-cell>
          <table:table-cell table:number-columns-repeated="4"/>
          <table:table-cell office:value-type="float" office:value="43674" calcext:value-type="float">
            <text:p>43674</text:p>
          </table:table-cell>
          <table:table-cell table:number-columns-repeated="4"/>
          <table:table-cell office:value-type="float" office:value="34209" calcext:value-type="float">
            <text:p>34209</text:p>
          </table:table-cell>
          <table:table-cell table:number-columns-repeated="2"/>
          <table:table-cell office:value-type="float" office:value="837970" calcext:value-type="float">
            <text:p>837970</text:p>
          </table:table-cell>
          <table:table-cell/>
          <table:table-cell office:value-type="float" office:value="1098712" calcext:value-type="float">
            <text:p>1098712</text:p>
          </table:table-cell>
          <table:table-cell/>
          <table:table-cell office:value-type="float" office:value="1343832" calcext:value-type="float">
            <text:p>1343832</text:p>
          </table:table-cell>
          <table:table-cell/>
          <table:table-cell office:value-type="float" office:value="1410468" calcext:value-type="float">
            <text:p>1410468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7117" calcext:value-type="float">
            <text:p>67117</text:p>
          </table:table-cell>
          <table:table-cell table:number-columns-repeated="3"/>
          <table:table-cell office:value-type="float" office:value="66631" calcext:value-type="float">
            <text:p>66631</text:p>
          </table:table-cell>
          <table:table-cell table:number-columns-repeated="3"/>
          <table:table-cell office:value-type="float" office:value="53614" calcext:value-type="float">
            <text:p>53614</text:p>
          </table:table-cell>
          <table:table-cell table:number-columns-repeated="3"/>
          <table:table-cell office:value-type="float" office:value="53891" calcext:value-type="float">
            <text:p>53891</text:p>
          </table:table-cell>
          <table:table-cell table:number-columns-repeated="3"/>
          <table:table-cell office:value-type="float" office:value="50520" calcext:value-type="float">
            <text:p>50520</text:p>
          </table:table-cell>
          <table:table-cell table:number-columns-repeated="3"/>
          <table:table-cell office:value-type="float" office:value="64887" calcext:value-type="float">
            <text:p>64887</text:p>
          </table:table-cell>
          <table:table-cell table:number-columns-repeated="3"/>
          <table:table-cell office:value-type="float" office:value="43872" calcext:value-type="float">
            <text:p>43872</text:p>
          </table:table-cell>
          <table:table-cell table:number-columns-repeated="4"/>
          <table:table-cell office:value-type="float" office:value="65657" calcext:value-type="float">
            <text:p>65657</text:p>
          </table:table-cell>
          <table:table-cell table:number-columns-repeated="4"/>
          <table:table-cell office:value-type="float" office:value="52020" calcext:value-type="float">
            <text:p>52020</text:p>
          </table:table-cell>
          <table:table-cell/>
          <table:table-cell office:value-type="float" office:value="1043194" calcext:value-type="float">
            <text:p>1043194</text:p>
          </table:table-cell>
          <table:table-cell/>
          <table:table-cell office:value-type="float" office:value="1316195" calcext:value-type="float">
            <text:p>1316195</text:p>
          </table:table-cell>
          <table:table-cell/>
          <table:table-cell office:value-type="float" office:value="1924812" calcext:value-type="float">
            <text:p>1924812</text:p>
          </table:table-cell>
          <table:table-cell/>
          <table:table-cell office:value-type="float" office:value="2106995" calcext:value-type="float">
            <text:p>2106995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77229" calcext:value-type="float">
            <text:p>77229</text:p>
          </table:table-cell>
          <table:table-cell table:number-columns-repeated="2"/>
          <table:table-cell office:value-type="float" office:value="119945" calcext:value-type="float">
            <text:p>119945</text:p>
          </table:table-cell>
          <table:table-cell table:number-columns-repeated="3"/>
          <table:table-cell office:value-type="float" office:value="98465" calcext:value-type="float">
            <text:p>98465</text:p>
          </table:table-cell>
          <table:table-cell table:number-columns-repeated="2"/>
          <table:table-cell office:value-type="float" office:value="100329" calcext:value-type="float">
            <text:p>100329</text:p>
          </table:table-cell>
          <table:table-cell table:number-columns-repeated="3"/>
          <table:table-cell office:value-type="float" office:value="93604" calcext:value-type="float">
            <text:p>93604</text:p>
          </table:table-cell>
          <table:table-cell table:number-columns-repeated="2"/>
          <table:table-cell office:value-type="float" office:value="111517" calcext:value-type="float">
            <text:p>111517</text:p>
          </table:table-cell>
          <table:table-cell table:number-columns-repeated="3"/>
          <table:table-cell office:value-type="float" office:value="91957" calcext:value-type="float">
            <text:p>91957</text:p>
          </table:table-cell>
          <table:table-cell table:number-columns-repeated="3"/>
          <table:table-cell office:value-type="float" office:value="122805" calcext:value-type="float">
            <text:p>122805</text:p>
          </table:table-cell>
          <table:table-cell table:number-columns-repeated="3"/>
          <table:table-cell office:value-type="float" office:value="106162" calcext:value-type="float">
            <text:p>106162</text:p>
          </table:table-cell>
          <table:table-cell/>
          <table:table-cell office:value-type="float" office:value="1281281" calcext:value-type="float">
            <text:p>1281281</text:p>
          </table:table-cell>
          <table:table-cell/>
          <table:table-cell office:value-type="float" office:value="1733243" calcext:value-type="float">
            <text:p>1733243</text:p>
          </table:table-cell>
          <table:table-cell/>
          <table:table-cell office:value-type="float" office:value="2596348" calcext:value-type="float">
            <text:p>2596348</text:p>
          </table:table-cell>
          <table:table-cell/>
          <table:table-cell office:value-type="float" office:value="2922374" calcext:value-type="float">
            <text:p>2922374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1343" calcext:value-type="float">
            <text:p>21343</text:p>
          </table:table-cell>
          <table:table-cell table:number-columns-repeated="2"/>
          <table:table-cell office:value-type="float" office:value="105894" calcext:value-type="float">
            <text:p>105894</text:p>
          </table:table-cell>
          <table:table-cell table:number-columns-repeated="2"/>
          <table:table-cell office:value-type="float" office:value="148311" calcext:value-type="float">
            <text:p>148311</text:p>
          </table:table-cell>
          <table:table-cell table:number-columns-repeated="2"/>
          <table:table-cell office:value-type="float" office:value="134333" calcext:value-type="float">
            <text:p>134333</text:p>
          </table:table-cell>
          <table:table-cell table:number-columns-repeated="2"/>
          <table:table-cell office:value-type="float" office:value="134829" calcext:value-type="float">
            <text:p>134829</text:p>
          </table:table-cell>
          <table:table-cell table:number-columns-repeated="3"/>
          <table:table-cell office:value-type="float" office:value="78774" calcext:value-type="float">
            <text:p>78774</text:p>
          </table:table-cell>
          <table:table-cell table:number-columns-repeated="3"/>
          <table:table-cell office:value-type="float" office:value="94611" calcext:value-type="float">
            <text:p>94611</text:p>
          </table:table-cell>
          <table:table-cell table:number-columns-repeated="3"/>
          <table:table-cell office:value-type="float" office:value="197332" calcext:value-type="float">
            <text:p>197332</text:p>
          </table:table-cell>
          <table:table-cell table:number-columns-repeated="3"/>
          <table:table-cell office:value-type="float" office:value="101458" calcext:value-type="float">
            <text:p>101458</text:p>
          </table:table-cell>
          <table:table-cell/>
          <table:table-cell office:value-type="float" office:value="1370449" calcext:value-type="float">
            <text:p>1370449</text:p>
          </table:table-cell>
          <table:table-cell/>
          <table:table-cell office:value-type="float" office:value="1847041" calcext:value-type="float">
            <text:p>1847041</text:p>
          </table:table-cell>
          <table:table-cell/>
          <table:table-cell office:value-type="float" office:value="3043995" calcext:value-type="float">
            <text:p>3043995</text:p>
          </table:table-cell>
          <table:table-cell/>
          <table:table-cell office:value-type="float" office:value="3683453" calcext:value-type="float">
            <text:p>3683453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9056" calcext:value-type="float">
            <text:p>259056</text:p>
          </table:table-cell>
          <table:table-cell table:number-columns-repeated="2"/>
          <table:table-cell office:value-type="float" office:value="247606" calcext:value-type="float">
            <text:p>247606</text:p>
          </table:table-cell>
          <table:table-cell table:number-columns-repeated="2"/>
          <table:table-cell office:value-type="float" office:value="177223" calcext:value-type="float">
            <text:p>177223</text:p>
          </table:table-cell>
          <table:table-cell table:number-columns-repeated="2"/>
          <table:table-cell office:value-type="float" office:value="191016" calcext:value-type="float">
            <text:p>191016</text:p>
          </table:table-cell>
          <table:table-cell table:number-columns-repeated="2"/>
          <table:table-cell office:value-type="float" office:value="189237" calcext:value-type="float">
            <text:p>189237</text:p>
          </table:table-cell>
          <table:table-cell table:number-columns-repeated="2"/>
          <table:table-cell office:value-type="float" office:value="221875" calcext:value-type="float">
            <text:p>221875</text:p>
          </table:table-cell>
          <table:table-cell table:number-columns-repeated="2"/>
          <table:table-cell office:value-type="float" office:value="164810" calcext:value-type="float">
            <text:p>164810</text:p>
          </table:table-cell>
          <table:table-cell table:number-columns-repeated="3"/>
          <table:table-cell office:value-type="float" office:value="274413" calcext:value-type="float">
            <text:p>274413</text:p>
          </table:table-cell>
          <table:table-cell table:number-columns-repeated="3"/>
          <table:table-cell office:value-type="float" office:value="179485" calcext:value-type="float">
            <text:p>179485</text:p>
          </table:table-cell>
          <table:table-cell/>
          <table:table-cell office:value-type="float" office:value="1572481" calcext:value-type="float">
            <text:p>1572481</text:p>
          </table:table-cell>
          <table:table-cell/>
          <table:table-cell office:value-type="float" office:value="2186165" calcext:value-type="float">
            <text:p>2186165</text:p>
          </table:table-cell>
          <table:table-cell/>
          <table:table-cell office:value-type="float" office:value="3363994" calcext:value-type="float">
            <text:p>3363994</text:p>
          </table:table-cell>
          <table:table-cell/>
          <table:table-cell office:value-type="float" office:value="4203612" calcext:value-type="float">
            <text:p>4203612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89527" calcext:value-type="float">
            <text:p>289527</text:p>
          </table:table-cell>
          <table:table-cell table:number-columns-repeated="2"/>
          <table:table-cell office:value-type="float" office:value="268822" calcext:value-type="float">
            <text:p>268822</text:p>
          </table:table-cell>
          <table:table-cell table:number-columns-repeated="2"/>
          <table:table-cell office:value-type="float" office:value="206868" calcext:value-type="float">
            <text:p>206868</text:p>
          </table:table-cell>
          <table:table-cell table:number-columns-repeated="2"/>
          <table:table-cell office:value-type="float" office:value="204244" calcext:value-type="float">
            <text:p>204244</text:p>
          </table:table-cell>
          <table:table-cell table:number-columns-repeated="2"/>
          <table:table-cell office:value-type="float" office:value="205523" calcext:value-type="float">
            <text:p>205523</text:p>
          </table:table-cell>
          <table:table-cell table:number-columns-repeated="2"/>
          <table:table-cell office:value-type="float" office:value="244204" calcext:value-type="float">
            <text:p>244204</text:p>
          </table:table-cell>
          <table:table-cell table:number-columns-repeated="2"/>
          <table:table-cell office:value-type="float" office:value="186656" calcext:value-type="float">
            <text:p>186656</text:p>
          </table:table-cell>
          <table:table-cell table:number-columns-repeated="3"/>
          <table:table-cell office:value-type="float" office:value="308433" calcext:value-type="float">
            <text:p>308433</text:p>
          </table:table-cell>
          <table:table-cell table:number-columns-repeated="3"/>
          <table:table-cell office:value-type="float" office:value="196334" calcext:value-type="float">
            <text:p>196334</text:p>
          </table:table-cell>
          <table:table-cell/>
          <table:table-cell office:value-type="float" office:value="1710086" calcext:value-type="float">
            <text:p>1710086</text:p>
          </table:table-cell>
          <table:table-cell/>
          <table:table-cell office:value-type="float" office:value="2224152" calcext:value-type="float">
            <text:p>2224152</text:p>
          </table:table-cell>
          <table:table-cell/>
          <table:table-cell office:value-type="float" office:value="1399671" calcext:value-type="float">
            <text:p>1399671</text:p>
          </table:table-cell>
          <table:table-cell/>
          <table:table-cell office:value-type="float" office:value="4076433" calcext:value-type="float">
            <text:p>4076433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452" calcext:value-type="float">
            <text:p>21452</text:p>
          </table:table-cell>
          <table:table-cell table:number-columns-repeated="3"/>
          <table:table-cell office:value-type="float" office:value="24253" calcext:value-type="float">
            <text:p>24253</text:p>
          </table:table-cell>
          <table:table-cell table:number-columns-repeated="3"/>
          <table:table-cell office:value-type="float" office:value="16672" calcext:value-type="float">
            <text:p>16672</text:p>
          </table:table-cell>
          <table:table-cell table:number-columns-repeated="3"/>
          <table:table-cell office:value-type="float" office:value="16585" calcext:value-type="float">
            <text:p>16585</text:p>
          </table:table-cell>
          <table:table-cell table:number-columns-repeated="3"/>
          <table:table-cell office:value-type="float" office:value="16049" calcext:value-type="float">
            <text:p>16049</text:p>
          </table:table-cell>
          <table:table-cell table:number-columns-repeated="3"/>
          <table:table-cell office:value-type="float" office:value="23287" calcext:value-type="float">
            <text:p>23287</text:p>
          </table:table-cell>
          <table:table-cell table:number-columns-repeated="3"/>
          <table:table-cell office:value-type="float" office:value="17451" calcext:value-type="float">
            <text:p>17451</text:p>
          </table:table-cell>
          <table:table-cell table:number-columns-repeated="4"/>
          <table:table-cell office:value-type="float" office:value="12824" calcext:value-type="float">
            <text:p>12824</text:p>
          </table:table-cell>
          <table:table-cell table:number-columns-repeated="4"/>
          <table:table-cell office:value-type="float" office:value="17962" calcext:value-type="float">
            <text:p>17962</text:p>
          </table:table-cell>
          <table:table-cell table:number-columns-repeated="2"/>
          <table:table-cell office:value-type="float" office:value="620305" calcext:value-type="float">
            <text:p>620305</text:p>
          </table:table-cell>
          <table:table-cell table:number-columns-repeated="2"/>
          <table:table-cell office:value-type="float" office:value="695652" calcext:value-type="float">
            <text:p>695652</text:p>
          </table:table-cell>
          <table:table-cell table:number-columns-repeated="2"/>
          <table:table-cell office:value-type="float" office:value="788056" calcext:value-type="float">
            <text:p>788056</text:p>
          </table:table-cell>
          <table:table-cell table:number-columns-repeated="2"/>
          <table:table-cell office:value-type="float" office:value="781798" calcext:value-type="float">
            <text:p>78179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3759" calcext:value-type="float">
            <text:p>33759</text:p>
          </table:table-cell>
          <table:table-cell table:number-columns-repeated="3"/>
          <table:table-cell office:value-type="float" office:value="41823" calcext:value-type="float">
            <text:p>41823</text:p>
          </table:table-cell>
          <table:table-cell table:number-columns-repeated="3"/>
          <table:table-cell office:value-type="float" office:value="29085" calcext:value-type="float">
            <text:p>29085</text:p>
          </table:table-cell>
          <table:table-cell table:number-columns-repeated="3"/>
          <table:table-cell office:value-type="float" office:value="29780" calcext:value-type="float">
            <text:p>29780</text:p>
          </table:table-cell>
          <table:table-cell table:number-columns-repeated="3"/>
          <table:table-cell office:value-type="float" office:value="29380" calcext:value-type="float">
            <text:p>29380</text:p>
          </table:table-cell>
          <table:table-cell table:number-columns-repeated="3"/>
          <table:table-cell office:value-type="float" office:value="46024" calcext:value-type="float">
            <text:p>46024</text:p>
          </table:table-cell>
          <table:table-cell table:number-columns-repeated="3"/>
          <table:table-cell office:value-type="float" office:value="33495" calcext:value-type="float">
            <text:p>33495</text:p>
          </table:table-cell>
          <table:table-cell table:number-columns-repeated="4"/>
          <table:table-cell office:value-type="float" office:value="42614" calcext:value-type="float">
            <text:p>42614</text:p>
          </table:table-cell>
          <table:table-cell table:number-columns-repeated="4"/>
          <table:table-cell office:value-type="float" office:value="32185" calcext:value-type="float">
            <text:p>32185</text:p>
          </table:table-cell>
          <table:table-cell table:number-columns-repeated="2"/>
          <table:table-cell office:value-type="float" office:value="972829" calcext:value-type="float">
            <text:p>972829</text:p>
          </table:table-cell>
          <table:table-cell/>
          <table:table-cell office:value-type="float" office:value="1108465" calcext:value-type="float">
            <text:p>1108465</text:p>
          </table:table-cell>
          <table:table-cell/>
          <table:table-cell office:value-type="float" office:value="1371183" calcext:value-type="float">
            <text:p>1371183</text:p>
          </table:table-cell>
          <table:table-cell/>
          <table:table-cell office:value-type="float" office:value="1429369" calcext:value-type="float">
            <text:p>142936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2616" calcext:value-type="float">
            <text:p>72616</text:p>
          </table:table-cell>
          <table:table-cell table:number-columns-repeated="3"/>
          <table:table-cell office:value-type="float" office:value="79917" calcext:value-type="float">
            <text:p>79917</text:p>
          </table:table-cell>
          <table:table-cell table:number-columns-repeated="3"/>
          <table:table-cell office:value-type="float" office:value="69003" calcext:value-type="float">
            <text:p>69003</text:p>
          </table:table-cell>
          <table:table-cell table:number-columns-repeated="3"/>
          <table:table-cell office:value-type="float" office:value="63751" calcext:value-type="float">
            <text:p>63751</text:p>
          </table:table-cell>
          <table:table-cell table:number-columns-repeated="3"/>
          <table:table-cell office:value-type="float" office:value="51906" calcext:value-type="float">
            <text:p>51906</text:p>
          </table:table-cell>
          <table:table-cell table:number-columns-repeated="3"/>
          <table:table-cell office:value-type="float" office:value="52605" calcext:value-type="float">
            <text:p>52605</text:p>
          </table:table-cell>
          <table:table-cell table:number-columns-repeated="3"/>
          <table:table-cell office:value-type="float" office:value="54759" calcext:value-type="float">
            <text:p>54759</text:p>
          </table:table-cell>
          <table:table-cell table:number-columns-repeated="4"/>
          <table:table-cell office:value-type="float" office:value="74533" calcext:value-type="float">
            <text:p>74533</text:p>
          </table:table-cell>
          <table:table-cell table:number-columns-repeated="4"/>
          <table:table-cell office:value-type="float" office:value="53168" calcext:value-type="float">
            <text:p>53168</text:p>
          </table:table-cell>
          <table:table-cell/>
          <table:table-cell office:value-type="float" office:value="1367521" calcext:value-type="float">
            <text:p>1367521</text:p>
          </table:table-cell>
          <table:table-cell/>
          <table:table-cell office:value-type="float" office:value="1648953" calcext:value-type="float">
            <text:p>1648953</text:p>
          </table:table-cell>
          <table:table-cell/>
          <table:table-cell office:value-type="float" office:value="2156697" calcext:value-type="float">
            <text:p>2156697</text:p>
          </table:table-cell>
          <table:table-cell/>
          <table:table-cell office:value-type="float" office:value="2305267" calcext:value-type="float">
            <text:p>2305267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2752" calcext:value-type="float">
            <text:p>122752</text:p>
          </table:table-cell>
          <table:table-cell table:number-columns-repeated="2"/>
          <table:table-cell office:value-type="float" office:value="131771" calcext:value-type="float">
            <text:p>131771</text:p>
          </table:table-cell>
          <table:table-cell table:number-columns-repeated="3"/>
          <table:table-cell office:value-type="float" office:value="84128" calcext:value-type="float">
            <text:p>84128</text:p>
          </table:table-cell>
          <table:table-cell table:number-columns-repeated="3"/>
          <table:table-cell office:value-type="float" office:value="89535" calcext:value-type="float">
            <text:p>89535</text:p>
          </table:table-cell>
          <table:table-cell table:number-columns-repeated="3"/>
          <table:table-cell office:value-type="float" office:value="80482" calcext:value-type="float">
            <text:p>80482</text:p>
          </table:table-cell>
          <table:table-cell table:number-columns-repeated="2"/>
          <table:table-cell office:value-type="float" office:value="121100" calcext:value-type="float">
            <text:p>121100</text:p>
          </table:table-cell>
          <table:table-cell table:number-columns-repeated="3"/>
          <table:table-cell office:value-type="float" office:value="95563" calcext:value-type="float">
            <text:p>95563</text:p>
          </table:table-cell>
          <table:table-cell table:number-columns-repeated="3"/>
          <table:table-cell office:value-type="float" office:value="119855" calcext:value-type="float">
            <text:p>119855</text:p>
          </table:table-cell>
          <table:table-cell table:number-columns-repeated="3"/>
          <table:table-cell office:value-type="float" office:value="119645" calcext:value-type="float">
            <text:p>119645</text:p>
          </table:table-cell>
          <table:table-cell/>
          <table:table-cell office:value-type="float" office:value="1583668" calcext:value-type="float">
            <text:p>1583668</text:p>
          </table:table-cell>
          <table:table-cell/>
          <table:table-cell office:value-type="float" office:value="2182438" calcext:value-type="float">
            <text:p>2182438</text:p>
          </table:table-cell>
          <table:table-cell/>
          <table:table-cell office:value-type="float" office:value="3011764" calcext:value-type="float">
            <text:p>3011764</text:p>
          </table:table-cell>
          <table:table-cell/>
          <table:table-cell office:value-type="float" office:value="3307493" calcext:value-type="float">
            <text:p>3307493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9984" calcext:value-type="float">
            <text:p>199984</text:p>
          </table:table-cell>
          <table:table-cell table:number-columns-repeated="2"/>
          <table:table-cell office:value-type="float" office:value="201654" calcext:value-type="float">
            <text:p>201654</text:p>
          </table:table-cell>
          <table:table-cell table:number-columns-repeated="2"/>
          <table:table-cell office:value-type="float" office:value="122546" calcext:value-type="float">
            <text:p>122546</text:p>
          </table:table-cell>
          <table:table-cell table:number-columns-repeated="2"/>
          <table:table-cell office:value-type="float" office:value="129485" calcext:value-type="float">
            <text:p>129485</text:p>
          </table:table-cell>
          <table:table-cell table:number-columns-repeated="2"/>
          <table:table-cell office:value-type="float" office:value="127687" calcext:value-type="float">
            <text:p>127687</text:p>
          </table:table-cell>
          <table:table-cell table:number-columns-repeated="2"/>
          <table:table-cell office:value-type="float" office:value="194773" calcext:value-type="float">
            <text:p>194773</text:p>
          </table:table-cell>
          <table:table-cell table:number-columns-repeated="2"/>
          <table:table-cell office:value-type="float" office:value="122452" calcext:value-type="float">
            <text:p>122452</text:p>
          </table:table-cell>
          <table:table-cell table:number-columns-repeated="3"/>
          <table:table-cell office:value-type="float" office:value="213573" calcext:value-type="float">
            <text:p>213573</text:p>
          </table:table-cell>
          <table:table-cell table:number-columns-repeated="3"/>
          <table:table-cell office:value-type="float" office:value="166791" calcext:value-type="float">
            <text:p>166791</text:p>
          </table:table-cell>
          <table:table-cell/>
          <table:table-cell office:value-type="float" office:value="1918321" calcext:value-type="float">
            <text:p>1918321</text:p>
          </table:table-cell>
          <table:table-cell/>
          <table:table-cell office:value-type="float" office:value="2298025" calcext:value-type="float">
            <text:p>2298025</text:p>
          </table:table-cell>
          <table:table-cell/>
          <table:table-cell office:value-type="float" office:value="3644128" calcext:value-type="float">
            <text:p>3644128</text:p>
          </table:table-cell>
          <table:table-cell/>
          <table:table-cell office:value-type="float" office:value="4169381" calcext:value-type="float">
            <text:p>416938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71762" calcext:value-type="float">
            <text:p>271762</text:p>
          </table:table-cell>
          <table:table-cell table:number-columns-repeated="2"/>
          <table:table-cell office:value-type="float" office:value="305143" calcext:value-type="float">
            <text:p>305143</text:p>
          </table:table-cell>
          <table:table-cell table:number-columns-repeated="2"/>
          <table:table-cell office:value-type="float" office:value="174125" calcext:value-type="float">
            <text:p>174125</text:p>
          </table:table-cell>
          <table:table-cell table:number-columns-repeated="2"/>
          <table:table-cell office:value-type="float" office:value="171714" calcext:value-type="float">
            <text:p>171714</text:p>
          </table:table-cell>
          <table:table-cell table:number-columns-repeated="2"/>
          <table:table-cell office:value-type="float" office:value="153468" calcext:value-type="float">
            <text:p>153468</text:p>
          </table:table-cell>
          <table:table-cell table:number-columns-repeated="2"/>
          <table:table-cell office:value-type="float" office:value="253829" calcext:value-type="float">
            <text:p>253829</text:p>
          </table:table-cell>
          <table:table-cell table:number-columns-repeated="2"/>
          <table:table-cell office:value-type="float" office:value="161458" calcext:value-type="float">
            <text:p>161458</text:p>
          </table:table-cell>
          <table:table-cell table:number-columns-repeated="3"/>
          <table:table-cell office:value-type="float" office:value="274781" calcext:value-type="float">
            <text:p>274781</text:p>
          </table:table-cell>
          <table:table-cell table:number-columns-repeated="3"/>
          <table:table-cell office:value-type="float" office:value="193295" calcext:value-type="float">
            <text:p>193295</text:p>
          </table:table-cell>
          <table:table-cell/>
          <table:table-cell office:value-type="float" office:value="2021318" calcext:value-type="float">
            <text:p>2021318</text:p>
          </table:table-cell>
          <table:table-cell/>
          <table:table-cell office:value-type="float" office:value="2631038" calcext:value-type="float">
            <text:p>2631038</text:p>
          </table:table-cell>
          <table:table-cell/>
          <table:table-cell office:value-type="float" office:value="3497267" calcext:value-type="float">
            <text:p>3497267</text:p>
          </table:table-cell>
          <table:table-cell/>
          <table:table-cell office:value-type="float" office:value="3570432" calcext:value-type="float">
            <text:p>3570432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16068" calcext:value-type="float">
            <text:p>316068</text:p>
          </table:table-cell>
          <table:table-cell table:number-columns-repeated="2"/>
          <table:table-cell office:value-type="float" office:value="115734" calcext:value-type="float">
            <text:p>115734</text:p>
          </table:table-cell>
          <table:table-cell table:number-columns-repeated="2"/>
          <table:table-cell office:value-type="float" office:value="239902" calcext:value-type="float">
            <text:p>239902</text:p>
          </table:table-cell>
          <table:table-cell table:number-columns-repeated="2"/>
          <table:table-cell office:value-type="float" office:value="256744" calcext:value-type="float">
            <text:p>256744</text:p>
          </table:table-cell>
          <table:table-cell table:number-columns-repeated="2"/>
          <table:table-cell office:value-type="float" office:value="255999" calcext:value-type="float">
            <text:p>255999</text:p>
          </table:table-cell>
          <table:table-cell table:number-columns-repeated="2"/>
          <table:table-cell office:value-type="float" office:value="345805" calcext:value-type="float">
            <text:p>345805</text:p>
          </table:table-cell>
          <table:table-cell table:number-columns-repeated="2"/>
          <table:table-cell office:value-type="float" office:value="199190" calcext:value-type="float">
            <text:p>199190</text:p>
          </table:table-cell>
          <table:table-cell table:number-columns-repeated="3"/>
          <table:table-cell office:value-type="float" office:value="392909" calcext:value-type="float">
            <text:p>392909</text:p>
          </table:table-cell>
          <table:table-cell table:number-columns-repeated="3"/>
          <table:table-cell office:value-type="float" office:value="202692" calcext:value-type="float">
            <text:p>202692</text:p>
          </table:table-cell>
          <table:table-cell/>
          <table:table-cell office:value-type="float" office:value="2077079" calcext:value-type="float">
            <text:p>2077079</text:p>
          </table:table-cell>
          <table:table-cell/>
          <table:table-cell office:value-type="float" office:value="2579345" calcext:value-type="float">
            <text:p>2579345</text:p>
          </table:table-cell>
          <table:table-cell/>
          <table:table-cell office:value-type="float" office:value="2196482" calcext:value-type="float">
            <text:p>2196482</text:p>
          </table:table-cell>
          <table:table-cell/>
          <table:table-cell office:value-type="float" office:value="4448305" calcext:value-type="float">
            <text:p>4448305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27081" calcext:value-type="float">
            <text:p>127081</text:p>
          </table:table-cell>
          <table:table-cell table:number-columns-repeated="2"/>
          <table:table-cell office:value-type="float" office:value="409174" calcext:value-type="float">
            <text:p>409174</text:p>
          </table:table-cell>
          <table:table-cell table:number-columns-repeated="2"/>
          <table:table-cell office:value-type="float" office:value="213182" calcext:value-type="float">
            <text:p>213182</text:p>
          </table:table-cell>
          <table:table-cell table:number-columns-repeated="2"/>
          <table:table-cell office:value-type="float" office:value="229000" calcext:value-type="float">
            <text:p>229000</text:p>
          </table:table-cell>
          <table:table-cell table:number-columns-repeated="2"/>
          <table:table-cell office:value-type="float" office:value="221520" calcext:value-type="float">
            <text:p>221520</text:p>
          </table:table-cell>
          <table:table-cell table:number-columns-repeated="2"/>
          <table:table-cell office:value-type="float" office:value="363558" calcext:value-type="float">
            <text:p>363558</text:p>
          </table:table-cell>
          <table:table-cell table:number-columns-repeated="2"/>
          <table:table-cell office:value-type="float" office:value="235240" calcext:value-type="float">
            <text:p>235240</text:p>
          </table:table-cell>
          <table:table-cell table:number-columns-repeated="3"/>
          <table:table-cell office:value-type="float" office:value="449201" calcext:value-type="float">
            <text:p>449201</text:p>
          </table:table-cell>
          <table:table-cell table:number-columns-repeated="3"/>
          <table:table-cell office:value-type="float" office:value="239734" calcext:value-type="float">
            <text:p>239734</text:p>
          </table:table-cell>
          <table:table-cell/>
          <table:table-cell office:value-type="float" office:value="2089795" calcext:value-type="float">
            <text:p>2089795</text:p>
          </table:table-cell>
          <table:table-cell/>
          <table:table-cell office:value-type="float" office:value="2620266" calcext:value-type="float">
            <text:p>2620266</text:p>
          </table:table-cell>
          <table:table-cell/>
          <table:table-cell office:value-type="float" office:value="1509879" calcext:value-type="float">
            <text:p>1509879</text:p>
          </table:table-cell>
          <table:table-cell/>
          <table:table-cell office:value-type="float" office:value="4518976" calcext:value-type="float">
            <text:p>4518976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089" calcext:value-type="float">
            <text:p>15089</text:p>
          </table:table-cell>
          <table:table-cell table:number-columns-repeated="3"/>
          <table:table-cell office:value-type="float" office:value="16123" calcext:value-type="float">
            <text:p>16123</text:p>
          </table:table-cell>
          <table:table-cell table:number-columns-repeated="3"/>
          <table:table-cell office:value-type="float" office:value="16525" calcext:value-type="float">
            <text:p>16525</text:p>
          </table:table-cell>
          <table:table-cell table:number-columns-repeated="3"/>
          <table:table-cell office:value-type="float" office:value="16550" calcext:value-type="float">
            <text:p>16550</text:p>
          </table:table-cell>
          <table:table-cell table:number-columns-repeated="3"/>
          <table:table-cell office:value-type="float" office:value="16238" calcext:value-type="float">
            <text:p>16238</text:p>
          </table:table-cell>
          <table:table-cell table:number-columns-repeated="3"/>
          <table:table-cell office:value-type="float" office:value="20735" calcext:value-type="float">
            <text:p>20735</text:p>
          </table:table-cell>
          <table:table-cell table:number-columns-repeated="3"/>
          <table:table-cell office:value-type="float" office:value="16797" calcext:value-type="float">
            <text:p>16797</text:p>
          </table:table-cell>
          <table:table-cell table:number-columns-repeated="4"/>
          <table:table-cell office:value-type="float" office:value="22563" calcext:value-type="float">
            <text:p>22563</text:p>
          </table:table-cell>
          <table:table-cell table:number-columns-repeated="4"/>
          <table:table-cell office:value-type="float" office:value="17563" calcext:value-type="float">
            <text:p>17563</text:p>
          </table:table-cell>
          <table:table-cell table:number-columns-repeated="2"/>
          <table:table-cell office:value-type="float" office:value="646342" calcext:value-type="float">
            <text:p>646342</text:p>
          </table:table-cell>
          <table:table-cell table:number-columns-repeated="2"/>
          <table:table-cell office:value-type="float" office:value="712397" calcext:value-type="float">
            <text:p>712397</text:p>
          </table:table-cell>
          <table:table-cell table:number-columns-repeated="2"/>
          <table:table-cell office:value-type="float" office:value="807889" calcext:value-type="float">
            <text:p>807889</text:p>
          </table:table-cell>
          <table:table-cell table:number-columns-repeated="2"/>
          <table:table-cell office:value-type="float" office:value="816782" calcext:value-type="float">
            <text:p>81678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9923" calcext:value-type="float">
            <text:p>39923</text:p>
          </table:table-cell>
          <table:table-cell table:number-columns-repeated="3"/>
          <table:table-cell office:value-type="float" office:value="48924" calcext:value-type="float">
            <text:p>48924</text:p>
          </table:table-cell>
          <table:table-cell table:number-columns-repeated="3"/>
          <table:table-cell office:value-type="float" office:value="34497" calcext:value-type="float">
            <text:p>34497</text:p>
          </table:table-cell>
          <table:table-cell table:number-columns-repeated="3"/>
          <table:table-cell office:value-type="float" office:value="35170" calcext:value-type="float">
            <text:p>35170</text:p>
          </table:table-cell>
          <table:table-cell table:number-columns-repeated="3"/>
          <table:table-cell office:value-type="float" office:value="33674" calcext:value-type="float">
            <text:p>33674</text:p>
          </table:table-cell>
          <table:table-cell table:number-columns-repeated="3"/>
          <table:table-cell office:value-type="float" office:value="45865" calcext:value-type="float">
            <text:p>45865</text:p>
          </table:table-cell>
          <table:table-cell table:number-columns-repeated="3"/>
          <table:table-cell office:value-type="float" office:value="31655" calcext:value-type="float">
            <text:p>31655</text:p>
          </table:table-cell>
          <table:table-cell table:number-columns-repeated="4"/>
          <table:table-cell office:value-type="float" office:value="42353" calcext:value-type="float">
            <text:p>42353</text:p>
          </table:table-cell>
          <table:table-cell table:number-columns-repeated="4"/>
          <table:table-cell office:value-type="float" office:value="28143" calcext:value-type="float">
            <text:p>28143</text:p>
          </table:table-cell>
          <table:table-cell/>
          <table:table-cell office:value-type="float" office:value="1036752" calcext:value-type="float">
            <text:p>1036752</text:p>
          </table:table-cell>
          <table:table-cell/>
          <table:table-cell office:value-type="float" office:value="1067111" calcext:value-type="float">
            <text:p>1067111</text:p>
          </table:table-cell>
          <table:table-cell/>
          <table:table-cell office:value-type="float" office:value="1358090" calcext:value-type="float">
            <text:p>1358090</text:p>
          </table:table-cell>
          <table:table-cell/>
          <table:table-cell office:value-type="float" office:value="1459729" calcext:value-type="float">
            <text:p>145972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3185" calcext:value-type="float">
            <text:p>73185</text:p>
          </table:table-cell>
          <table:table-cell table:number-columns-repeated="3"/>
          <table:table-cell office:value-type="float" office:value="79323" calcext:value-type="float">
            <text:p>79323</text:p>
          </table:table-cell>
          <table:table-cell table:number-columns-repeated="3"/>
          <table:table-cell office:value-type="float" office:value="52071" calcext:value-type="float">
            <text:p>52071</text:p>
          </table:table-cell>
          <table:table-cell table:number-columns-repeated="3"/>
          <table:table-cell office:value-type="float" office:value="55351" calcext:value-type="float">
            <text:p>55351</text:p>
          </table:table-cell>
          <table:table-cell table:number-columns-repeated="3"/>
          <table:table-cell office:value-type="float" office:value="54595" calcext:value-type="float">
            <text:p>54595</text:p>
          </table:table-cell>
          <table:table-cell table:number-columns-repeated="3"/>
          <table:table-cell office:value-type="float" office:value="79422" calcext:value-type="float">
            <text:p>79422</text:p>
          </table:table-cell>
          <table:table-cell table:number-columns-repeated="3"/>
          <table:table-cell office:value-type="float" office:value="60329" calcext:value-type="float">
            <text:p>60329</text:p>
          </table:table-cell>
          <table:table-cell table:number-columns-repeated="4"/>
          <table:table-cell office:value-type="float" office:value="74924" calcext:value-type="float">
            <text:p>74924</text:p>
          </table:table-cell>
          <table:table-cell table:number-columns-repeated="4"/>
          <table:table-cell office:value-type="float" office:value="57692" calcext:value-type="float">
            <text:p>57692</text:p>
          </table:table-cell>
          <table:table-cell/>
          <table:table-cell office:value-type="float" office:value="1378011" calcext:value-type="float">
            <text:p>1378011</text:p>
          </table:table-cell>
          <table:table-cell/>
          <table:table-cell office:value-type="float" office:value="1714668" calcext:value-type="float">
            <text:p>1714668</text:p>
          </table:table-cell>
          <table:table-cell/>
          <table:table-cell office:value-type="float" office:value="2180114" calcext:value-type="float">
            <text:p>2180114</text:p>
          </table:table-cell>
          <table:table-cell/>
          <table:table-cell office:value-type="float" office:value="2188969" calcext:value-type="float">
            <text:p>218896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7055" calcext:value-type="float">
            <text:p>137055</text:p>
          </table:table-cell>
          <table:table-cell table:number-columns-repeated="2"/>
          <table:table-cell office:value-type="float" office:value="151856" calcext:value-type="float">
            <text:p>151856</text:p>
          </table:table-cell>
          <table:table-cell table:number-columns-repeated="2"/>
          <table:table-cell office:value-type="float" office:value="101799" calcext:value-type="float">
            <text:p>101799</text:p>
          </table:table-cell>
          <table:table-cell table:number-columns-repeated="3"/>
          <table:table-cell office:value-type="float" office:value="95863" calcext:value-type="float">
            <text:p>95863</text:p>
          </table:table-cell>
          <table:table-cell table:number-columns-repeated="2"/>
          <table:table-cell office:value-type="float" office:value="100822" calcext:value-type="float">
            <text:p>100822</text:p>
          </table:table-cell>
          <table:table-cell table:number-columns-repeated="2"/>
          <table:table-cell office:value-type="float" office:value="143477" calcext:value-type="float">
            <text:p>143477</text:p>
          </table:table-cell>
          <table:table-cell table:number-columns-repeated="2"/>
          <table:table-cell office:value-type="float" office:value="100280" calcext:value-type="float">
            <text:p>100280</text:p>
          </table:table-cell>
          <table:table-cell table:number-columns-repeated="3"/>
          <table:table-cell office:value-type="float" office:value="148954" calcext:value-type="float">
            <text:p>148954</text:p>
          </table:table-cell>
          <table:table-cell table:number-columns-repeated="4"/>
          <table:table-cell office:value-type="float" office:value="96122" calcext:value-type="float">
            <text:p>96122</text:p>
          </table:table-cell>
          <table:table-cell/>
          <table:table-cell office:value-type="float" office:value="1912588" calcext:value-type="float">
            <text:p>1912588</text:p>
          </table:table-cell>
          <table:table-cell/>
          <table:table-cell office:value-type="float" office:value="2342713" calcext:value-type="float">
            <text:p>2342713</text:p>
          </table:table-cell>
          <table:table-cell/>
          <table:table-cell office:value-type="float" office:value="3093655" calcext:value-type="float">
            <text:p>3093655</text:p>
          </table:table-cell>
          <table:table-cell/>
          <table:table-cell office:value-type="float" office:value="3261146" calcext:value-type="float">
            <text:p>3261146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3376" calcext:value-type="float">
            <text:p>203376</text:p>
          </table:table-cell>
          <table:table-cell table:number-columns-repeated="2"/>
          <table:table-cell office:value-type="float" office:value="213080" calcext:value-type="float">
            <text:p>213080</text:p>
          </table:table-cell>
          <table:table-cell table:number-columns-repeated="2"/>
          <table:table-cell office:value-type="float" office:value="182599" calcext:value-type="float">
            <text:p>182599</text:p>
          </table:table-cell>
          <table:table-cell table:number-columns-repeated="2"/>
          <table:table-cell office:value-type="float" office:value="199633" calcext:value-type="float">
            <text:p>199633</text:p>
          </table:table-cell>
          <table:table-cell table:number-columns-repeated="2"/>
          <table:table-cell office:value-type="float" office:value="176153" calcext:value-type="float">
            <text:p>176153</text:p>
          </table:table-cell>
          <table:table-cell table:number-columns-repeated="2"/>
          <table:table-cell office:value-type="float" office:value="220656" calcext:value-type="float">
            <text:p>220656</text:p>
          </table:table-cell>
          <table:table-cell table:number-columns-repeated="2"/>
          <table:table-cell office:value-type="float" office:value="137438" calcext:value-type="float">
            <text:p>137438</text:p>
          </table:table-cell>
          <table:table-cell table:number-columns-repeated="3"/>
          <table:table-cell office:value-type="float" office:value="210064" calcext:value-type="float">
            <text:p>210064</text:p>
          </table:table-cell>
          <table:table-cell table:number-columns-repeated="3"/>
          <table:table-cell office:value-type="float" office:value="166069" calcext:value-type="float">
            <text:p>166069</text:p>
          </table:table-cell>
          <table:table-cell/>
          <table:table-cell office:value-type="float" office:value="2106129" calcext:value-type="float">
            <text:p>2106129</text:p>
          </table:table-cell>
          <table:table-cell/>
          <table:table-cell office:value-type="float" office:value="2337365" calcext:value-type="float">
            <text:p>2337365</text:p>
          </table:table-cell>
          <table:table-cell/>
          <table:table-cell office:value-type="float" office:value="3822321" calcext:value-type="float">
            <text:p>3822321</text:p>
          </table:table-cell>
          <table:table-cell/>
          <table:table-cell office:value-type="float" office:value="4164294" calcext:value-type="float">
            <text:p>4164294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4561" calcext:value-type="float">
            <text:p>224561</text:p>
          </table:table-cell>
          <table:table-cell table:number-columns-repeated="2"/>
          <table:table-cell office:value-type="float" office:value="308378" calcext:value-type="float">
            <text:p>308378</text:p>
          </table:table-cell>
          <table:table-cell table:number-columns-repeated="2"/>
          <table:table-cell office:value-type="float" office:value="219756" calcext:value-type="float">
            <text:p>219756</text:p>
          </table:table-cell>
          <table:table-cell table:number-columns-repeated="2"/>
          <table:table-cell office:value-type="float" office:value="214805" calcext:value-type="float">
            <text:p>214805</text:p>
          </table:table-cell>
          <table:table-cell table:number-columns-repeated="2"/>
          <table:table-cell office:value-type="float" office:value="203923" calcext:value-type="float">
            <text:p>203923</text:p>
          </table:table-cell>
          <table:table-cell table:number-columns-repeated="2"/>
          <table:table-cell office:value-type="float" office:value="274840" calcext:value-type="float">
            <text:p>274840</text:p>
          </table:table-cell>
          <table:table-cell table:number-columns-repeated="2"/>
          <table:table-cell office:value-type="float" office:value="184152" calcext:value-type="float">
            <text:p>184152</text:p>
          </table:table-cell>
          <table:table-cell table:number-columns-repeated="3"/>
          <table:table-cell office:value-type="float" office:value="313101" calcext:value-type="float">
            <text:p>313101</text:p>
          </table:table-cell>
          <table:table-cell table:number-columns-repeated="3"/>
          <table:table-cell office:value-type="float" office:value="176069" calcext:value-type="float">
            <text:p>176069</text:p>
          </table:table-cell>
          <table:table-cell/>
          <table:table-cell office:value-type="float" office:value="2293906" calcext:value-type="float">
            <text:p>2293906</text:p>
          </table:table-cell>
          <table:table-cell/>
          <table:table-cell office:value-type="float" office:value="2841287" calcext:value-type="float">
            <text:p>2841287</text:p>
          </table:table-cell>
          <table:table-cell/>
          <table:table-cell office:value-type="float" office:value="3720930" calcext:value-type="float">
            <text:p>3720930</text:p>
          </table:table-cell>
          <table:table-cell/>
          <table:table-cell office:value-type="float" office:value="4549089" calcext:value-type="float">
            <text:p>454908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56087" calcext:value-type="float">
            <text:p>356087</text:p>
          </table:table-cell>
          <table:table-cell table:number-columns-repeated="2"/>
          <table:table-cell office:value-type="float" office:value="395626" calcext:value-type="float">
            <text:p>395626</text:p>
          </table:table-cell>
          <table:table-cell table:number-columns-repeated="2"/>
          <table:table-cell office:value-type="float" office:value="224050" calcext:value-type="float">
            <text:p>224050</text:p>
          </table:table-cell>
          <table:table-cell table:number-columns-repeated="2"/>
          <table:table-cell office:value-type="float" office:value="210496" calcext:value-type="float">
            <text:p>210496</text:p>
          </table:table-cell>
          <table:table-cell table:number-columns-repeated="2"/>
          <table:table-cell office:value-type="float" office:value="211046" calcext:value-type="float">
            <text:p>211046</text:p>
          </table:table-cell>
          <table:table-cell table:number-columns-repeated="2"/>
          <table:table-cell office:value-type="float" office:value="439749" calcext:value-type="float">
            <text:p>439749</text:p>
          </table:table-cell>
          <table:table-cell table:number-columns-repeated="2"/>
          <table:table-cell office:value-type="float" office:value="273496" calcext:value-type="float">
            <text:p>273496</text:p>
          </table:table-cell>
          <table:table-cell table:number-columns-repeated="3"/>
          <table:table-cell office:value-type="float" office:value="453880" calcext:value-type="float">
            <text:p>453880</text:p>
          </table:table-cell>
          <table:table-cell table:number-columns-repeated="3"/>
          <table:table-cell office:value-type="float" office:value="237476" calcext:value-type="float">
            <text:p>237476</text:p>
          </table:table-cell>
          <table:table-cell/>
          <table:table-cell office:value-type="float" office:value="2282657" calcext:value-type="float">
            <text:p>2282657</text:p>
          </table:table-cell>
          <table:table-cell/>
          <table:table-cell office:value-type="float" office:value="3199999" calcext:value-type="float">
            <text:p>3199999</text:p>
          </table:table-cell>
          <table:table-cell/>
          <table:table-cell office:value-type="float" office:value="3101150" calcext:value-type="float">
            <text:p>3101150</text:p>
          </table:table-cell>
          <table:table-cell/>
          <table:table-cell office:value-type="float" office:value="4796252" calcext:value-type="float">
            <text:p>479625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55313" calcext:value-type="float">
            <text:p>455313</text:p>
          </table:table-cell>
          <table:table-cell table:number-columns-repeated="2"/>
          <table:table-cell office:value-type="float" office:value="439786" calcext:value-type="float">
            <text:p>439786</text:p>
          </table:table-cell>
          <table:table-cell table:number-columns-repeated="2"/>
          <table:table-cell office:value-type="float" office:value="233709" calcext:value-type="float">
            <text:p>233709</text:p>
          </table:table-cell>
          <table:table-cell table:number-columns-repeated="2"/>
          <table:table-cell office:value-type="float" office:value="239107" calcext:value-type="float">
            <text:p>239107</text:p>
          </table:table-cell>
          <table:table-cell table:number-columns-repeated="2"/>
          <table:table-cell office:value-type="float" office:value="289945" calcext:value-type="float">
            <text:p>289945</text:p>
          </table:table-cell>
          <table:table-cell table:number-columns-repeated="2"/>
          <table:table-cell office:value-type="float" office:value="471389" calcext:value-type="float">
            <text:p>471389</text:p>
          </table:table-cell>
          <table:table-cell table:number-columns-repeated="2"/>
          <table:table-cell office:value-type="float" office:value="231083" calcext:value-type="float">
            <text:p>231083</text:p>
          </table:table-cell>
          <table:table-cell table:number-columns-repeated="3"/>
          <table:table-cell office:value-type="float" office:value="462198" calcext:value-type="float">
            <text:p>462198</text:p>
          </table:table-cell>
          <table:table-cell table:number-columns-repeated="3"/>
          <table:table-cell office:value-type="float" office:value="355543" calcext:value-type="float">
            <text:p>355543</text:p>
          </table:table-cell>
          <table:table-cell/>
          <table:table-cell office:value-type="float" office:value="2226570" calcext:value-type="float">
            <text:p>2226570</text:p>
          </table:table-cell>
          <table:table-cell/>
          <table:table-cell office:value-type="float" office:value="2962962" calcext:value-type="float">
            <text:p>2962962</text:p>
          </table:table-cell>
          <table:table-cell/>
          <table:table-cell office:value-type="float" office:value="2255009" calcext:value-type="float">
            <text:p>2255009</text:p>
          </table:table-cell>
          <table:table-cell/>
          <table:table-cell office:value-type="float" office:value="4708045" calcext:value-type="float">
            <text:p>470804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86651" calcext:value-type="float">
            <text:p>586651</text:p>
          </table:table-cell>
          <table:table-cell table:number-columns-repeated="2"/>
          <table:table-cell office:value-type="float" office:value="598375" calcext:value-type="float">
            <text:p>598375</text:p>
          </table:table-cell>
          <table:table-cell table:number-columns-repeated="2"/>
          <table:table-cell office:value-type="float" office:value="395153" calcext:value-type="float">
            <text:p>395153</text:p>
          </table:table-cell>
          <table:table-cell table:number-columns-repeated="2"/>
          <table:table-cell office:value-type="float" office:value="348074" calcext:value-type="float">
            <text:p>348074</text:p>
          </table:table-cell>
          <table:table-cell table:number-columns-repeated="2"/>
          <table:table-cell office:value-type="float" office:value="377038" calcext:value-type="float">
            <text:p>377038</text:p>
          </table:table-cell>
          <table:table-cell table:number-columns-repeated="2"/>
          <table:table-cell office:value-type="float" office:value="469251" calcext:value-type="float">
            <text:p>469251</text:p>
          </table:table-cell>
          <table:table-cell table:number-columns-repeated="2"/>
          <table:table-cell office:value-type="float" office:value="267635" calcext:value-type="float">
            <text:p>267635</text:p>
          </table:table-cell>
          <table:table-cell table:number-columns-repeated="3"/>
          <table:table-cell office:value-type="float" office:value="237829" calcext:value-type="float">
            <text:p>237829</text:p>
          </table:table-cell>
          <table:table-cell table:number-columns-repeated="3"/>
          <table:table-cell office:value-type="float" office:value="337185" calcext:value-type="float">
            <text:p>337185</text:p>
          </table:table-cell>
          <table:table-cell/>
          <table:table-cell office:value-type="float" office:value="2375318" calcext:value-type="float">
            <text:p>2375318</text:p>
          </table:table-cell>
          <table:table-cell/>
          <table:table-cell office:value-type="float" office:value="2532772" calcext:value-type="float">
            <text:p>2532772</text:p>
          </table:table-cell>
          <table:table-cell/>
          <table:table-cell office:value-type="float" office:value="1526763" calcext:value-type="float">
            <text:p>1526763</text:p>
          </table:table-cell>
          <table:table-cell/>
          <table:table-cell office:value-type="float" office:value="4581655" calcext:value-type="float">
            <text:p>458165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940" calcext:value-type="float">
            <text:p>22940</text:p>
          </table:table-cell>
          <table:table-cell table:number-columns-repeated="3"/>
          <table:table-cell office:value-type="float" office:value="17866" calcext:value-type="float">
            <text:p>17866</text:p>
          </table:table-cell>
          <table:table-cell table:number-columns-repeated="3"/>
          <table:table-cell office:value-type="float" office:value="17988" calcext:value-type="float">
            <text:p>17988</text:p>
          </table:table-cell>
          <table:table-cell table:number-columns-repeated="3"/>
          <table:table-cell office:value-type="float" office:value="18649" calcext:value-type="float">
            <text:p>18649</text:p>
          </table:table-cell>
          <table:table-cell table:number-columns-repeated="3"/>
          <table:table-cell office:value-type="float" office:value="17276" calcext:value-type="float">
            <text:p>17276</text:p>
          </table:table-cell>
          <table:table-cell table:number-columns-repeated="3"/>
          <table:table-cell office:value-type="float" office:value="24208" calcext:value-type="float">
            <text:p>24208</text:p>
          </table:table-cell>
          <table:table-cell table:number-columns-repeated="3"/>
          <table:table-cell office:value-type="float" office:value="16793" calcext:value-type="float">
            <text:p>16793</text:p>
          </table:table-cell>
          <table:table-cell table:number-columns-repeated="4"/>
          <table:table-cell office:value-type="float" office:value="22101" calcext:value-type="float">
            <text:p>22101</text:p>
          </table:table-cell>
          <table:table-cell table:number-columns-repeated="4"/>
          <table:table-cell office:value-type="float" office:value="14226" calcext:value-type="float">
            <text:p>14226</text:p>
          </table:table-cell>
          <table:table-cell table:number-columns-repeated="2"/>
          <table:table-cell office:value-type="float" office:value="682234" calcext:value-type="float">
            <text:p>682234</text:p>
          </table:table-cell>
          <table:table-cell table:number-columns-repeated="2"/>
          <table:table-cell office:value-type="float" office:value="665323" calcext:value-type="float">
            <text:p>665323</text:p>
          </table:table-cell>
          <table:table-cell table:number-columns-repeated="2"/>
          <table:table-cell office:value-type="float" office:value="833944" calcext:value-type="float">
            <text:p>833944</text:p>
          </table:table-cell>
          <table:table-cell table:number-columns-repeated="2"/>
          <table:table-cell office:value-type="float" office:value="786693" calcext:value-type="float">
            <text:p>786693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8041" calcext:value-type="float">
            <text:p>38041</text:p>
          </table:table-cell>
          <table:table-cell table:number-columns-repeated="3"/>
          <table:table-cell office:value-type="float" office:value="46658" calcext:value-type="float">
            <text:p>46658</text:p>
          </table:table-cell>
          <table:table-cell table:number-columns-repeated="3"/>
          <table:table-cell office:value-type="float" office:value="30410" calcext:value-type="float">
            <text:p>30410</text:p>
          </table:table-cell>
          <table:table-cell table:number-columns-repeated="3"/>
          <table:table-cell office:value-type="float" office:value="27418" calcext:value-type="float">
            <text:p>27418</text:p>
          </table:table-cell>
          <table:table-cell table:number-columns-repeated="3"/>
          <table:table-cell office:value-type="float" office:value="30175" calcext:value-type="float">
            <text:p>30175</text:p>
          </table:table-cell>
          <table:table-cell table:number-columns-repeated="3"/>
          <table:table-cell office:value-type="float" office:value="41181" calcext:value-type="float">
            <text:p>41181</text:p>
          </table:table-cell>
          <table:table-cell table:number-columns-repeated="3"/>
          <table:table-cell office:value-type="float" office:value="30377" calcext:value-type="float">
            <text:p>30377</text:p>
          </table:table-cell>
          <table:table-cell table:number-columns-repeated="4"/>
          <table:table-cell office:value-type="float" office:value="41004" calcext:value-type="float">
            <text:p>41004</text:p>
          </table:table-cell>
          <table:table-cell table:number-columns-repeated="4"/>
          <table:table-cell office:value-type="float" office:value="32464" calcext:value-type="float">
            <text:p>32464</text:p>
          </table:table-cell>
          <table:table-cell/>
          <table:table-cell office:value-type="float" office:value="1098417" calcext:value-type="float">
            <text:p>1098417</text:p>
          </table:table-cell>
          <table:table-cell/>
          <table:table-cell office:value-type="float" office:value="1171758" calcext:value-type="float">
            <text:p>1171758</text:p>
          </table:table-cell>
          <table:table-cell/>
          <table:table-cell office:value-type="float" office:value="1420348" calcext:value-type="float">
            <text:p>1420348</text:p>
          </table:table-cell>
          <table:table-cell/>
          <table:table-cell office:value-type="float" office:value="1468837" calcext:value-type="float">
            <text:p>146883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8012" calcext:value-type="float">
            <text:p>58012</text:p>
          </table:table-cell>
          <table:table-cell table:number-columns-repeated="3"/>
          <table:table-cell office:value-type="float" office:value="80807" calcext:value-type="float">
            <text:p>80807</text:p>
          </table:table-cell>
          <table:table-cell table:number-columns-repeated="3"/>
          <table:table-cell office:value-type="float" office:value="56564" calcext:value-type="float">
            <text:p>56564</text:p>
          </table:table-cell>
          <table:table-cell table:number-columns-repeated="3"/>
          <table:table-cell office:value-type="float" office:value="56367" calcext:value-type="float">
            <text:p>56367</text:p>
          </table:table-cell>
          <table:table-cell table:number-columns-repeated="3"/>
          <table:table-cell office:value-type="float" office:value="58293" calcext:value-type="float">
            <text:p>58293</text:p>
          </table:table-cell>
          <table:table-cell table:number-columns-repeated="3"/>
          <table:table-cell office:value-type="float" office:value="75123" calcext:value-type="float">
            <text:p>75123</text:p>
          </table:table-cell>
          <table:table-cell table:number-columns-repeated="3"/>
          <table:table-cell office:value-type="float" office:value="55928" calcext:value-type="float">
            <text:p>55928</text:p>
          </table:table-cell>
          <table:table-cell table:number-columns-repeated="4"/>
          <table:table-cell office:value-type="float" office:value="70245" calcext:value-type="float">
            <text:p>70245</text:p>
          </table:table-cell>
          <table:table-cell table:number-columns-repeated="4"/>
          <table:table-cell office:value-type="float" office:value="58144" calcext:value-type="float">
            <text:p>58144</text:p>
          </table:table-cell>
          <table:table-cell/>
          <table:table-cell office:value-type="float" office:value="1393671" calcext:value-type="float">
            <text:p>1393671</text:p>
          </table:table-cell>
          <table:table-cell/>
          <table:table-cell office:value-type="float" office:value="1362517" calcext:value-type="float">
            <text:p>1362517</text:p>
          </table:table-cell>
          <table:table-cell/>
          <table:table-cell office:value-type="float" office:value="2272273" calcext:value-type="float">
            <text:p>2272273</text:p>
          </table:table-cell>
          <table:table-cell/>
          <table:table-cell office:value-type="float" office:value="2358631" calcext:value-type="float">
            <text:p>2358631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4399" calcext:value-type="float">
            <text:p>134399</text:p>
          </table:table-cell>
          <table:table-cell table:number-columns-repeated="3"/>
          <table:table-cell office:value-type="float" office:value="85683" calcext:value-type="float">
            <text:p>85683</text:p>
          </table:table-cell>
          <table:table-cell table:number-columns-repeated="3"/>
          <table:table-cell office:value-type="float" office:value="79963" calcext:value-type="float">
            <text:p>79963</text:p>
          </table:table-cell>
          <table:table-cell table:number-columns-repeated="3"/>
          <table:table-cell office:value-type="float" office:value="99042" calcext:value-type="float">
            <text:p>99042</text:p>
          </table:table-cell>
          <table:table-cell table:number-columns-repeated="3"/>
          <table:table-cell office:value-type="float" office:value="91779" calcext:value-type="float">
            <text:p>91779</text:p>
          </table:table-cell>
          <table:table-cell table:number-columns-repeated="2"/>
          <table:table-cell office:value-type="float" office:value="142933" calcext:value-type="float">
            <text:p>142933</text:p>
          </table:table-cell>
          <table:table-cell table:number-columns-repeated="3"/>
          <table:table-cell office:value-type="float" office:value="80993" calcext:value-type="float">
            <text:p>80993</text:p>
          </table:table-cell>
          <table:table-cell table:number-columns-repeated="3"/>
          <table:table-cell office:value-type="float" office:value="153011" calcext:value-type="float">
            <text:p>153011</text:p>
          </table:table-cell>
          <table:table-cell table:number-columns-repeated="3"/>
          <table:table-cell office:value-type="float" office:value="105685" calcext:value-type="float">
            <text:p>105685</text:p>
          </table:table-cell>
          <table:table-cell/>
          <table:table-cell office:value-type="float" office:value="2043300" calcext:value-type="float">
            <text:p>2043300</text:p>
          </table:table-cell>
          <table:table-cell/>
          <table:table-cell office:value-type="float" office:value="2267493" calcext:value-type="float">
            <text:p>2267493</text:p>
          </table:table-cell>
          <table:table-cell/>
          <table:table-cell office:value-type="float" office:value="2878021" calcext:value-type="float">
            <text:p>2878021</text:p>
          </table:table-cell>
          <table:table-cell/>
          <table:table-cell office:value-type="float" office:value="3520715" calcext:value-type="float">
            <text:p>352071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5791" calcext:value-type="float">
            <text:p>225791</text:p>
          </table:table-cell>
          <table:table-cell table:number-columns-repeated="2"/>
          <table:table-cell office:value-type="float" office:value="232194" calcext:value-type="float">
            <text:p>232194</text:p>
          </table:table-cell>
          <table:table-cell table:number-columns-repeated="3"/>
          <table:table-cell office:value-type="float" office:value="55651" calcext:value-type="float">
            <text:p>55651</text:p>
          </table:table-cell>
          <table:table-cell table:number-columns-repeated="2"/>
          <table:table-cell office:value-type="float" office:value="158344" calcext:value-type="float">
            <text:p>158344</text:p>
          </table:table-cell>
          <table:table-cell table:number-columns-repeated="2"/>
          <table:table-cell office:value-type="float" office:value="148933" calcext:value-type="float">
            <text:p>148933</text:p>
          </table:table-cell>
          <table:table-cell table:number-columns-repeated="2"/>
          <table:table-cell office:value-type="float" office:value="221206" calcext:value-type="float">
            <text:p>221206</text:p>
          </table:table-cell>
          <table:table-cell table:number-columns-repeated="2"/>
          <table:table-cell office:value-type="float" office:value="153602" calcext:value-type="float">
            <text:p>153602</text:p>
          </table:table-cell>
          <table:table-cell table:number-columns-repeated="3"/>
          <table:table-cell office:value-type="float" office:value="219893" calcext:value-type="float">
            <text:p>219893</text:p>
          </table:table-cell>
          <table:table-cell table:number-columns-repeated="3"/>
          <table:table-cell office:value-type="float" office:value="174152" calcext:value-type="float">
            <text:p>174152</text:p>
          </table:table-cell>
          <table:table-cell/>
          <table:table-cell office:value-type="float" office:value="2324631" calcext:value-type="float">
            <text:p>2324631</text:p>
          </table:table-cell>
          <table:table-cell/>
          <table:table-cell office:value-type="float" office:value="2547897" calcext:value-type="float">
            <text:p>2547897</text:p>
          </table:table-cell>
          <table:table-cell/>
          <table:table-cell office:value-type="float" office:value="4213991" calcext:value-type="float">
            <text:p>4213991</text:p>
          </table:table-cell>
          <table:table-cell/>
          <table:table-cell office:value-type="float" office:value="4479440" calcext:value-type="float">
            <text:p>4479440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5973" calcext:value-type="float">
            <text:p>305973</text:p>
          </table:table-cell>
          <table:table-cell table:number-columns-repeated="2"/>
          <table:table-cell office:value-type="float" office:value="341225" calcext:value-type="float">
            <text:p>341225</text:p>
          </table:table-cell>
          <table:table-cell table:number-columns-repeated="2"/>
          <table:table-cell office:value-type="float" office:value="313389" calcext:value-type="float">
            <text:p>313389</text:p>
          </table:table-cell>
          <table:table-cell table:number-columns-repeated="2"/>
          <table:table-cell office:value-type="float" office:value="302551" calcext:value-type="float">
            <text:p>302551</text:p>
          </table:table-cell>
          <table:table-cell table:number-columns-repeated="2"/>
          <table:table-cell office:value-type="float" office:value="287204" calcext:value-type="float">
            <text:p>287204</text:p>
          </table:table-cell>
          <table:table-cell table:number-columns-repeated="2"/>
          <table:table-cell office:value-type="float" office:value="339742" calcext:value-type="float">
            <text:p>339742</text:p>
          </table:table-cell>
          <table:table-cell table:number-columns-repeated="2"/>
          <table:table-cell office:value-type="float" office:value="259444" calcext:value-type="float">
            <text:p>259444</text:p>
          </table:table-cell>
          <table:table-cell table:number-columns-repeated="3"/>
          <table:table-cell office:value-type="float" office:value="348257" calcext:value-type="float">
            <text:p>348257</text:p>
          </table:table-cell>
          <table:table-cell table:number-columns-repeated="3"/>
          <table:table-cell office:value-type="float" office:value="172001" calcext:value-type="float">
            <text:p>172001</text:p>
          </table:table-cell>
          <table:table-cell/>
          <table:table-cell office:value-type="float" office:value="2295964" calcext:value-type="float">
            <text:p>2295964</text:p>
          </table:table-cell>
          <table:table-cell/>
          <table:table-cell office:value-type="float" office:value="3182595" calcext:value-type="float">
            <text:p>3182595</text:p>
          </table:table-cell>
          <table:table-cell/>
          <table:table-cell office:value-type="float" office:value="4663023" calcext:value-type="float">
            <text:p>4663023</text:p>
          </table:table-cell>
          <table:table-cell/>
          <table:table-cell office:value-type="float" office:value="5069306" calcext:value-type="float">
            <text:p>506930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29278" calcext:value-type="float">
            <text:p>429278</text:p>
          </table:table-cell>
          <table:table-cell table:number-columns-repeated="2"/>
          <table:table-cell office:value-type="float" office:value="452666" calcext:value-type="float">
            <text:p>452666</text:p>
          </table:table-cell>
          <table:table-cell table:number-columns-repeated="2"/>
          <table:table-cell office:value-type="float" office:value="321280" calcext:value-type="float">
            <text:p>321280</text:p>
          </table:table-cell>
          <table:table-cell table:number-columns-repeated="2"/>
          <table:table-cell office:value-type="float" office:value="308104" calcext:value-type="float">
            <text:p>308104</text:p>
          </table:table-cell>
          <table:table-cell table:number-columns-repeated="2"/>
          <table:table-cell office:value-type="float" office:value="288381" calcext:value-type="float">
            <text:p>288381</text:p>
          </table:table-cell>
          <table:table-cell table:number-columns-repeated="2"/>
          <table:table-cell office:value-type="float" office:value="445275" calcext:value-type="float">
            <text:p>445275</text:p>
          </table:table-cell>
          <table:table-cell table:number-columns-repeated="2"/>
          <table:table-cell office:value-type="float" office:value="276835" calcext:value-type="float">
            <text:p>276835</text:p>
          </table:table-cell>
          <table:table-cell table:number-columns-repeated="3"/>
          <table:table-cell office:value-type="float" office:value="445818" calcext:value-type="float">
            <text:p>445818</text:p>
          </table:table-cell>
          <table:table-cell table:number-columns-repeated="3"/>
          <table:table-cell office:value-type="float" office:value="207323" calcext:value-type="float">
            <text:p>207323</text:p>
          </table:table-cell>
          <table:table-cell/>
          <table:table-cell office:value-type="float" office:value="2753428" calcext:value-type="float">
            <text:p>2753428</text:p>
          </table:table-cell>
          <table:table-cell/>
          <table:table-cell office:value-type="float" office:value="3063575" calcext:value-type="float">
            <text:p>3063575</text:p>
          </table:table-cell>
          <table:table-cell/>
          <table:table-cell office:value-type="float" office:value="3766090" calcext:value-type="float">
            <text:p>3766090</text:p>
          </table:table-cell>
          <table:table-cell/>
          <table:table-cell office:value-type="float" office:value="4883166" calcext:value-type="float">
            <text:p>488316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80728" calcext:value-type="float">
            <text:p>480728</text:p>
          </table:table-cell>
          <table:table-cell table:number-columns-repeated="2"/>
          <table:table-cell office:value-type="float" office:value="511692" calcext:value-type="float">
            <text:p>511692</text:p>
          </table:table-cell>
          <table:table-cell table:number-columns-repeated="2"/>
          <table:table-cell office:value-type="float" office:value="274211" calcext:value-type="float">
            <text:p>274211</text:p>
          </table:table-cell>
          <table:table-cell table:number-columns-repeated="2"/>
          <table:table-cell office:value-type="float" office:value="269232" calcext:value-type="float">
            <text:p>269232</text:p>
          </table:table-cell>
          <table:table-cell table:number-columns-repeated="2"/>
          <table:table-cell office:value-type="float" office:value="274718" calcext:value-type="float">
            <text:p>274718</text:p>
          </table:table-cell>
          <table:table-cell table:number-columns-repeated="2"/>
          <table:table-cell office:value-type="float" office:value="512781" calcext:value-type="float">
            <text:p>512781</text:p>
          </table:table-cell>
          <table:table-cell table:number-columns-repeated="2"/>
          <table:table-cell office:value-type="float" office:value="295693" calcext:value-type="float">
            <text:p>295693</text:p>
          </table:table-cell>
          <table:table-cell table:number-columns-repeated="3"/>
          <table:table-cell office:value-type="float" office:value="509402" calcext:value-type="float">
            <text:p>509402</text:p>
          </table:table-cell>
          <table:table-cell table:number-columns-repeated="3"/>
          <table:table-cell office:value-type="float" office:value="253164" calcext:value-type="float">
            <text:p>253164</text:p>
          </table:table-cell>
          <table:table-cell/>
          <table:table-cell office:value-type="float" office:value="2568025" calcext:value-type="float">
            <text:p>2568025</text:p>
          </table:table-cell>
          <table:table-cell/>
          <table:table-cell office:value-type="float" office:value="3296844" calcext:value-type="float">
            <text:p>3296844</text:p>
          </table:table-cell>
          <table:table-cell/>
          <table:table-cell office:value-type="float" office:value="3051706" calcext:value-type="float">
            <text:p>3051706</text:p>
          </table:table-cell>
          <table:table-cell/>
          <table:table-cell office:value-type="float" office:value="5123842" calcext:value-type="float">
            <text:p>512384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64352" calcext:value-type="float">
            <text:p>664352</text:p>
          </table:table-cell>
          <table:table-cell table:number-columns-repeated="2"/>
          <table:table-cell office:value-type="float" office:value="692617" calcext:value-type="float">
            <text:p>692617</text:p>
          </table:table-cell>
          <table:table-cell table:number-columns-repeated="2"/>
          <table:table-cell office:value-type="float" office:value="470815" calcext:value-type="float">
            <text:p>470815</text:p>
          </table:table-cell>
          <table:table-cell table:number-columns-repeated="2"/>
          <table:table-cell office:value-type="float" office:value="459223" calcext:value-type="float">
            <text:p>459223</text:p>
          </table:table-cell>
          <table:table-cell table:number-columns-repeated="2"/>
          <table:table-cell office:value-type="float" office:value="463883" calcext:value-type="float">
            <text:p>463883</text:p>
          </table:table-cell>
          <table:table-cell table:number-columns-repeated="2"/>
          <table:table-cell office:value-type="float" office:value="646566" calcext:value-type="float">
            <text:p>646566</text:p>
          </table:table-cell>
          <table:table-cell table:number-columns-repeated="2"/>
          <table:table-cell office:value-type="float" office:value="398033" calcext:value-type="float">
            <text:p>398033</text:p>
          </table:table-cell>
          <table:table-cell table:number-columns-repeated="3"/>
          <table:table-cell office:value-type="float" office:value="719480" calcext:value-type="float">
            <text:p>719480</text:p>
          </table:table-cell>
          <table:table-cell table:number-columns-repeated="3"/>
          <table:table-cell office:value-type="float" office:value="329657" calcext:value-type="float">
            <text:p>329657</text:p>
          </table:table-cell>
          <table:table-cell/>
          <table:table-cell office:value-type="float" office:value="2776949" calcext:value-type="float">
            <text:p>2776949</text:p>
          </table:table-cell>
          <table:table-cell/>
          <table:table-cell office:value-type="float" office:value="3490115" calcext:value-type="float">
            <text:p>3490115</text:p>
          </table:table-cell>
          <table:table-cell/>
          <table:table-cell office:value-type="float" office:value="2534026" calcext:value-type="float">
            <text:p>2534026</text:p>
          </table:table-cell>
          <table:table-cell/>
          <table:table-cell office:value-type="float" office:value="3494880" calcext:value-type="float">
            <text:p>3494880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22296" calcext:value-type="float">
            <text:p>722296</text:p>
          </table:table-cell>
          <table:table-cell table:number-columns-repeated="2"/>
          <table:table-cell office:value-type="float" office:value="732868" calcext:value-type="float">
            <text:p>732868</text:p>
          </table:table-cell>
          <table:table-cell table:number-columns-repeated="2"/>
          <table:table-cell office:value-type="float" office:value="412786" calcext:value-type="float">
            <text:p>412786</text:p>
          </table:table-cell>
          <table:table-cell table:number-columns-repeated="2"/>
          <table:table-cell office:value-type="float" office:value="421260" calcext:value-type="float">
            <text:p>421260</text:p>
          </table:table-cell>
          <table:table-cell table:number-columns-repeated="2"/>
          <table:table-cell office:value-type="float" office:value="445391" calcext:value-type="float">
            <text:p>445391</text:p>
          </table:table-cell>
          <table:table-cell table:number-columns-repeated="2"/>
          <table:table-cell office:value-type="float" office:value="683874" calcext:value-type="float">
            <text:p>683874</text:p>
          </table:table-cell>
          <table:table-cell table:number-columns-repeated="2"/>
          <table:table-cell office:value-type="float" office:value="396822" calcext:value-type="float">
            <text:p>396822</text:p>
          </table:table-cell>
          <table:table-cell table:number-columns-repeated="3"/>
          <table:table-cell office:value-type="float" office:value="756054" calcext:value-type="float">
            <text:p>756054</text:p>
          </table:table-cell>
          <table:table-cell table:number-columns-repeated="3"/>
          <table:table-cell office:value-type="float" office:value="461770" calcext:value-type="float">
            <text:p>461770</text:p>
          </table:table-cell>
          <table:table-cell/>
          <table:table-cell office:value-type="float" office:value="2709353" calcext:value-type="float">
            <text:p>2709353</text:p>
          </table:table-cell>
          <table:table-cell/>
          <table:table-cell office:value-type="float" office:value="3319286" calcext:value-type="float">
            <text:p>3319286</text:p>
          </table:table-cell>
          <table:table-cell/>
          <table:table-cell office:value-type="float" office:value="1656555" calcext:value-type="float">
            <text:p>1656555</text:p>
          </table:table-cell>
          <table:table-cell/>
          <table:table-cell office:value-type="float" office:value="4689718" calcext:value-type="float">
            <text:p>468971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737" calcext:value-type="float">
            <text:p>23737</text:p>
          </table:table-cell>
          <table:table-cell table:number-columns-repeated="3"/>
          <table:table-cell office:value-type="float" office:value="23404" calcext:value-type="float">
            <text:p>23404</text:p>
          </table:table-cell>
          <table:table-cell table:number-columns-repeated="3"/>
          <table:table-cell office:value-type="float" office:value="19696" calcext:value-type="float">
            <text:p>19696</text:p>
          </table:table-cell>
          <table:table-cell table:number-columns-repeated="3"/>
          <table:table-cell office:value-type="float" office:value="20588" calcext:value-type="float">
            <text:p>20588</text:p>
          </table:table-cell>
          <table:table-cell table:number-columns-repeated="3"/>
          <table:table-cell office:value-type="float" office:value="17878" calcext:value-type="float">
            <text:p>17878</text:p>
          </table:table-cell>
          <table:table-cell table:number-columns-repeated="3"/>
          <table:table-cell office:value-type="float" office:value="24487" calcext:value-type="float">
            <text:p>24487</text:p>
          </table:table-cell>
          <table:table-cell table:number-columns-repeated="3"/>
          <table:table-cell office:value-type="float" office:value="17733" calcext:value-type="float">
            <text:p>17733</text:p>
          </table:table-cell>
          <table:table-cell table:number-columns-repeated="4"/>
          <table:table-cell office:value-type="float" office:value="24771" calcext:value-type="float">
            <text:p>24771</text:p>
          </table:table-cell>
          <table:table-cell table:number-columns-repeated="4"/>
          <table:table-cell office:value-type="float" office:value="11097" calcext:value-type="float">
            <text:p>11097</text:p>
          </table:table-cell>
          <table:table-cell table:number-columns-repeated="2"/>
          <table:table-cell office:value-type="float" office:value="683201" calcext:value-type="float">
            <text:p>683201</text:p>
          </table:table-cell>
          <table:table-cell table:number-columns-repeated="2"/>
          <table:table-cell office:value-type="float" office:value="659326" calcext:value-type="float">
            <text:p>659326</text:p>
          </table:table-cell>
          <table:table-cell table:number-columns-repeated="2"/>
          <table:table-cell office:value-type="float" office:value="685959" calcext:value-type="float">
            <text:p>685959</text:p>
          </table:table-cell>
          <table:table-cell table:number-columns-repeated="2"/>
          <table:table-cell office:value-type="float" office:value="699501" calcext:value-type="float">
            <text:p>69950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3145" calcext:value-type="float">
            <text:p>43145</text:p>
          </table:table-cell>
          <table:table-cell table:number-columns-repeated="3"/>
          <table:table-cell office:value-type="float" office:value="37573" calcext:value-type="float">
            <text:p>37573</text:p>
          </table:table-cell>
          <table:table-cell table:number-columns-repeated="3"/>
          <table:table-cell office:value-type="float" office:value="29047" calcext:value-type="float">
            <text:p>29047</text:p>
          </table:table-cell>
          <table:table-cell table:number-columns-repeated="3"/>
          <table:table-cell office:value-type="float" office:value="28793" calcext:value-type="float">
            <text:p>28793</text:p>
          </table:table-cell>
          <table:table-cell table:number-columns-repeated="3"/>
          <table:table-cell office:value-type="float" office:value="31194" calcext:value-type="float">
            <text:p>31194</text:p>
          </table:table-cell>
          <table:table-cell table:number-columns-repeated="3"/>
          <table:table-cell office:value-type="float" office:value="47101" calcext:value-type="float">
            <text:p>47101</text:p>
          </table:table-cell>
          <table:table-cell table:number-columns-repeated="3"/>
          <table:table-cell office:value-type="float" office:value="32383" calcext:value-type="float">
            <text:p>32383</text:p>
          </table:table-cell>
          <table:table-cell table:number-columns-repeated="4"/>
          <table:table-cell office:value-type="float" office:value="44522" calcext:value-type="float">
            <text:p>44522</text:p>
          </table:table-cell>
          <table:table-cell table:number-columns-repeated="4"/>
          <table:table-cell office:value-type="float" office:value="28998" calcext:value-type="float">
            <text:p>28998</text:p>
          </table:table-cell>
          <table:table-cell/>
          <table:table-cell office:value-type="float" office:value="1044897" calcext:value-type="float">
            <text:p>1044897</text:p>
          </table:table-cell>
          <table:table-cell/>
          <table:table-cell office:value-type="float" office:value="1075122" calcext:value-type="float">
            <text:p>1075122</text:p>
          </table:table-cell>
          <table:table-cell/>
          <table:table-cell office:value-type="float" office:value="1142825" calcext:value-type="float">
            <text:p>1142825</text:p>
          </table:table-cell>
          <table:table-cell/>
          <table:table-cell office:value-type="float" office:value="1087308" calcext:value-type="float">
            <text:p>108730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1637" calcext:value-type="float">
            <text:p>81637</text:p>
          </table:table-cell>
          <table:table-cell table:number-columns-repeated="3"/>
          <table:table-cell office:value-type="float" office:value="89134" calcext:value-type="float">
            <text:p>89134</text:p>
          </table:table-cell>
          <table:table-cell table:number-columns-repeated="3"/>
          <table:table-cell office:value-type="float" office:value="57072" calcext:value-type="float">
            <text:p>57072</text:p>
          </table:table-cell>
          <table:table-cell table:number-columns-repeated="3"/>
          <table:table-cell office:value-type="float" office:value="55740" calcext:value-type="float">
            <text:p>55740</text:p>
          </table:table-cell>
          <table:table-cell table:number-columns-repeated="3"/>
          <table:table-cell office:value-type="float" office:value="63824" calcext:value-type="float">
            <text:p>63824</text:p>
          </table:table-cell>
          <table:table-cell table:number-columns-repeated="3"/>
          <table:table-cell office:value-type="float" office:value="81549" calcext:value-type="float">
            <text:p>81549</text:p>
          </table:table-cell>
          <table:table-cell table:number-columns-repeated="3"/>
          <table:table-cell office:value-type="float" office:value="46890" calcext:value-type="float">
            <text:p>46890</text:p>
          </table:table-cell>
          <table:table-cell table:number-columns-repeated="4"/>
          <table:table-cell office:value-type="float" office:value="82454" calcext:value-type="float">
            <text:p>82454</text:p>
          </table:table-cell>
          <table:table-cell table:number-columns-repeated="4"/>
          <table:table-cell office:value-type="float" office:value="62486" calcext:value-type="float">
            <text:p>62486</text:p>
          </table:table-cell>
          <table:table-cell/>
          <table:table-cell office:value-type="float" office:value="1576476" calcext:value-type="float">
            <text:p>1576476</text:p>
          </table:table-cell>
          <table:table-cell/>
          <table:table-cell office:value-type="float" office:value="1584587" calcext:value-type="float">
            <text:p>1584587</text:p>
          </table:table-cell>
          <table:table-cell/>
          <table:table-cell office:value-type="float" office:value="1731265" calcext:value-type="float">
            <text:p>1731265</text:p>
          </table:table-cell>
          <table:table-cell/>
          <table:table-cell office:value-type="float" office:value="1782419" calcext:value-type="float">
            <text:p>178241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3819" calcext:value-type="float">
            <text:p>143819</text:p>
          </table:table-cell>
          <table:table-cell table:number-columns-repeated="2"/>
          <table:table-cell office:value-type="float" office:value="152328" calcext:value-type="float">
            <text:p>152328</text:p>
          </table:table-cell>
          <table:table-cell table:number-columns-repeated="2"/>
          <table:table-cell office:value-type="float" office:value="103488" calcext:value-type="float">
            <text:p>103488</text:p>
          </table:table-cell>
          <table:table-cell table:number-columns-repeated="3"/>
          <table:table-cell office:value-type="float" office:value="98081" calcext:value-type="float">
            <text:p>98081</text:p>
          </table:table-cell>
          <table:table-cell table:number-columns-repeated="2"/>
          <table:table-cell office:value-type="float" office:value="113326" calcext:value-type="float">
            <text:p>113326</text:p>
          </table:table-cell>
          <table:table-cell table:number-columns-repeated="2"/>
          <table:table-cell office:value-type="float" office:value="147665" calcext:value-type="float">
            <text:p>147665</text:p>
          </table:table-cell>
          <table:table-cell table:number-columns-repeated="2"/>
          <table:table-cell office:value-type="float" office:value="106429" calcext:value-type="float">
            <text:p>106429</text:p>
          </table:table-cell>
          <table:table-cell table:number-columns-repeated="3"/>
          <table:table-cell office:value-type="float" office:value="149442" calcext:value-type="float">
            <text:p>149442</text:p>
          </table:table-cell>
          <table:table-cell table:number-columns-repeated="3"/>
          <table:table-cell office:value-type="float" office:value="109982" calcext:value-type="float">
            <text:p>109982</text:p>
          </table:table-cell>
          <table:table-cell/>
          <table:table-cell office:value-type="float" office:value="2043402" calcext:value-type="float">
            <text:p>2043402</text:p>
          </table:table-cell>
          <table:table-cell/>
          <table:table-cell office:value-type="float" office:value="2026819" calcext:value-type="float">
            <text:p>2026819</text:p>
          </table:table-cell>
          <table:table-cell/>
          <table:table-cell office:value-type="float" office:value="2296350" calcext:value-type="float">
            <text:p>2296350</text:p>
          </table:table-cell>
          <table:table-cell/>
          <table:table-cell office:value-type="float" office:value="2421089" calcext:value-type="float">
            <text:p>2421089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7943" calcext:value-type="float">
            <text:p>227943</text:p>
          </table:table-cell>
          <table:table-cell table:number-columns-repeated="2"/>
          <table:table-cell office:value-type="float" office:value="231472" calcext:value-type="float">
            <text:p>231472</text:p>
          </table:table-cell>
          <table:table-cell table:number-columns-repeated="2"/>
          <table:table-cell office:value-type="float" office:value="172831" calcext:value-type="float">
            <text:p>172831</text:p>
          </table:table-cell>
          <table:table-cell table:number-columns-repeated="2"/>
          <table:table-cell office:value-type="float" office:value="170599" calcext:value-type="float">
            <text:p>170599</text:p>
          </table:table-cell>
          <table:table-cell table:number-columns-repeated="2"/>
          <table:table-cell office:value-type="float" office:value="159700" calcext:value-type="float">
            <text:p>159700</text:p>
          </table:table-cell>
          <table:table-cell table:number-columns-repeated="2"/>
          <table:table-cell office:value-type="float" office:value="240130" calcext:value-type="float">
            <text:p>240130</text:p>
          </table:table-cell>
          <table:table-cell table:number-columns-repeated="2"/>
          <table:table-cell office:value-type="float" office:value="162555" calcext:value-type="float">
            <text:p>162555</text:p>
          </table:table-cell>
          <table:table-cell table:number-columns-repeated="3"/>
          <table:table-cell office:value-type="float" office:value="241338" calcext:value-type="float">
            <text:p>241338</text:p>
          </table:table-cell>
          <table:table-cell table:number-columns-repeated="3"/>
          <table:table-cell office:value-type="float" office:value="190369" calcext:value-type="float">
            <text:p>190369</text:p>
          </table:table-cell>
          <table:table-cell/>
          <table:table-cell office:value-type="float" office:value="2425103" calcext:value-type="float">
            <text:p>2425103</text:p>
          </table:table-cell>
          <table:table-cell/>
          <table:table-cell office:value-type="float" office:value="2389871" calcext:value-type="float">
            <text:p>2389871</text:p>
          </table:table-cell>
          <table:table-cell/>
          <table:table-cell office:value-type="float" office:value="2725760" calcext:value-type="float">
            <text:p>2725760</text:p>
          </table:table-cell>
          <table:table-cell/>
          <table:table-cell office:value-type="float" office:value="2850581" calcext:value-type="float">
            <text:p>2850581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2192" calcext:value-type="float">
            <text:p>332192</text:p>
          </table:table-cell>
          <table:table-cell table:number-columns-repeated="2"/>
          <table:table-cell office:value-type="float" office:value="342131" calcext:value-type="float">
            <text:p>342131</text:p>
          </table:table-cell>
          <table:table-cell table:number-columns-repeated="2"/>
          <table:table-cell office:value-type="float" office:value="274115" calcext:value-type="float">
            <text:p>274115</text:p>
          </table:table-cell>
          <table:table-cell table:number-columns-repeated="2"/>
          <table:table-cell office:value-type="float" office:value="185853" calcext:value-type="float">
            <text:p>185853</text:p>
          </table:table-cell>
          <table:table-cell table:number-columns-repeated="2"/>
          <table:table-cell office:value-type="float" office:value="258647" calcext:value-type="float">
            <text:p>258647</text:p>
          </table:table-cell>
          <table:table-cell table:number-columns-repeated="2"/>
          <table:table-cell office:value-type="float" office:value="321116" calcext:value-type="float">
            <text:p>321116</text:p>
          </table:table-cell>
          <table:table-cell table:number-columns-repeated="2"/>
          <table:table-cell office:value-type="float" office:value="249824" calcext:value-type="float">
            <text:p>249824</text:p>
          </table:table-cell>
          <table:table-cell table:number-columns-repeated="3"/>
          <table:table-cell office:value-type="float" office:value="354785" calcext:value-type="float">
            <text:p>354785</text:p>
          </table:table-cell>
          <table:table-cell table:number-columns-repeated="3"/>
          <table:table-cell office:value-type="float" office:value="268371" calcext:value-type="float">
            <text:p>268371</text:p>
          </table:table-cell>
          <table:table-cell/>
          <table:table-cell office:value-type="float" office:value="2610579" calcext:value-type="float">
            <text:p>2610579</text:p>
          </table:table-cell>
          <table:table-cell/>
          <table:table-cell office:value-type="float" office:value="2603775" calcext:value-type="float">
            <text:p>2603775</text:p>
          </table:table-cell>
          <table:table-cell/>
          <table:table-cell office:value-type="float" office:value="2903317" calcext:value-type="float">
            <text:p>2903317</text:p>
          </table:table-cell>
          <table:table-cell/>
          <table:table-cell office:value-type="float" office:value="3095759" calcext:value-type="float">
            <text:p>309575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49991" calcext:value-type="float">
            <text:p>449991</text:p>
          </table:table-cell>
          <table:table-cell table:number-columns-repeated="2"/>
          <table:table-cell office:value-type="float" office:value="453925" calcext:value-type="float">
            <text:p>453925</text:p>
          </table:table-cell>
          <table:table-cell table:number-columns-repeated="2"/>
          <table:table-cell office:value-type="float" office:value="396257" calcext:value-type="float">
            <text:p>396257</text:p>
          </table:table-cell>
          <table:table-cell table:number-columns-repeated="2"/>
          <table:table-cell office:value-type="float" office:value="392705" calcext:value-type="float">
            <text:p>392705</text:p>
          </table:table-cell>
          <table:table-cell table:number-columns-repeated="2"/>
          <table:table-cell office:value-type="float" office:value="347646" calcext:value-type="float">
            <text:p>347646</text:p>
          </table:table-cell>
          <table:table-cell table:number-columns-repeated="2"/>
          <table:table-cell office:value-type="float" office:value="466727" calcext:value-type="float">
            <text:p>466727</text:p>
          </table:table-cell>
          <table:table-cell table:number-columns-repeated="2"/>
          <table:table-cell office:value-type="float" office:value="341441" calcext:value-type="float">
            <text:p>341441</text:p>
          </table:table-cell>
          <table:table-cell table:number-columns-repeated="3"/>
          <table:table-cell office:value-type="float" office:value="411724" calcext:value-type="float">
            <text:p>411724</text:p>
          </table:table-cell>
          <table:table-cell table:number-columns-repeated="3"/>
          <table:table-cell office:value-type="float" office:value="253137" calcext:value-type="float">
            <text:p>253137</text:p>
          </table:table-cell>
          <table:table-cell/>
          <table:table-cell office:value-type="float" office:value="2688722" calcext:value-type="float">
            <text:p>2688722</text:p>
          </table:table-cell>
          <table:table-cell/>
          <table:table-cell office:value-type="float" office:value="2722680" calcext:value-type="float">
            <text:p>2722680</text:p>
          </table:table-cell>
          <table:table-cell/>
          <table:table-cell office:value-type="float" office:value="2656635" calcext:value-type="float">
            <text:p>2656635</text:p>
          </table:table-cell>
          <table:table-cell/>
          <table:table-cell office:value-type="float" office:value="2979992" calcext:value-type="float">
            <text:p>297999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27400" calcext:value-type="float">
            <text:p>527400</text:p>
          </table:table-cell>
          <table:table-cell table:number-columns-repeated="2"/>
          <table:table-cell office:value-type="float" office:value="544253" calcext:value-type="float">
            <text:p>544253</text:p>
          </table:table-cell>
          <table:table-cell table:number-columns-repeated="2"/>
          <table:table-cell office:value-type="float" office:value="196218" calcext:value-type="float">
            <text:p>196218</text:p>
          </table:table-cell>
          <table:table-cell table:number-columns-repeated="2"/>
          <table:table-cell office:value-type="float" office:value="362413" calcext:value-type="float">
            <text:p>362413</text:p>
          </table:table-cell>
          <table:table-cell table:number-columns-repeated="2"/>
          <table:table-cell office:value-type="float" office:value="336631" calcext:value-type="float">
            <text:p>336631</text:p>
          </table:table-cell>
          <table:table-cell table:number-columns-repeated="2"/>
          <table:table-cell office:value-type="float" office:value="348714" calcext:value-type="float">
            <text:p>348714</text:p>
          </table:table-cell>
          <table:table-cell table:number-columns-repeated="2"/>
          <table:table-cell office:value-type="float" office:value="460436" calcext:value-type="float">
            <text:p>460436</text:p>
          </table:table-cell>
          <table:table-cell table:number-columns-repeated="3"/>
          <table:table-cell office:value-type="float" office:value="506617" calcext:value-type="float">
            <text:p>506617</text:p>
          </table:table-cell>
          <table:table-cell table:number-columns-repeated="3"/>
          <table:table-cell office:value-type="float" office:value="278946" calcext:value-type="float">
            <text:p>278946</text:p>
          </table:table-cell>
          <table:table-cell/>
          <table:table-cell office:value-type="float" office:value="2907232" calcext:value-type="float">
            <text:p>2907232</text:p>
          </table:table-cell>
          <table:table-cell/>
          <table:table-cell office:value-type="float" office:value="2819965" calcext:value-type="float">
            <text:p>2819965</text:p>
          </table:table-cell>
          <table:table-cell/>
          <table:table-cell office:value-type="float" office:value="2516279" calcext:value-type="float">
            <text:p>2516279</text:p>
          </table:table-cell>
          <table:table-cell/>
          <table:table-cell office:value-type="float" office:value="3223673" calcext:value-type="float">
            <text:p>322367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83395" calcext:value-type="float">
            <text:p>683395</text:p>
          </table:table-cell>
          <table:table-cell table:number-columns-repeated="2"/>
          <table:table-cell office:value-type="float" office:value="740151" calcext:value-type="float">
            <text:p>740151</text:p>
          </table:table-cell>
          <table:table-cell table:number-columns-repeated="2"/>
          <table:table-cell office:value-type="float" office:value="427963" calcext:value-type="float">
            <text:p>427963</text:p>
          </table:table-cell>
          <table:table-cell table:number-columns-repeated="2"/>
          <table:table-cell office:value-type="float" office:value="417180" calcext:value-type="float">
            <text:p>417180</text:p>
          </table:table-cell>
          <table:table-cell table:number-columns-repeated="2"/>
          <table:table-cell office:value-type="float" office:value="597912" calcext:value-type="float">
            <text:p>597912</text:p>
          </table:table-cell>
          <table:table-cell table:number-columns-repeated="2"/>
          <table:table-cell office:value-type="float" office:value="729955" calcext:value-type="float">
            <text:p>729955</text:p>
          </table:table-cell>
          <table:table-cell table:number-columns-repeated="2"/>
          <table:table-cell office:value-type="float" office:value="534586" calcext:value-type="float">
            <text:p>534586</text:p>
          </table:table-cell>
          <table:table-cell table:number-columns-repeated="3"/>
          <table:table-cell office:value-type="float" office:value="762145" calcext:value-type="float">
            <text:p>762145</text:p>
          </table:table-cell>
          <table:table-cell table:number-columns-repeated="3"/>
          <table:table-cell office:value-type="float" office:value="389509" calcext:value-type="float">
            <text:p>389509</text:p>
          </table:table-cell>
          <table:table-cell/>
          <table:table-cell office:value-type="float" office:value="2814346" calcext:value-type="float">
            <text:p>2814346</text:p>
          </table:table-cell>
          <table:table-cell/>
          <table:table-cell office:value-type="float" office:value="2861534" calcext:value-type="float">
            <text:p>2861534</text:p>
          </table:table-cell>
          <table:table-cell/>
          <table:table-cell office:value-type="float" office:value="2255258" calcext:value-type="float">
            <text:p>2255258</text:p>
          </table:table-cell>
          <table:table-cell/>
          <table:table-cell office:value-type="float" office:value="3293663" calcext:value-type="float">
            <text:p>329366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75126" calcext:value-type="float">
            <text:p>775126</text:p>
          </table:table-cell>
          <table:table-cell table:number-columns-repeated="2"/>
          <table:table-cell office:value-type="float" office:value="808351" calcext:value-type="float">
            <text:p>808351</text:p>
          </table:table-cell>
          <table:table-cell table:number-columns-repeated="2"/>
          <table:table-cell office:value-type="float" office:value="708846" calcext:value-type="float">
            <text:p>708846</text:p>
          </table:table-cell>
          <table:table-cell table:number-columns-repeated="2"/>
          <table:table-cell office:value-type="float" office:value="671629" calcext:value-type="float">
            <text:p>671629</text:p>
          </table:table-cell>
          <table:table-cell table:number-columns-repeated="2"/>
          <table:table-cell office:value-type="float" office:value="671024" calcext:value-type="float">
            <text:p>671024</text:p>
          </table:table-cell>
          <table:table-cell table:number-columns-repeated="2"/>
          <table:table-cell office:value-type="float" office:value="803673" calcext:value-type="float">
            <text:p>803673</text:p>
          </table:table-cell>
          <table:table-cell table:number-columns-repeated="2"/>
          <table:table-cell office:value-type="float" office:value="585971" calcext:value-type="float">
            <text:p>585971</text:p>
          </table:table-cell>
          <table:table-cell table:number-columns-repeated="3"/>
          <table:table-cell office:value-type="float" office:value="824045" calcext:value-type="float">
            <text:p>824045</text:p>
          </table:table-cell>
          <table:table-cell table:number-columns-repeated="3"/>
          <table:table-cell office:value-type="float" office:value="502626" calcext:value-type="float">
            <text:p>502626</text:p>
          </table:table-cell>
          <table:table-cell/>
          <table:table-cell office:value-type="float" office:value="2664065" calcext:value-type="float">
            <text:p>2664065</text:p>
          </table:table-cell>
          <table:table-cell/>
          <table:table-cell office:value-type="float" office:value="2730484" calcext:value-type="float">
            <text:p>2730484</text:p>
          </table:table-cell>
          <table:table-cell/>
          <table:table-cell office:value-type="float" office:value="1793894" calcext:value-type="float">
            <text:p>1793894</text:p>
          </table:table-cell>
          <table:table-cell/>
          <table:table-cell office:value-type="float" office:value="3175193" calcext:value-type="float">
            <text:p>317519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787646" calcext:value-type="float">
            <text:p>787646</text:p>
          </table:table-cell>
          <table:table-cell table:number-columns-repeated="2"/>
          <table:table-cell office:value-type="float" office:value="837987" calcext:value-type="float">
            <text:p>837987</text:p>
          </table:table-cell>
          <table:table-cell table:number-columns-repeated="2"/>
          <table:table-cell office:value-type="float" office:value="775493" calcext:value-type="float">
            <text:p>775493</text:p>
          </table:table-cell>
          <table:table-cell table:number-columns-repeated="2"/>
          <table:table-cell office:value-type="float" office:value="754105" calcext:value-type="float">
            <text:p>754105</text:p>
          </table:table-cell>
          <table:table-cell table:number-columns-repeated="2"/>
          <table:table-cell office:value-type="float" office:value="759474" calcext:value-type="float">
            <text:p>759474</text:p>
          </table:table-cell>
          <table:table-cell table:number-columns-repeated="2"/>
          <table:table-cell office:value-type="float" office:value="791084" calcext:value-type="float">
            <text:p>791084</text:p>
          </table:table-cell>
          <table:table-cell table:number-columns-repeated="2"/>
          <table:table-cell office:value-type="float" office:value="682757" calcext:value-type="float">
            <text:p>682757</text:p>
          </table:table-cell>
          <table:table-cell table:number-columns-repeated="3"/>
          <table:table-cell office:value-type="float" office:value="827123" calcext:value-type="float">
            <text:p>827123</text:p>
          </table:table-cell>
          <table:table-cell table:number-columns-repeated="3"/>
          <table:table-cell office:value-type="float" office:value="658415" calcext:value-type="float">
            <text:p>658415</text:p>
          </table:table-cell>
          <table:table-cell/>
          <table:table-cell office:value-type="float" office:value="2438095" calcext:value-type="float">
            <text:p>2438095</text:p>
          </table:table-cell>
          <table:table-cell/>
          <table:table-cell office:value-type="float" office:value="2411965" calcext:value-type="float">
            <text:p>2411965</text:p>
          </table:table-cell>
          <table:table-cell/>
          <table:table-cell office:value-type="float" office:value="1365014" calcext:value-type="float">
            <text:p>1365014</text:p>
          </table:table-cell>
          <table:table-cell/>
          <table:table-cell office:value-type="float" office:value="2591748" calcext:value-type="float">
            <text:p>259174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286" calcext:value-type="float">
            <text:p>23286</text:p>
          </table:table-cell>
          <table:table-cell table:number-columns-repeated="3"/>
          <table:table-cell office:value-type="float" office:value="25839" calcext:value-type="float">
            <text:p>25839</text:p>
          </table:table-cell>
          <table:table-cell table:number-columns-repeated="3"/>
          <table:table-cell office:value-type="float" office:value="19959" calcext:value-type="float">
            <text:p>19959</text:p>
          </table:table-cell>
          <table:table-cell table:number-columns-repeated="3"/>
          <table:table-cell office:value-type="float" office:value="20653" calcext:value-type="float">
            <text:p>20653</text:p>
          </table:table-cell>
          <table:table-cell table:number-columns-repeated="3"/>
          <table:table-cell office:value-type="float" office:value="17691" calcext:value-type="float">
            <text:p>17691</text:p>
          </table:table-cell>
          <table:table-cell table:number-columns-repeated="3"/>
          <table:table-cell office:value-type="float" office:value="24230" calcext:value-type="float">
            <text:p>24230</text:p>
          </table:table-cell>
          <table:table-cell table:number-columns-repeated="3"/>
          <table:table-cell office:value-type="float" office:value="17615" calcext:value-type="float">
            <text:p>17615</text:p>
          </table:table-cell>
          <table:table-cell table:number-columns-repeated="4"/>
          <table:table-cell office:value-type="float" office:value="25232" calcext:value-type="float">
            <text:p>25232</text:p>
          </table:table-cell>
          <table:table-cell table:number-columns-repeated="4"/>
          <table:table-cell office:value-type="float" office:value="13436" calcext:value-type="float">
            <text:p>13436</text:p>
          </table:table-cell>
          <table:table-cell table:number-columns-repeated="2"/>
          <table:table-cell office:value-type="float" office:value="702344" calcext:value-type="float">
            <text:p>702344</text:p>
          </table:table-cell>
          <table:table-cell table:number-columns-repeated="2"/>
          <table:table-cell office:value-type="float" office:value="671767" calcext:value-type="float">
            <text:p>671767</text:p>
          </table:table-cell>
          <table:table-cell table:number-columns-repeated="2"/>
          <table:table-cell office:value-type="float" office:value="683937" calcext:value-type="float">
            <text:p>683937</text:p>
          </table:table-cell>
          <table:table-cell table:number-columns-repeated="2"/>
          <table:table-cell office:value-type="float" office:value="703188" calcext:value-type="float">
            <text:p>70318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778" calcext:value-type="float">
            <text:p>42778</text:p>
          </table:table-cell>
          <table:table-cell table:number-columns-repeated="3"/>
          <table:table-cell office:value-type="float" office:value="44351" calcext:value-type="float">
            <text:p>44351</text:p>
          </table:table-cell>
          <table:table-cell table:number-columns-repeated="3"/>
          <table:table-cell office:value-type="float" office:value="30384" calcext:value-type="float">
            <text:p>30384</text:p>
          </table:table-cell>
          <table:table-cell table:number-columns-repeated="3"/>
          <table:table-cell office:value-type="float" office:value="30659" calcext:value-type="float">
            <text:p>30659</text:p>
          </table:table-cell>
          <table:table-cell table:number-columns-repeated="3"/>
          <table:table-cell office:value-type="float" office:value="32909" calcext:value-type="float">
            <text:p>32909</text:p>
          </table:table-cell>
          <table:table-cell table:number-columns-repeated="3"/>
          <table:table-cell office:value-type="float" office:value="45989" calcext:value-type="float">
            <text:p>45989</text:p>
          </table:table-cell>
          <table:table-cell table:number-columns-repeated="3"/>
          <table:table-cell office:value-type="float" office:value="32834" calcext:value-type="float">
            <text:p>32834</text:p>
          </table:table-cell>
          <table:table-cell table:number-columns-repeated="4"/>
          <table:table-cell office:value-type="float" office:value="46231" calcext:value-type="float">
            <text:p>46231</text:p>
          </table:table-cell>
          <table:table-cell table:number-columns-repeated="4"/>
          <table:table-cell office:value-type="float" office:value="31090" calcext:value-type="float">
            <text:p>31090</text:p>
          </table:table-cell>
          <table:table-cell/>
          <table:table-cell office:value-type="float" office:value="1139391" calcext:value-type="float">
            <text:p>1139391</text:p>
          </table:table-cell>
          <table:table-cell/>
          <table:table-cell office:value-type="float" office:value="1069661" calcext:value-type="float">
            <text:p>1069661</text:p>
          </table:table-cell>
          <table:table-cell/>
          <table:table-cell office:value-type="float" office:value="1147547" calcext:value-type="float">
            <text:p>1147547</text:p>
          </table:table-cell>
          <table:table-cell/>
          <table:table-cell office:value-type="float" office:value="1075390" calcext:value-type="float">
            <text:p>107539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6996" calcext:value-type="float">
            <text:p>76996</text:p>
          </table:table-cell>
          <table:table-cell table:number-columns-repeated="3"/>
          <table:table-cell office:value-type="float" office:value="80678" calcext:value-type="float">
            <text:p>80678</text:p>
          </table:table-cell>
          <table:table-cell table:number-columns-repeated="3"/>
          <table:table-cell office:value-type="float" office:value="54238" calcext:value-type="float">
            <text:p>54238</text:p>
          </table:table-cell>
          <table:table-cell table:number-columns-repeated="3"/>
          <table:table-cell office:value-type="float" office:value="55210" calcext:value-type="float">
            <text:p>55210</text:p>
          </table:table-cell>
          <table:table-cell table:number-columns-repeated="3"/>
          <table:table-cell office:value-type="float" office:value="33185" calcext:value-type="float">
            <text:p>33185</text:p>
          </table:table-cell>
          <table:table-cell table:number-columns-repeated="3"/>
          <table:table-cell office:value-type="float" office:value="84754" calcext:value-type="float">
            <text:p>84754</text:p>
          </table:table-cell>
          <table:table-cell table:number-columns-repeated="3"/>
          <table:table-cell office:value-type="float" office:value="61602" calcext:value-type="float">
            <text:p>61602</text:p>
          </table:table-cell>
          <table:table-cell table:number-columns-repeated="4"/>
          <table:table-cell office:value-type="float" office:value="83648" calcext:value-type="float">
            <text:p>83648</text:p>
          </table:table-cell>
          <table:table-cell table:number-columns-repeated="4"/>
          <table:table-cell office:value-type="float" office:value="59866" calcext:value-type="float">
            <text:p>59866</text:p>
          </table:table-cell>
          <table:table-cell/>
          <table:table-cell office:value-type="float" office:value="1499597" calcext:value-type="float">
            <text:p>1499597</text:p>
          </table:table-cell>
          <table:table-cell/>
          <table:table-cell office:value-type="float" office:value="1579058" calcext:value-type="float">
            <text:p>1579058</text:p>
          </table:table-cell>
          <table:table-cell/>
          <table:table-cell office:value-type="float" office:value="1674536" calcext:value-type="float">
            <text:p>1674536</text:p>
          </table:table-cell>
          <table:table-cell/>
          <table:table-cell office:value-type="float" office:value="1681237" calcext:value-type="float">
            <text:p>1681237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1543" calcext:value-type="float">
            <text:p>131543</text:p>
          </table:table-cell>
          <table:table-cell table:number-columns-repeated="2"/>
          <table:table-cell office:value-type="float" office:value="133951" calcext:value-type="float">
            <text:p>133951</text:p>
          </table:table-cell>
          <table:table-cell table:number-columns-repeated="3"/>
          <table:table-cell office:value-type="float" office:value="97253" calcext:value-type="float">
            <text:p>97253</text:p>
          </table:table-cell>
          <table:table-cell table:number-columns-repeated="3"/>
          <table:table-cell office:value-type="float" office:value="96487" calcext:value-type="float">
            <text:p>96487</text:p>
          </table:table-cell>
          <table:table-cell table:number-columns-repeated="2"/>
          <table:table-cell office:value-type="float" office:value="104455" calcext:value-type="float">
            <text:p>104455</text:p>
          </table:table-cell>
          <table:table-cell table:number-columns-repeated="2"/>
          <table:table-cell office:value-type="float" office:value="146500" calcext:value-type="float">
            <text:p>146500</text:p>
          </table:table-cell>
          <table:table-cell table:number-columns-repeated="2"/>
          <table:table-cell office:value-type="float" office:value="107525" calcext:value-type="float">
            <text:p>107525</text:p>
          </table:table-cell>
          <table:table-cell table:number-columns-repeated="3"/>
          <table:table-cell office:value-type="float" office:value="156783" calcext:value-type="float">
            <text:p>156783</text:p>
          </table:table-cell>
          <table:table-cell table:number-columns-repeated="3"/>
          <table:table-cell office:value-type="float" office:value="110946" calcext:value-type="float">
            <text:p>110946</text:p>
          </table:table-cell>
          <table:table-cell/>
          <table:table-cell office:value-type="float" office:value="2040857" calcext:value-type="float">
            <text:p>2040857</text:p>
          </table:table-cell>
          <table:table-cell/>
          <table:table-cell office:value-type="float" office:value="1990813" calcext:value-type="float">
            <text:p>1990813</text:p>
          </table:table-cell>
          <table:table-cell/>
          <table:table-cell office:value-type="float" office:value="2230268" calcext:value-type="float">
            <text:p>2230268</text:p>
          </table:table-cell>
          <table:table-cell/>
          <table:table-cell office:value-type="float" office:value="2283866" calcext:value-type="float">
            <text:p>2283866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5959" calcext:value-type="float">
            <text:p>235959</text:p>
          </table:table-cell>
          <table:table-cell table:number-columns-repeated="2"/>
          <table:table-cell office:value-type="float" office:value="255766" calcext:value-type="float">
            <text:p>255766</text:p>
          </table:table-cell>
          <table:table-cell table:number-columns-repeated="2"/>
          <table:table-cell office:value-type="float" office:value="201260" calcext:value-type="float">
            <text:p>201260</text:p>
          </table:table-cell>
          <table:table-cell table:number-columns-repeated="2"/>
          <table:table-cell office:value-type="float" office:value="193875" calcext:value-type="float">
            <text:p>193875</text:p>
          </table:table-cell>
          <table:table-cell table:number-columns-repeated="2"/>
          <table:table-cell office:value-type="float" office:value="177251" calcext:value-type="float">
            <text:p>177251</text:p>
          </table:table-cell>
          <table:table-cell table:number-columns-repeated="2"/>
          <table:table-cell office:value-type="float" office:value="246610" calcext:value-type="float">
            <text:p>246610</text:p>
          </table:table-cell>
          <table:table-cell table:number-columns-repeated="2"/>
          <table:table-cell office:value-type="float" office:value="174022" calcext:value-type="float">
            <text:p>174022</text:p>
          </table:table-cell>
          <table:table-cell table:number-columns-repeated="3"/>
          <table:table-cell office:value-type="float" office:value="229449" calcext:value-type="float">
            <text:p>229449</text:p>
          </table:table-cell>
          <table:table-cell table:number-columns-repeated="3"/>
          <table:table-cell office:value-type="float" office:value="184979" calcext:value-type="float">
            <text:p>184979</text:p>
          </table:table-cell>
          <table:table-cell/>
          <table:table-cell office:value-type="float" office:value="2474849" calcext:value-type="float">
            <text:p>2474849</text:p>
          </table:table-cell>
          <table:table-cell/>
          <table:table-cell office:value-type="float" office:value="2306825" calcext:value-type="float">
            <text:p>2306825</text:p>
          </table:table-cell>
          <table:table-cell/>
          <table:table-cell office:value-type="float" office:value="2622363" calcext:value-type="float">
            <text:p>2622363</text:p>
          </table:table-cell>
          <table:table-cell/>
          <table:table-cell office:value-type="float" office:value="2703362" calcext:value-type="float">
            <text:p>270336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61024" calcext:value-type="float">
            <text:p>361024</text:p>
          </table:table-cell>
          <table:table-cell table:number-columns-repeated="2"/>
          <table:table-cell office:value-type="float" office:value="378151" calcext:value-type="float">
            <text:p>378151</text:p>
          </table:table-cell>
          <table:table-cell table:number-columns-repeated="2"/>
          <table:table-cell office:value-type="float" office:value="290177" calcext:value-type="float">
            <text:p>290177</text:p>
          </table:table-cell>
          <table:table-cell table:number-columns-repeated="2"/>
          <table:table-cell office:value-type="float" office:value="279906" calcext:value-type="float">
            <text:p>279906</text:p>
          </table:table-cell>
          <table:table-cell table:number-columns-repeated="2"/>
          <table:table-cell office:value-type="float" office:value="275979" calcext:value-type="float">
            <text:p>275979</text:p>
          </table:table-cell>
          <table:table-cell table:number-columns-repeated="2"/>
          <table:table-cell office:value-type="float" office:value="370216" calcext:value-type="float">
            <text:p>370216</text:p>
          </table:table-cell>
          <table:table-cell table:number-columns-repeated="2"/>
          <table:table-cell office:value-type="float" office:value="298003" calcext:value-type="float">
            <text:p>298003</text:p>
          </table:table-cell>
          <table:table-cell table:number-columns-repeated="3"/>
          <table:table-cell office:value-type="float" office:value="375928" calcext:value-type="float">
            <text:p>375928</text:p>
          </table:table-cell>
          <table:table-cell table:number-columns-repeated="3"/>
          <table:table-cell office:value-type="float" office:value="253913" calcext:value-type="float">
            <text:p>253913</text:p>
          </table:table-cell>
          <table:table-cell/>
          <table:table-cell office:value-type="float" office:value="2645653" calcext:value-type="float">
            <text:p>2645653</text:p>
          </table:table-cell>
          <table:table-cell/>
          <table:table-cell office:value-type="float" office:value="2471713" calcext:value-type="float">
            <text:p>2471713</text:p>
          </table:table-cell>
          <table:table-cell/>
          <table:table-cell office:value-type="float" office:value="2727212" calcext:value-type="float">
            <text:p>2727212</text:p>
          </table:table-cell>
          <table:table-cell/>
          <table:table-cell office:value-type="float" office:value="2896234" calcext:value-type="float">
            <text:p>289623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65277" calcext:value-type="float">
            <text:p>465277</text:p>
          </table:table-cell>
          <table:table-cell table:number-columns-repeated="2"/>
          <table:table-cell office:value-type="float" office:value="475819" calcext:value-type="float">
            <text:p>475819</text:p>
          </table:table-cell>
          <table:table-cell table:number-columns-repeated="2"/>
          <table:table-cell office:value-type="float" office:value="362251" calcext:value-type="float">
            <text:p>362251</text:p>
          </table:table-cell>
          <table:table-cell table:number-columns-repeated="2"/>
          <table:table-cell office:value-type="float" office:value="364732" calcext:value-type="float">
            <text:p>364732</text:p>
          </table:table-cell>
          <table:table-cell table:number-columns-repeated="2"/>
          <table:table-cell office:value-type="float" office:value="332079" calcext:value-type="float">
            <text:p>332079</text:p>
          </table:table-cell>
          <table:table-cell table:number-columns-repeated="2"/>
          <table:table-cell office:value-type="float" office:value="477375" calcext:value-type="float">
            <text:p>477375</text:p>
          </table:table-cell>
          <table:table-cell table:number-columns-repeated="2"/>
          <table:table-cell office:value-type="float" office:value="395006" calcext:value-type="float">
            <text:p>395006</text:p>
          </table:table-cell>
          <table:table-cell table:number-columns-repeated="3"/>
          <table:table-cell office:value-type="float" office:value="482555" calcext:value-type="float">
            <text:p>482555</text:p>
          </table:table-cell>
          <table:table-cell table:number-columns-repeated="3"/>
          <table:table-cell office:value-type="float" office:value="381621" calcext:value-type="float">
            <text:p>381621</text:p>
          </table:table-cell>
          <table:table-cell/>
          <table:table-cell office:value-type="float" office:value="2868548" calcext:value-type="float">
            <text:p>2868548</text:p>
          </table:table-cell>
          <table:table-cell/>
          <table:table-cell office:value-type="float" office:value="2576667" calcext:value-type="float">
            <text:p>2576667</text:p>
          </table:table-cell>
          <table:table-cell/>
          <table:table-cell office:value-type="float" office:value="2654655" calcext:value-type="float">
            <text:p>2654655</text:p>
          </table:table-cell>
          <table:table-cell/>
          <table:table-cell office:value-type="float" office:value="2917898" calcext:value-type="float">
            <text:p>291789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39337" calcext:value-type="float">
            <text:p>539337</text:p>
          </table:table-cell>
          <table:table-cell table:number-columns-repeated="2"/>
          <table:table-cell office:value-type="float" office:value="555679" calcext:value-type="float">
            <text:p>555679</text:p>
          </table:table-cell>
          <table:table-cell table:number-columns-repeated="2"/>
          <table:table-cell office:value-type="float" office:value="419925" calcext:value-type="float">
            <text:p>419925</text:p>
          </table:table-cell>
          <table:table-cell table:number-columns-repeated="2"/>
          <table:table-cell office:value-type="float" office:value="412795" calcext:value-type="float">
            <text:p>412795</text:p>
          </table:table-cell>
          <table:table-cell table:number-columns-repeated="2"/>
          <table:table-cell office:value-type="float" office:value="401028" calcext:value-type="float">
            <text:p>401028</text:p>
          </table:table-cell>
          <table:table-cell table:number-columns-repeated="2"/>
          <table:table-cell office:value-type="float" office:value="571592" calcext:value-type="float">
            <text:p>571592</text:p>
          </table:table-cell>
          <table:table-cell table:number-columns-repeated="2"/>
          <table:table-cell office:value-type="float" office:value="435538" calcext:value-type="float">
            <text:p>435538</text:p>
          </table:table-cell>
          <table:table-cell table:number-columns-repeated="3"/>
          <table:table-cell office:value-type="float" office:value="525930" calcext:value-type="float">
            <text:p>525930</text:p>
          </table:table-cell>
          <table:table-cell table:number-columns-repeated="3"/>
          <table:table-cell office:value-type="float" office:value="246200" calcext:value-type="float">
            <text:p>246200</text:p>
          </table:table-cell>
          <table:table-cell/>
          <table:table-cell office:value-type="float" office:value="2967040" calcext:value-type="float">
            <text:p>2967040</text:p>
          </table:table-cell>
          <table:table-cell/>
          <table:table-cell office:value-type="float" office:value="2827460" calcext:value-type="float">
            <text:p>2827460</text:p>
          </table:table-cell>
          <table:table-cell/>
          <table:table-cell office:value-type="float" office:value="2540470" calcext:value-type="float">
            <text:p>2540470</text:p>
          </table:table-cell>
          <table:table-cell/>
          <table:table-cell office:value-type="float" office:value="3065065" calcext:value-type="float">
            <text:p>306506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60553" calcext:value-type="float">
            <text:p>760553</text:p>
          </table:table-cell>
          <table:table-cell table:number-columns-repeated="2"/>
          <table:table-cell office:value-type="float" office:value="582989" calcext:value-type="float">
            <text:p>582989</text:p>
          </table:table-cell>
          <table:table-cell table:number-columns-repeated="2"/>
          <table:table-cell office:value-type="float" office:value="613214" calcext:value-type="float">
            <text:p>613214</text:p>
          </table:table-cell>
          <table:table-cell table:number-columns-repeated="2"/>
          <table:table-cell office:value-type="float" office:value="655596" calcext:value-type="float">
            <text:p>655596</text:p>
          </table:table-cell>
          <table:table-cell table:number-columns-repeated="2"/>
          <table:table-cell office:value-type="float" office:value="628543" calcext:value-type="float">
            <text:p>628543</text:p>
          </table:table-cell>
          <table:table-cell table:number-columns-repeated="2"/>
          <table:table-cell office:value-type="float" office:value="780041" calcext:value-type="float">
            <text:p>780041</text:p>
          </table:table-cell>
          <table:table-cell table:number-columns-repeated="2"/>
          <table:table-cell office:value-type="float" office:value="534053" calcext:value-type="float">
            <text:p>534053</text:p>
          </table:table-cell>
          <table:table-cell table:number-columns-repeated="3"/>
          <table:table-cell office:value-type="float" office:value="779366" calcext:value-type="float">
            <text:p>779366</text:p>
          </table:table-cell>
          <table:table-cell table:number-columns-repeated="3"/>
          <table:table-cell office:value-type="float" office:value="343748" calcext:value-type="float">
            <text:p>343748</text:p>
          </table:table-cell>
          <table:table-cell/>
          <table:table-cell office:value-type="float" office:value="2984661" calcext:value-type="float">
            <text:p>2984661</text:p>
          </table:table-cell>
          <table:table-cell/>
          <table:table-cell office:value-type="float" office:value="2847707" calcext:value-type="float">
            <text:p>2847707</text:p>
          </table:table-cell>
          <table:table-cell/>
          <table:table-cell office:value-type="float" office:value="2539288" calcext:value-type="float">
            <text:p>2539288</text:p>
          </table:table-cell>
          <table:table-cell/>
          <table:table-cell office:value-type="float" office:value="3057058" calcext:value-type="float">
            <text:p>305705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96732" calcext:value-type="float">
            <text:p>796732</text:p>
          </table:table-cell>
          <table:table-cell table:number-columns-repeated="2"/>
          <table:table-cell office:value-type="float" office:value="812480" calcext:value-type="float">
            <text:p>812480</text:p>
          </table:table-cell>
          <table:table-cell table:number-columns-repeated="2"/>
          <table:table-cell office:value-type="float" office:value="813739" calcext:value-type="float">
            <text:p>813739</text:p>
          </table:table-cell>
          <table:table-cell table:number-columns-repeated="2"/>
          <table:table-cell office:value-type="float" office:value="843805" calcext:value-type="float">
            <text:p>843805</text:p>
          </table:table-cell>
          <table:table-cell table:number-columns-repeated="2"/>
          <table:table-cell office:value-type="float" office:value="843900" calcext:value-type="float">
            <text:p>843900</text:p>
          </table:table-cell>
          <table:table-cell table:number-columns-repeated="2"/>
          <table:table-cell office:value-type="float" office:value="852135" calcext:value-type="float">
            <text:p>852135</text:p>
          </table:table-cell>
          <table:table-cell table:number-columns-repeated="2"/>
          <table:table-cell office:value-type="float" office:value="752256" calcext:value-type="float">
            <text:p>752256</text:p>
          </table:table-cell>
          <table:table-cell table:number-columns-repeated="3"/>
          <table:table-cell office:value-type="float" office:value="863515" calcext:value-type="float">
            <text:p>863515</text:p>
          </table:table-cell>
          <table:table-cell table:number-columns-repeated="3"/>
          <table:table-cell office:value-type="float" office:value="610118" calcext:value-type="float">
            <text:p>610118</text:p>
          </table:table-cell>
          <table:table-cell/>
          <table:table-cell office:value-type="float" office:value="2895518" calcext:value-type="float">
            <text:p>2895518</text:p>
          </table:table-cell>
          <table:table-cell/>
          <table:table-cell office:value-type="float" office:value="2874184" calcext:value-type="float">
            <text:p>2874184</text:p>
          </table:table-cell>
          <table:table-cell/>
          <table:table-cell office:value-type="float" office:value="2165935" calcext:value-type="float">
            <text:p>2165935</text:p>
          </table:table-cell>
          <table:table-cell/>
          <table:table-cell office:value-type="float" office:value="3001282" calcext:value-type="float">
            <text:p>300128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849651" calcext:value-type="float">
            <text:p>849651</text:p>
          </table:table-cell>
          <table:table-cell table:number-columns-repeated="2"/>
          <table:table-cell office:value-type="float" office:value="897802" calcext:value-type="float">
            <text:p>897802</text:p>
          </table:table-cell>
          <table:table-cell table:number-columns-repeated="2"/>
          <table:table-cell office:value-type="float" office:value="796368" calcext:value-type="float">
            <text:p>796368</text:p>
          </table:table-cell>
          <table:table-cell table:number-columns-repeated="2"/>
          <table:table-cell office:value-type="float" office:value="799515" calcext:value-type="float">
            <text:p>799515</text:p>
          </table:table-cell>
          <table:table-cell table:number-columns-repeated="2"/>
          <table:table-cell office:value-type="float" office:value="808543" calcext:value-type="float">
            <text:p>808543</text:p>
          </table:table-cell>
          <table:table-cell table:number-columns-repeated="2"/>
          <table:table-cell office:value-type="float" office:value="917819" calcext:value-type="float">
            <text:p>917819</text:p>
          </table:table-cell>
          <table:table-cell table:number-columns-repeated="2"/>
          <table:table-cell office:value-type="float" office:value="717124" calcext:value-type="float">
            <text:p>717124</text:p>
          </table:table-cell>
          <table:table-cell table:number-columns-repeated="3"/>
          <table:table-cell office:value-type="float" office:value="918643" calcext:value-type="float">
            <text:p>918643</text:p>
          </table:table-cell>
          <table:table-cell table:number-columns-repeated="3"/>
          <table:table-cell office:value-type="float" office:value="674883" calcext:value-type="float">
            <text:p>674883</text:p>
          </table:table-cell>
          <table:table-cell/>
          <table:table-cell office:value-type="float" office:value="2840696" calcext:value-type="float">
            <text:p>2840696</text:p>
          </table:table-cell>
          <table:table-cell/>
          <table:table-cell office:value-type="float" office:value="2583086" calcext:value-type="float">
            <text:p>2583086</text:p>
          </table:table-cell>
          <table:table-cell/>
          <table:table-cell office:value-type="float" office:value="1686811" calcext:value-type="float">
            <text:p>1686811</text:p>
          </table:table-cell>
          <table:table-cell/>
          <table:table-cell office:value-type="float" office:value="2448296" calcext:value-type="float">
            <text:p>244829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46840" calcext:value-type="float">
            <text:p>846840</text:p>
          </table:table-cell>
          <table:table-cell table:number-columns-repeated="2"/>
          <table:table-cell office:value-type="float" office:value="913215" calcext:value-type="float">
            <text:p>913215</text:p>
          </table:table-cell>
          <table:table-cell table:number-columns-repeated="2"/>
          <table:table-cell office:value-type="float" office:value="798378" calcext:value-type="float">
            <text:p>798378</text:p>
          </table:table-cell>
          <table:table-cell table:number-columns-repeated="2"/>
          <table:table-cell office:value-type="float" office:value="807372" calcext:value-type="float">
            <text:p>807372</text:p>
          </table:table-cell>
          <table:table-cell table:number-columns-repeated="2"/>
          <table:table-cell office:value-type="float" office:value="814751" calcext:value-type="float">
            <text:p>814751</text:p>
          </table:table-cell>
          <table:table-cell table:number-columns-repeated="2"/>
          <table:table-cell office:value-type="float" office:value="940646" calcext:value-type="float">
            <text:p>940646</text:p>
          </table:table-cell>
          <table:table-cell table:number-columns-repeated="2"/>
          <table:table-cell office:value-type="float" office:value="737234" calcext:value-type="float">
            <text:p>737234</text:p>
          </table:table-cell>
          <table:table-cell table:number-columns-repeated="3"/>
          <table:table-cell office:value-type="float" office:value="771215" calcext:value-type="float">
            <text:p>771215</text:p>
          </table:table-cell>
          <table:table-cell table:number-columns-repeated="3"/>
          <table:table-cell office:value-type="float" office:value="695504" calcext:value-type="float">
            <text:p>695504</text:p>
          </table:table-cell>
          <table:table-cell/>
          <table:table-cell office:value-type="float" office:value="2565853" calcext:value-type="float">
            <text:p>2565853</text:p>
          </table:table-cell>
          <table:table-cell/>
          <table:table-cell office:value-type="float" office:value="2564728" calcext:value-type="float">
            <text:p>2564728</text:p>
          </table:table-cell>
          <table:table-cell/>
          <table:table-cell office:value-type="float" office:value="1197065" calcext:value-type="float">
            <text:p>1197065</text:p>
          </table:table-cell>
          <table:table-cell/>
          <table:table-cell office:value-type="float" office:value="2225784" calcext:value-type="float">
            <text:p>222578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436" calcext:value-type="float">
            <text:p>22436</text:p>
          </table:table-cell>
          <table:table-cell table:number-columns-repeated="3"/>
          <table:table-cell office:value-type="float" office:value="26164" calcext:value-type="float">
            <text:p>26164</text:p>
          </table:table-cell>
          <table:table-cell table:number-columns-repeated="3"/>
          <table:table-cell office:value-type="float" office:value="22115" calcext:value-type="float">
            <text:p>22115</text:p>
          </table:table-cell>
          <table:table-cell table:number-columns-repeated="3"/>
          <table:table-cell office:value-type="float" office:value="20371" calcext:value-type="float">
            <text:p>20371</text:p>
          </table:table-cell>
          <table:table-cell table:number-columns-repeated="3"/>
          <table:table-cell office:value-type="float" office:value="17887" calcext:value-type="float">
            <text:p>17887</text:p>
          </table:table-cell>
          <table:table-cell table:number-columns-repeated="3"/>
          <table:table-cell office:value-type="float" office:value="22294" calcext:value-type="float">
            <text:p>22294</text:p>
          </table:table-cell>
          <table:table-cell table:number-columns-repeated="3"/>
          <table:table-cell office:value-type="float" office:value="18025" calcext:value-type="float">
            <text:p>18025</text:p>
          </table:table-cell>
          <table:table-cell table:number-columns-repeated="4"/>
          <table:table-cell office:value-type="float" office:value="22815" calcext:value-type="float">
            <text:p>22815</text:p>
          </table:table-cell>
          <table:table-cell table:number-columns-repeated="4"/>
          <table:table-cell office:value-type="float" office:value="11412" calcext:value-type="float">
            <text:p>11412</text:p>
          </table:table-cell>
          <table:table-cell table:number-columns-repeated="2"/>
          <table:table-cell office:value-type="float" office:value="689794" calcext:value-type="float">
            <text:p>689794</text:p>
          </table:table-cell>
          <table:table-cell table:number-columns-repeated="2"/>
          <table:table-cell office:value-type="float" office:value="680907" calcext:value-type="float">
            <text:p>680907</text:p>
          </table:table-cell>
          <table:table-cell table:number-columns-repeated="2"/>
          <table:table-cell office:value-type="float" office:value="674002" calcext:value-type="float">
            <text:p>674002</text:p>
          </table:table-cell>
          <table:table-cell table:number-columns-repeated="2"/>
          <table:table-cell office:value-type="float" office:value="682228" calcext:value-type="float">
            <text:p>68222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643" calcext:value-type="float">
            <text:p>42643</text:p>
          </table:table-cell>
          <table:table-cell table:number-columns-repeated="3"/>
          <table:table-cell office:value-type="float" office:value="49830" calcext:value-type="float">
            <text:p>49830</text:p>
          </table:table-cell>
          <table:table-cell table:number-columns-repeated="3"/>
          <table:table-cell office:value-type="float" office:value="32155" calcext:value-type="float">
            <text:p>32155</text:p>
          </table:table-cell>
          <table:table-cell table:number-columns-repeated="3"/>
          <table:table-cell office:value-type="float" office:value="31932" calcext:value-type="float">
            <text:p>31932</text:p>
          </table:table-cell>
          <table:table-cell table:number-columns-repeated="3"/>
          <table:table-cell office:value-type="float" office:value="34118" calcext:value-type="float">
            <text:p>34118</text:p>
          </table:table-cell>
          <table:table-cell table:number-columns-repeated="3"/>
          <table:table-cell office:value-type="float" office:value="46290" calcext:value-type="float">
            <text:p>46290</text:p>
          </table:table-cell>
          <table:table-cell table:number-columns-repeated="3"/>
          <table:table-cell office:value-type="float" office:value="32129" calcext:value-type="float">
            <text:p>32129</text:p>
          </table:table-cell>
          <table:table-cell table:number-columns-repeated="4"/>
          <table:table-cell office:value-type="float" office:value="46211" calcext:value-type="float">
            <text:p>46211</text:p>
          </table:table-cell>
          <table:table-cell table:number-columns-repeated="4"/>
          <table:table-cell office:value-type="float" office:value="30355" calcext:value-type="float">
            <text:p>30355</text:p>
          </table:table-cell>
          <table:table-cell/>
          <table:table-cell office:value-type="float" office:value="1128180" calcext:value-type="float">
            <text:p>1128180</text:p>
          </table:table-cell>
          <table:table-cell/>
          <table:table-cell office:value-type="float" office:value="1088124" calcext:value-type="float">
            <text:p>1088124</text:p>
          </table:table-cell>
          <table:table-cell/>
          <table:table-cell office:value-type="float" office:value="1109989" calcext:value-type="float">
            <text:p>1109989</text:p>
          </table:table-cell>
          <table:table-cell/>
          <table:table-cell office:value-type="float" office:value="1133793" calcext:value-type="float">
            <text:p>1133793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5209" calcext:value-type="float">
            <text:p>85209</text:p>
          </table:table-cell>
          <table:table-cell table:number-columns-repeated="3"/>
          <table:table-cell office:value-type="float" office:value="87283" calcext:value-type="float">
            <text:p>87283</text:p>
          </table:table-cell>
          <table:table-cell table:number-columns-repeated="3"/>
          <table:table-cell office:value-type="float" office:value="54740" calcext:value-type="float">
            <text:p>54740</text:p>
          </table:table-cell>
          <table:table-cell table:number-columns-repeated="3"/>
          <table:table-cell office:value-type="float" office:value="54236" calcext:value-type="float">
            <text:p>54236</text:p>
          </table:table-cell>
          <table:table-cell table:number-columns-repeated="3"/>
          <table:table-cell office:value-type="float" office:value="60822" calcext:value-type="float">
            <text:p>60822</text:p>
          </table:table-cell>
          <table:table-cell table:number-columns-repeated="3"/>
          <table:table-cell office:value-type="float" office:value="82635" calcext:value-type="float">
            <text:p>82635</text:p>
          </table:table-cell>
          <table:table-cell table:number-columns-repeated="3"/>
          <table:table-cell office:value-type="float" office:value="61847" calcext:value-type="float">
            <text:p>61847</text:p>
          </table:table-cell>
          <table:table-cell table:number-columns-repeated="4"/>
          <table:table-cell office:value-type="float" office:value="82287" calcext:value-type="float">
            <text:p>82287</text:p>
          </table:table-cell>
          <table:table-cell table:number-columns-repeated="4"/>
          <table:table-cell office:value-type="float" office:value="58869" calcext:value-type="float">
            <text:p>58869</text:p>
          </table:table-cell>
          <table:table-cell/>
          <table:table-cell office:value-type="float" office:value="1608103" calcext:value-type="float">
            <text:p>1608103</text:p>
          </table:table-cell>
          <table:table-cell/>
          <table:table-cell office:value-type="float" office:value="1557103" calcext:value-type="float">
            <text:p>1557103</text:p>
          </table:table-cell>
          <table:table-cell/>
          <table:table-cell office:value-type="float" office:value="1604418" calcext:value-type="float">
            <text:p>1604418</text:p>
          </table:table-cell>
          <table:table-cell/>
          <table:table-cell office:value-type="float" office:value="1691653" calcext:value-type="float">
            <text:p>169165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9827" calcext:value-type="float">
            <text:p>149827</text:p>
          </table:table-cell>
          <table:table-cell table:number-columns-repeated="2"/>
          <table:table-cell office:value-type="float" office:value="156353" calcext:value-type="float">
            <text:p>156353</text:p>
          </table:table-cell>
          <table:table-cell table:number-columns-repeated="3"/>
          <table:table-cell office:value-type="float" office:value="97072" calcext:value-type="float">
            <text:p>97072</text:p>
          </table:table-cell>
          <table:table-cell table:number-columns-repeated="3"/>
          <table:table-cell office:value-type="float" office:value="96888" calcext:value-type="float">
            <text:p>96888</text:p>
          </table:table-cell>
          <table:table-cell table:number-columns-repeated="2"/>
          <table:table-cell office:value-type="float" office:value="103266" calcext:value-type="float">
            <text:p>103266</text:p>
          </table:table-cell>
          <table:table-cell table:number-columns-repeated="2"/>
          <table:table-cell office:value-type="float" office:value="158956" calcext:value-type="float">
            <text:p>158956</text:p>
          </table:table-cell>
          <table:table-cell table:number-columns-repeated="2"/>
          <table:table-cell office:value-type="float" office:value="109555" calcext:value-type="float">
            <text:p>109555</text:p>
          </table:table-cell>
          <table:table-cell table:number-columns-repeated="3"/>
          <table:table-cell office:value-type="float" office:value="149916" calcext:value-type="float">
            <text:p>149916</text:p>
          </table:table-cell>
          <table:table-cell table:number-columns-repeated="3"/>
          <table:table-cell office:value-type="float" office:value="112353" calcext:value-type="float">
            <text:p>112353</text:p>
          </table:table-cell>
          <table:table-cell/>
          <table:table-cell office:value-type="float" office:value="2079082" calcext:value-type="float">
            <text:p>2079082</text:p>
          </table:table-cell>
          <table:table-cell/>
          <table:table-cell office:value-type="float" office:value="1998438" calcext:value-type="float">
            <text:p>1998438</text:p>
          </table:table-cell>
          <table:table-cell/>
          <table:table-cell office:value-type="float" office:value="2166593" calcext:value-type="float">
            <text:p>2166593</text:p>
          </table:table-cell>
          <table:table-cell/>
          <table:table-cell office:value-type="float" office:value="2129894" calcext:value-type="float">
            <text:p>2129894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9613" calcext:value-type="float">
            <text:p>219613</text:p>
          </table:table-cell>
          <table:table-cell table:number-columns-repeated="2"/>
          <table:table-cell office:value-type="float" office:value="254421" calcext:value-type="float">
            <text:p>254421</text:p>
          </table:table-cell>
          <table:table-cell table:number-columns-repeated="2"/>
          <table:table-cell office:value-type="float" office:value="214068" calcext:value-type="float">
            <text:p>214068</text:p>
          </table:table-cell>
          <table:table-cell table:number-columns-repeated="2"/>
          <table:table-cell office:value-type="float" office:value="212710" calcext:value-type="float">
            <text:p>212710</text:p>
          </table:table-cell>
          <table:table-cell table:number-columns-repeated="2"/>
          <table:table-cell office:value-type="float" office:value="190742" calcext:value-type="float">
            <text:p>190742</text:p>
          </table:table-cell>
          <table:table-cell table:number-columns-repeated="2"/>
          <table:table-cell office:value-type="float" office:value="253643" calcext:value-type="float">
            <text:p>253643</text:p>
          </table:table-cell>
          <table:table-cell table:number-columns-repeated="2"/>
          <table:table-cell office:value-type="float" office:value="185782" calcext:value-type="float">
            <text:p>185782</text:p>
          </table:table-cell>
          <table:table-cell table:number-columns-repeated="3"/>
          <table:table-cell office:value-type="float" office:value="238909" calcext:value-type="float">
            <text:p>238909</text:p>
          </table:table-cell>
          <table:table-cell table:number-columns-repeated="3"/>
          <table:table-cell office:value-type="float" office:value="187776" calcext:value-type="float">
            <text:p>187776</text:p>
          </table:table-cell>
          <table:table-cell/>
          <table:table-cell office:value-type="float" office:value="2494442" calcext:value-type="float">
            <text:p>2494442</text:p>
          </table:table-cell>
          <table:table-cell/>
          <table:table-cell office:value-type="float" office:value="2327934" calcext:value-type="float">
            <text:p>2327934</text:p>
          </table:table-cell>
          <table:table-cell/>
          <table:table-cell office:value-type="float" office:value="2531911" calcext:value-type="float">
            <text:p>2531911</text:p>
          </table:table-cell>
          <table:table-cell/>
          <table:table-cell office:value-type="float" office:value="2689208" calcext:value-type="float">
            <text:p>2689208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815" calcext:value-type="float">
            <text:p>327815</text:p>
          </table:table-cell>
          <table:table-cell table:number-columns-repeated="2"/>
          <table:table-cell office:value-type="float" office:value="370485" calcext:value-type="float">
            <text:p>370485</text:p>
          </table:table-cell>
          <table:table-cell table:number-columns-repeated="2"/>
          <table:table-cell office:value-type="float" office:value="316525" calcext:value-type="float">
            <text:p>316525</text:p>
          </table:table-cell>
          <table:table-cell table:number-columns-repeated="2"/>
          <table:table-cell office:value-type="float" office:value="315670" calcext:value-type="float">
            <text:p>315670</text:p>
          </table:table-cell>
          <table:table-cell table:number-columns-repeated="2"/>
          <table:table-cell office:value-type="float" office:value="288298" calcext:value-type="float">
            <text:p>288298</text:p>
          </table:table-cell>
          <table:table-cell table:number-columns-repeated="2"/>
          <table:table-cell office:value-type="float" office:value="366111" calcext:value-type="float">
            <text:p>366111</text:p>
          </table:table-cell>
          <table:table-cell table:number-columns-repeated="2"/>
          <table:table-cell office:value-type="float" office:value="284539" calcext:value-type="float">
            <text:p>284539</text:p>
          </table:table-cell>
          <table:table-cell table:number-columns-repeated="3"/>
          <table:table-cell office:value-type="float" office:value="341562" calcext:value-type="float">
            <text:p>341562</text:p>
          </table:table-cell>
          <table:table-cell table:number-columns-repeated="3"/>
          <table:table-cell office:value-type="float" office:value="298381" calcext:value-type="float">
            <text:p>298381</text:p>
          </table:table-cell>
          <table:table-cell/>
          <table:table-cell office:value-type="float" office:value="2708233" calcext:value-type="float">
            <text:p>2708233</text:p>
          </table:table-cell>
          <table:table-cell/>
          <table:table-cell office:value-type="float" office:value="2540351" calcext:value-type="float">
            <text:p>2540351</text:p>
          </table:table-cell>
          <table:table-cell/>
          <table:table-cell office:value-type="float" office:value="2513577" calcext:value-type="float">
            <text:p>2513577</text:p>
          </table:table-cell>
          <table:table-cell/>
          <table:table-cell office:value-type="float" office:value="2825314" calcext:value-type="float">
            <text:p>282531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69313" calcext:value-type="float">
            <text:p>469313</text:p>
          </table:table-cell>
          <table:table-cell table:number-columns-repeated="2"/>
          <table:table-cell office:value-type="float" office:value="418156" calcext:value-type="float">
            <text:p>418156</text:p>
          </table:table-cell>
          <table:table-cell table:number-columns-repeated="2"/>
          <table:table-cell office:value-type="float" office:value="438312" calcext:value-type="float">
            <text:p>438312</text:p>
          </table:table-cell>
          <table:table-cell table:number-columns-repeated="2"/>
          <table:table-cell office:value-type="float" office:value="429767" calcext:value-type="float">
            <text:p>429767</text:p>
          </table:table-cell>
          <table:table-cell table:number-columns-repeated="2"/>
          <table:table-cell office:value-type="float" office:value="378793" calcext:value-type="float">
            <text:p>378793</text:p>
          </table:table-cell>
          <table:table-cell table:number-columns-repeated="2"/>
          <table:table-cell office:value-type="float" office:value="416819" calcext:value-type="float">
            <text:p>416819</text:p>
          </table:table-cell>
          <table:table-cell table:number-columns-repeated="2"/>
          <table:table-cell office:value-type="float" office:value="373584" calcext:value-type="float">
            <text:p>373584</text:p>
          </table:table-cell>
          <table:table-cell table:number-columns-repeated="3"/>
          <table:table-cell office:value-type="float" office:value="487700" calcext:value-type="float">
            <text:p>487700</text:p>
          </table:table-cell>
          <table:table-cell table:number-columns-repeated="3"/>
          <table:table-cell office:value-type="float" office:value="386963" calcext:value-type="float">
            <text:p>386963</text:p>
          </table:table-cell>
          <table:table-cell/>
          <table:table-cell office:value-type="float" office:value="2879184" calcext:value-type="float">
            <text:p>2879184</text:p>
          </table:table-cell>
          <table:table-cell/>
          <table:table-cell office:value-type="float" office:value="2703719" calcext:value-type="float">
            <text:p>2703719</text:p>
          </table:table-cell>
          <table:table-cell/>
          <table:table-cell office:value-type="float" office:value="2510149" calcext:value-type="float">
            <text:p>2510149</text:p>
          </table:table-cell>
          <table:table-cell/>
          <table:table-cell office:value-type="float" office:value="2759596" calcext:value-type="float">
            <text:p>275959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49687" calcext:value-type="float">
            <text:p>549687</text:p>
          </table:table-cell>
          <table:table-cell table:number-columns-repeated="2"/>
          <table:table-cell office:value-type="float" office:value="574582" calcext:value-type="float">
            <text:p>574582</text:p>
          </table:table-cell>
          <table:table-cell table:number-columns-repeated="2"/>
          <table:table-cell office:value-type="float" office:value="530908" calcext:value-type="float">
            <text:p>530908</text:p>
          </table:table-cell>
          <table:table-cell table:number-columns-repeated="2"/>
          <table:table-cell office:value-type="float" office:value="526755" calcext:value-type="float">
            <text:p>526755</text:p>
          </table:table-cell>
          <table:table-cell table:number-columns-repeated="2"/>
          <table:table-cell office:value-type="float" office:value="448022" calcext:value-type="float">
            <text:p>448022</text:p>
          </table:table-cell>
          <table:table-cell table:number-columns-repeated="2"/>
          <table:table-cell office:value-type="float" office:value="550330" calcext:value-type="float">
            <text:p>550330</text:p>
          </table:table-cell>
          <table:table-cell table:number-columns-repeated="2"/>
          <table:table-cell office:value-type="float" office:value="447126" calcext:value-type="float">
            <text:p>447126</text:p>
          </table:table-cell>
          <table:table-cell table:number-columns-repeated="3"/>
          <table:table-cell office:value-type="float" office:value="594469" calcext:value-type="float">
            <text:p>594469</text:p>
          </table:table-cell>
          <table:table-cell table:number-columns-repeated="3"/>
          <table:table-cell office:value-type="float" office:value="450302" calcext:value-type="float">
            <text:p>450302</text:p>
          </table:table-cell>
          <table:table-cell/>
          <table:table-cell office:value-type="float" office:value="2966396" calcext:value-type="float">
            <text:p>2966396</text:p>
          </table:table-cell>
          <table:table-cell/>
          <table:table-cell office:value-type="float" office:value="2744112" calcext:value-type="float">
            <text:p>2744112</text:p>
          </table:table-cell>
          <table:table-cell/>
          <table:table-cell office:value-type="float" office:value="2507537" calcext:value-type="float">
            <text:p>2507537</text:p>
          </table:table-cell>
          <table:table-cell/>
          <table:table-cell office:value-type="float" office:value="2826435" calcext:value-type="float">
            <text:p>2826435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98603" calcext:value-type="float">
            <text:p>498603</text:p>
          </table:table-cell>
          <table:table-cell table:number-columns-repeated="2"/>
          <table:table-cell office:value-type="float" office:value="649596" calcext:value-type="float">
            <text:p>649596</text:p>
          </table:table-cell>
          <table:table-cell table:number-columns-repeated="2"/>
          <table:table-cell office:value-type="float" office:value="623936" calcext:value-type="float">
            <text:p>623936</text:p>
          </table:table-cell>
          <table:table-cell table:number-columns-repeated="2"/>
          <table:table-cell office:value-type="float" office:value="621469" calcext:value-type="float">
            <text:p>621469</text:p>
          </table:table-cell>
          <table:table-cell table:number-columns-repeated="2"/>
          <table:table-cell office:value-type="float" office:value="553296" calcext:value-type="float">
            <text:p>553296</text:p>
          </table:table-cell>
          <table:table-cell table:number-columns-repeated="2"/>
          <table:table-cell office:value-type="float" office:value="772688" calcext:value-type="float">
            <text:p>772688</text:p>
          </table:table-cell>
          <table:table-cell table:number-columns-repeated="2"/>
          <table:table-cell office:value-type="float" office:value="550068" calcext:value-type="float">
            <text:p>550068</text:p>
          </table:table-cell>
          <table:table-cell table:number-columns-repeated="3"/>
          <table:table-cell office:value-type="float" office:value="773198" calcext:value-type="float">
            <text:p>773198</text:p>
          </table:table-cell>
          <table:table-cell table:number-columns-repeated="3"/>
          <table:table-cell office:value-type="float" office:value="431681" calcext:value-type="float">
            <text:p>431681</text:p>
          </table:table-cell>
          <table:table-cell/>
          <table:table-cell office:value-type="float" office:value="2930004" calcext:value-type="float">
            <text:p>2930004</text:p>
          </table:table-cell>
          <table:table-cell/>
          <table:table-cell office:value-type="float" office:value="2827313" calcext:value-type="float">
            <text:p>2827313</text:p>
          </table:table-cell>
          <table:table-cell/>
          <table:table-cell office:value-type="float" office:value="2564728" calcext:value-type="float">
            <text:p>2564728</text:p>
          </table:table-cell>
          <table:table-cell/>
          <table:table-cell office:value-type="float" office:value="2760945" calcext:value-type="float">
            <text:p>276094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39094" calcext:value-type="float">
            <text:p>839094</text:p>
          </table:table-cell>
          <table:table-cell table:number-columns-repeated="2"/>
          <table:table-cell office:value-type="float" office:value="874545" calcext:value-type="float">
            <text:p>874545</text:p>
          </table:table-cell>
          <table:table-cell table:number-columns-repeated="2"/>
          <table:table-cell office:value-type="float" office:value="751277" calcext:value-type="float">
            <text:p>751277</text:p>
          </table:table-cell>
          <table:table-cell table:number-columns-repeated="2"/>
          <table:table-cell office:value-type="float" office:value="720869" calcext:value-type="float">
            <text:p>720869</text:p>
          </table:table-cell>
          <table:table-cell table:number-columns-repeated="2"/>
          <table:table-cell office:value-type="float" office:value="696912" calcext:value-type="float">
            <text:p>696912</text:p>
          </table:table-cell>
          <table:table-cell table:number-columns-repeated="2"/>
          <table:table-cell office:value-type="float" office:value="861748" calcext:value-type="float">
            <text:p>861748</text:p>
          </table:table-cell>
          <table:table-cell table:number-columns-repeated="2"/>
          <table:table-cell office:value-type="float" office:value="688267" calcext:value-type="float">
            <text:p>688267</text:p>
          </table:table-cell>
          <table:table-cell table:number-columns-repeated="3"/>
          <table:table-cell office:value-type="float" office:value="842239" calcext:value-type="float">
            <text:p>842239</text:p>
          </table:table-cell>
          <table:table-cell table:number-columns-repeated="3"/>
          <table:table-cell office:value-type="float" office:value="669406" calcext:value-type="float">
            <text:p>669406</text:p>
          </table:table-cell>
          <table:table-cell/>
          <table:table-cell office:value-type="float" office:value="2937411" calcext:value-type="float">
            <text:p>2937411</text:p>
          </table:table-cell>
          <table:table-cell/>
          <table:table-cell office:value-type="float" office:value="2781474" calcext:value-type="float">
            <text:p>2781474</text:p>
          </table:table-cell>
          <table:table-cell/>
          <table:table-cell office:value-type="float" office:value="2380288" calcext:value-type="float">
            <text:p>2380288</text:p>
          </table:table-cell>
          <table:table-cell/>
          <table:table-cell office:value-type="float" office:value="2643859" calcext:value-type="float">
            <text:p>264385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853342" calcext:value-type="float">
            <text:p>853342</text:p>
          </table:table-cell>
          <table:table-cell table:number-columns-repeated="2"/>
          <table:table-cell office:value-type="float" office:value="888676" calcext:value-type="float">
            <text:p>888676</text:p>
          </table:table-cell>
          <table:table-cell table:number-columns-repeated="2"/>
          <table:table-cell office:value-type="float" office:value="701444" calcext:value-type="float">
            <text:p>701444</text:p>
          </table:table-cell>
          <table:table-cell table:number-columns-repeated="2"/>
          <table:table-cell office:value-type="float" office:value="698049" calcext:value-type="float">
            <text:p>698049</text:p>
          </table:table-cell>
          <table:table-cell table:number-columns-repeated="2"/>
          <table:table-cell office:value-type="float" office:value="686557" calcext:value-type="float">
            <text:p>686557</text:p>
          </table:table-cell>
          <table:table-cell table:number-columns-repeated="2"/>
          <table:table-cell office:value-type="float" office:value="890400" calcext:value-type="float">
            <text:p>890400</text:p>
          </table:table-cell>
          <table:table-cell table:number-columns-repeated="2"/>
          <table:table-cell office:value-type="float" office:value="726067" calcext:value-type="float">
            <text:p>726067</text:p>
          </table:table-cell>
          <table:table-cell table:number-columns-repeated="3"/>
          <table:table-cell office:value-type="float" office:value="765264" calcext:value-type="float">
            <text:p>765264</text:p>
          </table:table-cell>
          <table:table-cell table:number-columns-repeated="3"/>
          <table:table-cell office:value-type="float" office:value="555423" calcext:value-type="float">
            <text:p>555423</text:p>
          </table:table-cell>
          <table:table-cell/>
          <table:table-cell office:value-type="float" office:value="2618423" calcext:value-type="float">
            <text:p>2618423</text:p>
          </table:table-cell>
          <table:table-cell/>
          <table:table-cell office:value-type="float" office:value="2679488" calcext:value-type="float">
            <text:p>2679488</text:p>
          </table:table-cell>
          <table:table-cell/>
          <table:table-cell office:value-type="float" office:value="1883586" calcext:value-type="float">
            <text:p>1883586</text:p>
          </table:table-cell>
          <table:table-cell/>
          <table:table-cell office:value-type="float" office:value="2293296" calcext:value-type="float">
            <text:p>2293296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93781" calcext:value-type="float">
            <text:p>893781</text:p>
          </table:table-cell>
          <table:table-cell table:number-columns-repeated="2"/>
          <table:table-cell office:value-type="float" office:value="913240" calcext:value-type="float">
            <text:p>913240</text:p>
          </table:table-cell>
          <table:table-cell table:number-columns-repeated="2"/>
          <table:table-cell office:value-type="float" office:value="788461" calcext:value-type="float">
            <text:p>788461</text:p>
          </table:table-cell>
          <table:table-cell table:number-columns-repeated="2"/>
          <table:table-cell office:value-type="float" office:value="794287" calcext:value-type="float">
            <text:p>794287</text:p>
          </table:table-cell>
          <table:table-cell table:number-columns-repeated="2"/>
          <table:table-cell office:value-type="float" office:value="769935" calcext:value-type="float">
            <text:p>769935</text:p>
          </table:table-cell>
          <table:table-cell table:number-columns-repeated="2"/>
          <table:table-cell office:value-type="float" office:value="905828" calcext:value-type="float">
            <text:p>905828</text:p>
          </table:table-cell>
          <table:table-cell table:number-columns-repeated="2"/>
          <table:table-cell office:value-type="float" office:value="735407" calcext:value-type="float">
            <text:p>735407</text:p>
          </table:table-cell>
          <table:table-cell table:number-columns-repeated="3"/>
          <table:table-cell office:value-type="float" office:value="919292" calcext:value-type="float">
            <text:p>919292</text:p>
          </table:table-cell>
          <table:table-cell table:number-columns-repeated="3"/>
          <table:table-cell office:value-type="float" office:value="716566" calcext:value-type="float">
            <text:p>716566</text:p>
          </table:table-cell>
          <table:table-cell/>
          <table:table-cell office:value-type="float" office:value="1924179" calcext:value-type="float">
            <text:p>1924179</text:p>
          </table:table-cell>
          <table:table-cell/>
          <table:table-cell office:value-type="float" office:value="1935910" calcext:value-type="float">
            <text:p>1935910</text:p>
          </table:table-cell>
          <table:table-cell/>
          <table:table-cell office:value-type="float" office:value="1109981" calcext:value-type="float">
            <text:p>1109981</text:p>
          </table:table-cell>
          <table:table-cell/>
          <table:table-cell office:value-type="float" office:value="1690972" calcext:value-type="float">
            <text:p>169097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916284" calcext:value-type="float">
            <text:p>916284</text:p>
          </table:table-cell>
          <table:table-cell table:number-columns-repeated="2"/>
          <table:table-cell office:value-type="float" office:value="942611" calcext:value-type="float">
            <text:p>942611</text:p>
          </table:table-cell>
          <table:table-cell table:number-columns-repeated="2"/>
          <table:table-cell office:value-type="float" office:value="731170" calcext:value-type="float">
            <text:p>731170</text:p>
          </table:table-cell>
          <table:table-cell table:number-columns-repeated="2"/>
          <table:table-cell office:value-type="float" office:value="779299" calcext:value-type="float">
            <text:p>779299</text:p>
          </table:table-cell>
          <table:table-cell table:number-columns-repeated="2"/>
          <table:table-cell office:value-type="float" office:value="773735" calcext:value-type="float">
            <text:p>773735</text:p>
          </table:table-cell>
          <table:table-cell table:number-columns-repeated="2"/>
          <table:table-cell office:value-type="float" office:value="949753" calcext:value-type="float">
            <text:p>949753</text:p>
          </table:table-cell>
          <table:table-cell table:number-columns-repeated="2"/>
          <table:table-cell office:value-type="float" office:value="851382" calcext:value-type="float">
            <text:p>851382</text:p>
          </table:table-cell>
          <table:table-cell table:number-columns-repeated="3"/>
          <table:table-cell office:value-type="float" office:value="971963" calcext:value-type="float">
            <text:p>971963</text:p>
          </table:table-cell>
          <table:table-cell table:number-columns-repeated="3"/>
          <table:table-cell office:value-type="float" office:value="786829" calcext:value-type="float">
            <text:p>786829</text:p>
          </table:table-cell>
          <table:table-cell/>
          <table:table-cell office:value-type="float" office:value="2554014" calcext:value-type="float">
            <text:p>2554014</text:p>
          </table:table-cell>
          <table:table-cell/>
          <table:table-cell office:value-type="float" office:value="2505543" calcext:value-type="float">
            <text:p>2505543</text:p>
          </table:table-cell>
          <table:table-cell/>
          <table:table-cell office:value-type="float" office:value="1167092" calcext:value-type="float">
            <text:p>1167092</text:p>
          </table:table-cell>
          <table:table-cell/>
          <table:table-cell office:value-type="float" office:value="1999048" calcext:value-type="float">
            <text:p>1999048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6550" calcext:value-type="float">
            <text:p>216550</text:p>
          </table:table-cell>
          <table:table-cell table:number-columns-repeated="2"/>
          <table:table-cell office:value-type="float" office:value="250658" calcext:value-type="float">
            <text:p>250658</text:p>
          </table:table-cell>
          <table:table-cell table:number-columns-repeated="2"/>
          <table:table-cell office:value-type="float" office:value="205427" calcext:value-type="float">
            <text:p>205427</text:p>
          </table:table-cell>
          <table:table-cell table:number-columns-repeated="2"/>
          <table:table-cell office:value-type="float" office:value="219642" calcext:value-type="float">
            <text:p>219642</text:p>
          </table:table-cell>
          <table:table-cell table:number-columns-repeated="2"/>
          <table:table-cell office:value-type="float" office:value="183710" calcext:value-type="float">
            <text:p>183710</text:p>
          </table:table-cell>
          <table:table-cell table:number-columns-repeated="2"/>
          <table:table-cell office:value-type="float" office:value="250203" calcext:value-type="float">
            <text:p>250203</text:p>
          </table:table-cell>
          <table:table-cell table:number-columns-repeated="2"/>
          <table:table-cell office:value-type="float" office:value="183986" calcext:value-type="float">
            <text:p>183986</text:p>
          </table:table-cell>
          <table:table-cell table:number-columns-repeated="3"/>
          <table:table-cell office:value-type="float" office:value="236834" calcext:value-type="float">
            <text:p>236834</text:p>
          </table:table-cell>
          <table:table-cell table:number-columns-repeated="3"/>
          <table:table-cell office:value-type="float" office:value="188326" calcext:value-type="float">
            <text:p>188326</text:p>
          </table:table-cell>
          <table:table-cell/>
          <table:table-cell office:value-type="float" office:value="2321041" calcext:value-type="float">
            <text:p>2321041</text:p>
          </table:table-cell>
          <table:table-cell/>
          <table:table-cell office:value-type="float" office:value="2262420" calcext:value-type="float">
            <text:p>2262420</text:p>
          </table:table-cell>
          <table:table-cell/>
          <table:table-cell office:value-type="float" office:value="2409819" calcext:value-type="float">
            <text:p>2409819</text:p>
          </table:table-cell>
          <table:table-cell/>
          <table:table-cell office:value-type="float" office:value="2559700" calcext:value-type="float">
            <text:p>255970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53265" calcext:value-type="float">
            <text:p>353265</text:p>
          </table:table-cell>
          <table:table-cell table:number-columns-repeated="2"/>
          <table:table-cell office:value-type="float" office:value="356614" calcext:value-type="float">
            <text:p>356614</text:p>
          </table:table-cell>
          <table:table-cell table:number-columns-repeated="2"/>
          <table:table-cell office:value-type="float" office:value="337734" calcext:value-type="float">
            <text:p>337734</text:p>
          </table:table-cell>
          <table:table-cell table:number-columns-repeated="2"/>
          <table:table-cell office:value-type="float" office:value="333292" calcext:value-type="float">
            <text:p>333292</text:p>
          </table:table-cell>
          <table:table-cell table:number-columns-repeated="2"/>
          <table:table-cell office:value-type="float" office:value="277340" calcext:value-type="float">
            <text:p>277340</text:p>
          </table:table-cell>
          <table:table-cell table:number-columns-repeated="2"/>
          <table:table-cell office:value-type="float" office:value="334933" calcext:value-type="float">
            <text:p>334933</text:p>
          </table:table-cell>
          <table:table-cell table:number-columns-repeated="2"/>
          <table:table-cell office:value-type="float" office:value="279195" calcext:value-type="float">
            <text:p>279195</text:p>
          </table:table-cell>
          <table:table-cell table:number-columns-repeated="3"/>
          <table:table-cell office:value-type="float" office:value="360125" calcext:value-type="float">
            <text:p>360125</text:p>
          </table:table-cell>
          <table:table-cell table:number-columns-repeated="3"/>
          <table:table-cell office:value-type="float" office:value="292120" calcext:value-type="float">
            <text:p>292120</text:p>
          </table:table-cell>
          <table:table-cell/>
          <table:table-cell office:value-type="float" office:value="2552183" calcext:value-type="float">
            <text:p>2552183</text:p>
          </table:table-cell>
          <table:table-cell/>
          <table:table-cell office:value-type="float" office:value="2515043" calcext:value-type="float">
            <text:p>2515043</text:p>
          </table:table-cell>
          <table:table-cell/>
          <table:table-cell office:value-type="float" office:value="2645268" calcext:value-type="float">
            <text:p>2645268</text:p>
          </table:table-cell>
          <table:table-cell/>
          <table:table-cell office:value-type="float" office:value="2554830" calcext:value-type="float">
            <text:p>255483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65930" calcext:value-type="float">
            <text:p>465930</text:p>
          </table:table-cell>
          <table:table-cell table:number-columns-repeated="2"/>
          <table:table-cell office:value-type="float" office:value="459467" calcext:value-type="float">
            <text:p>459467</text:p>
          </table:table-cell>
          <table:table-cell table:number-columns-repeated="2"/>
          <table:table-cell office:value-type="float" office:value="443605" calcext:value-type="float">
            <text:p>443605</text:p>
          </table:table-cell>
          <table:table-cell table:number-columns-repeated="2"/>
          <table:table-cell office:value-type="float" office:value="442666" calcext:value-type="float">
            <text:p>442666</text:p>
          </table:table-cell>
          <table:table-cell table:number-columns-repeated="2"/>
          <table:table-cell office:value-type="float" office:value="381902" calcext:value-type="float">
            <text:p>381902</text:p>
          </table:table-cell>
          <table:table-cell table:number-columns-repeated="2"/>
          <table:table-cell office:value-type="float" office:value="480967" calcext:value-type="float">
            <text:p>480967</text:p>
          </table:table-cell>
          <table:table-cell table:number-columns-repeated="2"/>
          <table:table-cell office:value-type="float" office:value="382443" calcext:value-type="float">
            <text:p>382443</text:p>
          </table:table-cell>
          <table:table-cell table:number-columns-repeated="3"/>
          <table:table-cell office:value-type="float" office:value="395628" calcext:value-type="float">
            <text:p>395628</text:p>
          </table:table-cell>
          <table:table-cell table:number-columns-repeated="3"/>
          <table:table-cell office:value-type="float" office:value="395506" calcext:value-type="float">
            <text:p>395506</text:p>
          </table:table-cell>
          <table:table-cell/>
          <table:table-cell office:value-type="float" office:value="2771453" calcext:value-type="float">
            <text:p>2771453</text:p>
          </table:table-cell>
          <table:table-cell/>
          <table:table-cell office:value-type="float" office:value="2643902" calcext:value-type="float">
            <text:p>2643902</text:p>
          </table:table-cell>
          <table:table-cell/>
          <table:table-cell office:value-type="float" office:value="2531950" calcext:value-type="float">
            <text:p>2531950</text:p>
          </table:table-cell>
          <table:table-cell/>
          <table:table-cell office:value-type="float" office:value="2755118" calcext:value-type="float">
            <text:p>275511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89181" calcext:value-type="float">
            <text:p>289181</text:p>
          </table:table-cell>
          <table:table-cell table:number-columns-repeated="2"/>
          <table:table-cell office:value-type="float" office:value="282332" calcext:value-type="float">
            <text:p>282332</text:p>
          </table:table-cell>
          <table:table-cell table:number-columns-repeated="2"/>
          <table:table-cell office:value-type="float" office:value="523728" calcext:value-type="float">
            <text:p>523728</text:p>
          </table:table-cell>
          <table:table-cell table:number-columns-repeated="2"/>
          <table:table-cell office:value-type="float" office:value="515942" calcext:value-type="float">
            <text:p>515942</text:p>
          </table:table-cell>
          <table:table-cell table:number-columns-repeated="2"/>
          <table:table-cell office:value-type="float" office:value="443057" calcext:value-type="float">
            <text:p>443057</text:p>
          </table:table-cell>
          <table:table-cell table:number-columns-repeated="2"/>
          <table:table-cell office:value-type="float" office:value="271575" calcext:value-type="float">
            <text:p>271575</text:p>
          </table:table-cell>
          <table:table-cell table:number-columns-repeated="2"/>
          <table:table-cell office:value-type="float" office:value="456742" calcext:value-type="float">
            <text:p>456742</text:p>
          </table:table-cell>
          <table:table-cell table:number-columns-repeated="3"/>
          <table:table-cell office:value-type="float" office:value="249892" calcext:value-type="float">
            <text:p>249892</text:p>
          </table:table-cell>
          <table:table-cell table:number-columns-repeated="3"/>
          <table:table-cell office:value-type="float" office:value="439854" calcext:value-type="float">
            <text:p>439854</text:p>
          </table:table-cell>
          <table:table-cell/>
          <table:table-cell office:value-type="float" office:value="2833401" calcext:value-type="float">
            <text:p>2833401</text:p>
          </table:table-cell>
          <table:table-cell/>
          <table:table-cell office:value-type="float" office:value="1954781" calcext:value-type="float">
            <text:p>1954781</text:p>
          </table:table-cell>
          <table:table-cell/>
          <table:table-cell office:value-type="float" office:value="2656268" calcext:value-type="float">
            <text:p>2656268</text:p>
          </table:table-cell>
          <table:table-cell/>
          <table:table-cell office:value-type="float" office:value="2766609" calcext:value-type="float">
            <text:p>276660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53251" calcext:value-type="float">
            <text:p>253251</text:p>
          </table:table-cell>
          <table:table-cell table:number-columns-repeated="2"/>
          <table:table-cell office:value-type="float" office:value="251781" calcext:value-type="float">
            <text:p>251781</text:p>
          </table:table-cell>
          <table:table-cell table:number-columns-repeated="2"/>
          <table:table-cell office:value-type="float" office:value="674650" calcext:value-type="float">
            <text:p>674650</text:p>
          </table:table-cell>
          <table:table-cell table:number-columns-repeated="2"/>
          <table:table-cell office:value-type="float" office:value="661062" calcext:value-type="float">
            <text:p>661062</text:p>
          </table:table-cell>
          <table:table-cell table:number-columns-repeated="2"/>
          <table:table-cell office:value-type="float" office:value="560307" calcext:value-type="float">
            <text:p>560307</text:p>
          </table:table-cell>
          <table:table-cell table:number-columns-repeated="2"/>
          <table:table-cell office:value-type="float" office:value="237117" calcext:value-type="float">
            <text:p>237117</text:p>
          </table:table-cell>
          <table:table-cell table:number-columns-repeated="2"/>
          <table:table-cell office:value-type="float" office:value="538958" calcext:value-type="float">
            <text:p>538958</text:p>
          </table:table-cell>
          <table:table-cell table:number-columns-repeated="3"/>
          <table:table-cell office:value-type="float" office:value="245962" calcext:value-type="float">
            <text:p>245962</text:p>
          </table:table-cell>
          <table:table-cell table:number-columns-repeated="3"/>
          <table:table-cell office:value-type="float" office:value="533302" calcext:value-type="float">
            <text:p>533302</text:p>
          </table:table-cell>
          <table:table-cell/>
          <table:table-cell office:value-type="float" office:value="2933650" calcext:value-type="float">
            <text:p>2933650</text:p>
          </table:table-cell>
          <table:table-cell/>
          <table:table-cell office:value-type="float" office:value="2823610" calcext:value-type="float">
            <text:p>2823610</text:p>
          </table:table-cell>
          <table:table-cell/>
          <table:table-cell office:value-type="float" office:value="2542835" calcext:value-type="float">
            <text:p>2542835</text:p>
          </table:table-cell>
          <table:table-cell/>
          <table:table-cell office:value-type="float" office:value="2723947" calcext:value-type="float">
            <text:p>272394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34425" calcext:value-type="float">
            <text:p>234425</text:p>
          </table:table-cell>
          <table:table-cell table:number-columns-repeated="2"/>
          <table:table-cell office:value-type="float" office:value="250201" calcext:value-type="float">
            <text:p>250201</text:p>
          </table:table-cell>
          <table:table-cell table:number-columns-repeated="2"/>
          <table:table-cell office:value-type="float" office:value="637689" calcext:value-type="float">
            <text:p>637689</text:p>
          </table:table-cell>
          <table:table-cell table:number-columns-repeated="2"/>
          <table:table-cell office:value-type="float" office:value="696420" calcext:value-type="float">
            <text:p>696420</text:p>
          </table:table-cell>
          <table:table-cell table:number-columns-repeated="2"/>
          <table:table-cell office:value-type="float" office:value="614170" calcext:value-type="float">
            <text:p>614170</text:p>
          </table:table-cell>
          <table:table-cell table:number-columns-repeated="2"/>
          <table:table-cell office:value-type="float" office:value="238775" calcext:value-type="float">
            <text:p>238775</text:p>
          </table:table-cell>
          <table:table-cell table:number-columns-repeated="2"/>
          <table:table-cell office:value-type="float" office:value="584410" calcext:value-type="float">
            <text:p>584410</text:p>
          </table:table-cell>
          <table:table-cell table:number-columns-repeated="3"/>
          <table:table-cell office:value-type="float" office:value="232824" calcext:value-type="float">
            <text:p>232824</text:p>
          </table:table-cell>
          <table:table-cell table:number-columns-repeated="3"/>
          <table:table-cell office:value-type="float" office:value="457981" calcext:value-type="float">
            <text:p>457981</text:p>
          </table:table-cell>
          <table:table-cell/>
          <table:table-cell office:value-type="float" office:value="2880551" calcext:value-type="float">
            <text:p>2880551</text:p>
          </table:table-cell>
          <table:table-cell/>
          <table:table-cell office:value-type="float" office:value="2767240" calcext:value-type="float">
            <text:p>2767240</text:p>
          </table:table-cell>
          <table:table-cell/>
          <table:table-cell office:value-type="float" office:value="2565049" calcext:value-type="float">
            <text:p>2565049</text:p>
          </table:table-cell>
          <table:table-cell/>
          <table:table-cell office:value-type="float" office:value="2522808" calcext:value-type="float">
            <text:p>252280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20091" calcext:value-type="float">
            <text:p>220091</text:p>
          </table:table-cell>
          <table:table-cell table:number-columns-repeated="2"/>
          <table:table-cell office:value-type="float" office:value="213604" calcext:value-type="float">
            <text:p>213604</text:p>
          </table:table-cell>
          <table:table-cell table:number-columns-repeated="2"/>
          <table:table-cell office:value-type="float" office:value="787887" calcext:value-type="float">
            <text:p>787887</text:p>
          </table:table-cell>
          <table:table-cell table:number-columns-repeated="2"/>
          <table:table-cell office:value-type="float" office:value="776351" calcext:value-type="float">
            <text:p>776351</text:p>
          </table:table-cell>
          <table:table-cell table:number-columns-repeated="2"/>
          <table:table-cell office:value-type="float" office:value="717166" calcext:value-type="float">
            <text:p>717166</text:p>
          </table:table-cell>
          <table:table-cell table:number-columns-repeated="2"/>
          <table:table-cell office:value-type="float" office:value="203323" calcext:value-type="float">
            <text:p>203323</text:p>
          </table:table-cell>
          <table:table-cell table:number-columns-repeated="2"/>
          <table:table-cell office:value-type="float" office:value="668867" calcext:value-type="float">
            <text:p>668867</text:p>
          </table:table-cell>
          <table:table-cell table:number-columns-repeated="3"/>
          <table:table-cell office:value-type="float" office:value="195064" calcext:value-type="float">
            <text:p>195064</text:p>
          </table:table-cell>
          <table:table-cell table:number-columns-repeated="3"/>
          <table:table-cell office:value-type="float" office:value="382327" calcext:value-type="float">
            <text:p>382327</text:p>
          </table:table-cell>
          <table:table-cell/>
          <table:table-cell office:value-type="float" office:value="2792521" calcext:value-type="float">
            <text:p>2792521</text:p>
          </table:table-cell>
          <table:table-cell/>
          <table:table-cell office:value-type="float" office:value="2714785" calcext:value-type="float">
            <text:p>2714785</text:p>
          </table:table-cell>
          <table:table-cell/>
          <table:table-cell office:value-type="float" office:value="2090942" calcext:value-type="float">
            <text:p>2090942</text:p>
          </table:table-cell>
          <table:table-cell/>
          <table:table-cell office:value-type="float" office:value="2316381" calcext:value-type="float">
            <text:p>231638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0658" calcext:value-type="float">
            <text:p>170658</text:p>
          </table:table-cell>
          <table:table-cell table:number-columns-repeated="2"/>
          <table:table-cell office:value-type="float" office:value="163957" calcext:value-type="float">
            <text:p>163957</text:p>
          </table:table-cell>
          <table:table-cell table:number-columns-repeated="2"/>
          <table:table-cell office:value-type="float" office:value="782483" calcext:value-type="float">
            <text:p>782483</text:p>
          </table:table-cell>
          <table:table-cell table:number-columns-repeated="2"/>
          <table:table-cell office:value-type="float" office:value="787381" calcext:value-type="float">
            <text:p>787381</text:p>
          </table:table-cell>
          <table:table-cell table:number-columns-repeated="2"/>
          <table:table-cell office:value-type="float" office:value="766035" calcext:value-type="float">
            <text:p>766035</text:p>
          </table:table-cell>
          <table:table-cell table:number-columns-repeated="2"/>
          <table:table-cell office:value-type="float" office:value="153505" calcext:value-type="float">
            <text:p>153505</text:p>
          </table:table-cell>
          <table:table-cell table:number-columns-repeated="2"/>
          <table:table-cell office:value-type="float" office:value="738156" calcext:value-type="float">
            <text:p>738156</text:p>
          </table:table-cell>
          <table:table-cell table:number-columns-repeated="3"/>
          <table:table-cell office:value-type="float" office:value="143917" calcext:value-type="float">
            <text:p>143917</text:p>
          </table:table-cell>
          <table:table-cell table:number-columns-repeated="3"/>
          <table:table-cell office:value-type="float" office:value="603861" calcext:value-type="float">
            <text:p>603861</text:p>
          </table:table-cell>
          <table:table-cell/>
          <table:table-cell office:value-type="float" office:value="2608003" calcext:value-type="float">
            <text:p>2608003</text:p>
          </table:table-cell>
          <table:table-cell/>
          <table:table-cell office:value-type="float" office:value="2433026" calcext:value-type="float">
            <text:p>2433026</text:p>
          </table:table-cell>
          <table:table-cell/>
          <table:table-cell office:value-type="float" office:value="1791932" calcext:value-type="float">
            <text:p>1791932</text:p>
          </table:table-cell>
          <table:table-cell/>
          <table:table-cell office:value-type="float" office:value="2185757" calcext:value-type="float">
            <text:p>218575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87324" calcext:value-type="float">
            <text:p>287324</text:p>
          </table:table-cell>
          <table:table-cell table:number-columns-repeated="2"/>
          <table:table-cell office:value-type="float" office:value="273866" calcext:value-type="float">
            <text:p>273866</text:p>
          </table:table-cell>
          <table:table-cell table:number-columns-repeated="2"/>
          <table:table-cell office:value-type="float" office:value="511053" calcext:value-type="float">
            <text:p>511053</text:p>
          </table:table-cell>
          <table:table-cell table:number-columns-repeated="2"/>
          <table:table-cell office:value-type="float" office:value="503111" calcext:value-type="float">
            <text:p>503111</text:p>
          </table:table-cell>
          <table:table-cell table:number-columns-repeated="2"/>
          <table:table-cell office:value-type="float" office:value="486783" calcext:value-type="float">
            <text:p>486783</text:p>
          </table:table-cell>
          <table:table-cell table:number-columns-repeated="2"/>
          <table:table-cell office:value-type="float" office:value="260597" calcext:value-type="float">
            <text:p>260597</text:p>
          </table:table-cell>
          <table:table-cell table:number-columns-repeated="2"/>
          <table:table-cell office:value-type="float" office:value="375760" calcext:value-type="float">
            <text:p>375760</text:p>
          </table:table-cell>
          <table:table-cell table:number-columns-repeated="3"/>
          <table:table-cell office:value-type="float" office:value="253397" calcext:value-type="float">
            <text:p>253397</text:p>
          </table:table-cell>
          <table:table-cell table:number-columns-repeated="3"/>
          <table:table-cell office:value-type="float" office:value="382080" calcext:value-type="float">
            <text:p>382080</text:p>
          </table:table-cell>
          <table:table-cell/>
          <table:table-cell office:value-type="float" office:value="2637412" calcext:value-type="float">
            <text:p>2637412</text:p>
          </table:table-cell>
          <table:table-cell/>
          <table:table-cell office:value-type="float" office:value="2548194" calcext:value-type="float">
            <text:p>2548194</text:p>
          </table:table-cell>
          <table:table-cell/>
          <table:table-cell office:value-type="float" office:value="1503760" calcext:value-type="float">
            <text:p>1503760</text:p>
          </table:table-cell>
          <table:table-cell/>
          <table:table-cell office:value-type="float" office:value="2140300" calcext:value-type="float">
            <text:p>2140300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4916" calcext:value-type="float">
            <text:p>214916</text:p>
          </table:table-cell>
          <table:table-cell table:number-columns-repeated="2"/>
          <table:table-cell office:value-type="float" office:value="220028" calcext:value-type="float">
            <text:p>220028</text:p>
          </table:table-cell>
          <table:table-cell table:number-columns-repeated="2"/>
          <table:table-cell office:value-type="float" office:value="173584" calcext:value-type="float">
            <text:p>173584</text:p>
          </table:table-cell>
          <table:table-cell table:number-columns-repeated="2"/>
          <table:table-cell office:value-type="float" office:value="199633" calcext:value-type="float">
            <text:p>199633</text:p>
          </table:table-cell>
          <table:table-cell table:number-columns-repeated="2"/>
          <table:table-cell office:value-type="float" office:value="165260" calcext:value-type="float">
            <text:p>165260</text:p>
          </table:table-cell>
          <table:table-cell table:number-columns-repeated="2"/>
          <table:table-cell office:value-type="float" office:value="241848" calcext:value-type="float">
            <text:p>241848</text:p>
          </table:table-cell>
          <table:table-cell table:number-columns-repeated="2"/>
          <table:table-cell office:value-type="float" office:value="162311" calcext:value-type="float">
            <text:p>162311</text:p>
          </table:table-cell>
          <table:table-cell table:number-columns-repeated="3"/>
          <table:table-cell office:value-type="float" office:value="244614" calcext:value-type="float">
            <text:p>244614</text:p>
          </table:table-cell>
          <table:table-cell table:number-columns-repeated="3"/>
          <table:table-cell office:value-type="float" office:value="164977" calcext:value-type="float">
            <text:p>164977</text:p>
          </table:table-cell>
          <table:table-cell/>
          <table:table-cell office:value-type="float" office:value="2220121" calcext:value-type="float">
            <text:p>2220121</text:p>
          </table:table-cell>
          <table:table-cell/>
          <table:table-cell office:value-type="float" office:value="2252707" calcext:value-type="float">
            <text:p>2252707</text:p>
          </table:table-cell>
          <table:table-cell/>
          <table:table-cell office:value-type="float" office:value="2432267" calcext:value-type="float">
            <text:p>2432267</text:p>
          </table:table-cell>
          <table:table-cell/>
          <table:table-cell office:value-type="float" office:value="2394980" calcext:value-type="float">
            <text:p>239498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14852" calcext:value-type="float">
            <text:p>314852</text:p>
          </table:table-cell>
          <table:table-cell table:number-columns-repeated="2"/>
          <table:table-cell office:value-type="float" office:value="336273" calcext:value-type="float">
            <text:p>336273</text:p>
          </table:table-cell>
          <table:table-cell table:number-columns-repeated="2"/>
          <table:table-cell office:value-type="float" office:value="321447" calcext:value-type="float">
            <text:p>321447</text:p>
          </table:table-cell>
          <table:table-cell table:number-columns-repeated="2"/>
          <table:table-cell office:value-type="float" office:value="320855" calcext:value-type="float">
            <text:p>320855</text:p>
          </table:table-cell>
          <table:table-cell table:number-columns-repeated="2"/>
          <table:table-cell office:value-type="float" office:value="262722" calcext:value-type="float">
            <text:p>262722</text:p>
          </table:table-cell>
          <table:table-cell table:number-columns-repeated="2"/>
          <table:table-cell office:value-type="float" office:value="359402" calcext:value-type="float">
            <text:p>359402</text:p>
          </table:table-cell>
          <table:table-cell table:number-columns-repeated="2"/>
          <table:table-cell office:value-type="float" office:value="290705" calcext:value-type="float">
            <text:p>290705</text:p>
          </table:table-cell>
          <table:table-cell table:number-columns-repeated="3"/>
          <table:table-cell office:value-type="float" office:value="354709" calcext:value-type="float">
            <text:p>354709</text:p>
          </table:table-cell>
          <table:table-cell table:number-columns-repeated="3"/>
          <table:table-cell office:value-type="float" office:value="290630" calcext:value-type="float">
            <text:p>290630</text:p>
          </table:table-cell>
          <table:table-cell/>
          <table:table-cell office:value-type="float" office:value="2534584" calcext:value-type="float">
            <text:p>2534584</text:p>
          </table:table-cell>
          <table:table-cell/>
          <table:table-cell office:value-type="float" office:value="2514889" calcext:value-type="float">
            <text:p>2514889</text:p>
          </table:table-cell>
          <table:table-cell/>
          <table:table-cell office:value-type="float" office:value="2579781" calcext:value-type="float">
            <text:p>2579781</text:p>
          </table:table-cell>
          <table:table-cell/>
          <table:table-cell office:value-type="float" office:value="2585858" calcext:value-type="float">
            <text:p>258585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36516" calcext:value-type="float">
            <text:p>436516</text:p>
          </table:table-cell>
          <table:table-cell table:number-columns-repeated="2"/>
          <table:table-cell office:value-type="float" office:value="485850" calcext:value-type="float">
            <text:p>485850</text:p>
          </table:table-cell>
          <table:table-cell table:number-columns-repeated="2"/>
          <table:table-cell office:value-type="float" office:value="448084" calcext:value-type="float">
            <text:p>448084</text:p>
          </table:table-cell>
          <table:table-cell table:number-columns-repeated="2"/>
          <table:table-cell office:value-type="float" office:value="455162" calcext:value-type="float">
            <text:p>455162</text:p>
          </table:table-cell>
          <table:table-cell table:number-columns-repeated="2"/>
          <table:table-cell office:value-type="float" office:value="394928" calcext:value-type="float">
            <text:p>394928</text:p>
          </table:table-cell>
          <table:table-cell table:number-columns-repeated="2"/>
          <table:table-cell office:value-type="float" office:value="450140" calcext:value-type="float">
            <text:p>450140</text:p>
          </table:table-cell>
          <table:table-cell table:number-columns-repeated="2"/>
          <table:table-cell office:value-type="float" office:value="381924" calcext:value-type="float">
            <text:p>381924</text:p>
          </table:table-cell>
          <table:table-cell table:number-columns-repeated="3"/>
          <table:table-cell office:value-type="float" office:value="478847" calcext:value-type="float">
            <text:p>478847</text:p>
          </table:table-cell>
          <table:table-cell table:number-columns-repeated="3"/>
          <table:table-cell office:value-type="float" office:value="394150" calcext:value-type="float">
            <text:p>394150</text:p>
          </table:table-cell>
          <table:table-cell/>
          <table:table-cell office:value-type="float" office:value="2692799" calcext:value-type="float">
            <text:p>2692799</text:p>
          </table:table-cell>
          <table:table-cell/>
          <table:table-cell office:value-type="float" office:value="2655149" calcext:value-type="float">
            <text:p>2655149</text:p>
          </table:table-cell>
          <table:table-cell/>
          <table:table-cell office:value-type="float" office:value="2559530" calcext:value-type="float">
            <text:p>2559530</text:p>
          </table:table-cell>
          <table:table-cell/>
          <table:table-cell office:value-type="float" office:value="2108921" calcext:value-type="float">
            <text:p>210892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4851" calcext:value-type="float">
            <text:p>254851</text:p>
          </table:table-cell>
          <table:table-cell table:number-columns-repeated="2"/>
          <table:table-cell office:value-type="float" office:value="488172" calcext:value-type="float">
            <text:p>488172</text:p>
          </table:table-cell>
          <table:table-cell table:number-columns-repeated="2"/>
          <table:table-cell office:value-type="float" office:value="504423" calcext:value-type="float">
            <text:p>504423</text:p>
          </table:table-cell>
          <table:table-cell table:number-columns-repeated="2"/>
          <table:table-cell office:value-type="float" office:value="502587" calcext:value-type="float">
            <text:p>502587</text:p>
          </table:table-cell>
          <table:table-cell table:number-columns-repeated="2"/>
          <table:table-cell office:value-type="float" office:value="424020" calcext:value-type="float">
            <text:p>424020</text:p>
          </table:table-cell>
          <table:table-cell table:number-columns-repeated="2"/>
          <table:table-cell office:value-type="float" office:value="555951" calcext:value-type="float">
            <text:p>555951</text:p>
          </table:table-cell>
          <table:table-cell table:number-columns-repeated="2"/>
          <table:table-cell office:value-type="float" office:value="422500" calcext:value-type="float">
            <text:p>422500</text:p>
          </table:table-cell>
          <table:table-cell table:number-columns-repeated="3"/>
          <table:table-cell office:value-type="float" office:value="511123" calcext:value-type="float">
            <text:p>511123</text:p>
          </table:table-cell>
          <table:table-cell table:number-columns-repeated="3"/>
          <table:table-cell office:value-type="float" office:value="416150" calcext:value-type="float">
            <text:p>416150</text:p>
          </table:table-cell>
          <table:table-cell/>
          <table:table-cell office:value-type="float" office:value="2834320" calcext:value-type="float">
            <text:p>2834320</text:p>
          </table:table-cell>
          <table:table-cell/>
          <table:table-cell office:value-type="float" office:value="2794735" calcext:value-type="float">
            <text:p>2794735</text:p>
          </table:table-cell>
          <table:table-cell/>
          <table:table-cell office:value-type="float" office:value="2648015" calcext:value-type="float">
            <text:p>2648015</text:p>
          </table:table-cell>
          <table:table-cell/>
          <table:table-cell office:value-type="float" office:value="2613140" calcext:value-type="float">
            <text:p>261314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42115" calcext:value-type="float">
            <text:p>542115</text:p>
          </table:table-cell>
          <table:table-cell table:number-columns-repeated="2"/>
          <table:table-cell office:value-type="float" office:value="515004" calcext:value-type="float">
            <text:p>515004</text:p>
          </table:table-cell>
          <table:table-cell table:number-columns-repeated="2"/>
          <table:table-cell office:value-type="float" office:value="649488" calcext:value-type="float">
            <text:p>649488</text:p>
          </table:table-cell>
          <table:table-cell table:number-columns-repeated="2"/>
          <table:table-cell office:value-type="float" office:value="647294" calcext:value-type="float">
            <text:p>647294</text:p>
          </table:table-cell>
          <table:table-cell table:number-columns-repeated="2"/>
          <table:table-cell office:value-type="float" office:value="538724" calcext:value-type="float">
            <text:p>538724</text:p>
          </table:table-cell>
          <table:table-cell table:number-columns-repeated="2"/>
          <table:table-cell office:value-type="float" office:value="343081" calcext:value-type="float">
            <text:p>343081</text:p>
          </table:table-cell>
          <table:table-cell table:number-columns-repeated="2"/>
          <table:table-cell office:value-type="float" office:value="561281" calcext:value-type="float">
            <text:p>561281</text:p>
          </table:table-cell>
          <table:table-cell table:number-columns-repeated="3"/>
          <table:table-cell office:value-type="float" office:value="352406" calcext:value-type="float">
            <text:p>352406</text:p>
          </table:table-cell>
          <table:table-cell table:number-columns-repeated="3"/>
          <table:table-cell office:value-type="float" office:value="562717" calcext:value-type="float">
            <text:p>562717</text:p>
          </table:table-cell>
          <table:table-cell/>
          <table:table-cell office:value-type="float" office:value="2874184" calcext:value-type="float">
            <text:p>2874184</text:p>
          </table:table-cell>
          <table:table-cell/>
          <table:table-cell office:value-type="float" office:value="2749558" calcext:value-type="float">
            <text:p>2749558</text:p>
          </table:table-cell>
          <table:table-cell/>
          <table:table-cell office:value-type="float" office:value="2525861" calcext:value-type="float">
            <text:p>2525861</text:p>
          </table:table-cell>
          <table:table-cell/>
          <table:table-cell office:value-type="float" office:value="2656441" calcext:value-type="float">
            <text:p>265644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8401" calcext:value-type="float">
            <text:p>308401</text:p>
          </table:table-cell>
          <table:table-cell table:number-columns-repeated="2"/>
          <table:table-cell office:value-type="float" office:value="316463" calcext:value-type="float">
            <text:p>316463</text:p>
          </table:table-cell>
          <table:table-cell table:number-columns-repeated="2"/>
          <table:table-cell office:value-type="float" office:value="510196" calcext:value-type="float">
            <text:p>510196</text:p>
          </table:table-cell>
          <table:table-cell table:number-columns-repeated="2"/>
          <table:table-cell office:value-type="float" office:value="488494" calcext:value-type="float">
            <text:p>488494</text:p>
          </table:table-cell>
          <table:table-cell table:number-columns-repeated="2"/>
          <table:table-cell office:value-type="float" office:value="504792" calcext:value-type="float">
            <text:p>504792</text:p>
          </table:table-cell>
          <table:table-cell table:number-columns-repeated="2"/>
          <table:table-cell office:value-type="float" office:value="291258" calcext:value-type="float">
            <text:p>291258</text:p>
          </table:table-cell>
          <table:table-cell table:number-columns-repeated="2"/>
          <table:table-cell office:value-type="float" office:value="399458" calcext:value-type="float">
            <text:p>399458</text:p>
          </table:table-cell>
          <table:table-cell table:number-columns-repeated="3"/>
          <table:table-cell office:value-type="float" office:value="250655" calcext:value-type="float">
            <text:p>250655</text:p>
          </table:table-cell>
          <table:table-cell table:number-columns-repeated="3"/>
          <table:table-cell office:value-type="float" office:value="565558" calcext:value-type="float">
            <text:p>565558</text:p>
          </table:table-cell>
          <table:table-cell/>
          <table:table-cell office:value-type="float" office:value="2493351" calcext:value-type="float">
            <text:p>2493351</text:p>
          </table:table-cell>
          <table:table-cell/>
          <table:table-cell office:value-type="float" office:value="2830219" calcext:value-type="float">
            <text:p>2830219</text:p>
          </table:table-cell>
          <table:table-cell/>
          <table:table-cell office:value-type="float" office:value="2576890" calcext:value-type="float">
            <text:p>2576890</text:p>
          </table:table-cell>
          <table:table-cell/>
          <table:table-cell office:value-type="float" office:value="2503007" calcext:value-type="float">
            <text:p>250300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70314" calcext:value-type="float">
            <text:p>370314</text:p>
          </table:table-cell>
          <table:table-cell table:number-columns-repeated="2"/>
          <table:table-cell office:value-type="float" office:value="366980" calcext:value-type="float">
            <text:p>366980</text:p>
          </table:table-cell>
          <table:table-cell table:number-columns-repeated="2"/>
          <table:table-cell office:value-type="float" office:value="797391" calcext:value-type="float">
            <text:p>797391</text:p>
          </table:table-cell>
          <table:table-cell table:number-columns-repeated="2"/>
          <table:table-cell office:value-type="float" office:value="726850" calcext:value-type="float">
            <text:p>726850</text:p>
          </table:table-cell>
          <table:table-cell table:number-columns-repeated="2"/>
          <table:table-cell office:value-type="float" office:value="723985" calcext:value-type="float">
            <text:p>723985</text:p>
          </table:table-cell>
          <table:table-cell table:number-columns-repeated="2"/>
          <table:table-cell office:value-type="float" office:value="355946" calcext:value-type="float">
            <text:p>355946</text:p>
          </table:table-cell>
          <table:table-cell table:number-columns-repeated="2"/>
          <table:table-cell office:value-type="float" office:value="725777" calcext:value-type="float">
            <text:p>725777</text:p>
          </table:table-cell>
          <table:table-cell table:number-columns-repeated="3"/>
          <table:table-cell office:value-type="float" office:value="354233" calcext:value-type="float">
            <text:p>354233</text:p>
          </table:table-cell>
          <table:table-cell table:number-columns-repeated="3"/>
          <table:table-cell office:value-type="float" office:value="451289" calcext:value-type="float">
            <text:p>451289</text:p>
          </table:table-cell>
          <table:table-cell/>
          <table:table-cell office:value-type="float" office:value="2830806" calcext:value-type="float">
            <text:p>2830806</text:p>
          </table:table-cell>
          <table:table-cell/>
          <table:table-cell office:value-type="float" office:value="2689406" calcext:value-type="float">
            <text:p>2689406</text:p>
          </table:table-cell>
          <table:table-cell/>
          <table:table-cell office:value-type="float" office:value="2228244" calcext:value-type="float">
            <text:p>2228244</text:p>
          </table:table-cell>
          <table:table-cell/>
          <table:table-cell office:value-type="float" office:value="1759998" calcext:value-type="float">
            <text:p>175999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53526" calcext:value-type="float">
            <text:p>353526</text:p>
          </table:table-cell>
          <table:table-cell table:number-columns-repeated="2"/>
          <table:table-cell office:value-type="float" office:value="357467" calcext:value-type="float">
            <text:p>357467</text:p>
          </table:table-cell>
          <table:table-cell table:number-columns-repeated="2"/>
          <table:table-cell office:value-type="float" office:value="807683" calcext:value-type="float">
            <text:p>807683</text:p>
          </table:table-cell>
          <table:table-cell table:number-columns-repeated="2"/>
          <table:table-cell office:value-type="float" office:value="809916" calcext:value-type="float">
            <text:p>809916</text:p>
          </table:table-cell>
          <table:table-cell table:number-columns-repeated="2"/>
          <table:table-cell office:value-type="float" office:value="686936" calcext:value-type="float">
            <text:p>686936</text:p>
          </table:table-cell>
          <table:table-cell table:number-columns-repeated="2"/>
          <table:table-cell office:value-type="float" office:value="360710" calcext:value-type="float">
            <text:p>360710</text:p>
          </table:table-cell>
          <table:table-cell table:number-columns-repeated="2"/>
          <table:table-cell office:value-type="float" office:value="694174" calcext:value-type="float">
            <text:p>694174</text:p>
          </table:table-cell>
          <table:table-cell table:number-columns-repeated="3"/>
          <table:table-cell office:value-type="float" office:value="379073" calcext:value-type="float">
            <text:p>379073</text:p>
          </table:table-cell>
          <table:table-cell table:number-columns-repeated="3"/>
          <table:table-cell office:value-type="float" office:value="728995" calcext:value-type="float">
            <text:p>728995</text:p>
          </table:table-cell>
          <table:table-cell/>
          <table:table-cell office:value-type="float" office:value="2416438" calcext:value-type="float">
            <text:p>2416438</text:p>
          </table:table-cell>
          <table:table-cell/>
          <table:table-cell office:value-type="float" office:value="2461446" calcext:value-type="float">
            <text:p>2461446</text:p>
          </table:table-cell>
          <table:table-cell/>
          <table:table-cell office:value-type="float" office:value="1853273" calcext:value-type="float">
            <text:p>1853273</text:p>
          </table:table-cell>
          <table:table-cell/>
          <table:table-cell office:value-type="float" office:value="1802802" calcext:value-type="float">
            <text:p>180280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67375" calcext:value-type="float">
            <text:p>367375</text:p>
          </table:table-cell>
          <table:table-cell table:number-columns-repeated="2"/>
          <table:table-cell office:value-type="float" office:value="353847" calcext:value-type="float">
            <text:p>353847</text:p>
          </table:table-cell>
          <table:table-cell table:number-columns-repeated="2"/>
          <table:table-cell office:value-type="float" office:value="854066" calcext:value-type="float">
            <text:p>854066</text:p>
          </table:table-cell>
          <table:table-cell table:number-columns-repeated="2"/>
          <table:table-cell office:value-type="float" office:value="843339" calcext:value-type="float">
            <text:p>843339</text:p>
          </table:table-cell>
          <table:table-cell table:number-columns-repeated="2"/>
          <table:table-cell office:value-type="float" office:value="854467" calcext:value-type="float">
            <text:p>854467</text:p>
          </table:table-cell>
          <table:table-cell table:number-columns-repeated="2"/>
          <table:table-cell office:value-type="float" office:value="353870" calcext:value-type="float">
            <text:p>353870</text:p>
          </table:table-cell>
          <table:table-cell table:number-columns-repeated="2"/>
          <table:table-cell office:value-type="float" office:value="795749" calcext:value-type="float">
            <text:p>795749</text:p>
          </table:table-cell>
          <table:table-cell table:number-columns-repeated="3"/>
          <table:table-cell office:value-type="float" office:value="320474" calcext:value-type="float">
            <text:p>320474</text:p>
          </table:table-cell>
          <table:table-cell table:number-columns-repeated="3"/>
          <table:table-cell office:value-type="float" office:value="828925" calcext:value-type="float">
            <text:p>828925</text:p>
          </table:table-cell>
          <table:table-cell/>
          <table:table-cell office:value-type="float" office:value="2547897" calcext:value-type="float">
            <text:p>2547897</text:p>
          </table:table-cell>
          <table:table-cell/>
          <table:table-cell office:value-type="float" office:value="2449092" calcext:value-type="float">
            <text:p>2449092</text:p>
          </table:table-cell>
          <table:table-cell/>
          <table:table-cell office:value-type="float" office:value="1781503" calcext:value-type="float">
            <text:p>1781503</text:p>
          </table:table-cell>
          <table:table-cell/>
          <table:table-cell office:value-type="float" office:value="2051012" calcext:value-type="float">
            <text:p>2051012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1222" calcext:value-type="float">
            <text:p>241222</text:p>
          </table:table-cell>
          <table:table-cell table:number-columns-repeated="2"/>
          <table:table-cell office:value-type="float" office:value="249530" calcext:value-type="float">
            <text:p>249530</text:p>
          </table:table-cell>
          <table:table-cell table:number-columns-repeated="2"/>
          <table:table-cell office:value-type="float" office:value="214187" calcext:value-type="float">
            <text:p>214187</text:p>
          </table:table-cell>
          <table:table-cell table:number-columns-repeated="2"/>
          <table:table-cell office:value-type="float" office:value="217448" calcext:value-type="float">
            <text:p>217448</text:p>
          </table:table-cell>
          <table:table-cell table:number-columns-repeated="2"/>
          <table:table-cell office:value-type="float" office:value="187751" calcext:value-type="float">
            <text:p>187751</text:p>
          </table:table-cell>
          <table:table-cell table:number-columns-repeated="2"/>
          <table:table-cell office:value-type="float" office:value="242835" calcext:value-type="float">
            <text:p>242835</text:p>
          </table:table-cell>
          <table:table-cell table:number-columns-repeated="2"/>
          <table:table-cell office:value-type="float" office:value="186781" calcext:value-type="float">
            <text:p>186781</text:p>
          </table:table-cell>
          <table:table-cell table:number-columns-repeated="3"/>
          <table:table-cell office:value-type="float" office:value="183753" calcext:value-type="float">
            <text:p>183753</text:p>
          </table:table-cell>
          <table:table-cell table:number-columns-repeated="3"/>
          <table:table-cell office:value-type="float" office:value="149258" calcext:value-type="float">
            <text:p>149258</text:p>
          </table:table-cell>
          <table:table-cell/>
          <table:table-cell office:value-type="float" office:value="1655409" calcext:value-type="float">
            <text:p>1655409</text:p>
          </table:table-cell>
          <table:table-cell/>
          <table:table-cell office:value-type="float" office:value="2114044" calcext:value-type="float">
            <text:p>2114044</text:p>
          </table:table-cell>
          <table:table-cell/>
          <table:table-cell office:value-type="float" office:value="2233141" calcext:value-type="float">
            <text:p>2233141</text:p>
          </table:table-cell>
          <table:table-cell/>
          <table:table-cell office:value-type="float" office:value="1918063" calcext:value-type="float">
            <text:p>191806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6887" calcext:value-type="float">
            <text:p>256887</text:p>
          </table:table-cell>
          <table:table-cell table:number-columns-repeated="2"/>
          <table:table-cell office:value-type="float" office:value="276023" calcext:value-type="float">
            <text:p>276023</text:p>
          </table:table-cell>
          <table:table-cell table:number-columns-repeated="2"/>
          <table:table-cell office:value-type="float" office:value="303378" calcext:value-type="float">
            <text:p>303378</text:p>
          </table:table-cell>
          <table:table-cell table:number-columns-repeated="2"/>
          <table:table-cell office:value-type="float" office:value="269718" calcext:value-type="float">
            <text:p>269718</text:p>
          </table:table-cell>
          <table:table-cell table:number-columns-repeated="2"/>
          <table:table-cell office:value-type="float" office:value="237331" calcext:value-type="float">
            <text:p>237331</text:p>
          </table:table-cell>
          <table:table-cell table:number-columns-repeated="2"/>
          <table:table-cell office:value-type="float" office:value="302018" calcext:value-type="float">
            <text:p>302018</text:p>
          </table:table-cell>
          <table:table-cell table:number-columns-repeated="2"/>
          <table:table-cell office:value-type="float" office:value="285068" calcext:value-type="float">
            <text:p>285068</text:p>
          </table:table-cell>
          <table:table-cell table:number-columns-repeated="3"/>
          <table:table-cell office:value-type="float" office:value="365399" calcext:value-type="float">
            <text:p>365399</text:p>
          </table:table-cell>
          <table:table-cell table:number-columns-repeated="3"/>
          <table:table-cell office:value-type="float" office:value="294959" calcext:value-type="float">
            <text:p>294959</text:p>
          </table:table-cell>
          <table:table-cell/>
          <table:table-cell office:value-type="float" office:value="2557252" calcext:value-type="float">
            <text:p>2557252</text:p>
          </table:table-cell>
          <table:table-cell/>
          <table:table-cell office:value-type="float" office:value="2452520" calcext:value-type="float">
            <text:p>2452520</text:p>
          </table:table-cell>
          <table:table-cell/>
          <table:table-cell office:value-type="float" office:value="2501359" calcext:value-type="float">
            <text:p>2501359</text:p>
          </table:table-cell>
          <table:table-cell/>
          <table:table-cell office:value-type="float" office:value="2538811" calcext:value-type="float">
            <text:p>253881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55791" calcext:value-type="float">
            <text:p>455791</text:p>
          </table:table-cell>
          <table:table-cell table:number-columns-repeated="2"/>
          <table:table-cell office:value-type="float" office:value="489952" calcext:value-type="float">
            <text:p>489952</text:p>
          </table:table-cell>
          <table:table-cell table:number-columns-repeated="2"/>
          <table:table-cell office:value-type="float" office:value="442644" calcext:value-type="float">
            <text:p>442644</text:p>
          </table:table-cell>
          <table:table-cell table:number-columns-repeated="2"/>
          <table:table-cell office:value-type="float" office:value="451188" calcext:value-type="float">
            <text:p>451188</text:p>
          </table:table-cell>
          <table:table-cell table:number-columns-repeated="2"/>
          <table:table-cell office:value-type="float" office:value="384413" calcext:value-type="float">
            <text:p>384413</text:p>
          </table:table-cell>
          <table:table-cell table:number-columns-repeated="2"/>
          <table:table-cell office:value-type="float" office:value="391056" calcext:value-type="float">
            <text:p>391056</text:p>
          </table:table-cell>
          <table:table-cell table:number-columns-repeated="2"/>
          <table:table-cell office:value-type="float" office:value="388326" calcext:value-type="float">
            <text:p>388326</text:p>
          </table:table-cell>
          <table:table-cell table:number-columns-repeated="3"/>
          <table:table-cell office:value-type="float" office:value="248714" calcext:value-type="float">
            <text:p>248714</text:p>
          </table:table-cell>
          <table:table-cell table:number-columns-repeated="3"/>
          <table:table-cell office:value-type="float" office:value="388375" calcext:value-type="float">
            <text:p>388375</text:p>
          </table:table-cell>
          <table:table-cell/>
          <table:table-cell office:value-type="float" office:value="2751775" calcext:value-type="float">
            <text:p>2751775</text:p>
          </table:table-cell>
          <table:table-cell/>
          <table:table-cell office:value-type="float" office:value="2576601" calcext:value-type="float">
            <text:p>2576601</text:p>
          </table:table-cell>
          <table:table-cell/>
          <table:table-cell office:value-type="float" office:value="2370996" calcext:value-type="float">
            <text:p>2370996</text:p>
          </table:table-cell>
          <table:table-cell/>
          <table:table-cell office:value-type="float" office:value="2419851" calcext:value-type="float">
            <text:p>241985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5742" calcext:value-type="float">
            <text:p>185742</text:p>
          </table:table-cell>
          <table:table-cell table:number-columns-repeated="2"/>
          <table:table-cell office:value-type="float" office:value="175563" calcext:value-type="float">
            <text:p>175563</text:p>
          </table:table-cell>
          <table:table-cell table:number-columns-repeated="2"/>
          <table:table-cell office:value-type="float" office:value="512994" calcext:value-type="float">
            <text:p>512994</text:p>
          </table:table-cell>
          <table:table-cell table:number-columns-repeated="2"/>
          <table:table-cell office:value-type="float" office:value="524717" calcext:value-type="float">
            <text:p>524717</text:p>
          </table:table-cell>
          <table:table-cell table:number-columns-repeated="2"/>
          <table:table-cell office:value-type="float" office:value="403134" calcext:value-type="float">
            <text:p>403134</text:p>
          </table:table-cell>
          <table:table-cell table:number-columns-repeated="2"/>
          <table:table-cell office:value-type="float" office:value="156712" calcext:value-type="float">
            <text:p>156712</text:p>
          </table:table-cell>
          <table:table-cell table:number-columns-repeated="2"/>
          <table:table-cell office:value-type="float" office:value="405918" calcext:value-type="float">
            <text:p>405918</text:p>
          </table:table-cell>
          <table:table-cell table:number-columns-repeated="3"/>
          <table:table-cell office:value-type="float" office:value="130966" calcext:value-type="float">
            <text:p>130966</text:p>
          </table:table-cell>
          <table:table-cell table:number-columns-repeated="3"/>
          <table:table-cell office:value-type="float" office:value="396296" calcext:value-type="float">
            <text:p>396296</text:p>
          </table:table-cell>
          <table:table-cell/>
          <table:table-cell office:value-type="float" office:value="2814727" calcext:value-type="float">
            <text:p>2814727</text:p>
          </table:table-cell>
          <table:table-cell/>
          <table:table-cell office:value-type="float" office:value="2663269" calcext:value-type="float">
            <text:p>2663269</text:p>
          </table:table-cell>
          <table:table-cell/>
          <table:table-cell office:value-type="float" office:value="2592923" calcext:value-type="float">
            <text:p>2592923</text:p>
          </table:table-cell>
          <table:table-cell/>
          <table:table-cell office:value-type="float" office:value="2448561" calcext:value-type="float">
            <text:p>244856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14120" calcext:value-type="float">
            <text:p>314120</text:p>
          </table:table-cell>
          <table:table-cell table:number-columns-repeated="2"/>
          <table:table-cell office:value-type="float" office:value="291413" calcext:value-type="float">
            <text:p>291413</text:p>
          </table:table-cell>
          <table:table-cell table:number-columns-repeated="2"/>
          <table:table-cell office:value-type="float" office:value="369173" calcext:value-type="float">
            <text:p>369173</text:p>
          </table:table-cell>
          <table:table-cell table:number-columns-repeated="2"/>
          <table:table-cell office:value-type="float" office:value="712402" calcext:value-type="float">
            <text:p>712402</text:p>
          </table:table-cell>
          <table:table-cell table:number-columns-repeated="2"/>
          <table:table-cell office:value-type="float" office:value="585060" calcext:value-type="float">
            <text:p>585060</text:p>
          </table:table-cell>
          <table:table-cell table:number-columns-repeated="2"/>
          <table:table-cell office:value-type="float" office:value="361533" calcext:value-type="float">
            <text:p>361533</text:p>
          </table:table-cell>
          <table:table-cell table:number-columns-repeated="2"/>
          <table:table-cell office:value-type="float" office:value="589108" calcext:value-type="float">
            <text:p>589108</text:p>
          </table:table-cell>
          <table:table-cell table:number-columns-repeated="3"/>
          <table:table-cell office:value-type="float" office:value="341621" calcext:value-type="float">
            <text:p>341621</text:p>
          </table:table-cell>
          <table:table-cell table:number-columns-repeated="3"/>
          <table:table-cell office:value-type="float" office:value="590733" calcext:value-type="float">
            <text:p>590733</text:p>
          </table:table-cell>
          <table:table-cell/>
          <table:table-cell office:value-type="float" office:value="2796536" calcext:value-type="float">
            <text:p>2796536</text:p>
          </table:table-cell>
          <table:table-cell/>
          <table:table-cell office:value-type="float" office:value="2630114" calcext:value-type="float">
            <text:p>2630114</text:p>
          </table:table-cell>
          <table:table-cell/>
          <table:table-cell office:value-type="float" office:value="2374991" calcext:value-type="float">
            <text:p>2374991</text:p>
          </table:table-cell>
          <table:table-cell/>
          <table:table-cell office:value-type="float" office:value="2496576" calcext:value-type="float">
            <text:p>2496576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15994" calcext:value-type="float">
            <text:p>815994</text:p>
          </table:table-cell>
          <table:table-cell table:number-columns-repeated="2"/>
          <table:table-cell office:value-type="float" office:value="743889" calcext:value-type="float">
            <text:p>743889</text:p>
          </table:table-cell>
          <table:table-cell table:number-columns-repeated="2"/>
          <table:table-cell office:value-type="float" office:value="690297" calcext:value-type="float">
            <text:p>690297</text:p>
          </table:table-cell>
          <table:table-cell table:number-columns-repeated="2"/>
          <table:table-cell office:value-type="float" office:value="651644" calcext:value-type="float">
            <text:p>651644</text:p>
          </table:table-cell>
          <table:table-cell table:number-columns-repeated="2"/>
          <table:table-cell office:value-type="float" office:value="617640" calcext:value-type="float">
            <text:p>617640</text:p>
          </table:table-cell>
          <table:table-cell table:number-columns-repeated="2"/>
          <table:table-cell office:value-type="float" office:value="859926" calcext:value-type="float">
            <text:p>859926</text:p>
          </table:table-cell>
          <table:table-cell table:number-columns-repeated="2"/>
          <table:table-cell office:value-type="float" office:value="643572" calcext:value-type="float">
            <text:p>643572</text:p>
          </table:table-cell>
          <table:table-cell table:number-columns-repeated="3"/>
          <table:table-cell office:value-type="float" office:value="737898" calcext:value-type="float">
            <text:p>737898</text:p>
          </table:table-cell>
          <table:table-cell table:number-columns-repeated="3"/>
          <table:table-cell office:value-type="float" office:value="651774" calcext:value-type="float">
            <text:p>651774</text:p>
          </table:table-cell>
          <table:table-cell/>
          <table:table-cell office:value-type="float" office:value="2847775" calcext:value-type="float">
            <text:p>2847775</text:p>
          </table:table-cell>
          <table:table-cell/>
          <table:table-cell office:value-type="float" office:value="2751913" calcext:value-type="float">
            <text:p>2751913</text:p>
          </table:table-cell>
          <table:table-cell/>
          <table:table-cell office:value-type="float" office:value="2361729" calcext:value-type="float">
            <text:p>2361729</text:p>
          </table:table-cell>
          <table:table-cell/>
          <table:table-cell office:value-type="float" office:value="2606655" calcext:value-type="float">
            <text:p>2606655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895032" calcext:value-type="float">
            <text:p>895032</text:p>
          </table:table-cell>
          <table:table-cell table:number-columns-repeated="2"/>
          <table:table-cell office:value-type="float" office:value="807064" calcext:value-type="float">
            <text:p>807064</text:p>
          </table:table-cell>
          <table:table-cell table:number-columns-repeated="2"/>
          <table:table-cell office:value-type="float" office:value="871459" calcext:value-type="float">
            <text:p>871459</text:p>
          </table:table-cell>
          <table:table-cell table:number-columns-repeated="2"/>
          <table:table-cell office:value-type="float" office:value="855590" calcext:value-type="float">
            <text:p>855590</text:p>
          </table:table-cell>
          <table:table-cell table:number-columns-repeated="2"/>
          <table:table-cell office:value-type="float" office:value="806219" calcext:value-type="float">
            <text:p>806219</text:p>
          </table:table-cell>
          <table:table-cell table:number-columns-repeated="2"/>
          <table:table-cell office:value-type="float" office:value="897126" calcext:value-type="float">
            <text:p>897126</text:p>
          </table:table-cell>
          <table:table-cell table:number-columns-repeated="2"/>
          <table:table-cell office:value-type="float" office:value="788369" calcext:value-type="float">
            <text:p>788369</text:p>
          </table:table-cell>
          <table:table-cell table:number-columns-repeated="3"/>
          <table:table-cell office:value-type="float" office:value="825341" calcext:value-type="float">
            <text:p>825341</text:p>
          </table:table-cell>
          <table:table-cell table:number-columns-repeated="3"/>
          <table:table-cell office:value-type="float" office:value="768927" calcext:value-type="float">
            <text:p>768927</text:p>
          </table:table-cell>
          <table:table-cell/>
          <table:table-cell office:value-type="float" office:value="2784624" calcext:value-type="float">
            <text:p>2784624</text:p>
          </table:table-cell>
          <table:table-cell/>
          <table:table-cell office:value-type="float" office:value="2591687" calcext:value-type="float">
            <text:p>2591687</text:p>
          </table:table-cell>
          <table:table-cell/>
          <table:table-cell office:value-type="float" office:value="2209496" calcext:value-type="float">
            <text:p>2209496</text:p>
          </table:table-cell>
          <table:table-cell/>
          <table:table-cell office:value-type="float" office:value="2298158" calcext:value-type="float">
            <text:p>229815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39839" calcext:value-type="float">
            <text:p>839839</text:p>
          </table:table-cell>
          <table:table-cell table:number-columns-repeated="2"/>
          <table:table-cell office:value-type="float" office:value="905509" calcext:value-type="float">
            <text:p>905509</text:p>
          </table:table-cell>
          <table:table-cell table:number-columns-repeated="2"/>
          <table:table-cell office:value-type="float" office:value="772926" calcext:value-type="float">
            <text:p>772926</text:p>
          </table:table-cell>
          <table:table-cell table:number-columns-repeated="2"/>
          <table:table-cell office:value-type="float" office:value="744104" calcext:value-type="float">
            <text:p>744104</text:p>
          </table:table-cell>
          <table:table-cell table:number-columns-repeated="2"/>
          <table:table-cell office:value-type="float" office:value="763337" calcext:value-type="float">
            <text:p>763337</text:p>
          </table:table-cell>
          <table:table-cell table:number-columns-repeated="2"/>
          <table:table-cell office:value-type="float" office:value="823712" calcext:value-type="float">
            <text:p>823712</text:p>
          </table:table-cell>
          <table:table-cell table:number-columns-repeated="2"/>
          <table:table-cell office:value-type="float" office:value="781703" calcext:value-type="float">
            <text:p>781703</text:p>
          </table:table-cell>
          <table:table-cell table:number-columns-repeated="3"/>
          <table:table-cell office:value-type="float" office:value="914952" calcext:value-type="float">
            <text:p>914952</text:p>
          </table:table-cell>
          <table:table-cell table:number-columns-repeated="3"/>
          <table:table-cell office:value-type="float" office:value="657931" calcext:value-type="float">
            <text:p>657931</text:p>
          </table:table-cell>
          <table:table-cell/>
          <table:table-cell office:value-type="float" office:value="2532371" calcext:value-type="float">
            <text:p>2532371</text:p>
          </table:table-cell>
          <table:table-cell/>
          <table:table-cell office:value-type="float" office:value="2502634" calcext:value-type="float">
            <text:p>2502634</text:p>
          </table:table-cell>
          <table:table-cell/>
          <table:table-cell office:value-type="float" office:value="1969988" calcext:value-type="float">
            <text:p>1969988</text:p>
          </table:table-cell>
          <table:table-cell/>
          <table:table-cell office:value-type="float" office:value="2101961" calcext:value-type="float">
            <text:p>210196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799425" calcext:value-type="float">
            <text:p>799425</text:p>
          </table:table-cell>
          <table:table-cell table:number-columns-repeated="2"/>
          <table:table-cell office:value-type="float" office:value="497777" calcext:value-type="float">
            <text:p>497777</text:p>
          </table:table-cell>
          <table:table-cell table:number-columns-repeated="2"/>
          <table:table-cell office:value-type="float" office:value="790428" calcext:value-type="float">
            <text:p>790428</text:p>
          </table:table-cell>
          <table:table-cell table:number-columns-repeated="2"/>
          <table:table-cell office:value-type="float" office:value="817496" calcext:value-type="float">
            <text:p>817496</text:p>
          </table:table-cell>
          <table:table-cell table:number-columns-repeated="2"/>
          <table:table-cell office:value-type="float" office:value="818969" calcext:value-type="float">
            <text:p>818969</text:p>
          </table:table-cell>
          <table:table-cell table:number-columns-repeated="2"/>
          <table:table-cell office:value-type="float" office:value="358723" calcext:value-type="float">
            <text:p>358723</text:p>
          </table:table-cell>
          <table:table-cell table:number-columns-repeated="2"/>
          <table:table-cell office:value-type="float" office:value="792189" calcext:value-type="float">
            <text:p>792189</text:p>
          </table:table-cell>
          <table:table-cell table:number-columns-repeated="3"/>
          <table:table-cell office:value-type="float" office:value="313343" calcext:value-type="float">
            <text:p>313343</text:p>
          </table:table-cell>
          <table:table-cell table:number-columns-repeated="3"/>
          <table:table-cell office:value-type="float" office:value="810596" calcext:value-type="float">
            <text:p>810596</text:p>
          </table:table-cell>
          <table:table-cell/>
          <table:table-cell office:value-type="float" office:value="2429265" calcext:value-type="float">
            <text:p>2429265</text:p>
          </table:table-cell>
          <table:table-cell/>
          <table:table-cell office:value-type="float" office:value="2429459" calcext:value-type="float">
            <text:p>2429459</text:p>
          </table:table-cell>
          <table:table-cell/>
          <table:table-cell office:value-type="float" office:value="1733749" calcext:value-type="float">
            <text:p>1733749</text:p>
          </table:table-cell>
          <table:table-cell/>
          <table:table-cell office:value-type="float" office:value="1983382" calcext:value-type="float">
            <text:p>1983382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97734" calcext:value-type="float">
            <text:p>97734</text:p>
          </table:table-cell>
          <table:table-cell table:number-columns-repeated="2"/>
          <table:table-cell office:value-type="float" office:value="157171" calcext:value-type="float">
            <text:p>157171</text:p>
          </table:table-cell>
          <table:table-cell table:number-columns-repeated="2"/>
          <table:table-cell office:value-type="float" office:value="155956" calcext:value-type="float">
            <text:p>155956</text:p>
          </table:table-cell>
          <table:table-cell table:number-columns-repeated="2"/>
          <table:table-cell office:value-type="float" office:value="210884" calcext:value-type="float">
            <text:p>210884</text:p>
          </table:table-cell>
          <table:table-cell table:number-columns-repeated="2"/>
          <table:table-cell office:value-type="float" office:value="164173" calcext:value-type="float">
            <text:p>164173</text:p>
          </table:table-cell>
          <table:table-cell table:number-columns-repeated="2"/>
          <table:table-cell office:value-type="float" office:value="243671" calcext:value-type="float">
            <text:p>243671</text:p>
          </table:table-cell>
          <table:table-cell table:number-columns-repeated="2"/>
          <table:table-cell office:value-type="float" office:value="163412" calcext:value-type="float">
            <text:p>163412</text:p>
          </table:table-cell>
          <table:table-cell table:number-columns-repeated="3"/>
          <table:table-cell office:value-type="float" office:value="240557" calcext:value-type="float">
            <text:p>240557</text:p>
          </table:table-cell>
          <table:table-cell table:number-columns-repeated="3"/>
          <table:table-cell office:value-type="float" office:value="165527" calcext:value-type="float">
            <text:p>165527</text:p>
          </table:table-cell>
          <table:table-cell table:number-columns-repeated="2"/>
          <table:table-cell office:value-type="float" office:value="992992" calcext:value-type="float">
            <text:p>992992</text:p>
          </table:table-cell>
          <table:table-cell/>
          <table:table-cell office:value-type="float" office:value="1186183" calcext:value-type="float">
            <text:p>1186183</text:p>
          </table:table-cell>
          <table:table-cell/>
          <table:table-cell office:value-type="float" office:value="2410209" calcext:value-type="float">
            <text:p>2410209</text:p>
          </table:table-cell>
          <table:table-cell/>
          <table:table-cell office:value-type="float" office:value="2375185" calcext:value-type="float">
            <text:p>237518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60051" calcext:value-type="float">
            <text:p>360051</text:p>
          </table:table-cell>
          <table:table-cell table:number-columns-repeated="2"/>
          <table:table-cell office:value-type="float" office:value="365045" calcext:value-type="float">
            <text:p>365045</text:p>
          </table:table-cell>
          <table:table-cell table:number-columns-repeated="2"/>
          <table:table-cell office:value-type="float" office:value="331653" calcext:value-type="float">
            <text:p>331653</text:p>
          </table:table-cell>
          <table:table-cell table:number-columns-repeated="2"/>
          <table:table-cell office:value-type="float" office:value="330168" calcext:value-type="float">
            <text:p>330168</text:p>
          </table:table-cell>
          <table:table-cell table:number-columns-repeated="2"/>
          <table:table-cell office:value-type="float" office:value="290949" calcext:value-type="float">
            <text:p>290949</text:p>
          </table:table-cell>
          <table:table-cell table:number-columns-repeated="2"/>
          <table:table-cell office:value-type="float" office:value="362370" calcext:value-type="float">
            <text:p>362370</text:p>
          </table:table-cell>
          <table:table-cell table:number-columns-repeated="2"/>
          <table:table-cell office:value-type="float" office:value="293391" calcext:value-type="float">
            <text:p>293391</text:p>
          </table:table-cell>
          <table:table-cell table:number-columns-repeated="3"/>
          <table:table-cell office:value-type="float" office:value="360667" calcext:value-type="float">
            <text:p>360667</text:p>
          </table:table-cell>
          <table:table-cell table:number-columns-repeated="3"/>
          <table:table-cell office:value-type="float" office:value="293484" calcext:value-type="float">
            <text:p>293484</text:p>
          </table:table-cell>
          <table:table-cell/>
          <table:table-cell office:value-type="float" office:value="1276542" calcext:value-type="float">
            <text:p>1276542</text:p>
          </table:table-cell>
          <table:table-cell/>
          <table:table-cell office:value-type="float" office:value="1227497" calcext:value-type="float">
            <text:p>1227497</text:p>
          </table:table-cell>
          <table:table-cell/>
          <table:table-cell office:value-type="float" office:value="2551091" calcext:value-type="float">
            <text:p>2551091</text:p>
          </table:table-cell>
          <table:table-cell/>
          <table:table-cell office:value-type="float" office:value="2530787" calcext:value-type="float">
            <text:p>253078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74828" calcext:value-type="float">
            <text:p>374828</text:p>
          </table:table-cell>
          <table:table-cell table:number-columns-repeated="2"/>
          <table:table-cell office:value-type="float" office:value="240065" calcext:value-type="float">
            <text:p>240065</text:p>
          </table:table-cell>
          <table:table-cell table:number-columns-repeated="2"/>
          <table:table-cell office:value-type="float" office:value="245554" calcext:value-type="float">
            <text:p>245554</text:p>
          </table:table-cell>
          <table:table-cell table:number-columns-repeated="2"/>
          <table:table-cell office:value-type="float" office:value="387964" calcext:value-type="float">
            <text:p>387964</text:p>
          </table:table-cell>
          <table:table-cell table:number-columns-repeated="2"/>
          <table:table-cell office:value-type="float" office:value="355860" calcext:value-type="float">
            <text:p>355860</text:p>
          </table:table-cell>
          <table:table-cell table:number-columns-repeated="2"/>
          <table:table-cell office:value-type="float" office:value="368867" calcext:value-type="float">
            <text:p>368867</text:p>
          </table:table-cell>
          <table:table-cell table:number-columns-repeated="2"/>
          <table:table-cell office:value-type="float" office:value="319894" calcext:value-type="float">
            <text:p>319894</text:p>
          </table:table-cell>
          <table:table-cell table:number-columns-repeated="3"/>
          <table:table-cell office:value-type="float" office:value="362751" calcext:value-type="float">
            <text:p>362751</text:p>
          </table:table-cell>
          <table:table-cell table:number-columns-repeated="3"/>
          <table:table-cell office:value-type="float" office:value="321523" calcext:value-type="float">
            <text:p>321523</text:p>
          </table:table-cell>
          <table:table-cell table:number-columns-repeated="2"/>
          <table:table-cell office:value-type="float" office:value="673769" calcext:value-type="float">
            <text:p>673769</text:p>
          </table:table-cell>
          <table:table-cell table:number-columns-repeated="2"/>
          <table:table-cell office:value-type="float" office:value="690587" calcext:value-type="float">
            <text:p>690587</text:p>
          </table:table-cell>
          <table:table-cell/>
          <table:table-cell office:value-type="float" office:value="2498241" calcext:value-type="float">
            <text:p>2498241</text:p>
          </table:table-cell>
          <table:table-cell/>
          <table:table-cell office:value-type="float" office:value="2506295" calcext:value-type="float">
            <text:p>2506295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5276" calcext:value-type="float">
            <text:p>365276</text:p>
          </table:table-cell>
          <table:table-cell table:number-columns-repeated="2"/>
          <table:table-cell office:value-type="float" office:value="438438" calcext:value-type="float">
            <text:p>438438</text:p>
          </table:table-cell>
          <table:table-cell table:number-columns-repeated="2"/>
          <table:table-cell office:value-type="float" office:value="526716" calcext:value-type="float">
            <text:p>526716</text:p>
          </table:table-cell>
          <table:table-cell table:number-columns-repeated="2"/>
          <table:table-cell office:value-type="float" office:value="529184" calcext:value-type="float">
            <text:p>529184</text:p>
          </table:table-cell>
          <table:table-cell table:number-columns-repeated="2"/>
          <table:table-cell office:value-type="float" office:value="431414" calcext:value-type="float">
            <text:p>431414</text:p>
          </table:table-cell>
          <table:table-cell table:number-columns-repeated="2"/>
          <table:table-cell office:value-type="float" office:value="550384" calcext:value-type="float">
            <text:p>550384</text:p>
          </table:table-cell>
          <table:table-cell table:number-columns-repeated="2"/>
          <table:table-cell office:value-type="float" office:value="450676" calcext:value-type="float">
            <text:p>450676</text:p>
          </table:table-cell>
          <table:table-cell table:number-columns-repeated="3"/>
          <table:table-cell office:value-type="float" office:value="536760" calcext:value-type="float">
            <text:p>536760</text:p>
          </table:table-cell>
          <table:table-cell table:number-columns-repeated="3"/>
          <table:table-cell office:value-type="float" office:value="452096" calcext:value-type="float">
            <text:p>452096</text:p>
          </table:table-cell>
          <table:table-cell/>
          <table:table-cell office:value-type="float" office:value="1171135" calcext:value-type="float">
            <text:p>1171135</text:p>
          </table:table-cell>
          <table:table-cell/>
          <table:table-cell office:value-type="float" office:value="1158172" calcext:value-type="float">
            <text:p>1158172</text:p>
          </table:table-cell>
          <table:table-cell/>
          <table:table-cell office:value-type="float" office:value="2534244" calcext:value-type="float">
            <text:p>2534244</text:p>
          </table:table-cell>
          <table:table-cell/>
          <table:table-cell office:value-type="float" office:value="2522082" calcext:value-type="float">
            <text:p>2522082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40909" calcext:value-type="float">
            <text:p>740909</text:p>
          </table:table-cell>
          <table:table-cell table:number-columns-repeated="2"/>
          <table:table-cell office:value-type="float" office:value="696244" calcext:value-type="float">
            <text:p>696244</text:p>
          </table:table-cell>
          <table:table-cell table:number-columns-repeated="2"/>
          <table:table-cell office:value-type="float" office:value="667571" calcext:value-type="float">
            <text:p>667571</text:p>
          </table:table-cell>
          <table:table-cell table:number-columns-repeated="2"/>
          <table:table-cell office:value-type="float" office:value="646348" calcext:value-type="float">
            <text:p>646348</text:p>
          </table:table-cell>
          <table:table-cell table:number-columns-repeated="2"/>
          <table:table-cell office:value-type="float" office:value="570407" calcext:value-type="float">
            <text:p>570407</text:p>
          </table:table-cell>
          <table:table-cell table:number-columns-repeated="2"/>
          <table:table-cell office:value-type="float" office:value="724952" calcext:value-type="float">
            <text:p>724952</text:p>
          </table:table-cell>
          <table:table-cell table:number-columns-repeated="2"/>
          <table:table-cell office:value-type="float" office:value="576041" calcext:value-type="float">
            <text:p>576041</text:p>
          </table:table-cell>
          <table:table-cell table:number-columns-repeated="3"/>
          <table:table-cell office:value-type="float" office:value="688313" calcext:value-type="float">
            <text:p>688313</text:p>
          </table:table-cell>
          <table:table-cell table:number-columns-repeated="3"/>
          <table:table-cell office:value-type="float" office:value="587008" calcext:value-type="float">
            <text:p>587008</text:p>
          </table:table-cell>
          <table:table-cell/>
          <table:table-cell office:value-type="float" office:value="1250055" calcext:value-type="float">
            <text:p>1250055</text:p>
          </table:table-cell>
          <table:table-cell/>
          <table:table-cell office:value-type="float" office:value="1166751" calcext:value-type="float">
            <text:p>1166751</text:p>
          </table:table-cell>
          <table:table-cell/>
          <table:table-cell office:value-type="float" office:value="2623635" calcext:value-type="float">
            <text:p>2623635</text:p>
          </table:table-cell>
          <table:table-cell/>
          <table:table-cell office:value-type="float" office:value="2563311" calcext:value-type="float">
            <text:p>256331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42144" calcext:value-type="float">
            <text:p>342144</text:p>
          </table:table-cell>
          <table:table-cell table:number-columns-repeated="2"/>
          <table:table-cell office:value-type="float" office:value="293959" calcext:value-type="float">
            <text:p>293959</text:p>
          </table:table-cell>
          <table:table-cell table:number-columns-repeated="2"/>
          <table:table-cell office:value-type="float" office:value="462749" calcext:value-type="float">
            <text:p>462749</text:p>
          </table:table-cell>
          <table:table-cell table:number-columns-repeated="2"/>
          <table:table-cell office:value-type="float" office:value="425074" calcext:value-type="float">
            <text:p>425074</text:p>
          </table:table-cell>
          <table:table-cell table:number-columns-repeated="2"/>
          <table:table-cell office:value-type="float" office:value="645800" calcext:value-type="float">
            <text:p>645800</text:p>
          </table:table-cell>
          <table:table-cell table:number-columns-repeated="2"/>
          <table:table-cell office:value-type="float" office:value="363178" calcext:value-type="float">
            <text:p>363178</text:p>
          </table:table-cell>
          <table:table-cell table:number-columns-repeated="2"/>
          <table:table-cell office:value-type="float" office:value="585291" calcext:value-type="float">
            <text:p>585291</text:p>
          </table:table-cell>
          <table:table-cell table:number-columns-repeated="3"/>
          <table:table-cell office:value-type="float" office:value="333507" calcext:value-type="float">
            <text:p>333507</text:p>
          </table:table-cell>
          <table:table-cell table:number-columns-repeated="3"/>
          <table:table-cell office:value-type="float" office:value="589460" calcext:value-type="float">
            <text:p>589460</text:p>
          </table:table-cell>
          <table:table-cell table:number-columns-repeated="2"/>
          <table:table-cell office:value-type="float" office:value="752023" calcext:value-type="float">
            <text:p>752023</text:p>
          </table:table-cell>
          <table:table-cell table:number-columns-repeated="2"/>
          <table:table-cell office:value-type="float" office:value="753184" calcext:value-type="float">
            <text:p>753184</text:p>
          </table:table-cell>
          <table:table-cell/>
          <table:table-cell office:value-type="float" office:value="2550148" calcext:value-type="float">
            <text:p>2550148</text:p>
          </table:table-cell>
          <table:table-cell/>
          <table:table-cell office:value-type="float" office:value="2588930" calcext:value-type="float">
            <text:p>258893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58069" calcext:value-type="float">
            <text:p>458069</text:p>
          </table:table-cell>
          <table:table-cell table:number-columns-repeated="2"/>
          <table:table-cell office:value-type="float" office:value="863900" calcext:value-type="float">
            <text:p>863900</text:p>
          </table:table-cell>
          <table:table-cell table:number-columns-repeated="2"/>
          <table:table-cell office:value-type="float" office:value="784343" calcext:value-type="float">
            <text:p>784343</text:p>
          </table:table-cell>
          <table:table-cell table:number-columns-repeated="2"/>
          <table:table-cell office:value-type="float" office:value="781080" calcext:value-type="float">
            <text:p>781080</text:p>
          </table:table-cell>
          <table:table-cell table:number-columns-repeated="2"/>
          <table:table-cell office:value-type="float" office:value="763161" calcext:value-type="float">
            <text:p>763161</text:p>
          </table:table-cell>
          <table:table-cell table:number-columns-repeated="2"/>
          <table:table-cell office:value-type="float" office:value="855532" calcext:value-type="float">
            <text:p>855532</text:p>
          </table:table-cell>
          <table:table-cell table:number-columns-repeated="2"/>
          <table:table-cell office:value-type="float" office:value="757474" calcext:value-type="float">
            <text:p>757474</text:p>
          </table:table-cell>
          <table:table-cell table:number-columns-repeated="3"/>
          <table:table-cell office:value-type="float" office:value="867603" calcext:value-type="float">
            <text:p>867603</text:p>
          </table:table-cell>
          <table:table-cell table:number-columns-repeated="3"/>
          <table:table-cell office:value-type="float" office:value="740189" calcext:value-type="float">
            <text:p>740189</text:p>
          </table:table-cell>
          <table:table-cell/>
          <table:table-cell office:value-type="float" office:value="1189777" calcext:value-type="float">
            <text:p>1189777</text:p>
          </table:table-cell>
          <table:table-cell/>
          <table:table-cell office:value-type="float" office:value="1095573" calcext:value-type="float">
            <text:p>1095573</text:p>
          </table:table-cell>
          <table:table-cell/>
          <table:table-cell office:value-type="float" office:value="2163564" calcext:value-type="float">
            <text:p>2163564</text:p>
          </table:table-cell>
          <table:table-cell/>
          <table:table-cell office:value-type="float" office:value="2151451" calcext:value-type="float">
            <text:p>215145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78220" calcext:value-type="float">
            <text:p>878220</text:p>
          </table:table-cell>
          <table:table-cell table:number-columns-repeated="2"/>
          <table:table-cell office:value-type="float" office:value="872345" calcext:value-type="float">
            <text:p>872345</text:p>
          </table:table-cell>
          <table:table-cell table:number-columns-repeated="2"/>
          <table:table-cell office:value-type="float" office:value="848748" calcext:value-type="float">
            <text:p>848748</text:p>
          </table:table-cell>
          <table:table-cell table:number-columns-repeated="2"/>
          <table:table-cell office:value-type="float" office:value="819186" calcext:value-type="float">
            <text:p>819186</text:p>
          </table:table-cell>
          <table:table-cell table:number-columns-repeated="2"/>
          <table:table-cell office:value-type="float" office:value="811125" calcext:value-type="float">
            <text:p>811125</text:p>
          </table:table-cell>
          <table:table-cell table:number-columns-repeated="2"/>
          <table:table-cell office:value-type="float" office:value="883594" calcext:value-type="float">
            <text:p>883594</text:p>
          </table:table-cell>
          <table:table-cell table:number-columns-repeated="2"/>
          <table:table-cell office:value-type="float" office:value="815500" calcext:value-type="float">
            <text:p>815500</text:p>
          </table:table-cell>
          <table:table-cell table:number-columns-repeated="3"/>
          <table:table-cell office:value-type="float" office:value="853850" calcext:value-type="float">
            <text:p>853850</text:p>
          </table:table-cell>
          <table:table-cell table:number-columns-repeated="3"/>
          <table:table-cell office:value-type="float" office:value="815333" calcext:value-type="float">
            <text:p>815333</text:p>
          </table:table-cell>
          <table:table-cell/>
          <table:table-cell office:value-type="float" office:value="1188563" calcext:value-type="float">
            <text:p>1188563</text:p>
          </table:table-cell>
          <table:table-cell table:number-columns-repeated="2"/>
          <table:table-cell office:value-type="float" office:value="747051" calcext:value-type="float">
            <text:p>747051</text:p>
          </table:table-cell>
          <table:table-cell/>
          <table:table-cell office:value-type="float" office:value="2067962" calcext:value-type="float">
            <text:p>2067962</text:p>
          </table:table-cell>
          <table:table-cell/>
          <table:table-cell office:value-type="float" office:value="2105209" calcext:value-type="float">
            <text:p>210520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99388" calcext:value-type="float">
            <text:p>299388</text:p>
          </table:table-cell>
          <table:table-cell table:number-columns-repeated="2"/>
          <table:table-cell office:value-type="float" office:value="310244" calcext:value-type="float">
            <text:p>310244</text:p>
          </table:table-cell>
          <table:table-cell table:number-columns-repeated="2"/>
          <table:table-cell office:value-type="float" office:value="474629" calcext:value-type="float">
            <text:p>474629</text:p>
          </table:table-cell>
          <table:table-cell table:number-columns-repeated="2"/>
          <table:table-cell office:value-type="float" office:value="846130" calcext:value-type="float">
            <text:p>846130</text:p>
          </table:table-cell>
          <table:table-cell table:number-columns-repeated="2"/>
          <table:table-cell office:value-type="float" office:value="822040" calcext:value-type="float">
            <text:p>822040</text:p>
          </table:table-cell>
          <table:table-cell table:number-columns-repeated="2"/>
          <table:table-cell office:value-type="float" office:value="328935" calcext:value-type="float">
            <text:p>328935</text:p>
          </table:table-cell>
          <table:table-cell table:number-columns-repeated="2"/>
          <table:table-cell office:value-type="float" office:value="774650" calcext:value-type="float">
            <text:p>774650</text:p>
          </table:table-cell>
          <table:table-cell table:number-columns-repeated="3"/>
          <table:table-cell office:value-type="float" office:value="359597" calcext:value-type="float">
            <text:p>359597</text:p>
          </table:table-cell>
          <table:table-cell table:number-columns-repeated="3"/>
          <table:table-cell office:value-type="float" office:value="730001" calcext:value-type="float">
            <text:p>730001</text:p>
          </table:table-cell>
          <table:table-cell table:number-columns-repeated="2"/>
          <table:table-cell office:value-type="float" office:value="731008" calcext:value-type="float">
            <text:p>731008</text:p>
          </table:table-cell>
          <table:table-cell table:number-columns-repeated="2"/>
          <table:table-cell office:value-type="float" office:value="659037" calcext:value-type="float">
            <text:p>659037</text:p>
          </table:table-cell>
          <table:table-cell/>
          <table:table-cell office:value-type="float" office:value="1980430" calcext:value-type="float">
            <text:p>1980430</text:p>
          </table:table-cell>
          <table:table-cell/>
          <table:table-cell office:value-type="float" office:value="2067637" calcext:value-type="float">
            <text:p>206763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6638" calcext:value-type="float">
            <text:p>226638</text:p>
          </table:table-cell>
          <table:table-cell table:number-columns-repeated="2"/>
          <table:table-cell office:value-type="float" office:value="249438" calcext:value-type="float">
            <text:p>249438</text:p>
          </table:table-cell>
          <table:table-cell table:number-columns-repeated="2"/>
          <table:table-cell office:value-type="float" office:value="214107" calcext:value-type="float">
            <text:p>214107</text:p>
          </table:table-cell>
          <table:table-cell table:number-columns-repeated="2"/>
          <table:table-cell office:value-type="float" office:value="213044" calcext:value-type="float">
            <text:p>213044</text:p>
          </table:table-cell>
          <table:table-cell table:number-columns-repeated="2"/>
          <table:table-cell office:value-type="float" office:value="175124" calcext:value-type="float">
            <text:p>175124</text:p>
          </table:table-cell>
          <table:table-cell table:number-columns-repeated="2"/>
          <table:table-cell office:value-type="float" office:value="233373" calcext:value-type="float">
            <text:p>233373</text:p>
          </table:table-cell>
          <table:table-cell table:number-columns-repeated="2"/>
          <table:table-cell office:value-type="float" office:value="186700" calcext:value-type="float">
            <text:p>186700</text:p>
          </table:table-cell>
          <table:table-cell table:number-columns-repeated="3"/>
          <table:table-cell office:value-type="float" office:value="244085" calcext:value-type="float">
            <text:p>244085</text:p>
          </table:table-cell>
          <table:table-cell table:number-columns-repeated="3"/>
          <table:table-cell office:value-type="float" office:value="186765" calcext:value-type="float">
            <text:p>186765</text:p>
          </table:table-cell>
          <table:table-cell table:number-columns-repeated="2"/>
          <table:table-cell office:value-type="float" office:value="840888" calcext:value-type="float">
            <text:p>840888</text:p>
          </table:table-cell>
          <table:table-cell table:number-columns-repeated="2"/>
          <table:table-cell office:value-type="float" office:value="865870" calcext:value-type="float">
            <text:p>865870</text:p>
          </table:table-cell>
          <table:table-cell/>
          <table:table-cell office:value-type="float" office:value="2389989" calcext:value-type="float">
            <text:p>2389989</text:p>
          </table:table-cell>
          <table:table-cell/>
          <table:table-cell office:value-type="float" office:value="2298838" calcext:value-type="float">
            <text:p>229883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7952" calcext:value-type="float">
            <text:p>227952</text:p>
          </table:table-cell>
          <table:table-cell table:number-columns-repeated="2"/>
          <table:table-cell office:value-type="float" office:value="287424" calcext:value-type="float">
            <text:p>287424</text:p>
          </table:table-cell>
          <table:table-cell table:number-columns-repeated="2"/>
          <table:table-cell office:value-type="float" office:value="324105" calcext:value-type="float">
            <text:p>324105</text:p>
          </table:table-cell>
          <table:table-cell table:number-columns-repeated="2"/>
          <table:table-cell office:value-type="float" office:value="327329" calcext:value-type="float">
            <text:p>327329</text:p>
          </table:table-cell>
          <table:table-cell table:number-columns-repeated="2"/>
          <table:table-cell office:value-type="float" office:value="255351" calcext:value-type="float">
            <text:p>255351</text:p>
          </table:table-cell>
          <table:table-cell table:number-columns-repeated="2"/>
          <table:table-cell office:value-type="float" office:value="357987" calcext:value-type="float">
            <text:p>357987</text:p>
          </table:table-cell>
          <table:table-cell table:number-columns-repeated="2"/>
          <table:table-cell office:value-type="float" office:value="250118" calcext:value-type="float">
            <text:p>250118</text:p>
          </table:table-cell>
          <table:table-cell table:number-columns-repeated="3"/>
          <table:table-cell office:value-type="float" office:value="339825" calcext:value-type="float">
            <text:p>339825</text:p>
          </table:table-cell>
          <table:table-cell table:number-columns-repeated="3"/>
          <table:table-cell office:value-type="float" office:value="252968" calcext:value-type="float">
            <text:p>252968</text:p>
          </table:table-cell>
          <table:table-cell table:number-columns-repeated="2"/>
          <table:table-cell office:value-type="float" office:value="479595" calcext:value-type="float">
            <text:p>479595</text:p>
          </table:table-cell>
          <table:table-cell table:number-columns-repeated="2"/>
          <table:table-cell office:value-type="float" office:value="497220" calcext:value-type="float">
            <text:p>497220</text:p>
          </table:table-cell>
          <table:table-cell/>
          <table:table-cell office:value-type="float" office:value="2519511" calcext:value-type="float">
            <text:p>2519511</text:p>
          </table:table-cell>
          <table:table-cell/>
          <table:table-cell office:value-type="float" office:value="2399485" calcext:value-type="float">
            <text:p>2399485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96735" calcext:value-type="float">
            <text:p>396735</text:p>
          </table:table-cell>
          <table:table-cell table:number-columns-repeated="2"/>
          <table:table-cell office:value-type="float" office:value="471507" calcext:value-type="float">
            <text:p>471507</text:p>
          </table:table-cell>
          <table:table-cell table:number-columns-repeated="2"/>
          <table:table-cell office:value-type="float" office:value="456144" calcext:value-type="float">
            <text:p>456144</text:p>
          </table:table-cell>
          <table:table-cell table:number-columns-repeated="2"/>
          <table:table-cell office:value-type="float" office:value="411181" calcext:value-type="float">
            <text:p>411181</text:p>
          </table:table-cell>
          <table:table-cell table:number-columns-repeated="2"/>
          <table:table-cell office:value-type="float" office:value="385822" calcext:value-type="float">
            <text:p>385822</text:p>
          </table:table-cell>
          <table:table-cell table:number-columns-repeated="2"/>
          <table:table-cell office:value-type="float" office:value="454039" calcext:value-type="float">
            <text:p>454039</text:p>
          </table:table-cell>
          <table:table-cell table:number-columns-repeated="2"/>
          <table:table-cell office:value-type="float" office:value="385400" calcext:value-type="float">
            <text:p>385400</text:p>
          </table:table-cell>
          <table:table-cell table:number-columns-repeated="3"/>
          <table:table-cell office:value-type="float" office:value="266145" calcext:value-type="float">
            <text:p>266145</text:p>
          </table:table-cell>
          <table:table-cell table:number-columns-repeated="3"/>
          <table:table-cell office:value-type="float" office:value="289514" calcext:value-type="float">
            <text:p>289514</text:p>
          </table:table-cell>
          <table:table-cell table:number-columns-repeated="2"/>
          <table:table-cell office:value-type="float" office:value="490419" calcext:value-type="float">
            <text:p>490419</text:p>
          </table:table-cell>
          <table:table-cell table:number-columns-repeated="2"/>
          <table:table-cell office:value-type="float" office:value="476125" calcext:value-type="float">
            <text:p>476125</text:p>
          </table:table-cell>
          <table:table-cell/>
          <table:table-cell office:value-type="float" office:value="2533350" calcext:value-type="float">
            <text:p>2533350</text:p>
          </table:table-cell>
          <table:table-cell/>
          <table:table-cell office:value-type="float" office:value="2006052" calcext:value-type="float">
            <text:p>200605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12864" calcext:value-type="float">
            <text:p>412864</text:p>
          </table:table-cell>
          <table:table-cell table:number-columns-repeated="2"/>
          <table:table-cell office:value-type="float" office:value="558752" calcext:value-type="float">
            <text:p>558752</text:p>
          </table:table-cell>
          <table:table-cell table:number-columns-repeated="2"/>
          <table:table-cell office:value-type="float" office:value="536503" calcext:value-type="float">
            <text:p>536503</text:p>
          </table:table-cell>
          <table:table-cell table:number-columns-repeated="2"/>
          <table:table-cell office:value-type="float" office:value="530618" calcext:value-type="float">
            <text:p>530618</text:p>
          </table:table-cell>
          <table:table-cell table:number-columns-repeated="2"/>
          <table:table-cell office:value-type="float" office:value="457570" calcext:value-type="float">
            <text:p>457570</text:p>
          </table:table-cell>
          <table:table-cell table:number-columns-repeated="2"/>
          <table:table-cell office:value-type="float" office:value="527228" calcext:value-type="float">
            <text:p>527228</text:p>
          </table:table-cell>
          <table:table-cell table:number-columns-repeated="2"/>
          <table:table-cell office:value-type="float" office:value="449087" calcext:value-type="float">
            <text:p>449087</text:p>
          </table:table-cell>
          <table:table-cell table:number-columns-repeated="3"/>
          <table:table-cell office:value-type="float" office:value="469159" calcext:value-type="float">
            <text:p>469159</text:p>
          </table:table-cell>
          <table:table-cell table:number-columns-repeated="3"/>
          <table:table-cell office:value-type="float" office:value="455524" calcext:value-type="float">
            <text:p>455524</text:p>
          </table:table-cell>
          <table:table-cell table:number-columns-repeated="2"/>
          <table:table-cell office:value-type="float" office:value="394627" calcext:value-type="float">
            <text:p>394627</text:p>
          </table:table-cell>
          <table:table-cell table:number-columns-repeated="2"/>
          <table:table-cell office:value-type="float" office:value="336437" calcext:value-type="float">
            <text:p>336437</text:p>
          </table:table-cell>
          <table:table-cell/>
          <table:table-cell office:value-type="float" office:value="2626669" calcext:value-type="float">
            <text:p>2626669</text:p>
          </table:table-cell>
          <table:table-cell/>
          <table:table-cell office:value-type="float" office:value="2182397" calcext:value-type="float">
            <text:p>218239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5916" calcext:value-type="float">
            <text:p>345916</text:p>
          </table:table-cell>
          <table:table-cell table:number-columns-repeated="2"/>
          <table:table-cell office:value-type="float" office:value="709230" calcext:value-type="float">
            <text:p>709230</text:p>
          </table:table-cell>
          <table:table-cell table:number-columns-repeated="2"/>
          <table:table-cell office:value-type="float" office:value="641858" calcext:value-type="float">
            <text:p>641858</text:p>
          </table:table-cell>
          <table:table-cell table:number-columns-repeated="2"/>
          <table:table-cell office:value-type="float" office:value="659426" calcext:value-type="float">
            <text:p>659426</text:p>
          </table:table-cell>
          <table:table-cell table:number-columns-repeated="2"/>
          <table:table-cell office:value-type="float" office:value="584714" calcext:value-type="float">
            <text:p>584714</text:p>
          </table:table-cell>
          <table:table-cell table:number-columns-repeated="2"/>
          <table:table-cell office:value-type="float" office:value="754107" calcext:value-type="float">
            <text:p>754107</text:p>
          </table:table-cell>
          <table:table-cell table:number-columns-repeated="2"/>
          <table:table-cell office:value-type="float" office:value="604203" calcext:value-type="float">
            <text:p>604203</text:p>
          </table:table-cell>
          <table:table-cell table:number-columns-repeated="3"/>
          <table:table-cell office:value-type="float" office:value="750137" calcext:value-type="float">
            <text:p>750137</text:p>
          </table:table-cell>
          <table:table-cell table:number-columns-repeated="3"/>
          <table:table-cell office:value-type="float" office:value="611022" calcext:value-type="float">
            <text:p>611022</text:p>
          </table:table-cell>
          <table:table-cell table:number-columns-repeated="2"/>
          <table:table-cell office:value-type="float" office:value="917694" calcext:value-type="float">
            <text:p>917694</text:p>
          </table:table-cell>
          <table:table-cell table:number-columns-repeated="2"/>
          <table:table-cell office:value-type="float" office:value="894141" calcext:value-type="float">
            <text:p>894141</text:p>
          </table:table-cell>
          <table:table-cell/>
          <table:table-cell office:value-type="float" office:value="2619460" calcext:value-type="float">
            <text:p>2619460</text:p>
          </table:table-cell>
          <table:table-cell/>
          <table:table-cell office:value-type="float" office:value="2593933" calcext:value-type="float">
            <text:p>259393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34909" calcext:value-type="float">
            <text:p>434909</text:p>
          </table:table-cell>
          <table:table-cell table:number-columns-repeated="2"/>
          <table:table-cell office:value-type="float" office:value="297069" calcext:value-type="float">
            <text:p>297069</text:p>
          </table:table-cell>
          <table:table-cell table:number-columns-repeated="2"/>
          <table:table-cell office:value-type="float" office:value="516645" calcext:value-type="float">
            <text:p>516645</text:p>
          </table:table-cell>
          <table:table-cell table:number-columns-repeated="2"/>
          <table:table-cell office:value-type="float" office:value="711123" calcext:value-type="float">
            <text:p>711123</text:p>
          </table:table-cell>
          <table:table-cell table:number-columns-repeated="2"/>
          <table:table-cell office:value-type="float" office:value="604611" calcext:value-type="float">
            <text:p>604611</text:p>
          </table:table-cell>
          <table:table-cell table:number-columns-repeated="2"/>
          <table:table-cell office:value-type="float" office:value="349353" calcext:value-type="float">
            <text:p>349353</text:p>
          </table:table-cell>
          <table:table-cell table:number-columns-repeated="2"/>
          <table:table-cell office:value-type="float" office:value="596290" calcext:value-type="float">
            <text:p>596290</text:p>
          </table:table-cell>
          <table:table-cell table:number-columns-repeated="3"/>
          <table:table-cell office:value-type="float" office:value="450427" calcext:value-type="float">
            <text:p>450427</text:p>
          </table:table-cell>
          <table:table-cell table:number-columns-repeated="3"/>
          <table:table-cell office:value-type="float" office:value="568323" calcext:value-type="float">
            <text:p>568323</text:p>
          </table:table-cell>
          <table:table-cell table:number-columns-repeated="2"/>
          <table:table-cell office:value-type="float" office:value="873169" calcext:value-type="float">
            <text:p>873169</text:p>
          </table:table-cell>
          <table:table-cell table:number-columns-repeated="2"/>
          <table:table-cell office:value-type="float" office:value="883012" calcext:value-type="float">
            <text:p>883012</text:p>
          </table:table-cell>
          <table:table-cell/>
          <table:table-cell office:value-type="float" office:value="2546969" calcext:value-type="float">
            <text:p>2546969</text:p>
          </table:table-cell>
          <table:table-cell/>
          <table:table-cell office:value-type="float" office:value="2540728" calcext:value-type="float">
            <text:p>2540728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806890" calcext:value-type="float">
            <text:p>806890</text:p>
          </table:table-cell>
          <table:table-cell table:number-columns-repeated="2"/>
          <table:table-cell office:value-type="float" office:value="844906" calcext:value-type="float">
            <text:p>844906</text:p>
          </table:table-cell>
          <table:table-cell table:number-columns-repeated="2"/>
          <table:table-cell office:value-type="float" office:value="828570" calcext:value-type="float">
            <text:p>828570</text:p>
          </table:table-cell>
          <table:table-cell table:number-columns-repeated="2"/>
          <table:table-cell office:value-type="float" office:value="827065" calcext:value-type="float">
            <text:p>827065</text:p>
          </table:table-cell>
          <table:table-cell table:number-columns-repeated="2"/>
          <table:table-cell office:value-type="float" office:value="760411" calcext:value-type="float">
            <text:p>760411</text:p>
          </table:table-cell>
          <table:table-cell table:number-columns-repeated="2"/>
          <table:table-cell office:value-type="float" office:value="863002" calcext:value-type="float">
            <text:p>863002</text:p>
          </table:table-cell>
          <table:table-cell table:number-columns-repeated="2"/>
          <table:table-cell office:value-type="float" office:value="767204" calcext:value-type="float">
            <text:p>767204</text:p>
          </table:table-cell>
          <table:table-cell table:number-columns-repeated="3"/>
          <table:table-cell office:value-type="float" office:value="858063" calcext:value-type="float">
            <text:p>858063</text:p>
          </table:table-cell>
          <table:table-cell table:number-columns-repeated="3"/>
          <table:table-cell office:value-type="float" office:value="777733" calcext:value-type="float">
            <text:p>777733</text:p>
          </table:table-cell>
          <table:table-cell table:number-columns-repeated="2"/>
          <table:table-cell office:value-type="float" office:value="573599" calcext:value-type="float">
            <text:p>573599</text:p>
          </table:table-cell>
          <table:table-cell table:number-columns-repeated="2"/>
          <table:table-cell office:value-type="float" office:value="266495" calcext:value-type="float">
            <text:p>266495</text:p>
          </table:table-cell>
          <table:table-cell/>
          <table:table-cell office:value-type="float" office:value="2227285" calcext:value-type="float">
            <text:p>2227285</text:p>
          </table:table-cell>
          <table:table-cell/>
          <table:table-cell office:value-type="float" office:value="2029113" calcext:value-type="float">
            <text:p>202911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4964" calcext:value-type="float">
            <text:p>244964</text:p>
          </table:table-cell>
          <table:table-cell table:number-columns-repeated="2"/>
          <table:table-cell office:value-type="float" office:value="268836" calcext:value-type="float">
            <text:p>268836</text:p>
          </table:table-cell>
          <table:table-cell table:number-columns-repeated="2"/>
          <table:table-cell office:value-type="float" office:value="830433" calcext:value-type="float">
            <text:p>830433</text:p>
          </table:table-cell>
          <table:table-cell table:number-columns-repeated="2"/>
          <table:table-cell office:value-type="float" office:value="831214" calcext:value-type="float">
            <text:p>831214</text:p>
          </table:table-cell>
          <table:table-cell table:number-columns-repeated="2"/>
          <table:table-cell office:value-type="float" office:value="743945" calcext:value-type="float">
            <text:p>743945</text:p>
          </table:table-cell>
          <table:table-cell table:number-columns-repeated="2"/>
          <table:table-cell office:value-type="float" office:value="362163" calcext:value-type="float">
            <text:p>362163</text:p>
          </table:table-cell>
          <table:table-cell table:number-columns-repeated="2"/>
          <table:table-cell office:value-type="float" office:value="740677" calcext:value-type="float">
            <text:p>740677</text:p>
          </table:table-cell>
          <table:table-cell table:number-columns-repeated="3"/>
          <table:table-cell office:value-type="float" office:value="789343" calcext:value-type="float">
            <text:p>789343</text:p>
          </table:table-cell>
          <table:table-cell table:number-columns-repeated="3"/>
          <table:table-cell office:value-type="float" office:value="739891" calcext:value-type="float">
            <text:p>739891</text:p>
          </table:table-cell>
          <table:table-cell table:number-columns-repeated="2"/>
          <table:table-cell office:value-type="float" office:value="884922" calcext:value-type="float">
            <text:p>884922</text:p>
          </table:table-cell>
          <table:table-cell table:number-columns-repeated="2"/>
          <table:table-cell office:value-type="float" office:value="865860" calcext:value-type="float">
            <text:p>865860</text:p>
          </table:table-cell>
          <table:table-cell/>
          <table:table-cell office:value-type="float" office:value="2076926" calcext:value-type="float">
            <text:p>2076926</text:p>
          </table:table-cell>
          <table:table-cell/>
          <table:table-cell office:value-type="float" office:value="2095344" calcext:value-type="float">
            <text:p>209534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917636" calcext:value-type="float">
            <text:p>917636</text:p>
          </table:table-cell>
          <table:table-cell table:number-columns-repeated="2"/>
          <table:table-cell office:value-type="float" office:value="889314" calcext:value-type="float">
            <text:p>889314</text:p>
          </table:table-cell>
          <table:table-cell table:number-columns-repeated="2"/>
          <table:table-cell office:value-type="float" office:value="813403" calcext:value-type="float">
            <text:p>813403</text:p>
          </table:table-cell>
          <table:table-cell table:number-columns-repeated="2"/>
          <table:table-cell office:value-type="float" office:value="826768" calcext:value-type="float">
            <text:p>826768</text:p>
          </table:table-cell>
          <table:table-cell table:number-columns-repeated="2"/>
          <table:table-cell office:value-type="float" office:value="786144" calcext:value-type="float">
            <text:p>786144</text:p>
          </table:table-cell>
          <table:table-cell table:number-columns-repeated="2"/>
          <table:table-cell office:value-type="float" office:value="861107" calcext:value-type="float">
            <text:p>861107</text:p>
          </table:table-cell>
          <table:table-cell table:number-columns-repeated="2"/>
          <table:table-cell office:value-type="float" office:value="817107" calcext:value-type="float">
            <text:p>817107</text:p>
          </table:table-cell>
          <table:table-cell table:number-columns-repeated="3"/>
          <table:table-cell office:value-type="float" office:value="464168" calcext:value-type="float">
            <text:p>464168</text:p>
          </table:table-cell>
          <table:table-cell table:number-columns-repeated="3"/>
          <table:table-cell office:value-type="float" office:value="529309" calcext:value-type="float">
            <text:p>529309</text:p>
          </table:table-cell>
          <table:table-cell table:number-columns-repeated="2"/>
          <table:table-cell office:value-type="float" office:value="445751" calcext:value-type="float">
            <text:p>445751</text:p>
          </table:table-cell>
          <table:table-cell table:number-columns-repeated="2"/>
          <table:table-cell office:value-type="float" office:value="463234" calcext:value-type="float">
            <text:p>463234</text:p>
          </table:table-cell>
          <table:table-cell/>
          <table:table-cell office:value-type="float" office:value="1979339" calcext:value-type="float">
            <text:p>1979339</text:p>
          </table:table-cell>
          <table:table-cell/>
          <table:table-cell office:value-type="float" office:value="2025633" calcext:value-type="float">
            <text:p>2025633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8525" calcext:value-type="float">
            <text:p>228525</text:p>
          </table:table-cell>
          <table:table-cell table:number-columns-repeated="2"/>
          <table:table-cell office:value-type="float" office:value="251757" calcext:value-type="float">
            <text:p>251757</text:p>
          </table:table-cell>
          <table:table-cell table:number-columns-repeated="2"/>
          <table:table-cell office:value-type="float" office:value="213964" calcext:value-type="float">
            <text:p>213964</text:p>
          </table:table-cell>
          <table:table-cell table:number-columns-repeated="2"/>
          <table:table-cell office:value-type="float" office:value="218236" calcext:value-type="float">
            <text:p>218236</text:p>
          </table:table-cell>
          <table:table-cell table:number-columns-repeated="2"/>
          <table:table-cell office:value-type="float" office:value="187640" calcext:value-type="float">
            <text:p>187640</text:p>
          </table:table-cell>
          <table:table-cell table:number-columns-repeated="2"/>
          <table:table-cell office:value-type="float" office:value="219476" calcext:value-type="float">
            <text:p>219476</text:p>
          </table:table-cell>
          <table:table-cell table:number-columns-repeated="2"/>
          <table:table-cell office:value-type="float" office:value="169236" calcext:value-type="float">
            <text:p>169236</text:p>
          </table:table-cell>
          <table:table-cell table:number-columns-repeated="3"/>
          <table:table-cell office:value-type="float" office:value="247553" calcext:value-type="float">
            <text:p>247553</text:p>
          </table:table-cell>
          <table:table-cell table:number-columns-repeated="3"/>
          <table:table-cell office:value-type="float" office:value="188016" calcext:value-type="float">
            <text:p>188016</text:p>
          </table:table-cell>
          <table:table-cell table:number-columns-repeated="2"/>
          <table:table-cell office:value-type="float" office:value="407290" calcext:value-type="float">
            <text:p>407290</text:p>
          </table:table-cell>
          <table:table-cell table:number-columns-repeated="2"/>
          <table:table-cell office:value-type="float" office:value="397574" calcext:value-type="float">
            <text:p>397574</text:p>
          </table:table-cell>
          <table:table-cell/>
          <table:table-cell office:value-type="float" office:value="2321311" calcext:value-type="float">
            <text:p>2321311</text:p>
          </table:table-cell>
          <table:table-cell/>
          <table:table-cell office:value-type="float" office:value="2199054" calcext:value-type="float">
            <text:p>219905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0358" calcext:value-type="float">
            <text:p>330358</text:p>
          </table:table-cell>
          <table:table-cell table:number-columns-repeated="2"/>
          <table:table-cell office:value-type="float" office:value="368531" calcext:value-type="float">
            <text:p>368531</text:p>
          </table:table-cell>
          <table:table-cell table:number-columns-repeated="2"/>
          <table:table-cell office:value-type="float" office:value="328177" calcext:value-type="float">
            <text:p>328177</text:p>
          </table:table-cell>
          <table:table-cell table:number-columns-repeated="2"/>
          <table:table-cell office:value-type="float" office:value="335568" calcext:value-type="float">
            <text:p>335568</text:p>
          </table:table-cell>
          <table:table-cell table:number-columns-repeated="2"/>
          <table:table-cell office:value-type="float" office:value="294646" calcext:value-type="float">
            <text:p>294646</text:p>
          </table:table-cell>
          <table:table-cell table:number-columns-repeated="2"/>
          <table:table-cell office:value-type="float" office:value="360770" calcext:value-type="float">
            <text:p>360770</text:p>
          </table:table-cell>
          <table:table-cell table:number-columns-repeated="2"/>
          <table:table-cell office:value-type="float" office:value="291627" calcext:value-type="float">
            <text:p>291627</text:p>
          </table:table-cell>
          <table:table-cell table:number-columns-repeated="3"/>
          <table:table-cell office:value-type="float" office:value="224220" calcext:value-type="float">
            <text:p>224220</text:p>
          </table:table-cell>
          <table:table-cell table:number-columns-repeated="3"/>
          <table:table-cell office:value-type="float" office:value="285199" calcext:value-type="float">
            <text:p>285199</text:p>
          </table:table-cell>
          <table:table-cell table:number-columns-repeated="3"/>
          <table:table-cell office:value-type="float" office:value="34938" calcext:value-type="float">
            <text:p>34938</text:p>
          </table:table-cell>
          <table:table-cell table:number-columns-repeated="2"/>
          <table:table-cell office:value-type="float" office:value="105062" calcext:value-type="float">
            <text:p>105062</text:p>
          </table:table-cell>
          <table:table-cell/>
          <table:table-cell office:value-type="float" office:value="2530343" calcext:value-type="float">
            <text:p>2530343</text:p>
          </table:table-cell>
          <table:table-cell/>
          <table:table-cell office:value-type="float" office:value="2515691" calcext:value-type="float">
            <text:p>251569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79395" calcext:value-type="float">
            <text:p>379395</text:p>
          </table:table-cell>
          <table:table-cell table:number-columns-repeated="2"/>
          <table:table-cell office:value-type="float" office:value="459773" calcext:value-type="float">
            <text:p>459773</text:p>
          </table:table-cell>
          <table:table-cell table:number-columns-repeated="2"/>
          <table:table-cell office:value-type="float" office:value="457923" calcext:value-type="float">
            <text:p>457923</text:p>
          </table:table-cell>
          <table:table-cell table:number-columns-repeated="2"/>
          <table:table-cell office:value-type="float" office:value="459820" calcext:value-type="float">
            <text:p>459820</text:p>
          </table:table-cell>
          <table:table-cell table:number-columns-repeated="2"/>
          <table:table-cell office:value-type="float" office:value="386732" calcext:value-type="float">
            <text:p>386732</text:p>
          </table:table-cell>
          <table:table-cell table:number-columns-repeated="2"/>
          <table:table-cell office:value-type="float" office:value="267805" calcext:value-type="float">
            <text:p>267805</text:p>
          </table:table-cell>
          <table:table-cell table:number-columns-repeated="2"/>
          <table:table-cell office:value-type="float" office:value="359830" calcext:value-type="float">
            <text:p>359830</text:p>
          </table:table-cell>
          <table:table-cell table:number-columns-repeated="3"/>
          <table:table-cell office:value-type="float" office:value="150461" calcext:value-type="float">
            <text:p>150461</text:p>
          </table:table-cell>
          <table:table-cell table:number-columns-repeated="3"/>
          <table:table-cell office:value-type="float" office:value="358801" calcext:value-type="float">
            <text:p>358801</text:p>
          </table:table-cell>
          <table:table-cell table:number-columns-repeated="2"/>
          <table:table-cell office:value-type="float" office:value="200333" calcext:value-type="float">
            <text:p>200333</text:p>
          </table:table-cell>
          <table:table-cell table:number-columns-repeated="2"/>
          <table:table-cell office:value-type="float" office:value="422136" calcext:value-type="float">
            <text:p>422136</text:p>
          </table:table-cell>
          <table:table-cell/>
          <table:table-cell office:value-type="float" office:value="2418771" calcext:value-type="float">
            <text:p>2418771</text:p>
          </table:table-cell>
          <table:table-cell/>
          <table:table-cell office:value-type="float" office:value="2455983" calcext:value-type="float">
            <text:p>245598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9922" calcext:value-type="float">
            <text:p>519922</text:p>
          </table:table-cell>
          <table:table-cell table:number-columns-repeated="2"/>
          <table:table-cell office:value-type="float" office:value="400738" calcext:value-type="float">
            <text:p>400738</text:p>
          </table:table-cell>
          <table:table-cell table:number-columns-repeated="2"/>
          <table:table-cell office:value-type="float" office:value="426276" calcext:value-type="float">
            <text:p>426276</text:p>
          </table:table-cell>
          <table:table-cell table:number-columns-repeated="2"/>
          <table:table-cell office:value-type="float" office:value="527275" calcext:value-type="float">
            <text:p>527275</text:p>
          </table:table-cell>
          <table:table-cell table:number-columns-repeated="2"/>
          <table:table-cell office:value-type="float" office:value="435880" calcext:value-type="float">
            <text:p>435880</text:p>
          </table:table-cell>
          <table:table-cell table:number-columns-repeated="2"/>
          <table:table-cell office:value-type="float" office:value="408182" calcext:value-type="float">
            <text:p>408182</text:p>
          </table:table-cell>
          <table:table-cell table:number-columns-repeated="2"/>
          <table:table-cell office:value-type="float" office:value="408451" calcext:value-type="float">
            <text:p>408451</text:p>
          </table:table-cell>
          <table:table-cell table:number-columns-repeated="3"/>
          <table:table-cell office:value-type="float" office:value="531395" calcext:value-type="float">
            <text:p>531395</text:p>
          </table:table-cell>
          <table:table-cell table:number-columns-repeated="3"/>
          <table:table-cell office:value-type="float" office:value="413998" calcext:value-type="float">
            <text:p>413998</text:p>
          </table:table-cell>
          <table:table-cell table:number-columns-repeated="2"/>
          <table:table-cell office:value-type="float" office:value="710778" calcext:value-type="float">
            <text:p>710778</text:p>
          </table:table-cell>
          <table:table-cell table:number-columns-repeated="2"/>
          <table:table-cell office:value-type="float" office:value="217744" calcext:value-type="float">
            <text:p>217744</text:p>
          </table:table-cell>
          <table:table-cell/>
          <table:table-cell office:value-type="float" office:value="2587442" calcext:value-type="float">
            <text:p>2587442</text:p>
          </table:table-cell>
          <table:table-cell/>
          <table:table-cell office:value-type="float" office:value="2485763" calcext:value-type="float">
            <text:p>248576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20188" calcext:value-type="float">
            <text:p>520188</text:p>
          </table:table-cell>
          <table:table-cell table:number-columns-repeated="2"/>
          <table:table-cell office:value-type="float" office:value="755942" calcext:value-type="float">
            <text:p>755942</text:p>
          </table:table-cell>
          <table:table-cell table:number-columns-repeated="2"/>
          <table:table-cell office:value-type="float" office:value="707290" calcext:value-type="float">
            <text:p>707290</text:p>
          </table:table-cell>
          <table:table-cell table:number-columns-repeated="2"/>
          <table:table-cell office:value-type="float" office:value="718717" calcext:value-type="float">
            <text:p>718717</text:p>
          </table:table-cell>
          <table:table-cell table:number-columns-repeated="2"/>
          <table:table-cell office:value-type="float" office:value="630180" calcext:value-type="float">
            <text:p>630180</text:p>
          </table:table-cell>
          <table:table-cell table:number-columns-repeated="2"/>
          <table:table-cell office:value-type="float" office:value="751059" calcext:value-type="float">
            <text:p>751059</text:p>
          </table:table-cell>
          <table:table-cell table:number-columns-repeated="2"/>
          <table:table-cell office:value-type="float" office:value="611661" calcext:value-type="float">
            <text:p>611661</text:p>
          </table:table-cell>
          <table:table-cell table:number-columns-repeated="3"/>
          <table:table-cell office:value-type="float" office:value="580947" calcext:value-type="float">
            <text:p>580947</text:p>
          </table:table-cell>
          <table:table-cell table:number-columns-repeated="3"/>
          <table:table-cell office:value-type="float" office:value="470976" calcext:value-type="float">
            <text:p>470976</text:p>
          </table:table-cell>
          <table:table-cell table:number-columns-repeated="2"/>
          <table:table-cell office:value-type="float" office:value="452675" calcext:value-type="float">
            <text:p>452675</text:p>
          </table:table-cell>
          <table:table-cell table:number-columns-repeated="2"/>
          <table:table-cell office:value-type="float" office:value="773516" calcext:value-type="float">
            <text:p>773516</text:p>
          </table:table-cell>
          <table:table-cell/>
          <table:table-cell office:value-type="float" office:value="2644013" calcext:value-type="float">
            <text:p>2644013</text:p>
          </table:table-cell>
          <table:table-cell/>
          <table:table-cell office:value-type="float" office:value="2594298" calcext:value-type="float">
            <text:p>259429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07592" calcext:value-type="float">
            <text:p>807592</text:p>
          </table:table-cell>
          <table:table-cell table:number-columns-repeated="2"/>
          <table:table-cell office:value-type="float" office:value="381215" calcext:value-type="float">
            <text:p>381215</text:p>
          </table:table-cell>
          <table:table-cell table:number-columns-repeated="2"/>
          <table:table-cell office:value-type="float" office:value="689068" calcext:value-type="float">
            <text:p>689068</text:p>
          </table:table-cell>
          <table:table-cell table:number-columns-repeated="2"/>
          <table:table-cell office:value-type="float" office:value="848031" calcext:value-type="float">
            <text:p>848031</text:p>
          </table:table-cell>
          <table:table-cell table:number-columns-repeated="2"/>
          <table:table-cell office:value-type="float" office:value="752887" calcext:value-type="float">
            <text:p>752887</text:p>
          </table:table-cell>
          <table:table-cell table:number-columns-repeated="2"/>
          <table:table-cell office:value-type="float" office:value="347162" calcext:value-type="float">
            <text:p>347162</text:p>
          </table:table-cell>
          <table:table-cell table:number-columns-repeated="2"/>
          <table:table-cell office:value-type="float" office:value="746619" calcext:value-type="float">
            <text:p>746619</text:p>
          </table:table-cell>
          <table:table-cell table:number-columns-repeated="3"/>
          <table:table-cell office:value-type="float" office:value="353245" calcext:value-type="float">
            <text:p>353245</text:p>
          </table:table-cell>
          <table:table-cell table:number-columns-repeated="3"/>
          <table:table-cell office:value-type="float" office:value="737504" calcext:value-type="float">
            <text:p>737504</text:p>
          </table:table-cell>
          <table:table-cell table:number-columns-repeated="2"/>
          <table:table-cell office:value-type="float" office:value="413221" calcext:value-type="float">
            <text:p>413221</text:p>
          </table:table-cell>
          <table:table-cell table:number-columns-repeated="2"/>
          <table:table-cell office:value-type="float" office:value="405687" calcext:value-type="float">
            <text:p>405687</text:p>
          </table:table-cell>
          <table:table-cell/>
          <table:table-cell office:value-type="float" office:value="2455126" calcext:value-type="float">
            <text:p>2455126</text:p>
          </table:table-cell>
          <table:table-cell/>
          <table:table-cell office:value-type="float" office:value="2500918" calcext:value-type="float">
            <text:p>250091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88156" calcext:value-type="float">
            <text:p>488156</text:p>
          </table:table-cell>
          <table:table-cell table:number-columns-repeated="2"/>
          <table:table-cell office:value-type="float" office:value="671914" calcext:value-type="float">
            <text:p>671914</text:p>
          </table:table-cell>
          <table:table-cell table:number-columns-repeated="2"/>
          <table:table-cell office:value-type="float" office:value="577420" calcext:value-type="float">
            <text:p>577420</text:p>
          </table:table-cell>
          <table:table-cell table:number-columns-repeated="2"/>
          <table:table-cell office:value-type="float" office:value="851758" calcext:value-type="float">
            <text:p>851758</text:p>
          </table:table-cell>
          <table:table-cell table:number-columns-repeated="2"/>
          <table:table-cell office:value-type="float" office:value="778604" calcext:value-type="float">
            <text:p>778604</text:p>
          </table:table-cell>
          <table:table-cell table:number-columns-repeated="2"/>
          <table:table-cell office:value-type="float" office:value="433926" calcext:value-type="float">
            <text:p>433926</text:p>
          </table:table-cell>
          <table:table-cell table:number-columns-repeated="2"/>
          <table:table-cell office:value-type="float" office:value="737399" calcext:value-type="float">
            <text:p>737399</text:p>
          </table:table-cell>
          <table:table-cell table:number-columns-repeated="3"/>
          <table:table-cell office:value-type="float" office:value="874671" calcext:value-type="float">
            <text:p>874671</text:p>
          </table:table-cell>
          <table:table-cell table:number-columns-repeated="3"/>
          <table:table-cell office:value-type="float" office:value="728001" calcext:value-type="float">
            <text:p>728001</text:p>
          </table:table-cell>
          <table:table-cell table:number-columns-repeated="2"/>
          <table:table-cell office:value-type="float" office:value="751484" calcext:value-type="float">
            <text:p>751484</text:p>
          </table:table-cell>
          <table:table-cell table:number-columns-repeated="2"/>
          <table:table-cell office:value-type="float" office:value="426617" calcext:value-type="float">
            <text:p>426617</text:p>
          </table:table-cell>
          <table:table-cell/>
          <table:table-cell office:value-type="float" office:value="2191244" calcext:value-type="float">
            <text:p>2191244</text:p>
          </table:table-cell>
          <table:table-cell/>
          <table:table-cell office:value-type="float" office:value="2162943" calcext:value-type="float">
            <text:p>2162943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14994" calcext:value-type="float">
            <text:p>614994</text:p>
          </table:table-cell>
          <table:table-cell table:number-columns-repeated="2"/>
          <table:table-cell office:value-type="float" office:value="893000" calcext:value-type="float">
            <text:p>893000</text:p>
          </table:table-cell>
          <table:table-cell table:number-columns-repeated="2"/>
          <table:table-cell office:value-type="float" office:value="828138" calcext:value-type="float">
            <text:p>828138</text:p>
          </table:table-cell>
          <table:table-cell table:number-columns-repeated="2"/>
          <table:table-cell office:value-type="float" office:value="850154" calcext:value-type="float">
            <text:p>850154</text:p>
          </table:table-cell>
          <table:table-cell table:number-columns-repeated="2"/>
          <table:table-cell office:value-type="float" office:value="823253" calcext:value-type="float">
            <text:p>823253</text:p>
          </table:table-cell>
          <table:table-cell table:number-columns-repeated="2"/>
          <table:table-cell office:value-type="float" office:value="887901" calcext:value-type="float">
            <text:p>887901</text:p>
          </table:table-cell>
          <table:table-cell table:number-columns-repeated="2"/>
          <table:table-cell office:value-type="float" office:value="830128" calcext:value-type="float">
            <text:p>830128</text:p>
          </table:table-cell>
          <table:table-cell table:number-columns-repeated="3"/>
          <table:table-cell office:value-type="float" office:value="904861" calcext:value-type="float">
            <text:p>904861</text:p>
          </table:table-cell>
          <table:table-cell table:number-columns-repeated="3"/>
          <table:table-cell office:value-type="float" office:value="794971" calcext:value-type="float">
            <text:p>794971</text:p>
          </table:table-cell>
          <table:table-cell table:number-columns-repeated="2"/>
          <table:table-cell office:value-type="float" office:value="559310" calcext:value-type="float">
            <text:p>559310</text:p>
          </table:table-cell>
          <table:table-cell table:number-columns-repeated="2"/>
          <table:table-cell office:value-type="float" office:value="227459" calcext:value-type="float">
            <text:p>227459</text:p>
          </table:table-cell>
          <table:table-cell/>
          <table:table-cell office:value-type="float" office:value="2023273" calcext:value-type="float">
            <text:p>2023273</text:p>
          </table:table-cell>
          <table:table-cell/>
          <table:table-cell office:value-type="float" office:value="2081133" calcext:value-type="float">
            <text:p>2081133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648151" calcext:value-type="float">
            <text:p>648151</text:p>
          </table:table-cell>
          <table:table-cell table:number-columns-repeated="2"/>
          <table:table-cell office:value-type="float" office:value="907093" calcext:value-type="float">
            <text:p>907093</text:p>
          </table:table-cell>
          <table:table-cell table:number-columns-repeated="2"/>
          <table:table-cell office:value-type="float" office:value="804967" calcext:value-type="float">
            <text:p>804967</text:p>
          </table:table-cell>
          <table:table-cell table:number-columns-repeated="2"/>
          <table:table-cell office:value-type="float" office:value="812951" calcext:value-type="float">
            <text:p>812951</text:p>
          </table:table-cell>
          <table:table-cell table:number-columns-repeated="2"/>
          <table:table-cell office:value-type="float" office:value="809642" calcext:value-type="float">
            <text:p>809642</text:p>
          </table:table-cell>
          <table:table-cell table:number-columns-repeated="2"/>
          <table:table-cell office:value-type="float" office:value="870044" calcext:value-type="float">
            <text:p>870044</text:p>
          </table:table-cell>
          <table:table-cell table:number-columns-repeated="2"/>
          <table:table-cell office:value-type="float" office:value="812886" calcext:value-type="float">
            <text:p>812886</text:p>
          </table:table-cell>
          <table:table-cell table:number-columns-repeated="3"/>
          <table:table-cell office:value-type="float" office:value="889069" calcext:value-type="float">
            <text:p>889069</text:p>
          </table:table-cell>
          <table:table-cell table:number-columns-repeated="3"/>
          <table:table-cell office:value-type="float" office:value="808211" calcext:value-type="float">
            <text:p>808211</text:p>
          </table:table-cell>
          <table:table-cell table:number-columns-repeated="2"/>
          <table:table-cell office:value-type="float" office:value="371242" calcext:value-type="float">
            <text:p>371242</text:p>
          </table:table-cell>
          <table:table-cell table:number-columns-repeated="2"/>
          <table:table-cell office:value-type="float" office:value="258523" calcext:value-type="float">
            <text:p>258523</text:p>
          </table:table-cell>
          <table:table-cell/>
          <table:table-cell office:value-type="float" office:value="1949426" calcext:value-type="float">
            <text:p>1949426</text:p>
          </table:table-cell>
          <table:table-cell/>
          <table:table-cell office:value-type="float" office:value="1953997" calcext:value-type="float">
            <text:p>1953997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8700" calcext:value-type="float">
            <text:p>238700</text:p>
          </table:table-cell>
          <table:table-cell table:number-columns-repeated="2"/>
          <table:table-cell office:value-type="float" office:value="251450" calcext:value-type="float">
            <text:p>251450</text:p>
          </table:table-cell>
          <table:table-cell table:number-columns-repeated="2"/>
          <table:table-cell office:value-type="float" office:value="217827" calcext:value-type="float">
            <text:p>217827</text:p>
          </table:table-cell>
          <table:table-cell table:number-columns-repeated="2"/>
          <table:table-cell office:value-type="float" office:value="218157" calcext:value-type="float">
            <text:p>218157</text:p>
          </table:table-cell>
          <table:table-cell table:number-columns-repeated="2"/>
          <table:table-cell office:value-type="float" office:value="187337" calcext:value-type="float">
            <text:p>187337</text:p>
          </table:table-cell>
          <table:table-cell table:number-columns-repeated="2"/>
          <table:table-cell office:value-type="float" office:value="225712" calcext:value-type="float">
            <text:p>225712</text:p>
          </table:table-cell>
          <table:table-cell table:number-columns-repeated="2"/>
          <table:table-cell office:value-type="float" office:value="177892" calcext:value-type="float">
            <text:p>177892</text:p>
          </table:table-cell>
          <table:table-cell table:number-columns-repeated="3"/>
          <table:table-cell office:value-type="float" office:value="242347" calcext:value-type="float">
            <text:p>242347</text:p>
          </table:table-cell>
          <table:table-cell table:number-columns-repeated="3"/>
          <table:table-cell office:value-type="float" office:value="179151" calcext:value-type="float">
            <text:p>179151</text:p>
          </table:table-cell>
          <table:table-cell table:number-columns-repeated="2"/>
          <table:table-cell office:value-type="float" office:value="453269" calcext:value-type="float">
            <text:p>453269</text:p>
          </table:table-cell>
          <table:table-cell table:number-columns-repeated="2"/>
          <table:table-cell office:value-type="float" office:value="529777" calcext:value-type="float">
            <text:p>529777</text:p>
          </table:table-cell>
          <table:table-cell table:number-columns-repeated="2"/>
          <table:table-cell office:value-type="float" office:value="394367" calcext:value-type="float">
            <text:p>394367</text:p>
          </table:table-cell>
          <table:table-cell table:number-columns-repeated="2"/>
          <table:table-cell office:value-type="float" office:value="396283" calcext:value-type="float">
            <text:p>396283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60071" calcext:value-type="float">
            <text:p>360071</text:p>
          </table:table-cell>
          <table:table-cell table:number-columns-repeated="2"/>
          <table:table-cell office:value-type="float" office:value="322027" calcext:value-type="float">
            <text:p>322027</text:p>
          </table:table-cell>
          <table:table-cell table:number-columns-repeated="2"/>
          <table:table-cell office:value-type="float" office:value="317278" calcext:value-type="float">
            <text:p>317278</text:p>
          </table:table-cell>
          <table:table-cell table:number-columns-repeated="2"/>
          <table:table-cell office:value-type="float" office:value="333471" calcext:value-type="float">
            <text:p>333471</text:p>
          </table:table-cell>
          <table:table-cell table:number-columns-repeated="2"/>
          <table:table-cell office:value-type="float" office:value="286878" calcext:value-type="float">
            <text:p>286878</text:p>
          </table:table-cell>
          <table:table-cell table:number-columns-repeated="2"/>
          <table:table-cell office:value-type="float" office:value="345820" calcext:value-type="float">
            <text:p>345820</text:p>
          </table:table-cell>
          <table:table-cell table:number-columns-repeated="2"/>
          <table:table-cell office:value-type="float" office:value="254158" calcext:value-type="float">
            <text:p>254158</text:p>
          </table:table-cell>
          <table:table-cell table:number-columns-repeated="3"/>
          <table:table-cell office:value-type="float" office:value="352980" calcext:value-type="float">
            <text:p>352980</text:p>
          </table:table-cell>
          <table:table-cell table:number-columns-repeated="3"/>
          <table:table-cell office:value-type="float" office:value="254978" calcext:value-type="float">
            <text:p>254978</text:p>
          </table:table-cell>
          <table:table-cell table:number-columns-repeated="2"/>
          <table:table-cell office:value-type="float" office:value="379954" calcext:value-type="float">
            <text:p>379954</text:p>
          </table:table-cell>
          <table:table-cell table:number-columns-repeated="2"/>
          <table:table-cell office:value-type="float" office:value="376844" calcext:value-type="float">
            <text:p>376844</text:p>
          </table:table-cell>
          <table:table-cell table:number-columns-repeated="2"/>
          <table:table-cell office:value-type="float" office:value="503201" calcext:value-type="float">
            <text:p>503201</text:p>
          </table:table-cell>
          <table:table-cell table:number-columns-repeated="2"/>
          <table:table-cell office:value-type="float" office:value="497129" calcext:value-type="float">
            <text:p>49712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1645" calcext:value-type="float">
            <text:p>221645</text:p>
          </table:table-cell>
          <table:table-cell table:number-columns-repeated="2"/>
          <table:table-cell office:value-type="float" office:value="351630" calcext:value-type="float">
            <text:p>351630</text:p>
          </table:table-cell>
          <table:table-cell table:number-columns-repeated="2"/>
          <table:table-cell office:value-type="float" office:value="453295" calcext:value-type="float">
            <text:p>453295</text:p>
          </table:table-cell>
          <table:table-cell table:number-columns-repeated="2"/>
          <table:table-cell office:value-type="float" office:value="452892" calcext:value-type="float">
            <text:p>452892</text:p>
          </table:table-cell>
          <table:table-cell table:number-columns-repeated="2"/>
          <table:table-cell office:value-type="float" office:value="320004" calcext:value-type="float">
            <text:p>320004</text:p>
          </table:table-cell>
          <table:table-cell table:number-columns-repeated="2"/>
          <table:table-cell office:value-type="float" office:value="353686" calcext:value-type="float">
            <text:p>353686</text:p>
          </table:table-cell>
          <table:table-cell table:number-columns-repeated="2"/>
          <table:table-cell office:value-type="float" office:value="321515" calcext:value-type="float">
            <text:p>321515</text:p>
          </table:table-cell>
          <table:table-cell table:number-columns-repeated="3"/>
          <table:table-cell office:value-type="float" office:value="350171" calcext:value-type="float">
            <text:p>350171</text:p>
          </table:table-cell>
          <table:table-cell table:number-columns-repeated="3"/>
          <table:table-cell office:value-type="float" office:value="322476" calcext:value-type="float">
            <text:p>322476</text:p>
          </table:table-cell>
          <table:table-cell table:number-columns-repeated="2"/>
          <table:table-cell office:value-type="float" office:value="323707" calcext:value-type="float">
            <text:p>323707</text:p>
          </table:table-cell>
          <table:table-cell table:number-columns-repeated="2"/>
          <table:table-cell office:value-type="float" office:value="424958" calcext:value-type="float">
            <text:p>424958</text:p>
          </table:table-cell>
          <table:table-cell table:number-columns-repeated="2"/>
          <table:table-cell office:value-type="float" office:value="509284" calcext:value-type="float">
            <text:p>509284</text:p>
          </table:table-cell>
          <table:table-cell table:number-columns-repeated="2"/>
          <table:table-cell office:value-type="float" office:value="581346" calcext:value-type="float">
            <text:p>58134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0991" calcext:value-type="float">
            <text:p>360991</text:p>
          </table:table-cell>
          <table:table-cell table:number-columns-repeated="2"/>
          <table:table-cell office:value-type="float" office:value="325261" calcext:value-type="float">
            <text:p>325261</text:p>
          </table:table-cell>
          <table:table-cell table:number-columns-repeated="2"/>
          <table:table-cell office:value-type="float" office:value="525182" calcext:value-type="float">
            <text:p>525182</text:p>
          </table:table-cell>
          <table:table-cell table:number-columns-repeated="2"/>
          <table:table-cell office:value-type="float" office:value="521939" calcext:value-type="float">
            <text:p>521939</text:p>
          </table:table-cell>
          <table:table-cell table:number-columns-repeated="2"/>
          <table:table-cell office:value-type="float" office:value="417713" calcext:value-type="float">
            <text:p>417713</text:p>
          </table:table-cell>
          <table:table-cell table:number-columns-repeated="2"/>
          <table:table-cell office:value-type="float" office:value="316894" calcext:value-type="float">
            <text:p>316894</text:p>
          </table:table-cell>
          <table:table-cell table:number-columns-repeated="2"/>
          <table:table-cell office:value-type="float" office:value="413016" calcext:value-type="float">
            <text:p>413016</text:p>
          </table:table-cell>
          <table:table-cell table:number-columns-repeated="3"/>
          <table:table-cell office:value-type="float" office:value="492220" calcext:value-type="float">
            <text:p>492220</text:p>
          </table:table-cell>
          <table:table-cell table:number-columns-repeated="3"/>
          <table:table-cell office:value-type="float" office:value="415359" calcext:value-type="float">
            <text:p>415359</text:p>
          </table:table-cell>
          <table:table-cell table:number-columns-repeated="2"/>
          <table:table-cell office:value-type="float" office:value="425503" calcext:value-type="float">
            <text:p>425503</text:p>
          </table:table-cell>
          <table:table-cell table:number-columns-repeated="2"/>
          <table:table-cell office:value-type="float" office:value="744424" calcext:value-type="float">
            <text:p>744424</text:p>
          </table:table-cell>
          <table:table-cell table:number-columns-repeated="2"/>
          <table:table-cell office:value-type="float" office:value="640029" calcext:value-type="float">
            <text:p>640029</text:p>
          </table:table-cell>
          <table:table-cell table:number-columns-repeated="2"/>
          <table:table-cell office:value-type="float" office:value="644463" calcext:value-type="float">
            <text:p>64446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36510" calcext:value-type="float">
            <text:p>336510</text:p>
          </table:table-cell>
          <table:table-cell table:number-columns-repeated="2"/>
          <table:table-cell office:value-type="float" office:value="415505" calcext:value-type="float">
            <text:p>415505</text:p>
          </table:table-cell>
          <table:table-cell table:number-columns-repeated="2"/>
          <table:table-cell office:value-type="float" office:value="701665" calcext:value-type="float">
            <text:p>701665</text:p>
          </table:table-cell>
          <table:table-cell table:number-columns-repeated="2"/>
          <table:table-cell office:value-type="float" office:value="701677" calcext:value-type="float">
            <text:p>701677</text:p>
          </table:table-cell>
          <table:table-cell table:number-columns-repeated="2"/>
          <table:table-cell office:value-type="float" office:value="570885" calcext:value-type="float">
            <text:p>570885</text:p>
          </table:table-cell>
          <table:table-cell table:number-columns-repeated="2"/>
          <table:table-cell office:value-type="float" office:value="367411" calcext:value-type="float">
            <text:p>367411</text:p>
          </table:table-cell>
          <table:table-cell table:number-columns-repeated="2"/>
          <table:table-cell office:value-type="float" office:value="567683" calcext:value-type="float">
            <text:p>567683</text:p>
          </table:table-cell>
          <table:table-cell table:number-columns-repeated="3"/>
          <table:table-cell office:value-type="float" office:value="272005" calcext:value-type="float">
            <text:p>272005</text:p>
          </table:table-cell>
          <table:table-cell table:number-columns-repeated="3"/>
          <table:table-cell office:value-type="float" office:value="596410" calcext:value-type="float">
            <text:p>596410</text:p>
          </table:table-cell>
          <table:table-cell table:number-columns-repeated="2"/>
          <table:table-cell office:value-type="float" office:value="283626" calcext:value-type="float">
            <text:p>283626</text:p>
          </table:table-cell>
          <table:table-cell table:number-columns-repeated="2"/>
          <table:table-cell office:value-type="float" office:value="580366" calcext:value-type="float">
            <text:p>580366</text:p>
          </table:table-cell>
          <table:table-cell table:number-columns-repeated="2"/>
          <table:table-cell office:value-type="float" office:value="675899" calcext:value-type="float">
            <text:p>675899</text:p>
          </table:table-cell>
          <table:table-cell table:number-columns-repeated="2"/>
          <table:table-cell office:value-type="float" office:value="671469" calcext:value-type="float">
            <text:p>67146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98557" calcext:value-type="float">
            <text:p>798557</text:p>
          </table:table-cell>
          <table:table-cell table:number-columns-repeated="2"/>
          <table:table-cell office:value-type="float" office:value="328698" calcext:value-type="float">
            <text:p>328698</text:p>
          </table:table-cell>
          <table:table-cell table:number-columns-repeated="2"/>
          <table:table-cell office:value-type="float" office:value="829175" calcext:value-type="float">
            <text:p>829175</text:p>
          </table:table-cell>
          <table:table-cell table:number-columns-repeated="2"/>
          <table:table-cell office:value-type="float" office:value="832095" calcext:value-type="float">
            <text:p>832095</text:p>
          </table:table-cell>
          <table:table-cell table:number-columns-repeated="2"/>
          <table:table-cell office:value-type="float" office:value="713002" calcext:value-type="float">
            <text:p>713002</text:p>
          </table:table-cell>
          <table:table-cell table:number-columns-repeated="2"/>
          <table:table-cell office:value-type="float" office:value="619516" calcext:value-type="float">
            <text:p>619516</text:p>
          </table:table-cell>
          <table:table-cell table:number-columns-repeated="2"/>
          <table:table-cell office:value-type="float" office:value="786867" calcext:value-type="float">
            <text:p>786867</text:p>
          </table:table-cell>
          <table:table-cell table:number-columns-repeated="3"/>
          <table:table-cell office:value-type="float" office:value="485443" calcext:value-type="float">
            <text:p>485443</text:p>
          </table:table-cell>
          <table:table-cell table:number-columns-repeated="3"/>
          <table:table-cell office:value-type="float" office:value="779525" calcext:value-type="float">
            <text:p>779525</text:p>
          </table:table-cell>
          <table:table-cell table:number-columns-repeated="2"/>
          <table:table-cell office:value-type="float" office:value="373237" calcext:value-type="float">
            <text:p>373237</text:p>
          </table:table-cell>
          <table:table-cell table:number-columns-repeated="2"/>
          <table:table-cell office:value-type="float" office:value="746320" calcext:value-type="float">
            <text:p>746320</text:p>
          </table:table-cell>
          <table:table-cell table:number-columns-repeated="2"/>
          <table:table-cell office:value-type="float" office:value="666047" calcext:value-type="float">
            <text:p>666047</text:p>
          </table:table-cell>
          <table:table-cell table:number-columns-repeated="2"/>
          <table:table-cell office:value-type="float" office:value="663010" calcext:value-type="float">
            <text:p>66301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34367" calcext:value-type="float">
            <text:p>334367</text:p>
          </table:table-cell>
          <table:table-cell table:number-columns-repeated="2"/>
          <table:table-cell office:value-type="float" office:value="352115" calcext:value-type="float">
            <text:p>352115</text:p>
          </table:table-cell>
          <table:table-cell table:number-columns-repeated="2"/>
          <table:table-cell office:value-type="float" office:value="822264" calcext:value-type="float">
            <text:p>822264</text:p>
          </table:table-cell>
          <table:table-cell table:number-columns-repeated="2"/>
          <table:table-cell office:value-type="float" office:value="801929" calcext:value-type="float">
            <text:p>801929</text:p>
          </table:table-cell>
          <table:table-cell table:number-columns-repeated="2"/>
          <table:table-cell office:value-type="float" office:value="710700" calcext:value-type="float">
            <text:p>710700</text:p>
          </table:table-cell>
          <table:table-cell table:number-columns-repeated="2"/>
          <table:table-cell office:value-type="float" office:value="570510" calcext:value-type="float">
            <text:p>570510</text:p>
          </table:table-cell>
          <table:table-cell table:number-columns-repeated="2"/>
          <table:table-cell office:value-type="float" office:value="740327" calcext:value-type="float">
            <text:p>740327</text:p>
          </table:table-cell>
          <table:table-cell table:number-columns-repeated="3"/>
          <table:table-cell office:value-type="float" office:value="394564" calcext:value-type="float">
            <text:p>394564</text:p>
          </table:table-cell>
          <table:table-cell table:number-columns-repeated="3"/>
          <table:table-cell office:value-type="float" office:value="737330" calcext:value-type="float">
            <text:p>737330</text:p>
          </table:table-cell>
          <table:table-cell table:number-columns-repeated="3"/>
          <table:table-cell office:value-type="float" office:value="30458" calcext:value-type="float">
            <text:p>30458</text:p>
          </table:table-cell>
          <table:table-cell table:number-columns-repeated="2"/>
          <table:table-cell office:value-type="float" office:value="508148" calcext:value-type="float">
            <text:p>508148</text:p>
          </table:table-cell>
          <table:table-cell table:number-columns-repeated="2"/>
          <table:table-cell office:value-type="float" office:value="631260" calcext:value-type="float">
            <text:p>631260</text:p>
          </table:table-cell>
          <table:table-cell table:number-columns-repeated="2"/>
          <table:table-cell office:value-type="float" office:value="636117" calcext:value-type="float">
            <text:p>63611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9473" calcext:value-type="float">
            <text:p>309473</text:p>
          </table:table-cell>
          <table:table-cell table:number-columns-repeated="2"/>
          <table:table-cell office:value-type="float" office:value="305514" calcext:value-type="float">
            <text:p>305514</text:p>
          </table:table-cell>
          <table:table-cell table:number-columns-repeated="2"/>
          <table:table-cell office:value-type="float" office:value="621080" calcext:value-type="float">
            <text:p>621080</text:p>
          </table:table-cell>
          <table:table-cell table:number-columns-repeated="2"/>
          <table:table-cell office:value-type="float" office:value="738217" calcext:value-type="float">
            <text:p>738217</text:p>
          </table:table-cell>
          <table:table-cell table:number-columns-repeated="2"/>
          <table:table-cell office:value-type="float" office:value="726965" calcext:value-type="float">
            <text:p>726965</text:p>
          </table:table-cell>
          <table:table-cell table:number-columns-repeated="2"/>
          <table:table-cell office:value-type="float" office:value="618153" calcext:value-type="float">
            <text:p>618153</text:p>
          </table:table-cell>
          <table:table-cell table:number-columns-repeated="2"/>
          <table:table-cell office:value-type="float" office:value="749300" calcext:value-type="float">
            <text:p>749300</text:p>
          </table:table-cell>
          <table:table-cell table:number-columns-repeated="4"/>
          <table:table-cell office:value-type="float" office:value="25586" calcext:value-type="float">
            <text:p>25586</text:p>
          </table:table-cell>
          <table:table-cell table:number-columns-repeated="3"/>
          <table:table-cell office:value-type="float" office:value="771665" calcext:value-type="float">
            <text:p>771665</text:p>
          </table:table-cell>
          <table:table-cell table:number-columns-repeated="2"/>
          <table:table-cell office:value-type="float" office:value="408330" calcext:value-type="float">
            <text:p>408330</text:p>
          </table:table-cell>
          <table:table-cell table:number-columns-repeated="2"/>
          <table:table-cell office:value-type="float" office:value="742691" calcext:value-type="float">
            <text:p>742691</text:p>
          </table:table-cell>
          <table:table-cell table:number-columns-repeated="2"/>
          <table:table-cell office:value-type="float" office:value="645533" calcext:value-type="float">
            <text:p>645533</text:p>
          </table:table-cell>
          <table:table-cell table:number-columns-repeated="2"/>
          <table:table-cell office:value-type="float" office:value="647913" calcext:value-type="float">
            <text:p>64791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8376" calcext:value-type="float">
            <text:p>318376</text:p>
          </table:table-cell>
          <table:table-cell table:number-columns-repeated="2"/>
          <table:table-cell office:value-type="float" office:value="353054" calcext:value-type="float">
            <text:p>353054</text:p>
          </table:table-cell>
          <table:table-cell table:number-columns-repeated="2"/>
          <table:table-cell office:value-type="float" office:value="823438" calcext:value-type="float">
            <text:p>823438</text:p>
          </table:table-cell>
          <table:table-cell table:number-columns-repeated="2"/>
          <table:table-cell office:value-type="float" office:value="821832" calcext:value-type="float">
            <text:p>821832</text:p>
          </table:table-cell>
          <table:table-cell table:number-columns-repeated="2"/>
          <table:table-cell office:value-type="float" office:value="797149" calcext:value-type="float">
            <text:p>797149</text:p>
          </table:table-cell>
          <table:table-cell table:number-columns-repeated="2"/>
          <table:table-cell office:value-type="float" office:value="655859" calcext:value-type="float">
            <text:p>655859</text:p>
          </table:table-cell>
          <table:table-cell table:number-columns-repeated="2"/>
          <table:table-cell office:value-type="float" office:value="816437" calcext:value-type="float">
            <text:p>816437</text:p>
          </table:table-cell>
          <table:table-cell table:number-columns-repeated="4"/>
          <table:table-cell office:value-type="float" office:value="27738" calcext:value-type="float">
            <text:p>27738</text:p>
          </table:table-cell>
          <table:table-cell table:number-columns-repeated="3"/>
          <table:table-cell office:value-type="float" office:value="848110" calcext:value-type="float">
            <text:p>848110</text:p>
          </table:table-cell>
          <table:table-cell table:number-columns-repeated="2"/>
          <table:table-cell office:value-type="float" office:value="378467" calcext:value-type="float">
            <text:p>378467</text:p>
          </table:table-cell>
          <table:table-cell table:number-columns-repeated="2"/>
          <table:table-cell office:value-type="float" office:value="482276" calcext:value-type="float">
            <text:p>482276</text:p>
          </table:table-cell>
          <table:table-cell table:number-columns-repeated="2"/>
          <table:table-cell office:value-type="float" office:value="623750" calcext:value-type="float">
            <text:p>623750</text:p>
          </table:table-cell>
          <table:table-cell table:number-columns-repeated="2"/>
          <table:table-cell office:value-type="float" office:value="625301" calcext:value-type="float">
            <text:p>62530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0067" calcext:value-type="float">
            <text:p>200067</text:p>
          </table:table-cell>
          <table:table-cell table:number-columns-repeated="2"/>
          <table:table-cell office:value-type="float" office:value="205781" calcext:value-type="float">
            <text:p>205781</text:p>
          </table:table-cell>
          <table:table-cell table:number-columns-repeated="2"/>
          <table:table-cell office:value-type="float" office:value="215321" calcext:value-type="float">
            <text:p>215321</text:p>
          </table:table-cell>
          <table:table-cell table:number-columns-repeated="2"/>
          <table:table-cell office:value-type="float" office:value="216409" calcext:value-type="float">
            <text:p>216409</text:p>
          </table:table-cell>
          <table:table-cell table:number-columns-repeated="2"/>
          <table:table-cell office:value-type="float" office:value="180107" calcext:value-type="float">
            <text:p>180107</text:p>
          </table:table-cell>
          <table:table-cell table:number-columns-repeated="2"/>
          <table:table-cell office:value-type="float" office:value="195608" calcext:value-type="float">
            <text:p>195608</text:p>
          </table:table-cell>
          <table:table-cell table:number-columns-repeated="2"/>
          <table:table-cell office:value-type="float" office:value="167213" calcext:value-type="float">
            <text:p>167213</text:p>
          </table:table-cell>
          <table:table-cell table:number-columns-repeated="3"/>
          <table:table-cell office:value-type="float" office:value="236908" calcext:value-type="float">
            <text:p>236908</text:p>
          </table:table-cell>
          <table:table-cell table:number-columns-repeated="3"/>
          <table:table-cell office:value-type="float" office:value="167386" calcext:value-type="float">
            <text:p>167386</text:p>
          </table:table-cell>
          <table:table-cell table:number-columns-repeated="2"/>
          <table:table-cell office:value-type="float" office:value="321719" calcext:value-type="float">
            <text:p>321719</text:p>
          </table:table-cell>
          <table:table-cell table:number-columns-repeated="2"/>
          <table:table-cell office:value-type="float" office:value="340204" calcext:value-type="float">
            <text:p>340204</text:p>
          </table:table-cell>
          <table:table-cell table:number-columns-repeated="2"/>
          <table:table-cell office:value-type="float" office:value="404201" calcext:value-type="float">
            <text:p>404201</text:p>
          </table:table-cell>
          <table:table-cell table:number-columns-repeated="2"/>
          <table:table-cell office:value-type="float" office:value="403823" calcext:value-type="float">
            <text:p>403823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8823" calcext:value-type="float">
            <text:p>218823</text:p>
          </table:table-cell>
          <table:table-cell table:number-columns-repeated="2"/>
          <table:table-cell office:value-type="float" office:value="350455" calcext:value-type="float">
            <text:p>350455</text:p>
          </table:table-cell>
          <table:table-cell table:number-columns-repeated="2"/>
          <table:table-cell office:value-type="float" office:value="330764" calcext:value-type="float">
            <text:p>330764</text:p>
          </table:table-cell>
          <table:table-cell table:number-columns-repeated="2"/>
          <table:table-cell office:value-type="float" office:value="330433" calcext:value-type="float">
            <text:p>330433</text:p>
          </table:table-cell>
          <table:table-cell table:number-columns-repeated="2"/>
          <table:table-cell office:value-type="float" office:value="254346" calcext:value-type="float">
            <text:p>254346</text:p>
          </table:table-cell>
          <table:table-cell table:number-columns-repeated="2"/>
          <table:table-cell office:value-type="float" office:value="317810" calcext:value-type="float">
            <text:p>317810</text:p>
          </table:table-cell>
          <table:table-cell table:number-columns-repeated="2"/>
          <table:table-cell office:value-type="float" office:value="258395" calcext:value-type="float">
            <text:p>258395</text:p>
          </table:table-cell>
          <table:table-cell table:number-columns-repeated="3"/>
          <table:table-cell office:value-type="float" office:value="332628" calcext:value-type="float">
            <text:p>332628</text:p>
          </table:table-cell>
          <table:table-cell table:number-columns-repeated="3"/>
          <table:table-cell office:value-type="float" office:value="258876" calcext:value-type="float">
            <text:p>258876</text:p>
          </table:table-cell>
          <table:table-cell table:number-columns-repeated="2"/>
          <table:table-cell office:value-type="float" office:value="292073" calcext:value-type="float">
            <text:p>292073</text:p>
          </table:table-cell>
          <table:table-cell table:number-columns-repeated="2"/>
          <table:table-cell office:value-type="float" office:value="376814" calcext:value-type="float">
            <text:p>376814</text:p>
          </table:table-cell>
          <table:table-cell table:number-columns-repeated="2"/>
          <table:table-cell office:value-type="float" office:value="508561" calcext:value-type="float">
            <text:p>508561</text:p>
          </table:table-cell>
          <table:table-cell table:number-columns-repeated="2"/>
          <table:table-cell office:value-type="float" office:value="504941" calcext:value-type="float">
            <text:p>50494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7618" calcext:value-type="float">
            <text:p>277618</text:p>
          </table:table-cell>
          <table:table-cell table:number-columns-repeated="2"/>
          <table:table-cell office:value-type="float" office:value="313497" calcext:value-type="float">
            <text:p>313497</text:p>
          </table:table-cell>
          <table:table-cell table:number-columns-repeated="2"/>
          <table:table-cell office:value-type="float" office:value="454527" calcext:value-type="float">
            <text:p>454527</text:p>
          </table:table-cell>
          <table:table-cell table:number-columns-repeated="2"/>
          <table:table-cell office:value-type="float" office:value="454233" calcext:value-type="float">
            <text:p>454233</text:p>
          </table:table-cell>
          <table:table-cell table:number-columns-repeated="2"/>
          <table:table-cell office:value-type="float" office:value="324385" calcext:value-type="float">
            <text:p>324385</text:p>
          </table:table-cell>
          <table:table-cell table:number-columns-repeated="2"/>
          <table:table-cell office:value-type="float" office:value="312623" calcext:value-type="float">
            <text:p>312623</text:p>
          </table:table-cell>
          <table:table-cell table:number-columns-repeated="2"/>
          <table:table-cell office:value-type="float" office:value="322972" calcext:value-type="float">
            <text:p>322972</text:p>
          </table:table-cell>
          <table:table-cell table:number-columns-repeated="3"/>
          <table:table-cell office:value-type="float" office:value="310023" calcext:value-type="float">
            <text:p>310023</text:p>
          </table:table-cell>
          <table:table-cell table:number-columns-repeated="3"/>
          <table:table-cell office:value-type="float" office:value="337628" calcext:value-type="float">
            <text:p>337628</text:p>
          </table:table-cell>
          <table:table-cell table:number-columns-repeated="2"/>
          <table:table-cell office:value-type="float" office:value="372722" calcext:value-type="float">
            <text:p>372722</text:p>
          </table:table-cell>
          <table:table-cell table:number-columns-repeated="2"/>
          <table:table-cell office:value-type="float" office:value="523879" calcext:value-type="float">
            <text:p>523879</text:p>
          </table:table-cell>
          <table:table-cell table:number-columns-repeated="2"/>
          <table:table-cell office:value-type="float" office:value="578796" calcext:value-type="float">
            <text:p>578796</text:p>
          </table:table-cell>
          <table:table-cell table:number-columns-repeated="2"/>
          <table:table-cell office:value-type="float" office:value="575712" calcext:value-type="float">
            <text:p>57571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9840" calcext:value-type="float">
            <text:p>349840</text:p>
          </table:table-cell>
          <table:table-cell table:number-columns-repeated="2"/>
          <table:table-cell office:value-type="float" office:value="406026" calcext:value-type="float">
            <text:p>406026</text:p>
          </table:table-cell>
          <table:table-cell table:number-columns-repeated="2"/>
          <table:table-cell office:value-type="float" office:value="544844" calcext:value-type="float">
            <text:p>544844</text:p>
          </table:table-cell>
          <table:table-cell table:number-columns-repeated="2"/>
          <table:table-cell office:value-type="float" office:value="544413" calcext:value-type="float">
            <text:p>544413</text:p>
          </table:table-cell>
          <table:table-cell table:number-columns-repeated="2"/>
          <table:table-cell office:value-type="float" office:value="440872" calcext:value-type="float">
            <text:p>440872</text:p>
          </table:table-cell>
          <table:table-cell table:number-columns-repeated="3"/>
          <table:table-cell office:value-type="float" office:value="45661" calcext:value-type="float">
            <text:p>45661</text:p>
          </table:table-cell>
          <table:table-cell table:number-columns-repeated="2"/>
          <table:table-cell office:value-type="float" office:value="414385" calcext:value-type="float">
            <text:p>414385</text:p>
          </table:table-cell>
          <table:table-cell table:number-columns-repeated="3"/>
          <table:table-cell office:value-type="float" office:value="540309" calcext:value-type="float">
            <text:p>540309</text:p>
          </table:table-cell>
          <table:table-cell table:number-columns-repeated="3"/>
          <table:table-cell office:value-type="float" office:value="414345" calcext:value-type="float">
            <text:p>414345</text:p>
          </table:table-cell>
          <table:table-cell table:number-columns-repeated="2"/>
          <table:table-cell office:value-type="float" office:value="374281" calcext:value-type="float">
            <text:p>374281</text:p>
          </table:table-cell>
          <table:table-cell table:number-columns-repeated="2"/>
          <table:table-cell office:value-type="float" office:value="363553" calcext:value-type="float">
            <text:p>363553</text:p>
          </table:table-cell>
          <table:table-cell table:number-columns-repeated="2"/>
          <table:table-cell office:value-type="float" office:value="621813" calcext:value-type="float">
            <text:p>621813</text:p>
          </table:table-cell>
          <table:table-cell table:number-columns-repeated="2"/>
          <table:table-cell office:value-type="float" office:value="625988" calcext:value-type="float">
            <text:p>62598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58279" calcext:value-type="float">
            <text:p>458279</text:p>
          </table:table-cell>
          <table:table-cell table:number-columns-repeated="2"/>
          <table:table-cell office:value-type="float" office:value="689684" calcext:value-type="float">
            <text:p>689684</text:p>
          </table:table-cell>
          <table:table-cell table:number-columns-repeated="2"/>
          <table:table-cell office:value-type="float" office:value="677663" calcext:value-type="float">
            <text:p>677663</text:p>
          </table:table-cell>
          <table:table-cell table:number-columns-repeated="2"/>
          <table:table-cell office:value-type="float" office:value="662794" calcext:value-type="float">
            <text:p>662794</text:p>
          </table:table-cell>
          <table:table-cell table:number-columns-repeated="2"/>
          <table:table-cell office:value-type="float" office:value="566318" calcext:value-type="float">
            <text:p>566318</text:p>
          </table:table-cell>
          <table:table-cell table:number-columns-repeated="3"/>
          <table:table-cell office:value-type="float" office:value="44608" calcext:value-type="float">
            <text:p>44608</text:p>
          </table:table-cell>
          <table:table-cell table:number-columns-repeated="2"/>
          <table:table-cell office:value-type="float" office:value="543928" calcext:value-type="float">
            <text:p>543928</text:p>
          </table:table-cell>
          <table:table-cell table:number-columns-repeated="3"/>
          <table:table-cell office:value-type="float" office:value="599877" calcext:value-type="float">
            <text:p>599877</text:p>
          </table:table-cell>
          <table:table-cell table:number-columns-repeated="3"/>
          <table:table-cell office:value-type="float" office:value="553369" calcext:value-type="float">
            <text:p>553369</text:p>
          </table:table-cell>
          <table:table-cell table:number-columns-repeated="2"/>
          <table:table-cell office:value-type="float" office:value="462873" calcext:value-type="float">
            <text:p>462873</text:p>
          </table:table-cell>
          <table:table-cell table:number-columns-repeated="2"/>
          <table:table-cell office:value-type="float" office:value="527814" calcext:value-type="float">
            <text:p>527814</text:p>
          </table:table-cell>
          <table:table-cell table:number-columns-repeated="2"/>
          <table:table-cell office:value-type="float" office:value="672828" calcext:value-type="float">
            <text:p>672828</text:p>
          </table:table-cell>
          <table:table-cell table:number-columns-repeated="2"/>
          <table:table-cell office:value-type="float" office:value="671096" calcext:value-type="float">
            <text:p>67109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53323" calcext:value-type="float">
            <text:p>353323</text:p>
          </table:table-cell>
          <table:table-cell table:number-columns-repeated="2"/>
          <table:table-cell office:value-type="float" office:value="384314" calcext:value-type="float">
            <text:p>384314</text:p>
          </table:table-cell>
          <table:table-cell table:number-columns-repeated="2"/>
          <table:table-cell office:value-type="float" office:value="732385" calcext:value-type="float">
            <text:p>732385</text:p>
          </table:table-cell>
          <table:table-cell table:number-columns-repeated="2"/>
          <table:table-cell office:value-type="float" office:value="723679" calcext:value-type="float">
            <text:p>723679</text:p>
          </table:table-cell>
          <table:table-cell table:number-columns-repeated="2"/>
          <table:table-cell office:value-type="float" office:value="623925" calcext:value-type="float">
            <text:p>623925</text:p>
          </table:table-cell>
          <table:table-cell table:number-columns-repeated="2"/>
          <table:table-cell office:value-type="float" office:value="344519" calcext:value-type="float">
            <text:p>344519</text:p>
          </table:table-cell>
          <table:table-cell table:number-columns-repeated="2"/>
          <table:table-cell office:value-type="float" office:value="642392" calcext:value-type="float">
            <text:p>642392</text:p>
          </table:table-cell>
          <table:table-cell table:number-columns-repeated="3"/>
          <table:table-cell office:value-type="float" office:value="416461" calcext:value-type="float">
            <text:p>416461</text:p>
          </table:table-cell>
          <table:table-cell table:number-columns-repeated="3"/>
          <table:table-cell office:value-type="float" office:value="662221" calcext:value-type="float">
            <text:p>662221</text:p>
          </table:table-cell>
          <table:table-cell table:number-columns-repeated="2"/>
          <table:table-cell office:value-type="float" office:value="335725" calcext:value-type="float">
            <text:p>335725</text:p>
          </table:table-cell>
          <table:table-cell table:number-columns-repeated="2"/>
          <table:table-cell office:value-type="float" office:value="366096" calcext:value-type="float">
            <text:p>366096</text:p>
          </table:table-cell>
          <table:table-cell table:number-columns-repeated="2"/>
          <table:table-cell office:value-type="float" office:value="632741" calcext:value-type="float">
            <text:p>632741</text:p>
          </table:table-cell>
          <table:table-cell table:number-columns-repeated="2"/>
          <table:table-cell office:value-type="float" office:value="624143" calcext:value-type="float">
            <text:p>62414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658681" calcext:value-type="float">
            <text:p>658681</text:p>
          </table:table-cell>
          <table:table-cell table:number-columns-repeated="2"/>
          <table:table-cell office:value-type="float" office:value="453114" calcext:value-type="float">
            <text:p>453114</text:p>
          </table:table-cell>
          <table:table-cell table:number-columns-repeated="2"/>
          <table:table-cell office:value-type="float" office:value="837409" calcext:value-type="float">
            <text:p>837409</text:p>
          </table:table-cell>
          <table:table-cell table:number-columns-repeated="2"/>
          <table:table-cell office:value-type="float" office:value="821203" calcext:value-type="float">
            <text:p>821203</text:p>
          </table:table-cell>
          <table:table-cell table:number-columns-repeated="2"/>
          <table:table-cell office:value-type="float" office:value="727140" calcext:value-type="float">
            <text:p>727140</text:p>
          </table:table-cell>
          <table:table-cell table:number-columns-repeated="2"/>
          <table:table-cell office:value-type="float" office:value="480446" calcext:value-type="float">
            <text:p>480446</text:p>
          </table:table-cell>
          <table:table-cell table:number-columns-repeated="2"/>
          <table:table-cell office:value-type="float" office:value="777392" calcext:value-type="float">
            <text:p>777392</text:p>
          </table:table-cell>
          <table:table-cell table:number-columns-repeated="3"/>
          <table:table-cell office:value-type="float" office:value="726976" calcext:value-type="float">
            <text:p>726976</text:p>
          </table:table-cell>
          <table:table-cell table:number-columns-repeated="3"/>
          <table:table-cell office:value-type="float" office:value="777539" calcext:value-type="float">
            <text:p>777539</text:p>
          </table:table-cell>
          <table:table-cell table:number-columns-repeated="2"/>
          <table:table-cell office:value-type="float" office:value="340838" calcext:value-type="float">
            <text:p>340838</text:p>
          </table:table-cell>
          <table:table-cell table:number-columns-repeated="2"/>
          <table:table-cell office:value-type="float" office:value="647103" calcext:value-type="float">
            <text:p>647103</text:p>
          </table:table-cell>
          <table:table-cell table:number-columns-repeated="2"/>
          <table:table-cell office:value-type="float" office:value="612303" calcext:value-type="float">
            <text:p>612303</text:p>
          </table:table-cell>
          <table:table-cell table:number-columns-repeated="2"/>
          <table:table-cell office:value-type="float" office:value="608324" calcext:value-type="float">
            <text:p>60832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15904" calcext:value-type="float">
            <text:p>415904</text:p>
          </table:table-cell>
          <table:table-cell table:number-columns-repeated="2"/>
          <table:table-cell office:value-type="float" office:value="352863" calcext:value-type="float">
            <text:p>352863</text:p>
          </table:table-cell>
          <table:table-cell table:number-columns-repeated="2"/>
          <table:table-cell office:value-type="float" office:value="849436" calcext:value-type="float">
            <text:p>849436</text:p>
          </table:table-cell>
          <table:table-cell table:number-columns-repeated="2"/>
          <table:table-cell office:value-type="float" office:value="824898" calcext:value-type="float">
            <text:p>824898</text:p>
          </table:table-cell>
          <table:table-cell table:number-columns-repeated="2"/>
          <table:table-cell office:value-type="float" office:value="769357" calcext:value-type="float">
            <text:p>769357</text:p>
          </table:table-cell>
          <table:table-cell table:number-columns-repeated="2"/>
          <table:table-cell office:value-type="float" office:value="349239" calcext:value-type="float">
            <text:p>349239</text:p>
          </table:table-cell>
          <table:table-cell table:number-columns-repeated="2"/>
          <table:table-cell office:value-type="float" office:value="775496" calcext:value-type="float">
            <text:p>775496</text:p>
          </table:table-cell>
          <table:table-cell table:number-columns-repeated="3"/>
          <table:table-cell office:value-type="float" office:value="330585" calcext:value-type="float">
            <text:p>330585</text:p>
          </table:table-cell>
          <table:table-cell table:number-columns-repeated="3"/>
          <table:table-cell office:value-type="float" office:value="776401" calcext:value-type="float">
            <text:p>776401</text:p>
          </table:table-cell>
          <table:table-cell table:number-columns-repeated="2"/>
          <table:table-cell office:value-type="float" office:value="343464" calcext:value-type="float">
            <text:p>343464</text:p>
          </table:table-cell>
          <table:table-cell table:number-columns-repeated="2"/>
          <table:table-cell office:value-type="float" office:value="414144" calcext:value-type="float">
            <text:p>414144</text:p>
          </table:table-cell>
          <table:table-cell table:number-columns-repeated="2"/>
          <table:table-cell office:value-type="float" office:value="648622" calcext:value-type="float">
            <text:p>648622</text:p>
          </table:table-cell>
          <table:table-cell table:number-columns-repeated="2"/>
          <table:table-cell office:value-type="float" office:value="637769" calcext:value-type="float">
            <text:p>63776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64005" calcext:value-type="float">
            <text:p>364005</text:p>
          </table:table-cell>
          <table:table-cell table:number-columns-repeated="2"/>
          <table:table-cell office:value-type="float" office:value="348911" calcext:value-type="float">
            <text:p>348911</text:p>
          </table:table-cell>
          <table:table-cell table:number-columns-repeated="2"/>
          <table:table-cell office:value-type="float" office:value="841558" calcext:value-type="float">
            <text:p>841558</text:p>
          </table:table-cell>
          <table:table-cell table:number-columns-repeated="2"/>
          <table:table-cell office:value-type="float" office:value="836421" calcext:value-type="float">
            <text:p>836421</text:p>
          </table:table-cell>
          <table:table-cell table:number-columns-repeated="2"/>
          <table:table-cell office:value-type="float" office:value="818818" calcext:value-type="float">
            <text:p>818818</text:p>
          </table:table-cell>
          <table:table-cell table:number-columns-repeated="2"/>
          <table:table-cell office:value-type="float" office:value="499062" calcext:value-type="float">
            <text:p>499062</text:p>
          </table:table-cell>
          <table:table-cell table:number-columns-repeated="2"/>
          <table:table-cell office:value-type="float" office:value="825639" calcext:value-type="float">
            <text:p>825639</text:p>
          </table:table-cell>
          <table:table-cell table:number-columns-repeated="3"/>
          <table:table-cell office:value-type="float" office:value="780396" calcext:value-type="float">
            <text:p>780396</text:p>
          </table:table-cell>
          <table:table-cell table:number-columns-repeated="3"/>
          <table:table-cell office:value-type="float" office:value="826820" calcext:value-type="float">
            <text:p>826820</text:p>
          </table:table-cell>
          <table:table-cell table:number-columns-repeated="2"/>
          <table:table-cell office:value-type="float" office:value="375124" calcext:value-type="float">
            <text:p>375124</text:p>
          </table:table-cell>
          <table:table-cell table:number-columns-repeated="2"/>
          <table:table-cell office:value-type="float" office:value="596835" calcext:value-type="float">
            <text:p>596835</text:p>
          </table:table-cell>
          <table:table-cell table:number-columns-repeated="2"/>
          <table:table-cell office:value-type="float" office:value="607294" calcext:value-type="float">
            <text:p>607294</text:p>
          </table:table-cell>
          <table:table-cell table:number-columns-repeated="2"/>
          <table:table-cell office:value-type="float" office:value="606409" calcext:value-type="float">
            <text:p>606409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17365" calcext:value-type="float">
            <text:p>17365</text:p>
          </table:table-cell>
          <table:table-cell office:value-type="float" office:value="32517" calcext:value-type="float">
            <text:p>32517</text:p>
          </table:table-cell>
          <table:table-cell office:value-type="float" office:value="48506" calcext:value-type="float">
            <text:p>48506</text:p>
          </table:table-cell>
          <table:table-cell office:value-type="float" office:value="82082" calcext:value-type="float">
            <text:p>82082</text:p>
          </table:table-cell>
          <table:table-cell office:value-type="float" office:value="92915" calcext:value-type="float">
            <text:p>92915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7699" calcext:value-type="float">
            <text:p>17699</text:p>
          </table:table-cell>
          <table:table-cell office:value-type="float" office:value="37635" calcext:value-type="float">
            <text:p>37635</text:p>
          </table:table-cell>
          <table:table-cell office:value-type="float" office:value="65520" calcext:value-type="float">
            <text:p>65520</text:p>
          </table:table-cell>
          <table:table-cell office:value-type="float" office:value="88611" calcext:value-type="float">
            <text:p>88611</text:p>
          </table:table-cell>
          <table:table-cell office:value-type="float" office:value="147499" calcext:value-type="float">
            <text:p>147499</text:p>
          </table:table-cell>
          <table:table-cell office:value-type="float" office:value="204440" calcext:value-type="float">
            <text:p>204440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2486" calcext:value-type="float">
            <text:p>22486</text:p>
          </table:table-cell>
          <table:table-cell office:value-type="float" office:value="42443" calcext:value-type="float">
            <text:p>42443</text:p>
          </table:table-cell>
          <table:table-cell office:value-type="float" office:value="67117" calcext:value-type="float">
            <text:p>67117</text:p>
          </table:table-cell>
          <table:table-cell office:value-type="float" office:value="77229" calcext:value-type="float">
            <text:p>77229</text:p>
          </table:table-cell>
          <table:table-cell office:value-type="float" office:value="21343" calcext:value-type="float">
            <text:p>21343</text:p>
          </table:table-cell>
          <table:table-cell office:value-type="float" office:value="259056" calcext:value-type="float">
            <text:p>259056</text:p>
          </table:table-cell>
          <table:table-cell office:value-type="float" office:value="289527" calcext:value-type="float">
            <text:p>289527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1452" calcext:value-type="float">
            <text:p>21452</text:p>
          </table:table-cell>
          <table:table-cell office:value-type="float" office:value="33759" calcext:value-type="float">
            <text:p>33759</text:p>
          </table:table-cell>
          <table:table-cell office:value-type="float" office:value="72616" calcext:value-type="float">
            <text:p>72616</text:p>
          </table:table-cell>
          <table:table-cell office:value-type="float" office:value="122752" calcext:value-type="float">
            <text:p>122752</text:p>
          </table:table-cell>
          <table:table-cell office:value-type="float" office:value="199984" calcext:value-type="float">
            <text:p>199984</text:p>
          </table:table-cell>
          <table:table-cell office:value-type="float" office:value="271762" calcext:value-type="float">
            <text:p>271762</text:p>
          </table:table-cell>
          <table:table-cell office:value-type="float" office:value="316068" calcext:value-type="float">
            <text:p>316068</text:p>
          </table:table-cell>
          <table:table-cell office:value-type="float" office:value="127081" calcext:value-type="float">
            <text:p>127081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5089" calcext:value-type="float">
            <text:p>15089</text:p>
          </table:table-cell>
          <table:table-cell office:value-type="float" office:value="39923" calcext:value-type="float">
            <text:p>39923</text:p>
          </table:table-cell>
          <table:table-cell office:value-type="float" office:value="73185" calcext:value-type="float">
            <text:p>73185</text:p>
          </table:table-cell>
          <table:table-cell office:value-type="float" office:value="137055" calcext:value-type="float">
            <text:p>137055</text:p>
          </table:table-cell>
          <table:table-cell office:value-type="float" office:value="203376" calcext:value-type="float">
            <text:p>203376</text:p>
          </table:table-cell>
          <table:table-cell office:value-type="float" office:value="224561" calcext:value-type="float">
            <text:p>224561</text:p>
          </table:table-cell>
          <table:table-cell office:value-type="float" office:value="356087" calcext:value-type="float">
            <text:p>356087</text:p>
          </table:table-cell>
          <table:table-cell office:value-type="float" office:value="455313" calcext:value-type="float">
            <text:p>455313</text:p>
          </table:table-cell>
          <table:table-cell office:value-type="float" office:value="586651" calcext:value-type="float">
            <text:p>586651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2940" calcext:value-type="float">
            <text:p>22940</text:p>
          </table:table-cell>
          <table:table-cell office:value-type="float" office:value="38041" calcext:value-type="float">
            <text:p>38041</text:p>
          </table:table-cell>
          <table:table-cell office:value-type="float" office:value="58012" calcext:value-type="float">
            <text:p>58012</text:p>
          </table:table-cell>
          <table:table-cell office:value-type="float" office:value="134399" calcext:value-type="float">
            <text:p>134399</text:p>
          </table:table-cell>
          <table:table-cell office:value-type="float" office:value="225791" calcext:value-type="float">
            <text:p>225791</text:p>
          </table:table-cell>
          <table:table-cell office:value-type="float" office:value="305973" calcext:value-type="float">
            <text:p>305973</text:p>
          </table:table-cell>
          <table:table-cell office:value-type="float" office:value="429278" calcext:value-type="float">
            <text:p>429278</text:p>
          </table:table-cell>
          <table:table-cell office:value-type="float" office:value="480728" calcext:value-type="float">
            <text:p>480728</text:p>
          </table:table-cell>
          <table:table-cell office:value-type="float" office:value="664352" calcext:value-type="float">
            <text:p>664352</text:p>
          </table:table-cell>
          <table:table-cell office:value-type="float" office:value="722296" calcext:value-type="float">
            <text:p>722296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3737" calcext:value-type="float">
            <text:p>23737</text:p>
          </table:table-cell>
          <table:table-cell office:value-type="float" office:value="43145" calcext:value-type="float">
            <text:p>43145</text:p>
          </table:table-cell>
          <table:table-cell office:value-type="float" office:value="81637" calcext:value-type="float">
            <text:p>81637</text:p>
          </table:table-cell>
          <table:table-cell office:value-type="float" office:value="143819" calcext:value-type="float">
            <text:p>143819</text:p>
          </table:table-cell>
          <table:table-cell office:value-type="float" office:value="227943" calcext:value-type="float">
            <text:p>227943</text:p>
          </table:table-cell>
          <table:table-cell office:value-type="float" office:value="332192" calcext:value-type="float">
            <text:p>332192</text:p>
          </table:table-cell>
          <table:table-cell office:value-type="float" office:value="449991" calcext:value-type="float">
            <text:p>449991</text:p>
          </table:table-cell>
          <table:table-cell office:value-type="float" office:value="527400" calcext:value-type="float">
            <text:p>527400</text:p>
          </table:table-cell>
          <table:table-cell office:value-type="float" office:value="683395" calcext:value-type="float">
            <text:p>683395</text:p>
          </table:table-cell>
          <table:table-cell office:value-type="float" office:value="775126" calcext:value-type="float">
            <text:p>775126</text:p>
          </table:table-cell>
          <table:table-cell office:value-type="float" office:value="787646" calcext:value-type="float">
            <text:p>787646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3286" calcext:value-type="float">
            <text:p>23286</text:p>
          </table:table-cell>
          <table:table-cell office:value-type="float" office:value="42778" calcext:value-type="float">
            <text:p>42778</text:p>
          </table:table-cell>
          <table:table-cell office:value-type="float" office:value="76996" calcext:value-type="float">
            <text:p>76996</text:p>
          </table:table-cell>
          <table:table-cell office:value-type="float" office:value="131543" calcext:value-type="float">
            <text:p>131543</text:p>
          </table:table-cell>
          <table:table-cell office:value-type="float" office:value="235959" calcext:value-type="float">
            <text:p>235959</text:p>
          </table:table-cell>
          <table:table-cell office:value-type="float" office:value="361024" calcext:value-type="float">
            <text:p>361024</text:p>
          </table:table-cell>
          <table:table-cell office:value-type="float" office:value="465277" calcext:value-type="float">
            <text:p>465277</text:p>
          </table:table-cell>
          <table:table-cell office:value-type="float" office:value="539337" calcext:value-type="float">
            <text:p>539337</text:p>
          </table:table-cell>
          <table:table-cell office:value-type="float" office:value="760553" calcext:value-type="float">
            <text:p>760553</text:p>
          </table:table-cell>
          <table:table-cell office:value-type="float" office:value="796732" calcext:value-type="float">
            <text:p>796732</text:p>
          </table:table-cell>
          <table:table-cell office:value-type="float" office:value="849651" calcext:value-type="float">
            <text:p>849651</text:p>
          </table:table-cell>
          <table:table-cell office:value-type="float" office:value="846840" calcext:value-type="float">
            <text:p>846840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2436" calcext:value-type="float">
            <text:p>22436</text:p>
          </table:table-cell>
          <table:table-cell office:value-type="float" office:value="42643" calcext:value-type="float">
            <text:p>42643</text:p>
          </table:table-cell>
          <table:table-cell office:value-type="float" office:value="85209" calcext:value-type="float">
            <text:p>85209</text:p>
          </table:table-cell>
          <table:table-cell office:value-type="float" office:value="149827" calcext:value-type="float">
            <text:p>149827</text:p>
          </table:table-cell>
          <table:table-cell office:value-type="float" office:value="219613" calcext:value-type="float">
            <text:p>219613</text:p>
          </table:table-cell>
          <table:table-cell office:value-type="float" office:value="327815" calcext:value-type="float">
            <text:p>327815</text:p>
          </table:table-cell>
          <table:table-cell office:value-type="float" office:value="469313" calcext:value-type="float">
            <text:p>469313</text:p>
          </table:table-cell>
          <table:table-cell office:value-type="float" office:value="549687" calcext:value-type="float">
            <text:p>549687</text:p>
          </table:table-cell>
          <table:table-cell office:value-type="float" office:value="498603" calcext:value-type="float">
            <text:p>498603</text:p>
          </table:table-cell>
          <table:table-cell office:value-type="float" office:value="839094" calcext:value-type="float">
            <text:p>839094</text:p>
          </table:table-cell>
          <table:table-cell office:value-type="float" office:value="853342" calcext:value-type="float">
            <text:p>853342</text:p>
          </table:table-cell>
          <table:table-cell office:value-type="float" office:value="893781" calcext:value-type="float">
            <text:p>893781</text:p>
          </table:table-cell>
          <table:table-cell office:value-type="float" office:value="916284" calcext:value-type="float">
            <text:p>9162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550" calcext:value-type="float">
            <text:p>216550</text:p>
          </table:table-cell>
          <table:table-cell office:value-type="float" office:value="353265" calcext:value-type="float">
            <text:p>353265</text:p>
          </table:table-cell>
          <table:table-cell office:value-type="float" office:value="465930" calcext:value-type="float">
            <text:p>465930</text:p>
          </table:table-cell>
          <table:table-cell office:value-type="float" office:value="289181" calcext:value-type="float">
            <text:p>289181</text:p>
          </table:table-cell>
          <table:table-cell office:value-type="float" office:value="253251" calcext:value-type="float">
            <text:p>253251</text:p>
          </table:table-cell>
          <table:table-cell office:value-type="float" office:value="234425" calcext:value-type="float">
            <text:p>234425</text:p>
          </table:table-cell>
          <table:table-cell office:value-type="float" office:value="220091" calcext:value-type="float">
            <text:p>220091</text:p>
          </table:table-cell>
          <table:table-cell office:value-type="float" office:value="170658" calcext:value-type="float">
            <text:p>170658</text:p>
          </table:table-cell>
          <table:table-cell office:value-type="float" office:value="287324" calcext:value-type="float">
            <text:p>28732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916" calcext:value-type="float">
            <text:p>214916</text:p>
          </table:table-cell>
          <table:table-cell office:value-type="float" office:value="314852" calcext:value-type="float">
            <text:p>314852</text:p>
          </table:table-cell>
          <table:table-cell office:value-type="float" office:value="436516" calcext:value-type="float">
            <text:p>436516</text:p>
          </table:table-cell>
          <table:table-cell office:value-type="float" office:value="254851" calcext:value-type="float">
            <text:p>254851</text:p>
          </table:table-cell>
          <table:table-cell office:value-type="float" office:value="542115" calcext:value-type="float">
            <text:p>542115</text:p>
          </table:table-cell>
          <table:table-cell office:value-type="float" office:value="308401" calcext:value-type="float">
            <text:p>308401</text:p>
          </table:table-cell>
          <table:table-cell office:value-type="float" office:value="370314" calcext:value-type="float">
            <text:p>370314</text:p>
          </table:table-cell>
          <table:table-cell office:value-type="float" office:value="353526" calcext:value-type="float">
            <text:p>353526</text:p>
          </table:table-cell>
          <table:table-cell office:value-type="float" office:value="367375" calcext:value-type="float">
            <text:p>36737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222" calcext:value-type="float">
            <text:p>241222</text:p>
          </table:table-cell>
          <table:table-cell office:value-type="float" office:value="256887" calcext:value-type="float">
            <text:p>256887</text:p>
          </table:table-cell>
          <table:table-cell office:value-type="float" office:value="455791" calcext:value-type="float">
            <text:p>455791</text:p>
          </table:table-cell>
          <table:table-cell office:value-type="float" office:value="185742" calcext:value-type="float">
            <text:p>185742</text:p>
          </table:table-cell>
          <table:table-cell office:value-type="float" office:value="314120" calcext:value-type="float">
            <text:p>314120</text:p>
          </table:table-cell>
          <table:table-cell office:value-type="float" office:value="815994" calcext:value-type="float">
            <text:p>815994</text:p>
          </table:table-cell>
          <table:table-cell office:value-type="float" office:value="895032" calcext:value-type="float">
            <text:p>895032</text:p>
          </table:table-cell>
          <table:table-cell office:value-type="float" office:value="839839" calcext:value-type="float">
            <text:p>839839</text:p>
          </table:table-cell>
          <table:table-cell office:value-type="float" office:value="799425" calcext:value-type="float">
            <text:p>79942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34" calcext:value-type="float">
            <text:p>97734</text:p>
          </table:table-cell>
          <table:table-cell office:value-type="float" office:value="360051" calcext:value-type="float">
            <text:p>360051</text:p>
          </table:table-cell>
          <table:table-cell office:value-type="float" office:value="374828" calcext:value-type="float">
            <text:p>374828</text:p>
          </table:table-cell>
          <table:table-cell office:value-type="float" office:value="365276" calcext:value-type="float">
            <text:p>365276</text:p>
          </table:table-cell>
          <table:table-cell office:value-type="float" office:value="740909" calcext:value-type="float">
            <text:p>740909</text:p>
          </table:table-cell>
          <table:table-cell office:value-type="float" office:value="342144" calcext:value-type="float">
            <text:p>342144</text:p>
          </table:table-cell>
          <table:table-cell office:value-type="float" office:value="458069" calcext:value-type="float">
            <text:p>458069</text:p>
          </table:table-cell>
          <table:table-cell office:value-type="float" office:value="878220" calcext:value-type="float">
            <text:p>878220</text:p>
          </table:table-cell>
          <table:table-cell office:value-type="float" office:value="299388" calcext:value-type="float">
            <text:p>29938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38" calcext:value-type="float">
            <text:p>226638</text:p>
          </table:table-cell>
          <table:table-cell office:value-type="float" office:value="227952" calcext:value-type="float">
            <text:p>227952</text:p>
          </table:table-cell>
          <table:table-cell office:value-type="float" office:value="396735" calcext:value-type="float">
            <text:p>396735</text:p>
          </table:table-cell>
          <table:table-cell office:value-type="float" office:value="412864" calcext:value-type="float">
            <text:p>412864</text:p>
          </table:table-cell>
          <table:table-cell office:value-type="float" office:value="345916" calcext:value-type="float">
            <text:p>345916</text:p>
          </table:table-cell>
          <table:table-cell office:value-type="float" office:value="434909" calcext:value-type="float">
            <text:p>434909</text:p>
          </table:table-cell>
          <table:table-cell office:value-type="float" office:value="806890" calcext:value-type="float">
            <text:p>806890</text:p>
          </table:table-cell>
          <table:table-cell office:value-type="float" office:value="244964" calcext:value-type="float">
            <text:p>244964</text:p>
          </table:table-cell>
          <table:table-cell office:value-type="float" office:value="917636" calcext:value-type="float">
            <text:p>91763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25" calcext:value-type="float">
            <text:p>228525</text:p>
          </table:table-cell>
          <table:table-cell office:value-type="float" office:value="330358" calcext:value-type="float">
            <text:p>330358</text:p>
          </table:table-cell>
          <table:table-cell office:value-type="float" office:value="379395" calcext:value-type="float">
            <text:p>379395</text:p>
          </table:table-cell>
          <table:table-cell office:value-type="float" office:value="519922" calcext:value-type="float">
            <text:p>519922</text:p>
          </table:table-cell>
          <table:table-cell office:value-type="float" office:value="520188" calcext:value-type="float">
            <text:p>520188</text:p>
          </table:table-cell>
          <table:table-cell office:value-type="float" office:value="807592" calcext:value-type="float">
            <text:p>807592</text:p>
          </table:table-cell>
          <table:table-cell office:value-type="float" office:value="488156" calcext:value-type="float">
            <text:p>488156</text:p>
          </table:table-cell>
          <table:table-cell office:value-type="float" office:value="614994" calcext:value-type="float">
            <text:p>614994</text:p>
          </table:table-cell>
          <table:table-cell office:value-type="float" office:value="648151" calcext:value-type="float">
            <text:p>64815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00" calcext:value-type="float">
            <text:p>238700</text:p>
          </table:table-cell>
          <table:table-cell office:value-type="float" office:value="360071" calcext:value-type="float">
            <text:p>360071</text:p>
          </table:table-cell>
          <table:table-cell office:value-type="float" office:value="221645" calcext:value-type="float">
            <text:p>221645</text:p>
          </table:table-cell>
          <table:table-cell office:value-type="float" office:value="360991" calcext:value-type="float">
            <text:p>360991</text:p>
          </table:table-cell>
          <table:table-cell office:value-type="float" office:value="336510" calcext:value-type="float">
            <text:p>336510</text:p>
          </table:table-cell>
          <table:table-cell office:value-type="float" office:value="798557" calcext:value-type="float">
            <text:p>798557</text:p>
          </table:table-cell>
          <table:table-cell office:value-type="float" office:value="334367" calcext:value-type="float">
            <text:p>334367</text:p>
          </table:table-cell>
          <table:table-cell office:value-type="float" office:value="309473" calcext:value-type="float">
            <text:p>309473</text:p>
          </table:table-cell>
          <table:table-cell office:value-type="float" office:value="318376" calcext:value-type="float">
            <text:p>31837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67" calcext:value-type="float">
            <text:p>200067</text:p>
          </table:table-cell>
          <table:table-cell office:value-type="float" office:value="218823" calcext:value-type="float">
            <text:p>218823</text:p>
          </table:table-cell>
          <table:table-cell office:value-type="float" office:value="277618" calcext:value-type="float">
            <text:p>277618</text:p>
          </table:table-cell>
          <table:table-cell office:value-type="float" office:value="349840" calcext:value-type="float">
            <text:p>349840</text:p>
          </table:table-cell>
          <table:table-cell office:value-type="float" office:value="458279" calcext:value-type="float">
            <text:p>458279</text:p>
          </table:table-cell>
          <table:table-cell office:value-type="float" office:value="353323" calcext:value-type="float">
            <text:p>353323</text:p>
          </table:table-cell>
          <table:table-cell office:value-type="float" office:value="658681" calcext:value-type="float">
            <text:p>658681</text:p>
          </table:table-cell>
          <table:table-cell office:value-type="float" office:value="415904" calcext:value-type="float">
            <text:p>415904</text:p>
          </table:table-cell>
          <table:table-cell office:value-type="float" office:value="364005" calcext:value-type="float">
            <text:p>364005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372" calcext:value-type="float">
            <text:p>18372</text:p>
          </table:table-cell>
          <table:table-cell/>
          <table:table-cell office:value-type="float" office:value="29891" calcext:value-type="float">
            <text:p>29891</text:p>
          </table:table-cell>
          <table:table-cell/>
          <table:table-cell office:value-type="float" office:value="62154" calcext:value-type="float">
            <text:p>62154</text:p>
          </table:table-cell>
          <table:table-cell/>
          <table:table-cell office:value-type="float" office:value="88802" calcext:value-type="float">
            <text:p>88802</text:p>
          </table:table-cell>
          <table:table-cell/>
          <table:table-cell office:value-type="float" office:value="128205" calcext:value-type="float">
            <text:p>12820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3387" calcext:value-type="float">
            <text:p>23387</text:p>
          </table:table-cell>
          <table:table-cell/>
          <table:table-cell office:value-type="float" office:value="35075" calcext:value-type="float">
            <text:p>35075</text:p>
          </table:table-cell>
          <table:table-cell/>
          <table:table-cell office:value-type="float" office:value="66081" calcext:value-type="float">
            <text:p>66081</text:p>
          </table:table-cell>
          <table:table-cell/>
          <table:table-cell office:value-type="float" office:value="100763" calcext:value-type="float">
            <text:p>100763</text:p>
          </table:table-cell>
          <table:table-cell/>
          <table:table-cell office:value-type="float" office:value="158749" calcext:value-type="float">
            <text:p>158749</text:p>
          </table:table-cell>
          <table:table-cell/>
          <table:table-cell office:value-type="float" office:value="176624" calcext:value-type="float">
            <text:p>17662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035" calcext:value-type="float">
            <text:p>22035</text:p>
          </table:table-cell>
          <table:table-cell/>
          <table:table-cell office:value-type="float" office:value="45335" calcext:value-type="float">
            <text:p>45335</text:p>
          </table:table-cell>
          <table:table-cell/>
          <table:table-cell office:value-type="float" office:value="66631" calcext:value-type="float">
            <text:p>66631</text:p>
          </table:table-cell>
          <table:table-cell/>
          <table:table-cell office:value-type="float" office:value="119945" calcext:value-type="float">
            <text:p>119945</text:p>
          </table:table-cell>
          <table:table-cell/>
          <table:table-cell office:value-type="float" office:value="105894" calcext:value-type="float">
            <text:p>105894</text:p>
          </table:table-cell>
          <table:table-cell/>
          <table:table-cell office:value-type="float" office:value="247606" calcext:value-type="float">
            <text:p>247606</text:p>
          </table:table-cell>
          <table:table-cell/>
          <table:table-cell office:value-type="float" office:value="268822" calcext:value-type="float">
            <text:p>26882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253" calcext:value-type="float">
            <text:p>24253</text:p>
          </table:table-cell>
          <table:table-cell/>
          <table:table-cell office:value-type="float" office:value="41823" calcext:value-type="float">
            <text:p>41823</text:p>
          </table:table-cell>
          <table:table-cell/>
          <table:table-cell office:value-type="float" office:value="79917" calcext:value-type="float">
            <text:p>79917</text:p>
          </table:table-cell>
          <table:table-cell/>
          <table:table-cell office:value-type="float" office:value="131771" calcext:value-type="float">
            <text:p>131771</text:p>
          </table:table-cell>
          <table:table-cell/>
          <table:table-cell office:value-type="float" office:value="201654" calcext:value-type="float">
            <text:p>201654</text:p>
          </table:table-cell>
          <table:table-cell/>
          <table:table-cell office:value-type="float" office:value="305143" calcext:value-type="float">
            <text:p>305143</text:p>
          </table:table-cell>
          <table:table-cell/>
          <table:table-cell office:value-type="float" office:value="115734" calcext:value-type="float">
            <text:p>115734</text:p>
          </table:table-cell>
          <table:table-cell/>
          <table:table-cell office:value-type="float" office:value="409174" calcext:value-type="float">
            <text:p>40917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123" calcext:value-type="float">
            <text:p>16123</text:p>
          </table:table-cell>
          <table:table-cell/>
          <table:table-cell office:value-type="float" office:value="48924" calcext:value-type="float">
            <text:p>48924</text:p>
          </table:table-cell>
          <table:table-cell/>
          <table:table-cell office:value-type="float" office:value="79323" calcext:value-type="float">
            <text:p>79323</text:p>
          </table:table-cell>
          <table:table-cell/>
          <table:table-cell office:value-type="float" office:value="151856" calcext:value-type="float">
            <text:p>151856</text:p>
          </table:table-cell>
          <table:table-cell/>
          <table:table-cell office:value-type="float" office:value="213080" calcext:value-type="float">
            <text:p>213080</text:p>
          </table:table-cell>
          <table:table-cell/>
          <table:table-cell office:value-type="float" office:value="308378" calcext:value-type="float">
            <text:p>308378</text:p>
          </table:table-cell>
          <table:table-cell/>
          <table:table-cell office:value-type="float" office:value="395626" calcext:value-type="float">
            <text:p>395626</text:p>
          </table:table-cell>
          <table:table-cell/>
          <table:table-cell office:value-type="float" office:value="439786" calcext:value-type="float">
            <text:p>439786</text:p>
          </table:table-cell>
          <table:table-cell/>
          <table:table-cell office:value-type="float" office:value="598375" calcext:value-type="float">
            <text:p>59837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866" calcext:value-type="float">
            <text:p>17866</text:p>
          </table:table-cell>
          <table:table-cell/>
          <table:table-cell office:value-type="float" office:value="46658" calcext:value-type="float">
            <text:p>46658</text:p>
          </table:table-cell>
          <table:table-cell/>
          <table:table-cell office:value-type="float" office:value="80807" calcext:value-type="float">
            <text:p>80807</text:p>
          </table:table-cell>
          <table:table-cell/>
          <table:table-cell office:value-type="float" office:value="85683" calcext:value-type="float">
            <text:p>85683</text:p>
          </table:table-cell>
          <table:table-cell/>
          <table:table-cell office:value-type="float" office:value="232194" calcext:value-type="float">
            <text:p>232194</text:p>
          </table:table-cell>
          <table:table-cell/>
          <table:table-cell office:value-type="float" office:value="341225" calcext:value-type="float">
            <text:p>341225</text:p>
          </table:table-cell>
          <table:table-cell/>
          <table:table-cell office:value-type="float" office:value="452666" calcext:value-type="float">
            <text:p>452666</text:p>
          </table:table-cell>
          <table:table-cell/>
          <table:table-cell office:value-type="float" office:value="511692" calcext:value-type="float">
            <text:p>511692</text:p>
          </table:table-cell>
          <table:table-cell/>
          <table:table-cell office:value-type="float" office:value="692617" calcext:value-type="float">
            <text:p>692617</text:p>
          </table:table-cell>
          <table:table-cell/>
          <table:table-cell office:value-type="float" office:value="732868" calcext:value-type="float">
            <text:p>73286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404" calcext:value-type="float">
            <text:p>23404</text:p>
          </table:table-cell>
          <table:table-cell/>
          <table:table-cell office:value-type="float" office:value="37573" calcext:value-type="float">
            <text:p>37573</text:p>
          </table:table-cell>
          <table:table-cell/>
          <table:table-cell office:value-type="float" office:value="89134" calcext:value-type="float">
            <text:p>89134</text:p>
          </table:table-cell>
          <table:table-cell/>
          <table:table-cell office:value-type="float" office:value="152328" calcext:value-type="float">
            <text:p>152328</text:p>
          </table:table-cell>
          <table:table-cell/>
          <table:table-cell office:value-type="float" office:value="231472" calcext:value-type="float">
            <text:p>231472</text:p>
          </table:table-cell>
          <table:table-cell/>
          <table:table-cell office:value-type="float" office:value="342131" calcext:value-type="float">
            <text:p>342131</text:p>
          </table:table-cell>
          <table:table-cell/>
          <table:table-cell office:value-type="float" office:value="453925" calcext:value-type="float">
            <text:p>453925</text:p>
          </table:table-cell>
          <table:table-cell/>
          <table:table-cell office:value-type="float" office:value="544253" calcext:value-type="float">
            <text:p>544253</text:p>
          </table:table-cell>
          <table:table-cell/>
          <table:table-cell office:value-type="float" office:value="740151" calcext:value-type="float">
            <text:p>740151</text:p>
          </table:table-cell>
          <table:table-cell/>
          <table:table-cell office:value-type="float" office:value="808351" calcext:value-type="float">
            <text:p>808351</text:p>
          </table:table-cell>
          <table:table-cell/>
          <table:table-cell office:value-type="float" office:value="837987" calcext:value-type="float">
            <text:p>83798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839" calcext:value-type="float">
            <text:p>25839</text:p>
          </table:table-cell>
          <table:table-cell/>
          <table:table-cell office:value-type="float" office:value="44351" calcext:value-type="float">
            <text:p>44351</text:p>
          </table:table-cell>
          <table:table-cell/>
          <table:table-cell office:value-type="float" office:value="80678" calcext:value-type="float">
            <text:p>80678</text:p>
          </table:table-cell>
          <table:table-cell/>
          <table:table-cell office:value-type="float" office:value="133951" calcext:value-type="float">
            <text:p>133951</text:p>
          </table:table-cell>
          <table:table-cell/>
          <table:table-cell office:value-type="float" office:value="255766" calcext:value-type="float">
            <text:p>255766</text:p>
          </table:table-cell>
          <table:table-cell/>
          <table:table-cell office:value-type="float" office:value="378151" calcext:value-type="float">
            <text:p>378151</text:p>
          </table:table-cell>
          <table:table-cell/>
          <table:table-cell office:value-type="float" office:value="475819" calcext:value-type="float">
            <text:p>475819</text:p>
          </table:table-cell>
          <table:table-cell/>
          <table:table-cell office:value-type="float" office:value="555679" calcext:value-type="float">
            <text:p>555679</text:p>
          </table:table-cell>
          <table:table-cell/>
          <table:table-cell office:value-type="float" office:value="582989" calcext:value-type="float">
            <text:p>582989</text:p>
          </table:table-cell>
          <table:table-cell/>
          <table:table-cell office:value-type="float" office:value="812480" calcext:value-type="float">
            <text:p>812480</text:p>
          </table:table-cell>
          <table:table-cell/>
          <table:table-cell office:value-type="float" office:value="897802" calcext:value-type="float">
            <text:p>897802</text:p>
          </table:table-cell>
          <table:table-cell/>
          <table:table-cell office:value-type="float" office:value="913215" calcext:value-type="float">
            <text:p>91321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6164" calcext:value-type="float">
            <text:p>26164</text:p>
          </table:table-cell>
          <table:table-cell/>
          <table:table-cell office:value-type="float" office:value="49830" calcext:value-type="float">
            <text:p>49830</text:p>
          </table:table-cell>
          <table:table-cell/>
          <table:table-cell office:value-type="float" office:value="87283" calcext:value-type="float">
            <text:p>87283</text:p>
          </table:table-cell>
          <table:table-cell/>
          <table:table-cell office:value-type="float" office:value="156353" calcext:value-type="float">
            <text:p>156353</text:p>
          </table:table-cell>
          <table:table-cell/>
          <table:table-cell office:value-type="float" office:value="254421" calcext:value-type="float">
            <text:p>254421</text:p>
          </table:table-cell>
          <table:table-cell/>
          <table:table-cell office:value-type="float" office:value="370485" calcext:value-type="float">
            <text:p>370485</text:p>
          </table:table-cell>
          <table:table-cell/>
          <table:table-cell office:value-type="float" office:value="418156" calcext:value-type="float">
            <text:p>418156</text:p>
          </table:table-cell>
          <table:table-cell/>
          <table:table-cell office:value-type="float" office:value="574582" calcext:value-type="float">
            <text:p>574582</text:p>
          </table:table-cell>
          <table:table-cell/>
          <table:table-cell office:value-type="float" office:value="649596" calcext:value-type="float">
            <text:p>649596</text:p>
          </table:table-cell>
          <table:table-cell/>
          <table:table-cell office:value-type="float" office:value="874545" calcext:value-type="float">
            <text:p>874545</text:p>
          </table:table-cell>
          <table:table-cell/>
          <table:table-cell office:value-type="float" office:value="888676" calcext:value-type="float">
            <text:p>888676</text:p>
          </table:table-cell>
          <table:table-cell/>
          <table:table-cell office:value-type="float" office:value="913240" calcext:value-type="float">
            <text:p>913240</text:p>
          </table:table-cell>
          <table:table-cell/>
          <table:table-cell office:value-type="float" office:value="942611" calcext:value-type="float">
            <text:p>942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658" calcext:value-type="float">
            <text:p>250658</text:p>
          </table:table-cell>
          <table:table-cell/>
          <table:table-cell office:value-type="float" office:value="356614" calcext:value-type="float">
            <text:p>356614</text:p>
          </table:table-cell>
          <table:table-cell/>
          <table:table-cell office:value-type="float" office:value="459467" calcext:value-type="float">
            <text:p>459467</text:p>
          </table:table-cell>
          <table:table-cell/>
          <table:table-cell office:value-type="float" office:value="282332" calcext:value-type="float">
            <text:p>282332</text:p>
          </table:table-cell>
          <table:table-cell/>
          <table:table-cell office:value-type="float" office:value="251781" calcext:value-type="float">
            <text:p>251781</text:p>
          </table:table-cell>
          <table:table-cell/>
          <table:table-cell office:value-type="float" office:value="250201" calcext:value-type="float">
            <text:p>250201</text:p>
          </table:table-cell>
          <table:table-cell/>
          <table:table-cell office:value-type="float" office:value="213604" calcext:value-type="float">
            <text:p>213604</text:p>
          </table:table-cell>
          <table:table-cell/>
          <table:table-cell office:value-type="float" office:value="163957" calcext:value-type="float">
            <text:p>163957</text:p>
          </table:table-cell>
          <table:table-cell/>
          <table:table-cell office:value-type="float" office:value="273866" calcext:value-type="float">
            <text:p>2738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028" calcext:value-type="float">
            <text:p>220028</text:p>
          </table:table-cell>
          <table:table-cell/>
          <table:table-cell office:value-type="float" office:value="336273" calcext:value-type="float">
            <text:p>336273</text:p>
          </table:table-cell>
          <table:table-cell/>
          <table:table-cell office:value-type="float" office:value="485850" calcext:value-type="float">
            <text:p>485850</text:p>
          </table:table-cell>
          <table:table-cell/>
          <table:table-cell office:value-type="float" office:value="488172" calcext:value-type="float">
            <text:p>488172</text:p>
          </table:table-cell>
          <table:table-cell/>
          <table:table-cell office:value-type="float" office:value="515004" calcext:value-type="float">
            <text:p>515004</text:p>
          </table:table-cell>
          <table:table-cell/>
          <table:table-cell office:value-type="float" office:value="316463" calcext:value-type="float">
            <text:p>316463</text:p>
          </table:table-cell>
          <table:table-cell/>
          <table:table-cell office:value-type="float" office:value="366980" calcext:value-type="float">
            <text:p>366980</text:p>
          </table:table-cell>
          <table:table-cell/>
          <table:table-cell office:value-type="float" office:value="357467" calcext:value-type="float">
            <text:p>357467</text:p>
          </table:table-cell>
          <table:table-cell/>
          <table:table-cell office:value-type="float" office:value="353847" calcext:value-type="float">
            <text:p>3538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530" calcext:value-type="float">
            <text:p>249530</text:p>
          </table:table-cell>
          <table:table-cell/>
          <table:table-cell office:value-type="float" office:value="276023" calcext:value-type="float">
            <text:p>276023</text:p>
          </table:table-cell>
          <table:table-cell/>
          <table:table-cell office:value-type="float" office:value="489952" calcext:value-type="float">
            <text:p>489952</text:p>
          </table:table-cell>
          <table:table-cell/>
          <table:table-cell office:value-type="float" office:value="175563" calcext:value-type="float">
            <text:p>175563</text:p>
          </table:table-cell>
          <table:table-cell/>
          <table:table-cell office:value-type="float" office:value="291413" calcext:value-type="float">
            <text:p>291413</text:p>
          </table:table-cell>
          <table:table-cell/>
          <table:table-cell office:value-type="float" office:value="743889" calcext:value-type="float">
            <text:p>743889</text:p>
          </table:table-cell>
          <table:table-cell/>
          <table:table-cell office:value-type="float" office:value="807064" calcext:value-type="float">
            <text:p>807064</text:p>
          </table:table-cell>
          <table:table-cell/>
          <table:table-cell office:value-type="float" office:value="905509" calcext:value-type="float">
            <text:p>905509</text:p>
          </table:table-cell>
          <table:table-cell/>
          <table:table-cell office:value-type="float" office:value="497777" calcext:value-type="float">
            <text:p>4977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7171" calcext:value-type="float">
            <text:p>157171</text:p>
          </table:table-cell>
          <table:table-cell/>
          <table:table-cell office:value-type="float" office:value="365045" calcext:value-type="float">
            <text:p>365045</text:p>
          </table:table-cell>
          <table:table-cell/>
          <table:table-cell office:value-type="float" office:value="240065" calcext:value-type="float">
            <text:p>240065</text:p>
          </table:table-cell>
          <table:table-cell/>
          <table:table-cell office:value-type="float" office:value="438438" calcext:value-type="float">
            <text:p>438438</text:p>
          </table:table-cell>
          <table:table-cell/>
          <table:table-cell office:value-type="float" office:value="696244" calcext:value-type="float">
            <text:p>696244</text:p>
          </table:table-cell>
          <table:table-cell/>
          <table:table-cell office:value-type="float" office:value="293959" calcext:value-type="float">
            <text:p>293959</text:p>
          </table:table-cell>
          <table:table-cell/>
          <table:table-cell office:value-type="float" office:value="863900" calcext:value-type="float">
            <text:p>863900</text:p>
          </table:table-cell>
          <table:table-cell/>
          <table:table-cell office:value-type="float" office:value="872345" calcext:value-type="float">
            <text:p>872345</text:p>
          </table:table-cell>
          <table:table-cell/>
          <table:table-cell office:value-type="float" office:value="310244" calcext:value-type="float">
            <text:p>3102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438" calcext:value-type="float">
            <text:p>249438</text:p>
          </table:table-cell>
          <table:table-cell/>
          <table:table-cell office:value-type="float" office:value="287424" calcext:value-type="float">
            <text:p>287424</text:p>
          </table:table-cell>
          <table:table-cell/>
          <table:table-cell office:value-type="float" office:value="471507" calcext:value-type="float">
            <text:p>471507</text:p>
          </table:table-cell>
          <table:table-cell/>
          <table:table-cell office:value-type="float" office:value="558752" calcext:value-type="float">
            <text:p>558752</text:p>
          </table:table-cell>
          <table:table-cell/>
          <table:table-cell office:value-type="float" office:value="709230" calcext:value-type="float">
            <text:p>709230</text:p>
          </table:table-cell>
          <table:table-cell/>
          <table:table-cell office:value-type="float" office:value="297069" calcext:value-type="float">
            <text:p>297069</text:p>
          </table:table-cell>
          <table:table-cell/>
          <table:table-cell office:value-type="float" office:value="844906" calcext:value-type="float">
            <text:p>844906</text:p>
          </table:table-cell>
          <table:table-cell/>
          <table:table-cell office:value-type="float" office:value="268836" calcext:value-type="float">
            <text:p>268836</text:p>
          </table:table-cell>
          <table:table-cell/>
          <table:table-cell office:value-type="float" office:value="889314" calcext:value-type="float">
            <text:p>8893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757" calcext:value-type="float">
            <text:p>251757</text:p>
          </table:table-cell>
          <table:table-cell/>
          <table:table-cell office:value-type="float" office:value="368531" calcext:value-type="float">
            <text:p>368531</text:p>
          </table:table-cell>
          <table:table-cell/>
          <table:table-cell office:value-type="float" office:value="459773" calcext:value-type="float">
            <text:p>459773</text:p>
          </table:table-cell>
          <table:table-cell/>
          <table:table-cell office:value-type="float" office:value="400738" calcext:value-type="float">
            <text:p>400738</text:p>
          </table:table-cell>
          <table:table-cell/>
          <table:table-cell office:value-type="float" office:value="755942" calcext:value-type="float">
            <text:p>755942</text:p>
          </table:table-cell>
          <table:table-cell/>
          <table:table-cell office:value-type="float" office:value="381215" calcext:value-type="float">
            <text:p>381215</text:p>
          </table:table-cell>
          <table:table-cell/>
          <table:table-cell office:value-type="float" office:value="671914" calcext:value-type="float">
            <text:p>671914</text:p>
          </table:table-cell>
          <table:table-cell/>
          <table:table-cell office:value-type="float" office:value="893000" calcext:value-type="float">
            <text:p>893000</text:p>
          </table:table-cell>
          <table:table-cell/>
          <table:table-cell office:value-type="float" office:value="907093" calcext:value-type="float">
            <text:p>9070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450" calcext:value-type="float">
            <text:p>251450</text:p>
          </table:table-cell>
          <table:table-cell/>
          <table:table-cell office:value-type="float" office:value="322027" calcext:value-type="float">
            <text:p>322027</text:p>
          </table:table-cell>
          <table:table-cell/>
          <table:table-cell office:value-type="float" office:value="351630" calcext:value-type="float">
            <text:p>351630</text:p>
          </table:table-cell>
          <table:table-cell/>
          <table:table-cell office:value-type="float" office:value="325261" calcext:value-type="float">
            <text:p>325261</text:p>
          </table:table-cell>
          <table:table-cell/>
          <table:table-cell office:value-type="float" office:value="415505" calcext:value-type="float">
            <text:p>415505</text:p>
          </table:table-cell>
          <table:table-cell/>
          <table:table-cell office:value-type="float" office:value="328698" calcext:value-type="float">
            <text:p>328698</text:p>
          </table:table-cell>
          <table:table-cell/>
          <table:table-cell office:value-type="float" office:value="352115" calcext:value-type="float">
            <text:p>352115</text:p>
          </table:table-cell>
          <table:table-cell/>
          <table:table-cell office:value-type="float" office:value="305514" calcext:value-type="float">
            <text:p>305514</text:p>
          </table:table-cell>
          <table:table-cell/>
          <table:table-cell office:value-type="float" office:value="353054" calcext:value-type="float">
            <text:p>3530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5781" calcext:value-type="float">
            <text:p>205781</text:p>
          </table:table-cell>
          <table:table-cell/>
          <table:table-cell office:value-type="float" office:value="350455" calcext:value-type="float">
            <text:p>350455</text:p>
          </table:table-cell>
          <table:table-cell/>
          <table:table-cell office:value-type="float" office:value="313497" calcext:value-type="float">
            <text:p>313497</text:p>
          </table:table-cell>
          <table:table-cell/>
          <table:table-cell office:value-type="float" office:value="406026" calcext:value-type="float">
            <text:p>406026</text:p>
          </table:table-cell>
          <table:table-cell/>
          <table:table-cell office:value-type="float" office:value="689684" calcext:value-type="float">
            <text:p>689684</text:p>
          </table:table-cell>
          <table:table-cell/>
          <table:table-cell office:value-type="float" office:value="384314" calcext:value-type="float">
            <text:p>384314</text:p>
          </table:table-cell>
          <table:table-cell/>
          <table:table-cell office:value-type="float" office:value="453114" calcext:value-type="float">
            <text:p>453114</text:p>
          </table:table-cell>
          <table:table-cell/>
          <table:table-cell office:value-type="float" office:value="352863" calcext:value-type="float">
            <text:p>352863</text:p>
          </table:table-cell>
          <table:table-cell/>
          <table:table-cell office:value-type="float" office:value="348911" calcext:value-type="float">
            <text:p>34891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16146" calcext:value-type="float">
            <text:p>16146</text:p>
          </table:table-cell>
          <table:table-cell office:value-type="float" office:value="29174" calcext:value-type="float">
            <text:p>29174</text:p>
          </table:table-cell>
          <table:table-cell office:value-type="float" office:value="57902" calcext:value-type="float">
            <text:p>57902</text:p>
          </table:table-cell>
          <table:table-cell office:value-type="float" office:value="97575" calcext:value-type="float">
            <text:p>97575</text:p>
          </table:table-cell>
          <table:table-cell office:value-type="float" office:value="148182" calcext:value-type="float">
            <text:p>148182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7302" calcext:value-type="float">
            <text:p>17302</text:p>
          </table:table-cell>
          <table:table-cell office:value-type="float" office:value="27467" calcext:value-type="float">
            <text:p>27467</text:p>
          </table:table-cell>
          <table:table-cell office:value-type="float" office:value="52659" calcext:value-type="float">
            <text:p>52659</text:p>
          </table:table-cell>
          <table:table-cell office:value-type="float" office:value="91572" calcext:value-type="float">
            <text:p>91572</text:p>
          </table:table-cell>
          <table:table-cell office:value-type="float" office:value="143000" calcext:value-type="float">
            <text:p>143000</text:p>
          </table:table-cell>
          <table:table-cell office:value-type="float" office:value="160602" calcext:value-type="float">
            <text:p>160602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7147" calcext:value-type="float">
            <text:p>17147</text:p>
          </table:table-cell>
          <table:table-cell office:value-type="float" office:value="34222" calcext:value-type="float">
            <text:p>34222</text:p>
          </table:table-cell>
          <table:table-cell office:value-type="float" office:value="53614" calcext:value-type="float">
            <text:p>53614</text:p>
          </table:table-cell>
          <table:table-cell office:value-type="float" office:value="98465" calcext:value-type="float">
            <text:p>98465</text:p>
          </table:table-cell>
          <table:table-cell office:value-type="float" office:value="148311" calcext:value-type="float">
            <text:p>148311</text:p>
          </table:table-cell>
          <table:table-cell office:value-type="float" office:value="177223" calcext:value-type="float">
            <text:p>177223</text:p>
          </table:table-cell>
          <table:table-cell office:value-type="float" office:value="206868" calcext:value-type="float">
            <text:p>206868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6672" calcext:value-type="float">
            <text:p>16672</text:p>
          </table:table-cell>
          <table:table-cell office:value-type="float" office:value="29085" calcext:value-type="float">
            <text:p>29085</text:p>
          </table:table-cell>
          <table:table-cell office:value-type="float" office:value="69003" calcext:value-type="float">
            <text:p>69003</text:p>
          </table:table-cell>
          <table:table-cell office:value-type="float" office:value="84128" calcext:value-type="float">
            <text:p>84128</text:p>
          </table:table-cell>
          <table:table-cell office:value-type="float" office:value="122546" calcext:value-type="float">
            <text:p>122546</text:p>
          </table:table-cell>
          <table:table-cell office:value-type="float" office:value="174125" calcext:value-type="float">
            <text:p>174125</text:p>
          </table:table-cell>
          <table:table-cell office:value-type="float" office:value="239902" calcext:value-type="float">
            <text:p>239902</text:p>
          </table:table-cell>
          <table:table-cell office:value-type="float" office:value="213182" calcext:value-type="float">
            <text:p>213182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6525" calcext:value-type="float">
            <text:p>16525</text:p>
          </table:table-cell>
          <table:table-cell office:value-type="float" office:value="34497" calcext:value-type="float">
            <text:p>34497</text:p>
          </table:table-cell>
          <table:table-cell office:value-type="float" office:value="52071" calcext:value-type="float">
            <text:p>52071</text:p>
          </table:table-cell>
          <table:table-cell office:value-type="float" office:value="101799" calcext:value-type="float">
            <text:p>101799</text:p>
          </table:table-cell>
          <table:table-cell office:value-type="float" office:value="182599" calcext:value-type="float">
            <text:p>182599</text:p>
          </table:table-cell>
          <table:table-cell office:value-type="float" office:value="219756" calcext:value-type="float">
            <text:p>219756</text:p>
          </table:table-cell>
          <table:table-cell office:value-type="float" office:value="224050" calcext:value-type="float">
            <text:p>224050</text:p>
          </table:table-cell>
          <table:table-cell office:value-type="float" office:value="233709" calcext:value-type="float">
            <text:p>233709</text:p>
          </table:table-cell>
          <table:table-cell office:value-type="float" office:value="395153" calcext:value-type="float">
            <text:p>395153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7988" calcext:value-type="float">
            <text:p>17988</text:p>
          </table:table-cell>
          <table:table-cell office:value-type="float" office:value="30410" calcext:value-type="float">
            <text:p>30410</text:p>
          </table:table-cell>
          <table:table-cell office:value-type="float" office:value="56564" calcext:value-type="float">
            <text:p>56564</text:p>
          </table:table-cell>
          <table:table-cell office:value-type="float" office:value="79963" calcext:value-type="float">
            <text:p>79963</text:p>
          </table:table-cell>
          <table:table-cell office:value-type="float" office:value="55651" calcext:value-type="float">
            <text:p>55651</text:p>
          </table:table-cell>
          <table:table-cell office:value-type="float" office:value="313389" calcext:value-type="float">
            <text:p>313389</text:p>
          </table:table-cell>
          <table:table-cell office:value-type="float" office:value="321280" calcext:value-type="float">
            <text:p>321280</text:p>
          </table:table-cell>
          <table:table-cell office:value-type="float" office:value="274211" calcext:value-type="float">
            <text:p>274211</text:p>
          </table:table-cell>
          <table:table-cell office:value-type="float" office:value="470815" calcext:value-type="float">
            <text:p>470815</text:p>
          </table:table-cell>
          <table:table-cell office:value-type="float" office:value="412786" calcext:value-type="float">
            <text:p>412786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9696" calcext:value-type="float">
            <text:p>19696</text:p>
          </table:table-cell>
          <table:table-cell office:value-type="float" office:value="29047" calcext:value-type="float">
            <text:p>29047</text:p>
          </table:table-cell>
          <table:table-cell office:value-type="float" office:value="57072" calcext:value-type="float">
            <text:p>57072</text:p>
          </table:table-cell>
          <table:table-cell office:value-type="float" office:value="103488" calcext:value-type="float">
            <text:p>103488</text:p>
          </table:table-cell>
          <table:table-cell office:value-type="float" office:value="172831" calcext:value-type="float">
            <text:p>172831</text:p>
          </table:table-cell>
          <table:table-cell office:value-type="float" office:value="274115" calcext:value-type="float">
            <text:p>274115</text:p>
          </table:table-cell>
          <table:table-cell office:value-type="float" office:value="396257" calcext:value-type="float">
            <text:p>396257</text:p>
          </table:table-cell>
          <table:table-cell office:value-type="float" office:value="196218" calcext:value-type="float">
            <text:p>196218</text:p>
          </table:table-cell>
          <table:table-cell office:value-type="float" office:value="427963" calcext:value-type="float">
            <text:p>427963</text:p>
          </table:table-cell>
          <table:table-cell office:value-type="float" office:value="708846" calcext:value-type="float">
            <text:p>708846</text:p>
          </table:table-cell>
          <table:table-cell office:value-type="float" office:value="775493" calcext:value-type="float">
            <text:p>775493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9959" calcext:value-type="float">
            <text:p>19959</text:p>
          </table:table-cell>
          <table:table-cell office:value-type="float" office:value="30384" calcext:value-type="float">
            <text:p>30384</text:p>
          </table:table-cell>
          <table:table-cell office:value-type="float" office:value="54238" calcext:value-type="float">
            <text:p>54238</text:p>
          </table:table-cell>
          <table:table-cell office:value-type="float" office:value="97253" calcext:value-type="float">
            <text:p>97253</text:p>
          </table:table-cell>
          <table:table-cell office:value-type="float" office:value="201260" calcext:value-type="float">
            <text:p>201260</text:p>
          </table:table-cell>
          <table:table-cell office:value-type="float" office:value="290177" calcext:value-type="float">
            <text:p>290177</text:p>
          </table:table-cell>
          <table:table-cell office:value-type="float" office:value="362251" calcext:value-type="float">
            <text:p>362251</text:p>
          </table:table-cell>
          <table:table-cell office:value-type="float" office:value="419925" calcext:value-type="float">
            <text:p>419925</text:p>
          </table:table-cell>
          <table:table-cell office:value-type="float" office:value="613214" calcext:value-type="float">
            <text:p>613214</text:p>
          </table:table-cell>
          <table:table-cell office:value-type="float" office:value="813739" calcext:value-type="float">
            <text:p>813739</text:p>
          </table:table-cell>
          <table:table-cell office:value-type="float" office:value="796368" calcext:value-type="float">
            <text:p>796368</text:p>
          </table:table-cell>
          <table:table-cell office:value-type="float" office:value="798378" calcext:value-type="float">
            <text:p>798378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2115" calcext:value-type="float">
            <text:p>22115</text:p>
          </table:table-cell>
          <table:table-cell office:value-type="float" office:value="32155" calcext:value-type="float">
            <text:p>32155</text:p>
          </table:table-cell>
          <table:table-cell office:value-type="float" office:value="54740" calcext:value-type="float">
            <text:p>54740</text:p>
          </table:table-cell>
          <table:table-cell office:value-type="float" office:value="97072" calcext:value-type="float">
            <text:p>97072</text:p>
          </table:table-cell>
          <table:table-cell office:value-type="float" office:value="214068" calcext:value-type="float">
            <text:p>214068</text:p>
          </table:table-cell>
          <table:table-cell office:value-type="float" office:value="316525" calcext:value-type="float">
            <text:p>316525</text:p>
          </table:table-cell>
          <table:table-cell office:value-type="float" office:value="438312" calcext:value-type="float">
            <text:p>438312</text:p>
          </table:table-cell>
          <table:table-cell office:value-type="float" office:value="530908" calcext:value-type="float">
            <text:p>530908</text:p>
          </table:table-cell>
          <table:table-cell office:value-type="float" office:value="623936" calcext:value-type="float">
            <text:p>623936</text:p>
          </table:table-cell>
          <table:table-cell office:value-type="float" office:value="751277" calcext:value-type="float">
            <text:p>751277</text:p>
          </table:table-cell>
          <table:table-cell office:value-type="float" office:value="701444" calcext:value-type="float">
            <text:p>701444</text:p>
          </table:table-cell>
          <table:table-cell office:value-type="float" office:value="788461" calcext:value-type="float">
            <text:p>788461</text:p>
          </table:table-cell>
          <table:table-cell office:value-type="float" office:value="731170" calcext:value-type="float">
            <text:p>73117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427" calcext:value-type="float">
            <text:p>205427</text:p>
          </table:table-cell>
          <table:table-cell office:value-type="float" office:value="337734" calcext:value-type="float">
            <text:p>337734</text:p>
          </table:table-cell>
          <table:table-cell office:value-type="float" office:value="443605" calcext:value-type="float">
            <text:p>443605</text:p>
          </table:table-cell>
          <table:table-cell office:value-type="float" office:value="523728" calcext:value-type="float">
            <text:p>523728</text:p>
          </table:table-cell>
          <table:table-cell office:value-type="float" office:value="674650" calcext:value-type="float">
            <text:p>674650</text:p>
          </table:table-cell>
          <table:table-cell office:value-type="float" office:value="637689" calcext:value-type="float">
            <text:p>637689</text:p>
          </table:table-cell>
          <table:table-cell office:value-type="float" office:value="787887" calcext:value-type="float">
            <text:p>787887</text:p>
          </table:table-cell>
          <table:table-cell office:value-type="float" office:value="782483" calcext:value-type="float">
            <text:p>782483</text:p>
          </table:table-cell>
          <table:table-cell office:value-type="float" office:value="511053" calcext:value-type="float">
            <text:p>51105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584" calcext:value-type="float">
            <text:p>173584</text:p>
          </table:table-cell>
          <table:table-cell office:value-type="float" office:value="321447" calcext:value-type="float">
            <text:p>321447</text:p>
          </table:table-cell>
          <table:table-cell office:value-type="float" office:value="448084" calcext:value-type="float">
            <text:p>448084</text:p>
          </table:table-cell>
          <table:table-cell office:value-type="float" office:value="504423" calcext:value-type="float">
            <text:p>504423</text:p>
          </table:table-cell>
          <table:table-cell office:value-type="float" office:value="649488" calcext:value-type="float">
            <text:p>649488</text:p>
          </table:table-cell>
          <table:table-cell office:value-type="float" office:value="510196" calcext:value-type="float">
            <text:p>510196</text:p>
          </table:table-cell>
          <table:table-cell office:value-type="float" office:value="797391" calcext:value-type="float">
            <text:p>797391</text:p>
          </table:table-cell>
          <table:table-cell office:value-type="float" office:value="807683" calcext:value-type="float">
            <text:p>807683</text:p>
          </table:table-cell>
          <table:table-cell office:value-type="float" office:value="854066" calcext:value-type="float">
            <text:p>85406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187" calcext:value-type="float">
            <text:p>214187</text:p>
          </table:table-cell>
          <table:table-cell office:value-type="float" office:value="303378" calcext:value-type="float">
            <text:p>303378</text:p>
          </table:table-cell>
          <table:table-cell office:value-type="float" office:value="442644" calcext:value-type="float">
            <text:p>442644</text:p>
          </table:table-cell>
          <table:table-cell office:value-type="float" office:value="512994" calcext:value-type="float">
            <text:p>512994</text:p>
          </table:table-cell>
          <table:table-cell office:value-type="float" office:value="369173" calcext:value-type="float">
            <text:p>369173</text:p>
          </table:table-cell>
          <table:table-cell office:value-type="float" office:value="690297" calcext:value-type="float">
            <text:p>690297</text:p>
          </table:table-cell>
          <table:table-cell office:value-type="float" office:value="871459" calcext:value-type="float">
            <text:p>871459</text:p>
          </table:table-cell>
          <table:table-cell office:value-type="float" office:value="772926" calcext:value-type="float">
            <text:p>772926</text:p>
          </table:table-cell>
          <table:table-cell office:value-type="float" office:value="790428" calcext:value-type="float">
            <text:p>79042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956" calcext:value-type="float">
            <text:p>155956</text:p>
          </table:table-cell>
          <table:table-cell office:value-type="float" office:value="331653" calcext:value-type="float">
            <text:p>331653</text:p>
          </table:table-cell>
          <table:table-cell office:value-type="float" office:value="245554" calcext:value-type="float">
            <text:p>245554</text:p>
          </table:table-cell>
          <table:table-cell office:value-type="float" office:value="526716" calcext:value-type="float">
            <text:p>526716</text:p>
          </table:table-cell>
          <table:table-cell office:value-type="float" office:value="667571" calcext:value-type="float">
            <text:p>667571</text:p>
          </table:table-cell>
          <table:table-cell office:value-type="float" office:value="462749" calcext:value-type="float">
            <text:p>462749</text:p>
          </table:table-cell>
          <table:table-cell office:value-type="float" office:value="784343" calcext:value-type="float">
            <text:p>784343</text:p>
          </table:table-cell>
          <table:table-cell office:value-type="float" office:value="848748" calcext:value-type="float">
            <text:p>848748</text:p>
          </table:table-cell>
          <table:table-cell office:value-type="float" office:value="474629" calcext:value-type="float">
            <text:p>47462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107" calcext:value-type="float">
            <text:p>214107</text:p>
          </table:table-cell>
          <table:table-cell office:value-type="float" office:value="324105" calcext:value-type="float">
            <text:p>324105</text:p>
          </table:table-cell>
          <table:table-cell office:value-type="float" office:value="456144" calcext:value-type="float">
            <text:p>456144</text:p>
          </table:table-cell>
          <table:table-cell office:value-type="float" office:value="536503" calcext:value-type="float">
            <text:p>536503</text:p>
          </table:table-cell>
          <table:table-cell office:value-type="float" office:value="641858" calcext:value-type="float">
            <text:p>641858</text:p>
          </table:table-cell>
          <table:table-cell office:value-type="float" office:value="516645" calcext:value-type="float">
            <text:p>516645</text:p>
          </table:table-cell>
          <table:table-cell office:value-type="float" office:value="828570" calcext:value-type="float">
            <text:p>828570</text:p>
          </table:table-cell>
          <table:table-cell office:value-type="float" office:value="830433" calcext:value-type="float">
            <text:p>830433</text:p>
          </table:table-cell>
          <table:table-cell office:value-type="float" office:value="813403" calcext:value-type="float">
            <text:p>81340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964" calcext:value-type="float">
            <text:p>213964</text:p>
          </table:table-cell>
          <table:table-cell office:value-type="float" office:value="328177" calcext:value-type="float">
            <text:p>328177</text:p>
          </table:table-cell>
          <table:table-cell office:value-type="float" office:value="457923" calcext:value-type="float">
            <text:p>457923</text:p>
          </table:table-cell>
          <table:table-cell office:value-type="float" office:value="426276" calcext:value-type="float">
            <text:p>426276</text:p>
          </table:table-cell>
          <table:table-cell office:value-type="float" office:value="707290" calcext:value-type="float">
            <text:p>707290</text:p>
          </table:table-cell>
          <table:table-cell office:value-type="float" office:value="689068" calcext:value-type="float">
            <text:p>689068</text:p>
          </table:table-cell>
          <table:table-cell office:value-type="float" office:value="577420" calcext:value-type="float">
            <text:p>577420</text:p>
          </table:table-cell>
          <table:table-cell office:value-type="float" office:value="828138" calcext:value-type="float">
            <text:p>828138</text:p>
          </table:table-cell>
          <table:table-cell office:value-type="float" office:value="804967" calcext:value-type="float">
            <text:p>80496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827" calcext:value-type="float">
            <text:p>217827</text:p>
          </table:table-cell>
          <table:table-cell office:value-type="float" office:value="317278" calcext:value-type="float">
            <text:p>317278</text:p>
          </table:table-cell>
          <table:table-cell office:value-type="float" office:value="453295" calcext:value-type="float">
            <text:p>453295</text:p>
          </table:table-cell>
          <table:table-cell office:value-type="float" office:value="525182" calcext:value-type="float">
            <text:p>525182</text:p>
          </table:table-cell>
          <table:table-cell office:value-type="float" office:value="701665" calcext:value-type="float">
            <text:p>701665</text:p>
          </table:table-cell>
          <table:table-cell office:value-type="float" office:value="829175" calcext:value-type="float">
            <text:p>829175</text:p>
          </table:table-cell>
          <table:table-cell office:value-type="float" office:value="822264" calcext:value-type="float">
            <text:p>822264</text:p>
          </table:table-cell>
          <table:table-cell office:value-type="float" office:value="621080" calcext:value-type="float">
            <text:p>621080</text:p>
          </table:table-cell>
          <table:table-cell office:value-type="float" office:value="823438" calcext:value-type="float">
            <text:p>82343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321" calcext:value-type="float">
            <text:p>215321</text:p>
          </table:table-cell>
          <table:table-cell office:value-type="float" office:value="330764" calcext:value-type="float">
            <text:p>330764</text:p>
          </table:table-cell>
          <table:table-cell office:value-type="float" office:value="454527" calcext:value-type="float">
            <text:p>454527</text:p>
          </table:table-cell>
          <table:table-cell office:value-type="float" office:value="544844" calcext:value-type="float">
            <text:p>544844</text:p>
          </table:table-cell>
          <table:table-cell office:value-type="float" office:value="677663" calcext:value-type="float">
            <text:p>677663</text:p>
          </table:table-cell>
          <table:table-cell office:value-type="float" office:value="732385" calcext:value-type="float">
            <text:p>732385</text:p>
          </table:table-cell>
          <table:table-cell office:value-type="float" office:value="837409" calcext:value-type="float">
            <text:p>837409</text:p>
          </table:table-cell>
          <table:table-cell office:value-type="float" office:value="849436" calcext:value-type="float">
            <text:p>849436</text:p>
          </table:table-cell>
          <table:table-cell office:value-type="float" office:value="841558" calcext:value-type="float">
            <text:p>841558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794" calcext:value-type="float">
            <text:p>16794</text:p>
          </table:table-cell>
          <table:table-cell/>
          <table:table-cell office:value-type="float" office:value="30971" calcext:value-type="float">
            <text:p>30971</text:p>
          </table:table-cell>
          <table:table-cell/>
          <table:table-cell office:value-type="float" office:value="56592" calcext:value-type="float">
            <text:p>56592</text:p>
          </table:table-cell>
          <table:table-cell/>
          <table:table-cell office:value-type="float" office:value="101201" calcext:value-type="float">
            <text:p>101201</text:p>
          </table:table-cell>
          <table:table-cell/>
          <table:table-cell office:value-type="float" office:value="138708" calcext:value-type="float">
            <text:p>13870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808" calcext:value-type="float">
            <text:p>16808</text:p>
          </table:table-cell>
          <table:table-cell/>
          <table:table-cell office:value-type="float" office:value="25823" calcext:value-type="float">
            <text:p>25823</text:p>
          </table:table-cell>
          <table:table-cell/>
          <table:table-cell office:value-type="float" office:value="52831" calcext:value-type="float">
            <text:p>52831</text:p>
          </table:table-cell>
          <table:table-cell/>
          <table:table-cell office:value-type="float" office:value="96161" calcext:value-type="float">
            <text:p>96161</text:p>
          </table:table-cell>
          <table:table-cell/>
          <table:table-cell office:value-type="float" office:value="124562" calcext:value-type="float">
            <text:p>124562</text:p>
          </table:table-cell>
          <table:table-cell/>
          <table:table-cell office:value-type="float" office:value="184704" calcext:value-type="float">
            <text:p>1847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916" calcext:value-type="float">
            <text:p>17916</text:p>
          </table:table-cell>
          <table:table-cell/>
          <table:table-cell office:value-type="float" office:value="34856" calcext:value-type="float">
            <text:p>34856</text:p>
          </table:table-cell>
          <table:table-cell/>
          <table:table-cell office:value-type="float" office:value="53891" calcext:value-type="float">
            <text:p>53891</text:p>
          </table:table-cell>
          <table:table-cell/>
          <table:table-cell office:value-type="float" office:value="100329" calcext:value-type="float">
            <text:p>100329</text:p>
          </table:table-cell>
          <table:table-cell/>
          <table:table-cell office:value-type="float" office:value="134333" calcext:value-type="float">
            <text:p>134333</text:p>
          </table:table-cell>
          <table:table-cell/>
          <table:table-cell office:value-type="float" office:value="191016" calcext:value-type="float">
            <text:p>191016</text:p>
          </table:table-cell>
          <table:table-cell/>
          <table:table-cell office:value-type="float" office:value="204244" calcext:value-type="float">
            <text:p>20424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585" calcext:value-type="float">
            <text:p>16585</text:p>
          </table:table-cell>
          <table:table-cell/>
          <table:table-cell office:value-type="float" office:value="29780" calcext:value-type="float">
            <text:p>29780</text:p>
          </table:table-cell>
          <table:table-cell/>
          <table:table-cell office:value-type="float" office:value="63751" calcext:value-type="float">
            <text:p>63751</text:p>
          </table:table-cell>
          <table:table-cell/>
          <table:table-cell office:value-type="float" office:value="89535" calcext:value-type="float">
            <text:p>89535</text:p>
          </table:table-cell>
          <table:table-cell/>
          <table:table-cell office:value-type="float" office:value="129485" calcext:value-type="float">
            <text:p>129485</text:p>
          </table:table-cell>
          <table:table-cell/>
          <table:table-cell office:value-type="float" office:value="171714" calcext:value-type="float">
            <text:p>171714</text:p>
          </table:table-cell>
          <table:table-cell/>
          <table:table-cell office:value-type="float" office:value="256744" calcext:value-type="float">
            <text:p>256744</text:p>
          </table:table-cell>
          <table:table-cell/>
          <table:table-cell office:value-type="float" office:value="229000" calcext:value-type="float">
            <text:p>2290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/>
          <table:table-cell office:value-type="float" office:value="35170" calcext:value-type="float">
            <text:p>35170</text:p>
          </table:table-cell>
          <table:table-cell/>
          <table:table-cell office:value-type="float" office:value="55351" calcext:value-type="float">
            <text:p>55351</text:p>
          </table:table-cell>
          <table:table-cell/>
          <table:table-cell office:value-type="float" office:value="95863" calcext:value-type="float">
            <text:p>95863</text:p>
          </table:table-cell>
          <table:table-cell/>
          <table:table-cell office:value-type="float" office:value="199633" calcext:value-type="float">
            <text:p>199633</text:p>
          </table:table-cell>
          <table:table-cell/>
          <table:table-cell office:value-type="float" office:value="214805" calcext:value-type="float">
            <text:p>214805</text:p>
          </table:table-cell>
          <table:table-cell/>
          <table:table-cell office:value-type="float" office:value="210496" calcext:value-type="float">
            <text:p>210496</text:p>
          </table:table-cell>
          <table:table-cell/>
          <table:table-cell office:value-type="float" office:value="239107" calcext:value-type="float">
            <text:p>239107</text:p>
          </table:table-cell>
          <table:table-cell/>
          <table:table-cell office:value-type="float" office:value="348074" calcext:value-type="float">
            <text:p>34807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649" calcext:value-type="float">
            <text:p>18649</text:p>
          </table:table-cell>
          <table:table-cell/>
          <table:table-cell office:value-type="float" office:value="27418" calcext:value-type="float">
            <text:p>27418</text:p>
          </table:table-cell>
          <table:table-cell/>
          <table:table-cell office:value-type="float" office:value="56367" calcext:value-type="float">
            <text:p>56367</text:p>
          </table:table-cell>
          <table:table-cell/>
          <table:table-cell office:value-type="float" office:value="99042" calcext:value-type="float">
            <text:p>99042</text:p>
          </table:table-cell>
          <table:table-cell/>
          <table:table-cell office:value-type="float" office:value="158344" calcext:value-type="float">
            <text:p>158344</text:p>
          </table:table-cell>
          <table:table-cell/>
          <table:table-cell office:value-type="float" office:value="302551" calcext:value-type="float">
            <text:p>302551</text:p>
          </table:table-cell>
          <table:table-cell/>
          <table:table-cell office:value-type="float" office:value="308104" calcext:value-type="float">
            <text:p>308104</text:p>
          </table:table-cell>
          <table:table-cell/>
          <table:table-cell office:value-type="float" office:value="269232" calcext:value-type="float">
            <text:p>269232</text:p>
          </table:table-cell>
          <table:table-cell/>
          <table:table-cell office:value-type="float" office:value="459223" calcext:value-type="float">
            <text:p>459223</text:p>
          </table:table-cell>
          <table:table-cell/>
          <table:table-cell office:value-type="float" office:value="421260" calcext:value-type="float">
            <text:p>4212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0588" calcext:value-type="float">
            <text:p>20588</text:p>
          </table:table-cell>
          <table:table-cell/>
          <table:table-cell office:value-type="float" office:value="28793" calcext:value-type="float">
            <text:p>28793</text:p>
          </table:table-cell>
          <table:table-cell/>
          <table:table-cell office:value-type="float" office:value="55740" calcext:value-type="float">
            <text:p>55740</text:p>
          </table:table-cell>
          <table:table-cell/>
          <table:table-cell office:value-type="float" office:value="98081" calcext:value-type="float">
            <text:p>98081</text:p>
          </table:table-cell>
          <table:table-cell/>
          <table:table-cell office:value-type="float" office:value="170599" calcext:value-type="float">
            <text:p>170599</text:p>
          </table:table-cell>
          <table:table-cell/>
          <table:table-cell office:value-type="float" office:value="185853" calcext:value-type="float">
            <text:p>185853</text:p>
          </table:table-cell>
          <table:table-cell/>
          <table:table-cell office:value-type="float" office:value="392705" calcext:value-type="float">
            <text:p>392705</text:p>
          </table:table-cell>
          <table:table-cell/>
          <table:table-cell office:value-type="float" office:value="362413" calcext:value-type="float">
            <text:p>362413</text:p>
          </table:table-cell>
          <table:table-cell/>
          <table:table-cell office:value-type="float" office:value="417180" calcext:value-type="float">
            <text:p>417180</text:p>
          </table:table-cell>
          <table:table-cell/>
          <table:table-cell office:value-type="float" office:value="671629" calcext:value-type="float">
            <text:p>671629</text:p>
          </table:table-cell>
          <table:table-cell/>
          <table:table-cell office:value-type="float" office:value="754105" calcext:value-type="float">
            <text:p>75410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0653" calcext:value-type="float">
            <text:p>20653</text:p>
          </table:table-cell>
          <table:table-cell/>
          <table:table-cell office:value-type="float" office:value="30659" calcext:value-type="float">
            <text:p>30659</text:p>
          </table:table-cell>
          <table:table-cell/>
          <table:table-cell office:value-type="float" office:value="55210" calcext:value-type="float">
            <text:p>55210</text:p>
          </table:table-cell>
          <table:table-cell/>
          <table:table-cell office:value-type="float" office:value="96487" calcext:value-type="float">
            <text:p>96487</text:p>
          </table:table-cell>
          <table:table-cell/>
          <table:table-cell office:value-type="float" office:value="193875" calcext:value-type="float">
            <text:p>193875</text:p>
          </table:table-cell>
          <table:table-cell/>
          <table:table-cell office:value-type="float" office:value="279906" calcext:value-type="float">
            <text:p>279906</text:p>
          </table:table-cell>
          <table:table-cell/>
          <table:table-cell office:value-type="float" office:value="364732" calcext:value-type="float">
            <text:p>364732</text:p>
          </table:table-cell>
          <table:table-cell/>
          <table:table-cell office:value-type="float" office:value="412795" calcext:value-type="float">
            <text:p>412795</text:p>
          </table:table-cell>
          <table:table-cell/>
          <table:table-cell office:value-type="float" office:value="655596" calcext:value-type="float">
            <text:p>655596</text:p>
          </table:table-cell>
          <table:table-cell/>
          <table:table-cell office:value-type="float" office:value="843805" calcext:value-type="float">
            <text:p>843805</text:p>
          </table:table-cell>
          <table:table-cell/>
          <table:table-cell office:value-type="float" office:value="799515" calcext:value-type="float">
            <text:p>799515</text:p>
          </table:table-cell>
          <table:table-cell/>
          <table:table-cell office:value-type="float" office:value="807372" calcext:value-type="float">
            <text:p>8073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0371" calcext:value-type="float">
            <text:p>20371</text:p>
          </table:table-cell>
          <table:table-cell/>
          <table:table-cell office:value-type="float" office:value="31932" calcext:value-type="float">
            <text:p>31932</text:p>
          </table:table-cell>
          <table:table-cell/>
          <table:table-cell office:value-type="float" office:value="54236" calcext:value-type="float">
            <text:p>54236</text:p>
          </table:table-cell>
          <table:table-cell/>
          <table:table-cell office:value-type="float" office:value="96888" calcext:value-type="float">
            <text:p>96888</text:p>
          </table:table-cell>
          <table:table-cell/>
          <table:table-cell office:value-type="float" office:value="212710" calcext:value-type="float">
            <text:p>212710</text:p>
          </table:table-cell>
          <table:table-cell/>
          <table:table-cell office:value-type="float" office:value="315670" calcext:value-type="float">
            <text:p>315670</text:p>
          </table:table-cell>
          <table:table-cell/>
          <table:table-cell office:value-type="float" office:value="429767" calcext:value-type="float">
            <text:p>429767</text:p>
          </table:table-cell>
          <table:table-cell/>
          <table:table-cell office:value-type="float" office:value="526755" calcext:value-type="float">
            <text:p>526755</text:p>
          </table:table-cell>
          <table:table-cell/>
          <table:table-cell office:value-type="float" office:value="621469" calcext:value-type="float">
            <text:p>621469</text:p>
          </table:table-cell>
          <table:table-cell/>
          <table:table-cell office:value-type="float" office:value="720869" calcext:value-type="float">
            <text:p>720869</text:p>
          </table:table-cell>
          <table:table-cell/>
          <table:table-cell office:value-type="float" office:value="698049" calcext:value-type="float">
            <text:p>698049</text:p>
          </table:table-cell>
          <table:table-cell/>
          <table:table-cell office:value-type="float" office:value="794287" calcext:value-type="float">
            <text:p>794287</text:p>
          </table:table-cell>
          <table:table-cell/>
          <table:table-cell office:value-type="float" office:value="779299" calcext:value-type="float">
            <text:p>7792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642" calcext:value-type="float">
            <text:p>219642</text:p>
          </table:table-cell>
          <table:table-cell/>
          <table:table-cell office:value-type="float" office:value="333292" calcext:value-type="float">
            <text:p>333292</text:p>
          </table:table-cell>
          <table:table-cell/>
          <table:table-cell office:value-type="float" office:value="442666" calcext:value-type="float">
            <text:p>442666</text:p>
          </table:table-cell>
          <table:table-cell/>
          <table:table-cell office:value-type="float" office:value="515942" calcext:value-type="float">
            <text:p>515942</text:p>
          </table:table-cell>
          <table:table-cell/>
          <table:table-cell office:value-type="float" office:value="661062" calcext:value-type="float">
            <text:p>661062</text:p>
          </table:table-cell>
          <table:table-cell/>
          <table:table-cell office:value-type="float" office:value="696420" calcext:value-type="float">
            <text:p>696420</text:p>
          </table:table-cell>
          <table:table-cell/>
          <table:table-cell office:value-type="float" office:value="776351" calcext:value-type="float">
            <text:p>776351</text:p>
          </table:table-cell>
          <table:table-cell/>
          <table:table-cell office:value-type="float" office:value="787381" calcext:value-type="float">
            <text:p>787381</text:p>
          </table:table-cell>
          <table:table-cell/>
          <table:table-cell office:value-type="float" office:value="503111" calcext:value-type="float">
            <text:p>5031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9633" calcext:value-type="float">
            <text:p>199633</text:p>
          </table:table-cell>
          <table:table-cell/>
          <table:table-cell office:value-type="float" office:value="320855" calcext:value-type="float">
            <text:p>320855</text:p>
          </table:table-cell>
          <table:table-cell/>
          <table:table-cell office:value-type="float" office:value="455162" calcext:value-type="float">
            <text:p>455162</text:p>
          </table:table-cell>
          <table:table-cell/>
          <table:table-cell office:value-type="float" office:value="502587" calcext:value-type="float">
            <text:p>502587</text:p>
          </table:table-cell>
          <table:table-cell/>
          <table:table-cell office:value-type="float" office:value="647294" calcext:value-type="float">
            <text:p>647294</text:p>
          </table:table-cell>
          <table:table-cell/>
          <table:table-cell office:value-type="float" office:value="488494" calcext:value-type="float">
            <text:p>488494</text:p>
          </table:table-cell>
          <table:table-cell/>
          <table:table-cell office:value-type="float" office:value="726850" calcext:value-type="float">
            <text:p>726850</text:p>
          </table:table-cell>
          <table:table-cell/>
          <table:table-cell office:value-type="float" office:value="809916" calcext:value-type="float">
            <text:p>809916</text:p>
          </table:table-cell>
          <table:table-cell/>
          <table:table-cell office:value-type="float" office:value="843339" calcext:value-type="float">
            <text:p>8433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7448" calcext:value-type="float">
            <text:p>217448</text:p>
          </table:table-cell>
          <table:table-cell/>
          <table:table-cell office:value-type="float" office:value="269718" calcext:value-type="float">
            <text:p>269718</text:p>
          </table:table-cell>
          <table:table-cell/>
          <table:table-cell office:value-type="float" office:value="451188" calcext:value-type="float">
            <text:p>451188</text:p>
          </table:table-cell>
          <table:table-cell/>
          <table:table-cell office:value-type="float" office:value="524717" calcext:value-type="float">
            <text:p>524717</text:p>
          </table:table-cell>
          <table:table-cell/>
          <table:table-cell office:value-type="float" office:value="712402" calcext:value-type="float">
            <text:p>712402</text:p>
          </table:table-cell>
          <table:table-cell/>
          <table:table-cell office:value-type="float" office:value="651644" calcext:value-type="float">
            <text:p>651644</text:p>
          </table:table-cell>
          <table:table-cell/>
          <table:table-cell office:value-type="float" office:value="855590" calcext:value-type="float">
            <text:p>855590</text:p>
          </table:table-cell>
          <table:table-cell/>
          <table:table-cell office:value-type="float" office:value="744104" calcext:value-type="float">
            <text:p>744104</text:p>
          </table:table-cell>
          <table:table-cell/>
          <table:table-cell office:value-type="float" office:value="817496" calcext:value-type="float">
            <text:p>8174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884" calcext:value-type="float">
            <text:p>210884</text:p>
          </table:table-cell>
          <table:table-cell/>
          <table:table-cell office:value-type="float" office:value="330168" calcext:value-type="float">
            <text:p>330168</text:p>
          </table:table-cell>
          <table:table-cell/>
          <table:table-cell office:value-type="float" office:value="387964" calcext:value-type="float">
            <text:p>387964</text:p>
          </table:table-cell>
          <table:table-cell/>
          <table:table-cell office:value-type="float" office:value="529184" calcext:value-type="float">
            <text:p>529184</text:p>
          </table:table-cell>
          <table:table-cell/>
          <table:table-cell office:value-type="float" office:value="646348" calcext:value-type="float">
            <text:p>646348</text:p>
          </table:table-cell>
          <table:table-cell/>
          <table:table-cell office:value-type="float" office:value="425074" calcext:value-type="float">
            <text:p>425074</text:p>
          </table:table-cell>
          <table:table-cell/>
          <table:table-cell office:value-type="float" office:value="781080" calcext:value-type="float">
            <text:p>781080</text:p>
          </table:table-cell>
          <table:table-cell/>
          <table:table-cell office:value-type="float" office:value="819186" calcext:value-type="float">
            <text:p>819186</text:p>
          </table:table-cell>
          <table:table-cell/>
          <table:table-cell office:value-type="float" office:value="846130" calcext:value-type="float">
            <text:p>8461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044" calcext:value-type="float">
            <text:p>213044</text:p>
          </table:table-cell>
          <table:table-cell/>
          <table:table-cell office:value-type="float" office:value="327329" calcext:value-type="float">
            <text:p>327329</text:p>
          </table:table-cell>
          <table:table-cell/>
          <table:table-cell office:value-type="float" office:value="411181" calcext:value-type="float">
            <text:p>411181</text:p>
          </table:table-cell>
          <table:table-cell/>
          <table:table-cell office:value-type="float" office:value="530618" calcext:value-type="float">
            <text:p>530618</text:p>
          </table:table-cell>
          <table:table-cell/>
          <table:table-cell office:value-type="float" office:value="659426" calcext:value-type="float">
            <text:p>659426</text:p>
          </table:table-cell>
          <table:table-cell/>
          <table:table-cell office:value-type="float" office:value="711123" calcext:value-type="float">
            <text:p>711123</text:p>
          </table:table-cell>
          <table:table-cell/>
          <table:table-cell office:value-type="float" office:value="827065" calcext:value-type="float">
            <text:p>827065</text:p>
          </table:table-cell>
          <table:table-cell/>
          <table:table-cell office:value-type="float" office:value="831214" calcext:value-type="float">
            <text:p>831214</text:p>
          </table:table-cell>
          <table:table-cell/>
          <table:table-cell office:value-type="float" office:value="826768" calcext:value-type="float">
            <text:p>8267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236" calcext:value-type="float">
            <text:p>218236</text:p>
          </table:table-cell>
          <table:table-cell/>
          <table:table-cell office:value-type="float" office:value="335568" calcext:value-type="float">
            <text:p>335568</text:p>
          </table:table-cell>
          <table:table-cell/>
          <table:table-cell office:value-type="float" office:value="459820" calcext:value-type="float">
            <text:p>459820</text:p>
          </table:table-cell>
          <table:table-cell/>
          <table:table-cell office:value-type="float" office:value="527275" calcext:value-type="float">
            <text:p>527275</text:p>
          </table:table-cell>
          <table:table-cell/>
          <table:table-cell office:value-type="float" office:value="718717" calcext:value-type="float">
            <text:p>718717</text:p>
          </table:table-cell>
          <table:table-cell/>
          <table:table-cell office:value-type="float" office:value="848031" calcext:value-type="float">
            <text:p>848031</text:p>
          </table:table-cell>
          <table:table-cell/>
          <table:table-cell office:value-type="float" office:value="851758" calcext:value-type="float">
            <text:p>851758</text:p>
          </table:table-cell>
          <table:table-cell/>
          <table:table-cell office:value-type="float" office:value="850154" calcext:value-type="float">
            <text:p>850154</text:p>
          </table:table-cell>
          <table:table-cell/>
          <table:table-cell office:value-type="float" office:value="812951" calcext:value-type="float">
            <text:p>8129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157" calcext:value-type="float">
            <text:p>218157</text:p>
          </table:table-cell>
          <table:table-cell/>
          <table:table-cell office:value-type="float" office:value="333471" calcext:value-type="float">
            <text:p>333471</text:p>
          </table:table-cell>
          <table:table-cell/>
          <table:table-cell office:value-type="float" office:value="452892" calcext:value-type="float">
            <text:p>452892</text:p>
          </table:table-cell>
          <table:table-cell/>
          <table:table-cell office:value-type="float" office:value="521939" calcext:value-type="float">
            <text:p>521939</text:p>
          </table:table-cell>
          <table:table-cell/>
          <table:table-cell office:value-type="float" office:value="701677" calcext:value-type="float">
            <text:p>701677</text:p>
          </table:table-cell>
          <table:table-cell/>
          <table:table-cell office:value-type="float" office:value="832095" calcext:value-type="float">
            <text:p>832095</text:p>
          </table:table-cell>
          <table:table-cell/>
          <table:table-cell office:value-type="float" office:value="801929" calcext:value-type="float">
            <text:p>801929</text:p>
          </table:table-cell>
          <table:table-cell/>
          <table:table-cell office:value-type="float" office:value="738217" calcext:value-type="float">
            <text:p>738217</text:p>
          </table:table-cell>
          <table:table-cell/>
          <table:table-cell office:value-type="float" office:value="821832" calcext:value-type="float">
            <text:p>8218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409" calcext:value-type="float">
            <text:p>216409</text:p>
          </table:table-cell>
          <table:table-cell/>
          <table:table-cell office:value-type="float" office:value="330433" calcext:value-type="float">
            <text:p>330433</text:p>
          </table:table-cell>
          <table:table-cell/>
          <table:table-cell office:value-type="float" office:value="454233" calcext:value-type="float">
            <text:p>454233</text:p>
          </table:table-cell>
          <table:table-cell/>
          <table:table-cell office:value-type="float" office:value="544413" calcext:value-type="float">
            <text:p>544413</text:p>
          </table:table-cell>
          <table:table-cell/>
          <table:table-cell office:value-type="float" office:value="662794" calcext:value-type="float">
            <text:p>662794</text:p>
          </table:table-cell>
          <table:table-cell/>
          <table:table-cell office:value-type="float" office:value="723679" calcext:value-type="float">
            <text:p>723679</text:p>
          </table:table-cell>
          <table:table-cell/>
          <table:table-cell office:value-type="float" office:value="821203" calcext:value-type="float">
            <text:p>821203</text:p>
          </table:table-cell>
          <table:table-cell/>
          <table:table-cell office:value-type="float" office:value="824898" calcext:value-type="float">
            <text:p>824898</text:p>
          </table:table-cell>
          <table:table-cell/>
          <table:table-cell office:value-type="float" office:value="836421" calcext:value-type="float">
            <text:p>83642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767" calcext:value-type="float">
            <text:p>16767</text:p>
          </table:table-cell>
          <table:table-cell/>
          <table:table-cell office:value-type="float" office:value="27840" calcext:value-type="float">
            <text:p>27840</text:p>
          </table:table-cell>
          <table:table-cell/>
          <table:table-cell office:value-type="float" office:value="48466" calcext:value-type="float">
            <text:p>48466</text:p>
          </table:table-cell>
          <table:table-cell/>
          <table:table-cell office:value-type="float" office:value="105785" calcext:value-type="float">
            <text:p>105785</text:p>
          </table:table-cell>
          <table:table-cell/>
          <table:table-cell office:value-type="float" office:value="143465" calcext:value-type="float">
            <text:p>14346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936" calcext:value-type="float">
            <text:p>16936</text:p>
          </table:table-cell>
          <table:table-cell/>
          <table:table-cell office:value-type="float" office:value="25213" calcext:value-type="float">
            <text:p>25213</text:p>
          </table:table-cell>
          <table:table-cell/>
          <table:table-cell office:value-type="float" office:value="51422" calcext:value-type="float">
            <text:p>51422</text:p>
          </table:table-cell>
          <table:table-cell/>
          <table:table-cell office:value-type="float" office:value="73826" calcext:value-type="float">
            <text:p>73826</text:p>
          </table:table-cell>
          <table:table-cell/>
          <table:table-cell office:value-type="float" office:value="148698" calcext:value-type="float">
            <text:p>148698</text:p>
          </table:table-cell>
          <table:table-cell/>
          <table:table-cell office:value-type="float" office:value="175270" calcext:value-type="float">
            <text:p>17527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770" calcext:value-type="float">
            <text:p>17770</text:p>
          </table:table-cell>
          <table:table-cell/>
          <table:table-cell office:value-type="float" office:value="33340" calcext:value-type="float">
            <text:p>33340</text:p>
          </table:table-cell>
          <table:table-cell/>
          <table:table-cell office:value-type="float" office:value="50520" calcext:value-type="float">
            <text:p>50520</text:p>
          </table:table-cell>
          <table:table-cell/>
          <table:table-cell office:value-type="float" office:value="93604" calcext:value-type="float">
            <text:p>93604</text:p>
          </table:table-cell>
          <table:table-cell/>
          <table:table-cell office:value-type="float" office:value="134829" calcext:value-type="float">
            <text:p>134829</text:p>
          </table:table-cell>
          <table:table-cell/>
          <table:table-cell office:value-type="float" office:value="189237" calcext:value-type="float">
            <text:p>189237</text:p>
          </table:table-cell>
          <table:table-cell/>
          <table:table-cell office:value-type="float" office:value="205523" calcext:value-type="float">
            <text:p>20552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049" calcext:value-type="float">
            <text:p>16049</text:p>
          </table:table-cell>
          <table:table-cell/>
          <table:table-cell office:value-type="float" office:value="29380" calcext:value-type="float">
            <text:p>29380</text:p>
          </table:table-cell>
          <table:table-cell/>
          <table:table-cell office:value-type="float" office:value="51906" calcext:value-type="float">
            <text:p>51906</text:p>
          </table:table-cell>
          <table:table-cell/>
          <table:table-cell office:value-type="float" office:value="80482" calcext:value-type="float">
            <text:p>80482</text:p>
          </table:table-cell>
          <table:table-cell/>
          <table:table-cell office:value-type="float" office:value="127687" calcext:value-type="float">
            <text:p>127687</text:p>
          </table:table-cell>
          <table:table-cell/>
          <table:table-cell office:value-type="float" office:value="153468" calcext:value-type="float">
            <text:p>153468</text:p>
          </table:table-cell>
          <table:table-cell/>
          <table:table-cell office:value-type="float" office:value="255999" calcext:value-type="float">
            <text:p>255999</text:p>
          </table:table-cell>
          <table:table-cell/>
          <table:table-cell office:value-type="float" office:value="221520" calcext:value-type="float">
            <text:p>2215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238" calcext:value-type="float">
            <text:p>16238</text:p>
          </table:table-cell>
          <table:table-cell/>
          <table:table-cell office:value-type="float" office:value="33674" calcext:value-type="float">
            <text:p>33674</text:p>
          </table:table-cell>
          <table:table-cell/>
          <table:table-cell office:value-type="float" office:value="54595" calcext:value-type="float">
            <text:p>54595</text:p>
          </table:table-cell>
          <table:table-cell/>
          <table:table-cell office:value-type="float" office:value="100822" calcext:value-type="float">
            <text:p>100822</text:p>
          </table:table-cell>
          <table:table-cell/>
          <table:table-cell office:value-type="float" office:value="176153" calcext:value-type="float">
            <text:p>176153</text:p>
          </table:table-cell>
          <table:table-cell/>
          <table:table-cell office:value-type="float" office:value="203923" calcext:value-type="float">
            <text:p>203923</text:p>
          </table:table-cell>
          <table:table-cell/>
          <table:table-cell office:value-type="float" office:value="211046" calcext:value-type="float">
            <text:p>211046</text:p>
          </table:table-cell>
          <table:table-cell/>
          <table:table-cell office:value-type="float" office:value="289945" calcext:value-type="float">
            <text:p>289945</text:p>
          </table:table-cell>
          <table:table-cell/>
          <table:table-cell office:value-type="float" office:value="377038" calcext:value-type="float">
            <text:p>37703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276" calcext:value-type="float">
            <text:p>17276</text:p>
          </table:table-cell>
          <table:table-cell/>
          <table:table-cell office:value-type="float" office:value="30175" calcext:value-type="float">
            <text:p>30175</text:p>
          </table:table-cell>
          <table:table-cell/>
          <table:table-cell office:value-type="float" office:value="58293" calcext:value-type="float">
            <text:p>58293</text:p>
          </table:table-cell>
          <table:table-cell/>
          <table:table-cell office:value-type="float" office:value="91779" calcext:value-type="float">
            <text:p>91779</text:p>
          </table:table-cell>
          <table:table-cell/>
          <table:table-cell office:value-type="float" office:value="148933" calcext:value-type="float">
            <text:p>148933</text:p>
          </table:table-cell>
          <table:table-cell/>
          <table:table-cell office:value-type="float" office:value="287204" calcext:value-type="float">
            <text:p>287204</text:p>
          </table:table-cell>
          <table:table-cell/>
          <table:table-cell office:value-type="float" office:value="288381" calcext:value-type="float">
            <text:p>288381</text:p>
          </table:table-cell>
          <table:table-cell/>
          <table:table-cell office:value-type="float" office:value="274718" calcext:value-type="float">
            <text:p>274718</text:p>
          </table:table-cell>
          <table:table-cell/>
          <table:table-cell office:value-type="float" office:value="463883" calcext:value-type="float">
            <text:p>463883</text:p>
          </table:table-cell>
          <table:table-cell/>
          <table:table-cell office:value-type="float" office:value="445391" calcext:value-type="float">
            <text:p>44539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878" calcext:value-type="float">
            <text:p>17878</text:p>
          </table:table-cell>
          <table:table-cell/>
          <table:table-cell office:value-type="float" office:value="31194" calcext:value-type="float">
            <text:p>31194</text:p>
          </table:table-cell>
          <table:table-cell/>
          <table:table-cell office:value-type="float" office:value="63824" calcext:value-type="float">
            <text:p>63824</text:p>
          </table:table-cell>
          <table:table-cell/>
          <table:table-cell office:value-type="float" office:value="113326" calcext:value-type="float">
            <text:p>113326</text:p>
          </table:table-cell>
          <table:table-cell/>
          <table:table-cell office:value-type="float" office:value="159700" calcext:value-type="float">
            <text:p>159700</text:p>
          </table:table-cell>
          <table:table-cell/>
          <table:table-cell office:value-type="float" office:value="258647" calcext:value-type="float">
            <text:p>258647</text:p>
          </table:table-cell>
          <table:table-cell/>
          <table:table-cell office:value-type="float" office:value="347646" calcext:value-type="float">
            <text:p>347646</text:p>
          </table:table-cell>
          <table:table-cell/>
          <table:table-cell office:value-type="float" office:value="336631" calcext:value-type="float">
            <text:p>336631</text:p>
          </table:table-cell>
          <table:table-cell/>
          <table:table-cell office:value-type="float" office:value="597912" calcext:value-type="float">
            <text:p>597912</text:p>
          </table:table-cell>
          <table:table-cell/>
          <table:table-cell office:value-type="float" office:value="671024" calcext:value-type="float">
            <text:p>671024</text:p>
          </table:table-cell>
          <table:table-cell/>
          <table:table-cell office:value-type="float" office:value="759474" calcext:value-type="float">
            <text:p>75947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7691" calcext:value-type="float">
            <text:p>17691</text:p>
          </table:table-cell>
          <table:table-cell/>
          <table:table-cell office:value-type="float" office:value="32909" calcext:value-type="float">
            <text:p>32909</text:p>
          </table:table-cell>
          <table:table-cell/>
          <table:table-cell office:value-type="float" office:value="33185" calcext:value-type="float">
            <text:p>33185</text:p>
          </table:table-cell>
          <table:table-cell/>
          <table:table-cell office:value-type="float" office:value="104455" calcext:value-type="float">
            <text:p>104455</text:p>
          </table:table-cell>
          <table:table-cell/>
          <table:table-cell office:value-type="float" office:value="177251" calcext:value-type="float">
            <text:p>177251</text:p>
          </table:table-cell>
          <table:table-cell/>
          <table:table-cell office:value-type="float" office:value="275979" calcext:value-type="float">
            <text:p>275979</text:p>
          </table:table-cell>
          <table:table-cell/>
          <table:table-cell office:value-type="float" office:value="332079" calcext:value-type="float">
            <text:p>332079</text:p>
          </table:table-cell>
          <table:table-cell/>
          <table:table-cell office:value-type="float" office:value="401028" calcext:value-type="float">
            <text:p>401028</text:p>
          </table:table-cell>
          <table:table-cell/>
          <table:table-cell office:value-type="float" office:value="628543" calcext:value-type="float">
            <text:p>628543</text:p>
          </table:table-cell>
          <table:table-cell/>
          <table:table-cell office:value-type="float" office:value="843900" calcext:value-type="float">
            <text:p>843900</text:p>
          </table:table-cell>
          <table:table-cell/>
          <table:table-cell office:value-type="float" office:value="808543" calcext:value-type="float">
            <text:p>808543</text:p>
          </table:table-cell>
          <table:table-cell/>
          <table:table-cell office:value-type="float" office:value="814751" calcext:value-type="float">
            <text:p>81475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887" calcext:value-type="float">
            <text:p>17887</text:p>
          </table:table-cell>
          <table:table-cell/>
          <table:table-cell office:value-type="float" office:value="34118" calcext:value-type="float">
            <text:p>34118</text:p>
          </table:table-cell>
          <table:table-cell/>
          <table:table-cell office:value-type="float" office:value="60822" calcext:value-type="float">
            <text:p>60822</text:p>
          </table:table-cell>
          <table:table-cell/>
          <table:table-cell office:value-type="float" office:value="103266" calcext:value-type="float">
            <text:p>103266</text:p>
          </table:table-cell>
          <table:table-cell/>
          <table:table-cell office:value-type="float" office:value="190742" calcext:value-type="float">
            <text:p>190742</text:p>
          </table:table-cell>
          <table:table-cell/>
          <table:table-cell office:value-type="float" office:value="288298" calcext:value-type="float">
            <text:p>288298</text:p>
          </table:table-cell>
          <table:table-cell/>
          <table:table-cell office:value-type="float" office:value="378793" calcext:value-type="float">
            <text:p>378793</text:p>
          </table:table-cell>
          <table:table-cell/>
          <table:table-cell office:value-type="float" office:value="448022" calcext:value-type="float">
            <text:p>448022</text:p>
          </table:table-cell>
          <table:table-cell/>
          <table:table-cell office:value-type="float" office:value="553296" calcext:value-type="float">
            <text:p>553296</text:p>
          </table:table-cell>
          <table:table-cell/>
          <table:table-cell office:value-type="float" office:value="696912" calcext:value-type="float">
            <text:p>696912</text:p>
          </table:table-cell>
          <table:table-cell/>
          <table:table-cell office:value-type="float" office:value="686557" calcext:value-type="float">
            <text:p>686557</text:p>
          </table:table-cell>
          <table:table-cell/>
          <table:table-cell office:value-type="float" office:value="769935" calcext:value-type="float">
            <text:p>769935</text:p>
          </table:table-cell>
          <table:table-cell/>
          <table:table-cell office:value-type="float" office:value="773735" calcext:value-type="float">
            <text:p>7737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710" calcext:value-type="float">
            <text:p>183710</text:p>
          </table:table-cell>
          <table:table-cell/>
          <table:table-cell office:value-type="float" office:value="277340" calcext:value-type="float">
            <text:p>277340</text:p>
          </table:table-cell>
          <table:table-cell/>
          <table:table-cell office:value-type="float" office:value="381902" calcext:value-type="float">
            <text:p>381902</text:p>
          </table:table-cell>
          <table:table-cell/>
          <table:table-cell office:value-type="float" office:value="443057" calcext:value-type="float">
            <text:p>443057</text:p>
          </table:table-cell>
          <table:table-cell/>
          <table:table-cell office:value-type="float" office:value="560307" calcext:value-type="float">
            <text:p>560307</text:p>
          </table:table-cell>
          <table:table-cell/>
          <table:table-cell office:value-type="float" office:value="614170" calcext:value-type="float">
            <text:p>614170</text:p>
          </table:table-cell>
          <table:table-cell/>
          <table:table-cell office:value-type="float" office:value="717166" calcext:value-type="float">
            <text:p>717166</text:p>
          </table:table-cell>
          <table:table-cell/>
          <table:table-cell office:value-type="float" office:value="766035" calcext:value-type="float">
            <text:p>766035</text:p>
          </table:table-cell>
          <table:table-cell/>
          <table:table-cell office:value-type="float" office:value="486783" calcext:value-type="float">
            <text:p>4867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260" calcext:value-type="float">
            <text:p>165260</text:p>
          </table:table-cell>
          <table:table-cell/>
          <table:table-cell office:value-type="float" office:value="262722" calcext:value-type="float">
            <text:p>262722</text:p>
          </table:table-cell>
          <table:table-cell/>
          <table:table-cell office:value-type="float" office:value="394928" calcext:value-type="float">
            <text:p>394928</text:p>
          </table:table-cell>
          <table:table-cell/>
          <table:table-cell office:value-type="float" office:value="424020" calcext:value-type="float">
            <text:p>424020</text:p>
          </table:table-cell>
          <table:table-cell/>
          <table:table-cell office:value-type="float" office:value="538724" calcext:value-type="float">
            <text:p>538724</text:p>
          </table:table-cell>
          <table:table-cell/>
          <table:table-cell office:value-type="float" office:value="504792" calcext:value-type="float">
            <text:p>504792</text:p>
          </table:table-cell>
          <table:table-cell/>
          <table:table-cell office:value-type="float" office:value="723985" calcext:value-type="float">
            <text:p>723985</text:p>
          </table:table-cell>
          <table:table-cell/>
          <table:table-cell office:value-type="float" office:value="686936" calcext:value-type="float">
            <text:p>686936</text:p>
          </table:table-cell>
          <table:table-cell/>
          <table:table-cell office:value-type="float" office:value="854467" calcext:value-type="float">
            <text:p>8544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751" calcext:value-type="float">
            <text:p>187751</text:p>
          </table:table-cell>
          <table:table-cell/>
          <table:table-cell office:value-type="float" office:value="237331" calcext:value-type="float">
            <text:p>237331</text:p>
          </table:table-cell>
          <table:table-cell/>
          <table:table-cell office:value-type="float" office:value="384413" calcext:value-type="float">
            <text:p>384413</text:p>
          </table:table-cell>
          <table:table-cell/>
          <table:table-cell office:value-type="float" office:value="403134" calcext:value-type="float">
            <text:p>403134</text:p>
          </table:table-cell>
          <table:table-cell/>
          <table:table-cell office:value-type="float" office:value="585060" calcext:value-type="float">
            <text:p>585060</text:p>
          </table:table-cell>
          <table:table-cell/>
          <table:table-cell office:value-type="float" office:value="617640" calcext:value-type="float">
            <text:p>617640</text:p>
          </table:table-cell>
          <table:table-cell/>
          <table:table-cell office:value-type="float" office:value="806219" calcext:value-type="float">
            <text:p>806219</text:p>
          </table:table-cell>
          <table:table-cell/>
          <table:table-cell office:value-type="float" office:value="763337" calcext:value-type="float">
            <text:p>763337</text:p>
          </table:table-cell>
          <table:table-cell/>
          <table:table-cell office:value-type="float" office:value="818969" calcext:value-type="float">
            <text:p>8189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173" calcext:value-type="float">
            <text:p>164173</text:p>
          </table:table-cell>
          <table:table-cell/>
          <table:table-cell office:value-type="float" office:value="290949" calcext:value-type="float">
            <text:p>290949</text:p>
          </table:table-cell>
          <table:table-cell/>
          <table:table-cell office:value-type="float" office:value="355860" calcext:value-type="float">
            <text:p>355860</text:p>
          </table:table-cell>
          <table:table-cell/>
          <table:table-cell office:value-type="float" office:value="431414" calcext:value-type="float">
            <text:p>431414</text:p>
          </table:table-cell>
          <table:table-cell/>
          <table:table-cell office:value-type="float" office:value="570407" calcext:value-type="float">
            <text:p>570407</text:p>
          </table:table-cell>
          <table:table-cell/>
          <table:table-cell office:value-type="float" office:value="645800" calcext:value-type="float">
            <text:p>645800</text:p>
          </table:table-cell>
          <table:table-cell/>
          <table:table-cell office:value-type="float" office:value="763161" calcext:value-type="float">
            <text:p>763161</text:p>
          </table:table-cell>
          <table:table-cell/>
          <table:table-cell office:value-type="float" office:value="811125" calcext:value-type="float">
            <text:p>811125</text:p>
          </table:table-cell>
          <table:table-cell/>
          <table:table-cell office:value-type="float" office:value="822040" calcext:value-type="float">
            <text:p>8220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124" calcext:value-type="float">
            <text:p>175124</text:p>
          </table:table-cell>
          <table:table-cell/>
          <table:table-cell office:value-type="float" office:value="255351" calcext:value-type="float">
            <text:p>255351</text:p>
          </table:table-cell>
          <table:table-cell/>
          <table:table-cell office:value-type="float" office:value="385822" calcext:value-type="float">
            <text:p>385822</text:p>
          </table:table-cell>
          <table:table-cell/>
          <table:table-cell office:value-type="float" office:value="457570" calcext:value-type="float">
            <text:p>457570</text:p>
          </table:table-cell>
          <table:table-cell/>
          <table:table-cell office:value-type="float" office:value="584714" calcext:value-type="float">
            <text:p>584714</text:p>
          </table:table-cell>
          <table:table-cell/>
          <table:table-cell office:value-type="float" office:value="604611" calcext:value-type="float">
            <text:p>604611</text:p>
          </table:table-cell>
          <table:table-cell/>
          <table:table-cell office:value-type="float" office:value="760411" calcext:value-type="float">
            <text:p>760411</text:p>
          </table:table-cell>
          <table:table-cell/>
          <table:table-cell office:value-type="float" office:value="743945" calcext:value-type="float">
            <text:p>743945</text:p>
          </table:table-cell>
          <table:table-cell/>
          <table:table-cell office:value-type="float" office:value="786144" calcext:value-type="float">
            <text:p>7861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640" calcext:value-type="float">
            <text:p>187640</text:p>
          </table:table-cell>
          <table:table-cell/>
          <table:table-cell office:value-type="float" office:value="294646" calcext:value-type="float">
            <text:p>294646</text:p>
          </table:table-cell>
          <table:table-cell/>
          <table:table-cell office:value-type="float" office:value="386732" calcext:value-type="float">
            <text:p>386732</text:p>
          </table:table-cell>
          <table:table-cell/>
          <table:table-cell office:value-type="float" office:value="435880" calcext:value-type="float">
            <text:p>435880</text:p>
          </table:table-cell>
          <table:table-cell/>
          <table:table-cell office:value-type="float" office:value="630180" calcext:value-type="float">
            <text:p>630180</text:p>
          </table:table-cell>
          <table:table-cell/>
          <table:table-cell office:value-type="float" office:value="752887" calcext:value-type="float">
            <text:p>752887</text:p>
          </table:table-cell>
          <table:table-cell/>
          <table:table-cell office:value-type="float" office:value="778604" calcext:value-type="float">
            <text:p>778604</text:p>
          </table:table-cell>
          <table:table-cell/>
          <table:table-cell office:value-type="float" office:value="823253" calcext:value-type="float">
            <text:p>823253</text:p>
          </table:table-cell>
          <table:table-cell/>
          <table:table-cell office:value-type="float" office:value="809642" calcext:value-type="float">
            <text:p>8096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337" calcext:value-type="float">
            <text:p>187337</text:p>
          </table:table-cell>
          <table:table-cell/>
          <table:table-cell office:value-type="float" office:value="286878" calcext:value-type="float">
            <text:p>286878</text:p>
          </table:table-cell>
          <table:table-cell/>
          <table:table-cell office:value-type="float" office:value="320004" calcext:value-type="float">
            <text:p>320004</text:p>
          </table:table-cell>
          <table:table-cell/>
          <table:table-cell office:value-type="float" office:value="417713" calcext:value-type="float">
            <text:p>417713</text:p>
          </table:table-cell>
          <table:table-cell/>
          <table:table-cell office:value-type="float" office:value="570885" calcext:value-type="float">
            <text:p>570885</text:p>
          </table:table-cell>
          <table:table-cell/>
          <table:table-cell office:value-type="float" office:value="713002" calcext:value-type="float">
            <text:p>713002</text:p>
          </table:table-cell>
          <table:table-cell/>
          <table:table-cell office:value-type="float" office:value="710700" calcext:value-type="float">
            <text:p>710700</text:p>
          </table:table-cell>
          <table:table-cell/>
          <table:table-cell office:value-type="float" office:value="726965" calcext:value-type="float">
            <text:p>726965</text:p>
          </table:table-cell>
          <table:table-cell/>
          <table:table-cell office:value-type="float" office:value="797149" calcext:value-type="float">
            <text:p>7971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107" calcext:value-type="float">
            <text:p>180107</text:p>
          </table:table-cell>
          <table:table-cell/>
          <table:table-cell office:value-type="float" office:value="254346" calcext:value-type="float">
            <text:p>254346</text:p>
          </table:table-cell>
          <table:table-cell/>
          <table:table-cell office:value-type="float" office:value="324385" calcext:value-type="float">
            <text:p>324385</text:p>
          </table:table-cell>
          <table:table-cell/>
          <table:table-cell office:value-type="float" office:value="440872" calcext:value-type="float">
            <text:p>440872</text:p>
          </table:table-cell>
          <table:table-cell/>
          <table:table-cell office:value-type="float" office:value="566318" calcext:value-type="float">
            <text:p>566318</text:p>
          </table:table-cell>
          <table:table-cell/>
          <table:table-cell office:value-type="float" office:value="623925" calcext:value-type="float">
            <text:p>623925</text:p>
          </table:table-cell>
          <table:table-cell/>
          <table:table-cell office:value-type="float" office:value="727140" calcext:value-type="float">
            <text:p>727140</text:p>
          </table:table-cell>
          <table:table-cell/>
          <table:table-cell office:value-type="float" office:value="769357" calcext:value-type="float">
            <text:p>769357</text:p>
          </table:table-cell>
          <table:table-cell/>
          <table:table-cell office:value-type="float" office:value="818818" calcext:value-type="float">
            <text:p>81881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912" calcext:value-type="float">
            <text:p>19912</text:p>
          </table:table-cell>
          <table:table-cell/>
          <table:table-cell office:value-type="float" office:value="30553" calcext:value-type="float">
            <text:p>30553</text:p>
          </table:table-cell>
          <table:table-cell/>
          <table:table-cell office:value-type="float" office:value="60388" calcext:value-type="float">
            <text:p>60388</text:p>
          </table:table-cell>
          <table:table-cell/>
          <table:table-cell office:value-type="float" office:value="61455" calcext:value-type="float">
            <text:p>61455</text:p>
          </table:table-cell>
          <table:table-cell/>
          <table:table-cell office:value-type="float" office:value="86544" calcext:value-type="float">
            <text:p>865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313" calcext:value-type="float">
            <text:p>22313</text:p>
          </table:table-cell>
          <table:table-cell/>
          <table:table-cell office:value-type="float" office:value="37638" calcext:value-type="float">
            <text:p>37638</text:p>
          </table:table-cell>
          <table:table-cell/>
          <table:table-cell office:value-type="float" office:value="59067" calcext:value-type="float">
            <text:p>59067</text:p>
          </table:table-cell>
          <table:table-cell/>
          <table:table-cell office:value-type="float" office:value="89397" calcext:value-type="float">
            <text:p>89397</text:p>
          </table:table-cell>
          <table:table-cell/>
          <table:table-cell office:value-type="float" office:value="133166" calcext:value-type="float">
            <text:p>133166</text:p>
          </table:table-cell>
          <table:table-cell/>
          <table:table-cell office:value-type="float" office:value="155113" calcext:value-type="float">
            <text:p>15511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4154" calcext:value-type="float">
            <text:p>14154</text:p>
          </table:table-cell>
          <table:table-cell/>
          <table:table-cell office:value-type="float" office:value="39836" calcext:value-type="float">
            <text:p>39836</text:p>
          </table:table-cell>
          <table:table-cell/>
          <table:table-cell office:value-type="float" office:value="64887" calcext:value-type="float">
            <text:p>64887</text:p>
          </table:table-cell>
          <table:table-cell/>
          <table:table-cell office:value-type="float" office:value="111517" calcext:value-type="float">
            <text:p>111517</text:p>
          </table:table-cell>
          <table:table-cell/>
          <table:table-cell office:value-type="float" office:value="78774" calcext:value-type="float">
            <text:p>78774</text:p>
          </table:table-cell>
          <table:table-cell/>
          <table:table-cell office:value-type="float" office:value="221875" calcext:value-type="float">
            <text:p>221875</text:p>
          </table:table-cell>
          <table:table-cell/>
          <table:table-cell office:value-type="float" office:value="244204" calcext:value-type="float">
            <text:p>24420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3287" calcext:value-type="float">
            <text:p>23287</text:p>
          </table:table-cell>
          <table:table-cell/>
          <table:table-cell office:value-type="float" office:value="46024" calcext:value-type="float">
            <text:p>46024</text:p>
          </table:table-cell>
          <table:table-cell/>
          <table:table-cell office:value-type="float" office:value="52605" calcext:value-type="float">
            <text:p>52605</text:p>
          </table:table-cell>
          <table:table-cell/>
          <table:table-cell office:value-type="float" office:value="121100" calcext:value-type="float">
            <text:p>121100</text:p>
          </table:table-cell>
          <table:table-cell/>
          <table:table-cell office:value-type="float" office:value="194773" calcext:value-type="float">
            <text:p>194773</text:p>
          </table:table-cell>
          <table:table-cell/>
          <table:table-cell office:value-type="float" office:value="253829" calcext:value-type="float">
            <text:p>253829</text:p>
          </table:table-cell>
          <table:table-cell/>
          <table:table-cell office:value-type="float" office:value="345805" calcext:value-type="float">
            <text:p>345805</text:p>
          </table:table-cell>
          <table:table-cell/>
          <table:table-cell office:value-type="float" office:value="363558" calcext:value-type="float">
            <text:p>36355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0735" calcext:value-type="float">
            <text:p>20735</text:p>
          </table:table-cell>
          <table:table-cell/>
          <table:table-cell office:value-type="float" office:value="45865" calcext:value-type="float">
            <text:p>45865</text:p>
          </table:table-cell>
          <table:table-cell/>
          <table:table-cell office:value-type="float" office:value="79422" calcext:value-type="float">
            <text:p>79422</text:p>
          </table:table-cell>
          <table:table-cell/>
          <table:table-cell office:value-type="float" office:value="143477" calcext:value-type="float">
            <text:p>143477</text:p>
          </table:table-cell>
          <table:table-cell/>
          <table:table-cell office:value-type="float" office:value="220656" calcext:value-type="float">
            <text:p>220656</text:p>
          </table:table-cell>
          <table:table-cell/>
          <table:table-cell office:value-type="float" office:value="274840" calcext:value-type="float">
            <text:p>274840</text:p>
          </table:table-cell>
          <table:table-cell/>
          <table:table-cell office:value-type="float" office:value="439749" calcext:value-type="float">
            <text:p>439749</text:p>
          </table:table-cell>
          <table:table-cell/>
          <table:table-cell office:value-type="float" office:value="471389" calcext:value-type="float">
            <text:p>471389</text:p>
          </table:table-cell>
          <table:table-cell/>
          <table:table-cell office:value-type="float" office:value="469251" calcext:value-type="float">
            <text:p>46925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4208" calcext:value-type="float">
            <text:p>24208</text:p>
          </table:table-cell>
          <table:table-cell/>
          <table:table-cell office:value-type="float" office:value="41181" calcext:value-type="float">
            <text:p>41181</text:p>
          </table:table-cell>
          <table:table-cell/>
          <table:table-cell office:value-type="float" office:value="75123" calcext:value-type="float">
            <text:p>75123</text:p>
          </table:table-cell>
          <table:table-cell/>
          <table:table-cell office:value-type="float" office:value="142933" calcext:value-type="float">
            <text:p>142933</text:p>
          </table:table-cell>
          <table:table-cell/>
          <table:table-cell office:value-type="float" office:value="221206" calcext:value-type="float">
            <text:p>221206</text:p>
          </table:table-cell>
          <table:table-cell/>
          <table:table-cell office:value-type="float" office:value="339742" calcext:value-type="float">
            <text:p>339742</text:p>
          </table:table-cell>
          <table:table-cell/>
          <table:table-cell office:value-type="float" office:value="445275" calcext:value-type="float">
            <text:p>445275</text:p>
          </table:table-cell>
          <table:table-cell/>
          <table:table-cell office:value-type="float" office:value="512781" calcext:value-type="float">
            <text:p>512781</text:p>
          </table:table-cell>
          <table:table-cell/>
          <table:table-cell office:value-type="float" office:value="646566" calcext:value-type="float">
            <text:p>646566</text:p>
          </table:table-cell>
          <table:table-cell/>
          <table:table-cell office:value-type="float" office:value="683874" calcext:value-type="float">
            <text:p>68387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4487" calcext:value-type="float">
            <text:p>24487</text:p>
          </table:table-cell>
          <table:table-cell/>
          <table:table-cell office:value-type="float" office:value="47101" calcext:value-type="float">
            <text:p>47101</text:p>
          </table:table-cell>
          <table:table-cell/>
          <table:table-cell office:value-type="float" office:value="81549" calcext:value-type="float">
            <text:p>81549</text:p>
          </table:table-cell>
          <table:table-cell/>
          <table:table-cell office:value-type="float" office:value="147665" calcext:value-type="float">
            <text:p>147665</text:p>
          </table:table-cell>
          <table:table-cell/>
          <table:table-cell office:value-type="float" office:value="240130" calcext:value-type="float">
            <text:p>240130</text:p>
          </table:table-cell>
          <table:table-cell/>
          <table:table-cell office:value-type="float" office:value="321116" calcext:value-type="float">
            <text:p>321116</text:p>
          </table:table-cell>
          <table:table-cell/>
          <table:table-cell office:value-type="float" office:value="466727" calcext:value-type="float">
            <text:p>466727</text:p>
          </table:table-cell>
          <table:table-cell/>
          <table:table-cell office:value-type="float" office:value="348714" calcext:value-type="float">
            <text:p>348714</text:p>
          </table:table-cell>
          <table:table-cell/>
          <table:table-cell office:value-type="float" office:value="729955" calcext:value-type="float">
            <text:p>729955</text:p>
          </table:table-cell>
          <table:table-cell/>
          <table:table-cell office:value-type="float" office:value="803673" calcext:value-type="float">
            <text:p>803673</text:p>
          </table:table-cell>
          <table:table-cell/>
          <table:table-cell office:value-type="float" office:value="791084" calcext:value-type="float">
            <text:p>79108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4230" calcext:value-type="float">
            <text:p>24230</text:p>
          </table:table-cell>
          <table:table-cell/>
          <table:table-cell office:value-type="float" office:value="45989" calcext:value-type="float">
            <text:p>45989</text:p>
          </table:table-cell>
          <table:table-cell/>
          <table:table-cell office:value-type="float" office:value="84754" calcext:value-type="float">
            <text:p>84754</text:p>
          </table:table-cell>
          <table:table-cell/>
          <table:table-cell office:value-type="float" office:value="146500" calcext:value-type="float">
            <text:p>146500</text:p>
          </table:table-cell>
          <table:table-cell/>
          <table:table-cell office:value-type="float" office:value="246610" calcext:value-type="float">
            <text:p>246610</text:p>
          </table:table-cell>
          <table:table-cell/>
          <table:table-cell office:value-type="float" office:value="370216" calcext:value-type="float">
            <text:p>370216</text:p>
          </table:table-cell>
          <table:table-cell/>
          <table:table-cell office:value-type="float" office:value="477375" calcext:value-type="float">
            <text:p>477375</text:p>
          </table:table-cell>
          <table:table-cell/>
          <table:table-cell office:value-type="float" office:value="571592" calcext:value-type="float">
            <text:p>571592</text:p>
          </table:table-cell>
          <table:table-cell/>
          <table:table-cell office:value-type="float" office:value="780041" calcext:value-type="float">
            <text:p>780041</text:p>
          </table:table-cell>
          <table:table-cell/>
          <table:table-cell office:value-type="float" office:value="852135" calcext:value-type="float">
            <text:p>852135</text:p>
          </table:table-cell>
          <table:table-cell/>
          <table:table-cell office:value-type="float" office:value="917819" calcext:value-type="float">
            <text:p>917819</text:p>
          </table:table-cell>
          <table:table-cell/>
          <table:table-cell office:value-type="float" office:value="940646" calcext:value-type="float">
            <text:p>94064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294" calcext:value-type="float">
            <text:p>22294</text:p>
          </table:table-cell>
          <table:table-cell/>
          <table:table-cell office:value-type="float" office:value="46290" calcext:value-type="float">
            <text:p>46290</text:p>
          </table:table-cell>
          <table:table-cell/>
          <table:table-cell office:value-type="float" office:value="82635" calcext:value-type="float">
            <text:p>82635</text:p>
          </table:table-cell>
          <table:table-cell/>
          <table:table-cell office:value-type="float" office:value="158956" calcext:value-type="float">
            <text:p>158956</text:p>
          </table:table-cell>
          <table:table-cell/>
          <table:table-cell office:value-type="float" office:value="253643" calcext:value-type="float">
            <text:p>253643</text:p>
          </table:table-cell>
          <table:table-cell/>
          <table:table-cell office:value-type="float" office:value="366111" calcext:value-type="float">
            <text:p>366111</text:p>
          </table:table-cell>
          <table:table-cell/>
          <table:table-cell office:value-type="float" office:value="416819" calcext:value-type="float">
            <text:p>416819</text:p>
          </table:table-cell>
          <table:table-cell/>
          <table:table-cell office:value-type="float" office:value="550330" calcext:value-type="float">
            <text:p>550330</text:p>
          </table:table-cell>
          <table:table-cell/>
          <table:table-cell office:value-type="float" office:value="772688" calcext:value-type="float">
            <text:p>772688</text:p>
          </table:table-cell>
          <table:table-cell/>
          <table:table-cell office:value-type="float" office:value="861748" calcext:value-type="float">
            <text:p>861748</text:p>
          </table:table-cell>
          <table:table-cell/>
          <table:table-cell office:value-type="float" office:value="890400" calcext:value-type="float">
            <text:p>890400</text:p>
          </table:table-cell>
          <table:table-cell/>
          <table:table-cell office:value-type="float" office:value="905828" calcext:value-type="float">
            <text:p>905828</text:p>
          </table:table-cell>
          <table:table-cell/>
          <table:table-cell office:value-type="float" office:value="949753" calcext:value-type="float">
            <text:p>9497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203" calcext:value-type="float">
            <text:p>250203</text:p>
          </table:table-cell>
          <table:table-cell/>
          <table:table-cell office:value-type="float" office:value="334933" calcext:value-type="float">
            <text:p>334933</text:p>
          </table:table-cell>
          <table:table-cell/>
          <table:table-cell office:value-type="float" office:value="480967" calcext:value-type="float">
            <text:p>480967</text:p>
          </table:table-cell>
          <table:table-cell/>
          <table:table-cell office:value-type="float" office:value="271575" calcext:value-type="float">
            <text:p>271575</text:p>
          </table:table-cell>
          <table:table-cell/>
          <table:table-cell office:value-type="float" office:value="237117" calcext:value-type="float">
            <text:p>237117</text:p>
          </table:table-cell>
          <table:table-cell/>
          <table:table-cell office:value-type="float" office:value="238775" calcext:value-type="float">
            <text:p>238775</text:p>
          </table:table-cell>
          <table:table-cell/>
          <table:table-cell office:value-type="float" office:value="203323" calcext:value-type="float">
            <text:p>203323</text:p>
          </table:table-cell>
          <table:table-cell/>
          <table:table-cell office:value-type="float" office:value="153505" calcext:value-type="float">
            <text:p>153505</text:p>
          </table:table-cell>
          <table:table-cell/>
          <table:table-cell office:value-type="float" office:value="260597" calcext:value-type="float">
            <text:p>2605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848" calcext:value-type="float">
            <text:p>241848</text:p>
          </table:table-cell>
          <table:table-cell/>
          <table:table-cell office:value-type="float" office:value="359402" calcext:value-type="float">
            <text:p>359402</text:p>
          </table:table-cell>
          <table:table-cell/>
          <table:table-cell office:value-type="float" office:value="450140" calcext:value-type="float">
            <text:p>450140</text:p>
          </table:table-cell>
          <table:table-cell/>
          <table:table-cell office:value-type="float" office:value="555951" calcext:value-type="float">
            <text:p>555951</text:p>
          </table:table-cell>
          <table:table-cell/>
          <table:table-cell office:value-type="float" office:value="343081" calcext:value-type="float">
            <text:p>343081</text:p>
          </table:table-cell>
          <table:table-cell/>
          <table:table-cell office:value-type="float" office:value="291258" calcext:value-type="float">
            <text:p>291258</text:p>
          </table:table-cell>
          <table:table-cell/>
          <table:table-cell office:value-type="float" office:value="355946" calcext:value-type="float">
            <text:p>355946</text:p>
          </table:table-cell>
          <table:table-cell/>
          <table:table-cell office:value-type="float" office:value="360710" calcext:value-type="float">
            <text:p>360710</text:p>
          </table:table-cell>
          <table:table-cell/>
          <table:table-cell office:value-type="float" office:value="353870" calcext:value-type="float">
            <text:p>3538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835" calcext:value-type="float">
            <text:p>242835</text:p>
          </table:table-cell>
          <table:table-cell/>
          <table:table-cell office:value-type="float" office:value="302018" calcext:value-type="float">
            <text:p>302018</text:p>
          </table:table-cell>
          <table:table-cell/>
          <table:table-cell office:value-type="float" office:value="391056" calcext:value-type="float">
            <text:p>391056</text:p>
          </table:table-cell>
          <table:table-cell/>
          <table:table-cell office:value-type="float" office:value="156712" calcext:value-type="float">
            <text:p>156712</text:p>
          </table:table-cell>
          <table:table-cell/>
          <table:table-cell office:value-type="float" office:value="361533" calcext:value-type="float">
            <text:p>361533</text:p>
          </table:table-cell>
          <table:table-cell/>
          <table:table-cell office:value-type="float" office:value="859926" calcext:value-type="float">
            <text:p>859926</text:p>
          </table:table-cell>
          <table:table-cell/>
          <table:table-cell office:value-type="float" office:value="897126" calcext:value-type="float">
            <text:p>897126</text:p>
          </table:table-cell>
          <table:table-cell/>
          <table:table-cell office:value-type="float" office:value="823712" calcext:value-type="float">
            <text:p>823712</text:p>
          </table:table-cell>
          <table:table-cell/>
          <table:table-cell office:value-type="float" office:value="358723" calcext:value-type="float">
            <text:p>3587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671" calcext:value-type="float">
            <text:p>243671</text:p>
          </table:table-cell>
          <table:table-cell/>
          <table:table-cell office:value-type="float" office:value="362370" calcext:value-type="float">
            <text:p>362370</text:p>
          </table:table-cell>
          <table:table-cell/>
          <table:table-cell office:value-type="float" office:value="368867" calcext:value-type="float">
            <text:p>368867</text:p>
          </table:table-cell>
          <table:table-cell/>
          <table:table-cell office:value-type="float" office:value="550384" calcext:value-type="float">
            <text:p>550384</text:p>
          </table:table-cell>
          <table:table-cell/>
          <table:table-cell office:value-type="float" office:value="724952" calcext:value-type="float">
            <text:p>724952</text:p>
          </table:table-cell>
          <table:table-cell/>
          <table:table-cell office:value-type="float" office:value="363178" calcext:value-type="float">
            <text:p>363178</text:p>
          </table:table-cell>
          <table:table-cell/>
          <table:table-cell office:value-type="float" office:value="855532" calcext:value-type="float">
            <text:p>855532</text:p>
          </table:table-cell>
          <table:table-cell/>
          <table:table-cell office:value-type="float" office:value="883594" calcext:value-type="float">
            <text:p>883594</text:p>
          </table:table-cell>
          <table:table-cell/>
          <table:table-cell office:value-type="float" office:value="328935" calcext:value-type="float">
            <text:p>3289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3373" calcext:value-type="float">
            <text:p>233373</text:p>
          </table:table-cell>
          <table:table-cell/>
          <table:table-cell office:value-type="float" office:value="357987" calcext:value-type="float">
            <text:p>357987</text:p>
          </table:table-cell>
          <table:table-cell/>
          <table:table-cell office:value-type="float" office:value="454039" calcext:value-type="float">
            <text:p>454039</text:p>
          </table:table-cell>
          <table:table-cell/>
          <table:table-cell office:value-type="float" office:value="527228" calcext:value-type="float">
            <text:p>527228</text:p>
          </table:table-cell>
          <table:table-cell/>
          <table:table-cell office:value-type="float" office:value="754107" calcext:value-type="float">
            <text:p>754107</text:p>
          </table:table-cell>
          <table:table-cell/>
          <table:table-cell office:value-type="float" office:value="349353" calcext:value-type="float">
            <text:p>349353</text:p>
          </table:table-cell>
          <table:table-cell/>
          <table:table-cell office:value-type="float" office:value="863002" calcext:value-type="float">
            <text:p>863002</text:p>
          </table:table-cell>
          <table:table-cell/>
          <table:table-cell office:value-type="float" office:value="362163" calcext:value-type="float">
            <text:p>362163</text:p>
          </table:table-cell>
          <table:table-cell/>
          <table:table-cell office:value-type="float" office:value="861107" calcext:value-type="float">
            <text:p>8611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476" calcext:value-type="float">
            <text:p>219476</text:p>
          </table:table-cell>
          <table:table-cell/>
          <table:table-cell office:value-type="float" office:value="360770" calcext:value-type="float">
            <text:p>360770</text:p>
          </table:table-cell>
          <table:table-cell/>
          <table:table-cell office:value-type="float" office:value="267805" calcext:value-type="float">
            <text:p>267805</text:p>
          </table:table-cell>
          <table:table-cell/>
          <table:table-cell office:value-type="float" office:value="408182" calcext:value-type="float">
            <text:p>408182</text:p>
          </table:table-cell>
          <table:table-cell/>
          <table:table-cell office:value-type="float" office:value="751059" calcext:value-type="float">
            <text:p>751059</text:p>
          </table:table-cell>
          <table:table-cell/>
          <table:table-cell office:value-type="float" office:value="347162" calcext:value-type="float">
            <text:p>347162</text:p>
          </table:table-cell>
          <table:table-cell/>
          <table:table-cell office:value-type="float" office:value="433926" calcext:value-type="float">
            <text:p>433926</text:p>
          </table:table-cell>
          <table:table-cell/>
          <table:table-cell office:value-type="float" office:value="887901" calcext:value-type="float">
            <text:p>887901</text:p>
          </table:table-cell>
          <table:table-cell/>
          <table:table-cell office:value-type="float" office:value="870044" calcext:value-type="float">
            <text:p>8700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5712" calcext:value-type="float">
            <text:p>225712</text:p>
          </table:table-cell>
          <table:table-cell/>
          <table:table-cell office:value-type="float" office:value="345820" calcext:value-type="float">
            <text:p>345820</text:p>
          </table:table-cell>
          <table:table-cell/>
          <table:table-cell office:value-type="float" office:value="353686" calcext:value-type="float">
            <text:p>353686</text:p>
          </table:table-cell>
          <table:table-cell/>
          <table:table-cell office:value-type="float" office:value="316894" calcext:value-type="float">
            <text:p>316894</text:p>
          </table:table-cell>
          <table:table-cell/>
          <table:table-cell office:value-type="float" office:value="367411" calcext:value-type="float">
            <text:p>367411</text:p>
          </table:table-cell>
          <table:table-cell/>
          <table:table-cell office:value-type="float" office:value="619516" calcext:value-type="float">
            <text:p>619516</text:p>
          </table:table-cell>
          <table:table-cell/>
          <table:table-cell office:value-type="float" office:value="570510" calcext:value-type="float">
            <text:p>570510</text:p>
          </table:table-cell>
          <table:table-cell/>
          <table:table-cell office:value-type="float" office:value="618153" calcext:value-type="float">
            <text:p>618153</text:p>
          </table:table-cell>
          <table:table-cell/>
          <table:table-cell office:value-type="float" office:value="655859" calcext:value-type="float">
            <text:p>6558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5608" calcext:value-type="float">
            <text:p>195608</text:p>
          </table:table-cell>
          <table:table-cell/>
          <table:table-cell office:value-type="float" office:value="317810" calcext:value-type="float">
            <text:p>317810</text:p>
          </table:table-cell>
          <table:table-cell/>
          <table:table-cell office:value-type="float" office:value="312623" calcext:value-type="float">
            <text:p>312623</text:p>
          </table:table-cell>
          <table:table-cell/>
          <table:table-cell office:value-type="float" office:value="45661" calcext:value-type="float">
            <text:p>45661</text:p>
          </table:table-cell>
          <table:table-cell/>
          <table:table-cell office:value-type="float" office:value="44608" calcext:value-type="float">
            <text:p>44608</text:p>
          </table:table-cell>
          <table:table-cell/>
          <table:table-cell office:value-type="float" office:value="344519" calcext:value-type="float">
            <text:p>344519</text:p>
          </table:table-cell>
          <table:table-cell/>
          <table:table-cell office:value-type="float" office:value="480446" calcext:value-type="float">
            <text:p>480446</text:p>
          </table:table-cell>
          <table:table-cell/>
          <table:table-cell office:value-type="float" office:value="349239" calcext:value-type="float">
            <text:p>349239</text:p>
          </table:table-cell>
          <table:table-cell/>
          <table:table-cell office:value-type="float" office:value="499062" calcext:value-type="float">
            <text:p>49906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382" calcext:value-type="float">
            <text:p>16382</text:p>
          </table:table-cell>
          <table:table-cell/>
          <table:table-cell office:value-type="float" office:value="28780" calcext:value-type="float">
            <text:p>28780</text:p>
          </table:table-cell>
          <table:table-cell/>
          <table:table-cell office:value-type="float" office:value="46380" calcext:value-type="float">
            <text:p>46380</text:p>
          </table:table-cell>
          <table:table-cell/>
          <table:table-cell office:value-type="float" office:value="68412" calcext:value-type="float">
            <text:p>68412</text:p>
          </table:table-cell>
          <table:table-cell/>
          <table:table-cell office:value-type="float" office:value="88827" calcext:value-type="float">
            <text:p>8882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143" calcext:value-type="float">
            <text:p>17143</text:p>
          </table:table-cell>
          <table:table-cell/>
          <table:table-cell office:value-type="float" office:value="31401" calcext:value-type="float">
            <text:p>31401</text:p>
          </table:table-cell>
          <table:table-cell/>
          <table:table-cell office:value-type="float" office:value="49871" calcext:value-type="float">
            <text:p>49871</text:p>
          </table:table-cell>
          <table:table-cell/>
          <table:table-cell office:value-type="float" office:value="68969" calcext:value-type="float">
            <text:p>68969</text:p>
          </table:table-cell>
          <table:table-cell/>
          <table:table-cell office:value-type="float" office:value="132013" calcext:value-type="float">
            <text:p>132013</text:p>
          </table:table-cell>
          <table:table-cell/>
          <table:table-cell office:value-type="float" office:value="129084" calcext:value-type="float">
            <text:p>1290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596" calcext:value-type="float">
            <text:p>17596</text:p>
          </table:table-cell>
          <table:table-cell/>
          <table:table-cell office:value-type="float" office:value="30454" calcext:value-type="float">
            <text:p>30454</text:p>
          </table:table-cell>
          <table:table-cell/>
          <table:table-cell office:value-type="float" office:value="43872" calcext:value-type="float">
            <text:p>43872</text:p>
          </table:table-cell>
          <table:table-cell/>
          <table:table-cell office:value-type="float" office:value="91957" calcext:value-type="float">
            <text:p>91957</text:p>
          </table:table-cell>
          <table:table-cell/>
          <table:table-cell office:value-type="float" office:value="94611" calcext:value-type="float">
            <text:p>94611</text:p>
          </table:table-cell>
          <table:table-cell/>
          <table:table-cell office:value-type="float" office:value="164810" calcext:value-type="float">
            <text:p>164810</text:p>
          </table:table-cell>
          <table:table-cell/>
          <table:table-cell office:value-type="float" office:value="186656" calcext:value-type="float">
            <text:p>18665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7451" calcext:value-type="float">
            <text:p>17451</text:p>
          </table:table-cell>
          <table:table-cell/>
          <table:table-cell office:value-type="float" office:value="33495" calcext:value-type="float">
            <text:p>33495</text:p>
          </table:table-cell>
          <table:table-cell/>
          <table:table-cell office:value-type="float" office:value="54759" calcext:value-type="float">
            <text:p>54759</text:p>
          </table:table-cell>
          <table:table-cell/>
          <table:table-cell office:value-type="float" office:value="95563" calcext:value-type="float">
            <text:p>95563</text:p>
          </table:table-cell>
          <table:table-cell/>
          <table:table-cell office:value-type="float" office:value="122452" calcext:value-type="float">
            <text:p>122452</text:p>
          </table:table-cell>
          <table:table-cell/>
          <table:table-cell office:value-type="float" office:value="161458" calcext:value-type="float">
            <text:p>161458</text:p>
          </table:table-cell>
          <table:table-cell/>
          <table:table-cell office:value-type="float" office:value="199190" calcext:value-type="float">
            <text:p>199190</text:p>
          </table:table-cell>
          <table:table-cell/>
          <table:table-cell office:value-type="float" office:value="235240" calcext:value-type="float">
            <text:p>23524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797" calcext:value-type="float">
            <text:p>16797</text:p>
          </table:table-cell>
          <table:table-cell/>
          <table:table-cell office:value-type="float" office:value="31655" calcext:value-type="float">
            <text:p>31655</text:p>
          </table:table-cell>
          <table:table-cell/>
          <table:table-cell office:value-type="float" office:value="60329" calcext:value-type="float">
            <text:p>60329</text:p>
          </table:table-cell>
          <table:table-cell/>
          <table:table-cell office:value-type="float" office:value="100280" calcext:value-type="float">
            <text:p>100280</text:p>
          </table:table-cell>
          <table:table-cell/>
          <table:table-cell office:value-type="float" office:value="137438" calcext:value-type="float">
            <text:p>137438</text:p>
          </table:table-cell>
          <table:table-cell/>
          <table:table-cell office:value-type="float" office:value="184152" calcext:value-type="float">
            <text:p>184152</text:p>
          </table:table-cell>
          <table:table-cell/>
          <table:table-cell office:value-type="float" office:value="273496" calcext:value-type="float">
            <text:p>273496</text:p>
          </table:table-cell>
          <table:table-cell/>
          <table:table-cell office:value-type="float" office:value="231083" calcext:value-type="float">
            <text:p>231083</text:p>
          </table:table-cell>
          <table:table-cell/>
          <table:table-cell office:value-type="float" office:value="267635" calcext:value-type="float">
            <text:p>26763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793" calcext:value-type="float">
            <text:p>16793</text:p>
          </table:table-cell>
          <table:table-cell/>
          <table:table-cell office:value-type="float" office:value="30377" calcext:value-type="float">
            <text:p>30377</text:p>
          </table:table-cell>
          <table:table-cell/>
          <table:table-cell office:value-type="float" office:value="55928" calcext:value-type="float">
            <text:p>55928</text:p>
          </table:table-cell>
          <table:table-cell/>
          <table:table-cell office:value-type="float" office:value="80993" calcext:value-type="float">
            <text:p>80993</text:p>
          </table:table-cell>
          <table:table-cell/>
          <table:table-cell office:value-type="float" office:value="153602" calcext:value-type="float">
            <text:p>153602</text:p>
          </table:table-cell>
          <table:table-cell/>
          <table:table-cell office:value-type="float" office:value="259444" calcext:value-type="float">
            <text:p>259444</text:p>
          </table:table-cell>
          <table:table-cell/>
          <table:table-cell office:value-type="float" office:value="276835" calcext:value-type="float">
            <text:p>276835</text:p>
          </table:table-cell>
          <table:table-cell/>
          <table:table-cell office:value-type="float" office:value="295693" calcext:value-type="float">
            <text:p>295693</text:p>
          </table:table-cell>
          <table:table-cell/>
          <table:table-cell office:value-type="float" office:value="398033" calcext:value-type="float">
            <text:p>398033</text:p>
          </table:table-cell>
          <table:table-cell/>
          <table:table-cell office:value-type="float" office:value="396822" calcext:value-type="float">
            <text:p>39682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733" calcext:value-type="float">
            <text:p>17733</text:p>
          </table:table-cell>
          <table:table-cell/>
          <table:table-cell office:value-type="float" office:value="32383" calcext:value-type="float">
            <text:p>32383</text:p>
          </table:table-cell>
          <table:table-cell/>
          <table:table-cell office:value-type="float" office:value="46890" calcext:value-type="float">
            <text:p>46890</text:p>
          </table:table-cell>
          <table:table-cell/>
          <table:table-cell office:value-type="float" office:value="106429" calcext:value-type="float">
            <text:p>106429</text:p>
          </table:table-cell>
          <table:table-cell/>
          <table:table-cell office:value-type="float" office:value="162555" calcext:value-type="float">
            <text:p>162555</text:p>
          </table:table-cell>
          <table:table-cell/>
          <table:table-cell office:value-type="float" office:value="249824" calcext:value-type="float">
            <text:p>249824</text:p>
          </table:table-cell>
          <table:table-cell/>
          <table:table-cell office:value-type="float" office:value="341441" calcext:value-type="float">
            <text:p>341441</text:p>
          </table:table-cell>
          <table:table-cell/>
          <table:table-cell office:value-type="float" office:value="460436" calcext:value-type="float">
            <text:p>460436</text:p>
          </table:table-cell>
          <table:table-cell/>
          <table:table-cell office:value-type="float" office:value="534586" calcext:value-type="float">
            <text:p>534586</text:p>
          </table:table-cell>
          <table:table-cell/>
          <table:table-cell office:value-type="float" office:value="585971" calcext:value-type="float">
            <text:p>585971</text:p>
          </table:table-cell>
          <table:table-cell/>
          <table:table-cell office:value-type="float" office:value="682757" calcext:value-type="float">
            <text:p>68275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7615" calcext:value-type="float">
            <text:p>17615</text:p>
          </table:table-cell>
          <table:table-cell/>
          <table:table-cell office:value-type="float" office:value="32834" calcext:value-type="float">
            <text:p>32834</text:p>
          </table:table-cell>
          <table:table-cell/>
          <table:table-cell office:value-type="float" office:value="61602" calcext:value-type="float">
            <text:p>61602</text:p>
          </table:table-cell>
          <table:table-cell/>
          <table:table-cell office:value-type="float" office:value="107525" calcext:value-type="float">
            <text:p>107525</text:p>
          </table:table-cell>
          <table:table-cell/>
          <table:table-cell office:value-type="float" office:value="174022" calcext:value-type="float">
            <text:p>174022</text:p>
          </table:table-cell>
          <table:table-cell/>
          <table:table-cell office:value-type="float" office:value="298003" calcext:value-type="float">
            <text:p>298003</text:p>
          </table:table-cell>
          <table:table-cell/>
          <table:table-cell office:value-type="float" office:value="395006" calcext:value-type="float">
            <text:p>395006</text:p>
          </table:table-cell>
          <table:table-cell/>
          <table:table-cell office:value-type="float" office:value="435538" calcext:value-type="float">
            <text:p>435538</text:p>
          </table:table-cell>
          <table:table-cell/>
          <table:table-cell office:value-type="float" office:value="534053" calcext:value-type="float">
            <text:p>534053</text:p>
          </table:table-cell>
          <table:table-cell/>
          <table:table-cell office:value-type="float" office:value="752256" calcext:value-type="float">
            <text:p>752256</text:p>
          </table:table-cell>
          <table:table-cell/>
          <table:table-cell office:value-type="float" office:value="717124" calcext:value-type="float">
            <text:p>717124</text:p>
          </table:table-cell>
          <table:table-cell/>
          <table:table-cell office:value-type="float" office:value="737234" calcext:value-type="float">
            <text:p>73723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025" calcext:value-type="float">
            <text:p>18025</text:p>
          </table:table-cell>
          <table:table-cell/>
          <table:table-cell office:value-type="float" office:value="32129" calcext:value-type="float">
            <text:p>32129</text:p>
          </table:table-cell>
          <table:table-cell/>
          <table:table-cell office:value-type="float" office:value="61847" calcext:value-type="float">
            <text:p>61847</text:p>
          </table:table-cell>
          <table:table-cell/>
          <table:table-cell office:value-type="float" office:value="109555" calcext:value-type="float">
            <text:p>109555</text:p>
          </table:table-cell>
          <table:table-cell/>
          <table:table-cell office:value-type="float" office:value="185782" calcext:value-type="float">
            <text:p>185782</text:p>
          </table:table-cell>
          <table:table-cell/>
          <table:table-cell office:value-type="float" office:value="284539" calcext:value-type="float">
            <text:p>284539</text:p>
          </table:table-cell>
          <table:table-cell/>
          <table:table-cell office:value-type="float" office:value="373584" calcext:value-type="float">
            <text:p>373584</text:p>
          </table:table-cell>
          <table:table-cell/>
          <table:table-cell office:value-type="float" office:value="447126" calcext:value-type="float">
            <text:p>447126</text:p>
          </table:table-cell>
          <table:table-cell/>
          <table:table-cell office:value-type="float" office:value="550068" calcext:value-type="float">
            <text:p>550068</text:p>
          </table:table-cell>
          <table:table-cell/>
          <table:table-cell office:value-type="float" office:value="688267" calcext:value-type="float">
            <text:p>688267</text:p>
          </table:table-cell>
          <table:table-cell/>
          <table:table-cell office:value-type="float" office:value="726067" calcext:value-type="float">
            <text:p>726067</text:p>
          </table:table-cell>
          <table:table-cell/>
          <table:table-cell office:value-type="float" office:value="735407" calcext:value-type="float">
            <text:p>735407</text:p>
          </table:table-cell>
          <table:table-cell/>
          <table:table-cell office:value-type="float" office:value="851382" calcext:value-type="float">
            <text:p>8513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986" calcext:value-type="float">
            <text:p>183986</text:p>
          </table:table-cell>
          <table:table-cell/>
          <table:table-cell office:value-type="float" office:value="279195" calcext:value-type="float">
            <text:p>279195</text:p>
          </table:table-cell>
          <table:table-cell/>
          <table:table-cell office:value-type="float" office:value="382443" calcext:value-type="float">
            <text:p>382443</text:p>
          </table:table-cell>
          <table:table-cell/>
          <table:table-cell office:value-type="float" office:value="456742" calcext:value-type="float">
            <text:p>456742</text:p>
          </table:table-cell>
          <table:table-cell/>
          <table:table-cell office:value-type="float" office:value="538958" calcext:value-type="float">
            <text:p>538958</text:p>
          </table:table-cell>
          <table:table-cell/>
          <table:table-cell office:value-type="float" office:value="584410" calcext:value-type="float">
            <text:p>584410</text:p>
          </table:table-cell>
          <table:table-cell/>
          <table:table-cell office:value-type="float" office:value="668867" calcext:value-type="float">
            <text:p>668867</text:p>
          </table:table-cell>
          <table:table-cell/>
          <table:table-cell office:value-type="float" office:value="738156" calcext:value-type="float">
            <text:p>738156</text:p>
          </table:table-cell>
          <table:table-cell/>
          <table:table-cell office:value-type="float" office:value="375760" calcext:value-type="float">
            <text:p>3757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2311" calcext:value-type="float">
            <text:p>162311</text:p>
          </table:table-cell>
          <table:table-cell/>
          <table:table-cell office:value-type="float" office:value="290705" calcext:value-type="float">
            <text:p>290705</text:p>
          </table:table-cell>
          <table:table-cell/>
          <table:table-cell office:value-type="float" office:value="381924" calcext:value-type="float">
            <text:p>381924</text:p>
          </table:table-cell>
          <table:table-cell/>
          <table:table-cell office:value-type="float" office:value="422500" calcext:value-type="float">
            <text:p>422500</text:p>
          </table:table-cell>
          <table:table-cell/>
          <table:table-cell office:value-type="float" office:value="561281" calcext:value-type="float">
            <text:p>561281</text:p>
          </table:table-cell>
          <table:table-cell/>
          <table:table-cell office:value-type="float" office:value="399458" calcext:value-type="float">
            <text:p>399458</text:p>
          </table:table-cell>
          <table:table-cell/>
          <table:table-cell office:value-type="float" office:value="725777" calcext:value-type="float">
            <text:p>725777</text:p>
          </table:table-cell>
          <table:table-cell/>
          <table:table-cell office:value-type="float" office:value="694174" calcext:value-type="float">
            <text:p>694174</text:p>
          </table:table-cell>
          <table:table-cell/>
          <table:table-cell office:value-type="float" office:value="795749" calcext:value-type="float">
            <text:p>7957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781" calcext:value-type="float">
            <text:p>186781</text:p>
          </table:table-cell>
          <table:table-cell/>
          <table:table-cell office:value-type="float" office:value="285068" calcext:value-type="float">
            <text:p>285068</text:p>
          </table:table-cell>
          <table:table-cell/>
          <table:table-cell office:value-type="float" office:value="388326" calcext:value-type="float">
            <text:p>388326</text:p>
          </table:table-cell>
          <table:table-cell/>
          <table:table-cell office:value-type="float" office:value="405918" calcext:value-type="float">
            <text:p>405918</text:p>
          </table:table-cell>
          <table:table-cell/>
          <table:table-cell office:value-type="float" office:value="589108" calcext:value-type="float">
            <text:p>589108</text:p>
          </table:table-cell>
          <table:table-cell/>
          <table:table-cell office:value-type="float" office:value="643572" calcext:value-type="float">
            <text:p>643572</text:p>
          </table:table-cell>
          <table:table-cell/>
          <table:table-cell office:value-type="float" office:value="788369" calcext:value-type="float">
            <text:p>788369</text:p>
          </table:table-cell>
          <table:table-cell/>
          <table:table-cell office:value-type="float" office:value="781703" calcext:value-type="float">
            <text:p>781703</text:p>
          </table:table-cell>
          <table:table-cell/>
          <table:table-cell office:value-type="float" office:value="792189" calcext:value-type="float">
            <text:p>7921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412" calcext:value-type="float">
            <text:p>163412</text:p>
          </table:table-cell>
          <table:table-cell/>
          <table:table-cell office:value-type="float" office:value="293391" calcext:value-type="float">
            <text:p>293391</text:p>
          </table:table-cell>
          <table:table-cell/>
          <table:table-cell office:value-type="float" office:value="319894" calcext:value-type="float">
            <text:p>319894</text:p>
          </table:table-cell>
          <table:table-cell/>
          <table:table-cell office:value-type="float" office:value="450676" calcext:value-type="float">
            <text:p>450676</text:p>
          </table:table-cell>
          <table:table-cell/>
          <table:table-cell office:value-type="float" office:value="576041" calcext:value-type="float">
            <text:p>576041</text:p>
          </table:table-cell>
          <table:table-cell/>
          <table:table-cell office:value-type="float" office:value="585291" calcext:value-type="float">
            <text:p>585291</text:p>
          </table:table-cell>
          <table:table-cell/>
          <table:table-cell office:value-type="float" office:value="757474" calcext:value-type="float">
            <text:p>757474</text:p>
          </table:table-cell>
          <table:table-cell/>
          <table:table-cell office:value-type="float" office:value="815500" calcext:value-type="float">
            <text:p>815500</text:p>
          </table:table-cell>
          <table:table-cell/>
          <table:table-cell office:value-type="float" office:value="774650" calcext:value-type="float">
            <text:p>7746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700" calcext:value-type="float">
            <text:p>186700</text:p>
          </table:table-cell>
          <table:table-cell/>
          <table:table-cell office:value-type="float" office:value="250118" calcext:value-type="float">
            <text:p>250118</text:p>
          </table:table-cell>
          <table:table-cell/>
          <table:table-cell office:value-type="float" office:value="385400" calcext:value-type="float">
            <text:p>385400</text:p>
          </table:table-cell>
          <table:table-cell/>
          <table:table-cell office:value-type="float" office:value="449087" calcext:value-type="float">
            <text:p>449087</text:p>
          </table:table-cell>
          <table:table-cell/>
          <table:table-cell office:value-type="float" office:value="604203" calcext:value-type="float">
            <text:p>604203</text:p>
          </table:table-cell>
          <table:table-cell/>
          <table:table-cell office:value-type="float" office:value="596290" calcext:value-type="float">
            <text:p>596290</text:p>
          </table:table-cell>
          <table:table-cell/>
          <table:table-cell office:value-type="float" office:value="767204" calcext:value-type="float">
            <text:p>767204</text:p>
          </table:table-cell>
          <table:table-cell/>
          <table:table-cell office:value-type="float" office:value="740677" calcext:value-type="float">
            <text:p>740677</text:p>
          </table:table-cell>
          <table:table-cell/>
          <table:table-cell office:value-type="float" office:value="817107" calcext:value-type="float">
            <text:p>8171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236" calcext:value-type="float">
            <text:p>169236</text:p>
          </table:table-cell>
          <table:table-cell/>
          <table:table-cell office:value-type="float" office:value="291627" calcext:value-type="float">
            <text:p>291627</text:p>
          </table:table-cell>
          <table:table-cell/>
          <table:table-cell office:value-type="float" office:value="359830" calcext:value-type="float">
            <text:p>359830</text:p>
          </table:table-cell>
          <table:table-cell/>
          <table:table-cell office:value-type="float" office:value="408451" calcext:value-type="float">
            <text:p>408451</text:p>
          </table:table-cell>
          <table:table-cell/>
          <table:table-cell office:value-type="float" office:value="611661" calcext:value-type="float">
            <text:p>611661</text:p>
          </table:table-cell>
          <table:table-cell/>
          <table:table-cell office:value-type="float" office:value="746619" calcext:value-type="float">
            <text:p>746619</text:p>
          </table:table-cell>
          <table:table-cell/>
          <table:table-cell office:value-type="float" office:value="737399" calcext:value-type="float">
            <text:p>737399</text:p>
          </table:table-cell>
          <table:table-cell/>
          <table:table-cell office:value-type="float" office:value="830128" calcext:value-type="float">
            <text:p>830128</text:p>
          </table:table-cell>
          <table:table-cell/>
          <table:table-cell office:value-type="float" office:value="812886" calcext:value-type="float">
            <text:p>8128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892" calcext:value-type="float">
            <text:p>177892</text:p>
          </table:table-cell>
          <table:table-cell/>
          <table:table-cell office:value-type="float" office:value="254158" calcext:value-type="float">
            <text:p>254158</text:p>
          </table:table-cell>
          <table:table-cell/>
          <table:table-cell office:value-type="float" office:value="321515" calcext:value-type="float">
            <text:p>321515</text:p>
          </table:table-cell>
          <table:table-cell/>
          <table:table-cell office:value-type="float" office:value="413016" calcext:value-type="float">
            <text:p>413016</text:p>
          </table:table-cell>
          <table:table-cell/>
          <table:table-cell office:value-type="float" office:value="567683" calcext:value-type="float">
            <text:p>567683</text:p>
          </table:table-cell>
          <table:table-cell/>
          <table:table-cell office:value-type="float" office:value="786867" calcext:value-type="float">
            <text:p>786867</text:p>
          </table:table-cell>
          <table:table-cell/>
          <table:table-cell office:value-type="float" office:value="740327" calcext:value-type="float">
            <text:p>740327</text:p>
          </table:table-cell>
          <table:table-cell/>
          <table:table-cell office:value-type="float" office:value="749300" calcext:value-type="float">
            <text:p>749300</text:p>
          </table:table-cell>
          <table:table-cell/>
          <table:table-cell office:value-type="float" office:value="816437" calcext:value-type="float">
            <text:p>8164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213" calcext:value-type="float">
            <text:p>167213</text:p>
          </table:table-cell>
          <table:table-cell/>
          <table:table-cell office:value-type="float" office:value="258395" calcext:value-type="float">
            <text:p>258395</text:p>
          </table:table-cell>
          <table:table-cell/>
          <table:table-cell office:value-type="float" office:value="322972" calcext:value-type="float">
            <text:p>322972</text:p>
          </table:table-cell>
          <table:table-cell/>
          <table:table-cell office:value-type="float" office:value="414385" calcext:value-type="float">
            <text:p>414385</text:p>
          </table:table-cell>
          <table:table-cell/>
          <table:table-cell office:value-type="float" office:value="543928" calcext:value-type="float">
            <text:p>543928</text:p>
          </table:table-cell>
          <table:table-cell/>
          <table:table-cell office:value-type="float" office:value="642392" calcext:value-type="float">
            <text:p>642392</text:p>
          </table:table-cell>
          <table:table-cell/>
          <table:table-cell office:value-type="float" office:value="777392" calcext:value-type="float">
            <text:p>777392</text:p>
          </table:table-cell>
          <table:table-cell/>
          <table:table-cell office:value-type="float" office:value="775496" calcext:value-type="float">
            <text:p>775496</text:p>
          </table:table-cell>
          <table:table-cell/>
          <table:table-cell office:value-type="float" office:value="825639" calcext:value-type="float">
            <text:p>82563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987" calcext:value-type="float">
            <text:p>18987</text:p>
          </table:table-cell>
          <table:table-cell/>
          <table:table-cell office:value-type="float" office:value="35288" calcext:value-type="float">
            <text:p>35288</text:p>
          </table:table-cell>
          <table:table-cell/>
          <table:table-cell office:value-type="float" office:value="68056" calcext:value-type="float">
            <text:p>68056</text:p>
          </table:table-cell>
          <table:table-cell/>
          <table:table-cell office:value-type="float" office:value="103459" calcext:value-type="float">
            <text:p>103459</text:p>
          </table:table-cell>
          <table:table-cell/>
          <table:table-cell office:value-type="float" office:value="135852" calcext:value-type="float">
            <text:p>13585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1433" calcext:value-type="float">
            <text:p>21433</text:p>
          </table:table-cell>
          <table:table-cell/>
          <table:table-cell office:value-type="float" office:value="36741" calcext:value-type="float">
            <text:p>36741</text:p>
          </table:table-cell>
          <table:table-cell/>
          <table:table-cell office:value-type="float" office:value="62069" calcext:value-type="float">
            <text:p>62069</text:p>
          </table:table-cell>
          <table:table-cell/>
          <table:table-cell office:value-type="float" office:value="118584" calcext:value-type="float">
            <text:p>118584</text:p>
          </table:table-cell>
          <table:table-cell/>
          <table:table-cell office:value-type="float" office:value="173818" calcext:value-type="float">
            <text:p>173818</text:p>
          </table:table-cell>
          <table:table-cell/>
          <table:table-cell office:value-type="float" office:value="194736" calcext:value-type="float">
            <text:p>19473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805" calcext:value-type="float">
            <text:p>20805</text:p>
          </table:table-cell>
          <table:table-cell/>
          <table:table-cell office:value-type="float" office:value="43674" calcext:value-type="float">
            <text:p>43674</text:p>
          </table:table-cell>
          <table:table-cell/>
          <table:table-cell office:value-type="float" office:value="65657" calcext:value-type="float">
            <text:p>65657</text:p>
          </table:table-cell>
          <table:table-cell/>
          <table:table-cell office:value-type="float" office:value="122805" calcext:value-type="float">
            <text:p>122805</text:p>
          </table:table-cell>
          <table:table-cell/>
          <table:table-cell office:value-type="float" office:value="197332" calcext:value-type="float">
            <text:p>197332</text:p>
          </table:table-cell>
          <table:table-cell/>
          <table:table-cell office:value-type="float" office:value="274413" calcext:value-type="float">
            <text:p>274413</text:p>
          </table:table-cell>
          <table:table-cell/>
          <table:table-cell office:value-type="float" office:value="308433" calcext:value-type="float">
            <text:p>3084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2824" calcext:value-type="float">
            <text:p>12824</text:p>
          </table:table-cell>
          <table:table-cell/>
          <table:table-cell office:value-type="float" office:value="42614" calcext:value-type="float">
            <text:p>42614</text:p>
          </table:table-cell>
          <table:table-cell/>
          <table:table-cell office:value-type="float" office:value="74533" calcext:value-type="float">
            <text:p>74533</text:p>
          </table:table-cell>
          <table:table-cell/>
          <table:table-cell office:value-type="float" office:value="119855" calcext:value-type="float">
            <text:p>119855</text:p>
          </table:table-cell>
          <table:table-cell/>
          <table:table-cell office:value-type="float" office:value="213573" calcext:value-type="float">
            <text:p>213573</text:p>
          </table:table-cell>
          <table:table-cell/>
          <table:table-cell office:value-type="float" office:value="274781" calcext:value-type="float">
            <text:p>274781</text:p>
          </table:table-cell>
          <table:table-cell/>
          <table:table-cell office:value-type="float" office:value="392909" calcext:value-type="float">
            <text:p>392909</text:p>
          </table:table-cell>
          <table:table-cell/>
          <table:table-cell office:value-type="float" office:value="449201" calcext:value-type="float">
            <text:p>44920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2563" calcext:value-type="float">
            <text:p>22563</text:p>
          </table:table-cell>
          <table:table-cell/>
          <table:table-cell office:value-type="float" office:value="42353" calcext:value-type="float">
            <text:p>42353</text:p>
          </table:table-cell>
          <table:table-cell/>
          <table:table-cell office:value-type="float" office:value="74924" calcext:value-type="float">
            <text:p>74924</text:p>
          </table:table-cell>
          <table:table-cell/>
          <table:table-cell office:value-type="float" office:value="148954" calcext:value-type="float">
            <text:p>148954</text:p>
          </table:table-cell>
          <table:table-cell/>
          <table:table-cell office:value-type="float" office:value="210064" calcext:value-type="float">
            <text:p>210064</text:p>
          </table:table-cell>
          <table:table-cell/>
          <table:table-cell office:value-type="float" office:value="313101" calcext:value-type="float">
            <text:p>313101</text:p>
          </table:table-cell>
          <table:table-cell/>
          <table:table-cell office:value-type="float" office:value="453880" calcext:value-type="float">
            <text:p>453880</text:p>
          </table:table-cell>
          <table:table-cell/>
          <table:table-cell office:value-type="float" office:value="462198" calcext:value-type="float">
            <text:p>462198</text:p>
          </table:table-cell>
          <table:table-cell/>
          <table:table-cell office:value-type="float" office:value="237829" calcext:value-type="float">
            <text:p>23782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2101" calcext:value-type="float">
            <text:p>22101</text:p>
          </table:table-cell>
          <table:table-cell/>
          <table:table-cell office:value-type="float" office:value="41004" calcext:value-type="float">
            <text:p>41004</text:p>
          </table:table-cell>
          <table:table-cell/>
          <table:table-cell office:value-type="float" office:value="70245" calcext:value-type="float">
            <text:p>70245</text:p>
          </table:table-cell>
          <table:table-cell/>
          <table:table-cell office:value-type="float" office:value="153011" calcext:value-type="float">
            <text:p>153011</text:p>
          </table:table-cell>
          <table:table-cell/>
          <table:table-cell office:value-type="float" office:value="219893" calcext:value-type="float">
            <text:p>219893</text:p>
          </table:table-cell>
          <table:table-cell/>
          <table:table-cell office:value-type="float" office:value="348257" calcext:value-type="float">
            <text:p>348257</text:p>
          </table:table-cell>
          <table:table-cell/>
          <table:table-cell office:value-type="float" office:value="445818" calcext:value-type="float">
            <text:p>445818</text:p>
          </table:table-cell>
          <table:table-cell/>
          <table:table-cell office:value-type="float" office:value="509402" calcext:value-type="float">
            <text:p>509402</text:p>
          </table:table-cell>
          <table:table-cell/>
          <table:table-cell office:value-type="float" office:value="719480" calcext:value-type="float">
            <text:p>719480</text:p>
          </table:table-cell>
          <table:table-cell/>
          <table:table-cell office:value-type="float" office:value="756054" calcext:value-type="float">
            <text:p>75605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4771" calcext:value-type="float">
            <text:p>24771</text:p>
          </table:table-cell>
          <table:table-cell/>
          <table:table-cell office:value-type="float" office:value="44522" calcext:value-type="float">
            <text:p>44522</text:p>
          </table:table-cell>
          <table:table-cell/>
          <table:table-cell office:value-type="float" office:value="82454" calcext:value-type="float">
            <text:p>82454</text:p>
          </table:table-cell>
          <table:table-cell/>
          <table:table-cell office:value-type="float" office:value="149442" calcext:value-type="float">
            <text:p>149442</text:p>
          </table:table-cell>
          <table:table-cell/>
          <table:table-cell office:value-type="float" office:value="241338" calcext:value-type="float">
            <text:p>241338</text:p>
          </table:table-cell>
          <table:table-cell/>
          <table:table-cell office:value-type="float" office:value="354785" calcext:value-type="float">
            <text:p>354785</text:p>
          </table:table-cell>
          <table:table-cell/>
          <table:table-cell office:value-type="float" office:value="411724" calcext:value-type="float">
            <text:p>411724</text:p>
          </table:table-cell>
          <table:table-cell/>
          <table:table-cell office:value-type="float" office:value="506617" calcext:value-type="float">
            <text:p>506617</text:p>
          </table:table-cell>
          <table:table-cell/>
          <table:table-cell office:value-type="float" office:value="762145" calcext:value-type="float">
            <text:p>762145</text:p>
          </table:table-cell>
          <table:table-cell/>
          <table:table-cell office:value-type="float" office:value="824045" calcext:value-type="float">
            <text:p>824045</text:p>
          </table:table-cell>
          <table:table-cell/>
          <table:table-cell office:value-type="float" office:value="827123" calcext:value-type="float">
            <text:p>82712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232" calcext:value-type="float">
            <text:p>25232</text:p>
          </table:table-cell>
          <table:table-cell/>
          <table:table-cell office:value-type="float" office:value="46231" calcext:value-type="float">
            <text:p>46231</text:p>
          </table:table-cell>
          <table:table-cell/>
          <table:table-cell office:value-type="float" office:value="83648" calcext:value-type="float">
            <text:p>83648</text:p>
          </table:table-cell>
          <table:table-cell/>
          <table:table-cell office:value-type="float" office:value="156783" calcext:value-type="float">
            <text:p>156783</text:p>
          </table:table-cell>
          <table:table-cell/>
          <table:table-cell office:value-type="float" office:value="229449" calcext:value-type="float">
            <text:p>229449</text:p>
          </table:table-cell>
          <table:table-cell/>
          <table:table-cell office:value-type="float" office:value="375928" calcext:value-type="float">
            <text:p>375928</text:p>
          </table:table-cell>
          <table:table-cell/>
          <table:table-cell office:value-type="float" office:value="482555" calcext:value-type="float">
            <text:p>482555</text:p>
          </table:table-cell>
          <table:table-cell/>
          <table:table-cell office:value-type="float" office:value="525930" calcext:value-type="float">
            <text:p>525930</text:p>
          </table:table-cell>
          <table:table-cell/>
          <table:table-cell office:value-type="float" office:value="779366" calcext:value-type="float">
            <text:p>779366</text:p>
          </table:table-cell>
          <table:table-cell/>
          <table:table-cell office:value-type="float" office:value="863515" calcext:value-type="float">
            <text:p>863515</text:p>
          </table:table-cell>
          <table:table-cell/>
          <table:table-cell office:value-type="float" office:value="918643" calcext:value-type="float">
            <text:p>918643</text:p>
          </table:table-cell>
          <table:table-cell/>
          <table:table-cell office:value-type="float" office:value="771215" calcext:value-type="float">
            <text:p>77121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815" calcext:value-type="float">
            <text:p>22815</text:p>
          </table:table-cell>
          <table:table-cell/>
          <table:table-cell office:value-type="float" office:value="46211" calcext:value-type="float">
            <text:p>46211</text:p>
          </table:table-cell>
          <table:table-cell/>
          <table:table-cell office:value-type="float" office:value="82287" calcext:value-type="float">
            <text:p>82287</text:p>
          </table:table-cell>
          <table:table-cell/>
          <table:table-cell office:value-type="float" office:value="149916" calcext:value-type="float">
            <text:p>149916</text:p>
          </table:table-cell>
          <table:table-cell/>
          <table:table-cell office:value-type="float" office:value="238909" calcext:value-type="float">
            <text:p>238909</text:p>
          </table:table-cell>
          <table:table-cell/>
          <table:table-cell office:value-type="float" office:value="341562" calcext:value-type="float">
            <text:p>341562</text:p>
          </table:table-cell>
          <table:table-cell/>
          <table:table-cell office:value-type="float" office:value="487700" calcext:value-type="float">
            <text:p>487700</text:p>
          </table:table-cell>
          <table:table-cell/>
          <table:table-cell office:value-type="float" office:value="594469" calcext:value-type="float">
            <text:p>594469</text:p>
          </table:table-cell>
          <table:table-cell/>
          <table:table-cell office:value-type="float" office:value="773198" calcext:value-type="float">
            <text:p>773198</text:p>
          </table:table-cell>
          <table:table-cell/>
          <table:table-cell office:value-type="float" office:value="842239" calcext:value-type="float">
            <text:p>842239</text:p>
          </table:table-cell>
          <table:table-cell/>
          <table:table-cell office:value-type="float" office:value="765264" calcext:value-type="float">
            <text:p>765264</text:p>
          </table:table-cell>
          <table:table-cell/>
          <table:table-cell office:value-type="float" office:value="919292" calcext:value-type="float">
            <text:p>919292</text:p>
          </table:table-cell>
          <table:table-cell/>
          <table:table-cell office:value-type="float" office:value="971963" calcext:value-type="float">
            <text:p>9719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834" calcext:value-type="float">
            <text:p>236834</text:p>
          </table:table-cell>
          <table:table-cell/>
          <table:table-cell office:value-type="float" office:value="360125" calcext:value-type="float">
            <text:p>360125</text:p>
          </table:table-cell>
          <table:table-cell/>
          <table:table-cell office:value-type="float" office:value="395628" calcext:value-type="float">
            <text:p>395628</text:p>
          </table:table-cell>
          <table:table-cell/>
          <table:table-cell office:value-type="float" office:value="249892" calcext:value-type="float">
            <text:p>249892</text:p>
          </table:table-cell>
          <table:table-cell/>
          <table:table-cell office:value-type="float" office:value="245962" calcext:value-type="float">
            <text:p>245962</text:p>
          </table:table-cell>
          <table:table-cell/>
          <table:table-cell office:value-type="float" office:value="232824" calcext:value-type="float">
            <text:p>232824</text:p>
          </table:table-cell>
          <table:table-cell/>
          <table:table-cell office:value-type="float" office:value="195064" calcext:value-type="float">
            <text:p>195064</text:p>
          </table:table-cell>
          <table:table-cell/>
          <table:table-cell office:value-type="float" office:value="143917" calcext:value-type="float">
            <text:p>143917</text:p>
          </table:table-cell>
          <table:table-cell/>
          <table:table-cell office:value-type="float" office:value="253397" calcext:value-type="float">
            <text:p>2533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614" calcext:value-type="float">
            <text:p>244614</text:p>
          </table:table-cell>
          <table:table-cell/>
          <table:table-cell office:value-type="float" office:value="354709" calcext:value-type="float">
            <text:p>354709</text:p>
          </table:table-cell>
          <table:table-cell/>
          <table:table-cell office:value-type="float" office:value="478847" calcext:value-type="float">
            <text:p>478847</text:p>
          </table:table-cell>
          <table:table-cell/>
          <table:table-cell office:value-type="float" office:value="511123" calcext:value-type="float">
            <text:p>511123</text:p>
          </table:table-cell>
          <table:table-cell/>
          <table:table-cell office:value-type="float" office:value="352406" calcext:value-type="float">
            <text:p>352406</text:p>
          </table:table-cell>
          <table:table-cell/>
          <table:table-cell office:value-type="float" office:value="250655" calcext:value-type="float">
            <text:p>250655</text:p>
          </table:table-cell>
          <table:table-cell/>
          <table:table-cell office:value-type="float" office:value="354233" calcext:value-type="float">
            <text:p>354233</text:p>
          </table:table-cell>
          <table:table-cell/>
          <table:table-cell office:value-type="float" office:value="379073" calcext:value-type="float">
            <text:p>379073</text:p>
          </table:table-cell>
          <table:table-cell/>
          <table:table-cell office:value-type="float" office:value="320474" calcext:value-type="float">
            <text:p>3204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753" calcext:value-type="float">
            <text:p>183753</text:p>
          </table:table-cell>
          <table:table-cell/>
          <table:table-cell office:value-type="float" office:value="365399" calcext:value-type="float">
            <text:p>365399</text:p>
          </table:table-cell>
          <table:table-cell/>
          <table:table-cell office:value-type="float" office:value="248714" calcext:value-type="float">
            <text:p>248714</text:p>
          </table:table-cell>
          <table:table-cell/>
          <table:table-cell office:value-type="float" office:value="130966" calcext:value-type="float">
            <text:p>130966</text:p>
          </table:table-cell>
          <table:table-cell/>
          <table:table-cell office:value-type="float" office:value="341621" calcext:value-type="float">
            <text:p>341621</text:p>
          </table:table-cell>
          <table:table-cell/>
          <table:table-cell office:value-type="float" office:value="737898" calcext:value-type="float">
            <text:p>737898</text:p>
          </table:table-cell>
          <table:table-cell/>
          <table:table-cell office:value-type="float" office:value="825341" calcext:value-type="float">
            <text:p>825341</text:p>
          </table:table-cell>
          <table:table-cell/>
          <table:table-cell office:value-type="float" office:value="914952" calcext:value-type="float">
            <text:p>914952</text:p>
          </table:table-cell>
          <table:table-cell/>
          <table:table-cell office:value-type="float" office:value="313343" calcext:value-type="float">
            <text:p>3133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557" calcext:value-type="float">
            <text:p>240557</text:p>
          </table:table-cell>
          <table:table-cell/>
          <table:table-cell office:value-type="float" office:value="360667" calcext:value-type="float">
            <text:p>360667</text:p>
          </table:table-cell>
          <table:table-cell/>
          <table:table-cell office:value-type="float" office:value="362751" calcext:value-type="float">
            <text:p>362751</text:p>
          </table:table-cell>
          <table:table-cell/>
          <table:table-cell office:value-type="float" office:value="536760" calcext:value-type="float">
            <text:p>536760</text:p>
          </table:table-cell>
          <table:table-cell/>
          <table:table-cell office:value-type="float" office:value="688313" calcext:value-type="float">
            <text:p>688313</text:p>
          </table:table-cell>
          <table:table-cell/>
          <table:table-cell office:value-type="float" office:value="333507" calcext:value-type="float">
            <text:p>333507</text:p>
          </table:table-cell>
          <table:table-cell/>
          <table:table-cell office:value-type="float" office:value="867603" calcext:value-type="float">
            <text:p>867603</text:p>
          </table:table-cell>
          <table:table-cell/>
          <table:table-cell office:value-type="float" office:value="853850" calcext:value-type="float">
            <text:p>853850</text:p>
          </table:table-cell>
          <table:table-cell/>
          <table:table-cell office:value-type="float" office:value="359597" calcext:value-type="float">
            <text:p>3595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085" calcext:value-type="float">
            <text:p>244085</text:p>
          </table:table-cell>
          <table:table-cell/>
          <table:table-cell office:value-type="float" office:value="339825" calcext:value-type="float">
            <text:p>339825</text:p>
          </table:table-cell>
          <table:table-cell/>
          <table:table-cell office:value-type="float" office:value="266145" calcext:value-type="float">
            <text:p>266145</text:p>
          </table:table-cell>
          <table:table-cell/>
          <table:table-cell office:value-type="float" office:value="469159" calcext:value-type="float">
            <text:p>469159</text:p>
          </table:table-cell>
          <table:table-cell/>
          <table:table-cell office:value-type="float" office:value="750137" calcext:value-type="float">
            <text:p>750137</text:p>
          </table:table-cell>
          <table:table-cell/>
          <table:table-cell office:value-type="float" office:value="450427" calcext:value-type="float">
            <text:p>450427</text:p>
          </table:table-cell>
          <table:table-cell/>
          <table:table-cell office:value-type="float" office:value="858063" calcext:value-type="float">
            <text:p>858063</text:p>
          </table:table-cell>
          <table:table-cell/>
          <table:table-cell office:value-type="float" office:value="789343" calcext:value-type="float">
            <text:p>789343</text:p>
          </table:table-cell>
          <table:table-cell/>
          <table:table-cell office:value-type="float" office:value="464168" calcext:value-type="float">
            <text:p>4641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553" calcext:value-type="float">
            <text:p>247553</text:p>
          </table:table-cell>
          <table:table-cell/>
          <table:table-cell office:value-type="float" office:value="224220" calcext:value-type="float">
            <text:p>224220</text:p>
          </table:table-cell>
          <table:table-cell/>
          <table:table-cell office:value-type="float" office:value="150461" calcext:value-type="float">
            <text:p>150461</text:p>
          </table:table-cell>
          <table:table-cell/>
          <table:table-cell office:value-type="float" office:value="531395" calcext:value-type="float">
            <text:p>531395</text:p>
          </table:table-cell>
          <table:table-cell/>
          <table:table-cell office:value-type="float" office:value="580947" calcext:value-type="float">
            <text:p>580947</text:p>
          </table:table-cell>
          <table:table-cell/>
          <table:table-cell office:value-type="float" office:value="353245" calcext:value-type="float">
            <text:p>353245</text:p>
          </table:table-cell>
          <table:table-cell/>
          <table:table-cell office:value-type="float" office:value="874671" calcext:value-type="float">
            <text:p>874671</text:p>
          </table:table-cell>
          <table:table-cell/>
          <table:table-cell office:value-type="float" office:value="904861" calcext:value-type="float">
            <text:p>904861</text:p>
          </table:table-cell>
          <table:table-cell/>
          <table:table-cell office:value-type="float" office:value="889069" calcext:value-type="float">
            <text:p>8890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347" calcext:value-type="float">
            <text:p>242347</text:p>
          </table:table-cell>
          <table:table-cell/>
          <table:table-cell office:value-type="float" office:value="352980" calcext:value-type="float">
            <text:p>352980</text:p>
          </table:table-cell>
          <table:table-cell/>
          <table:table-cell office:value-type="float" office:value="350171" calcext:value-type="float">
            <text:p>350171</text:p>
          </table:table-cell>
          <table:table-cell/>
          <table:table-cell office:value-type="float" office:value="492220" calcext:value-type="float">
            <text:p>492220</text:p>
          </table:table-cell>
          <table:table-cell/>
          <table:table-cell office:value-type="float" office:value="272005" calcext:value-type="float">
            <text:p>272005</text:p>
          </table:table-cell>
          <table:table-cell/>
          <table:table-cell office:value-type="float" office:value="485443" calcext:value-type="float">
            <text:p>485443</text:p>
          </table:table-cell>
          <table:table-cell/>
          <table:table-cell office:value-type="float" office:value="394564" calcext:value-type="float">
            <text:p>394564</text:p>
          </table:table-cell>
          <table:table-cell/>
          <table:table-cell office:value-type="float" office:value="25586" calcext:value-type="float">
            <text:p>25586</text:p>
          </table:table-cell>
          <table:table-cell/>
          <table:table-cell office:value-type="float" office:value="27738" calcext:value-type="float">
            <text:p>277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908" calcext:value-type="float">
            <text:p>236908</text:p>
          </table:table-cell>
          <table:table-cell/>
          <table:table-cell office:value-type="float" office:value="332628" calcext:value-type="float">
            <text:p>332628</text:p>
          </table:table-cell>
          <table:table-cell/>
          <table:table-cell office:value-type="float" office:value="310023" calcext:value-type="float">
            <text:p>310023</text:p>
          </table:table-cell>
          <table:table-cell/>
          <table:table-cell office:value-type="float" office:value="540309" calcext:value-type="float">
            <text:p>540309</text:p>
          </table:table-cell>
          <table:table-cell/>
          <table:table-cell office:value-type="float" office:value="599877" calcext:value-type="float">
            <text:p>599877</text:p>
          </table:table-cell>
          <table:table-cell/>
          <table:table-cell office:value-type="float" office:value="416461" calcext:value-type="float">
            <text:p>416461</text:p>
          </table:table-cell>
          <table:table-cell/>
          <table:table-cell office:value-type="float" office:value="726976" calcext:value-type="float">
            <text:p>726976</text:p>
          </table:table-cell>
          <table:table-cell/>
          <table:table-cell office:value-type="float" office:value="330585" calcext:value-type="float">
            <text:p>330585</text:p>
          </table:table-cell>
          <table:table-cell/>
          <table:table-cell office:value-type="float" office:value="780396" calcext:value-type="float">
            <text:p>78039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577" calcext:value-type="float">
            <text:p>18577</text:p>
          </table:table-cell>
          <table:table-cell/>
          <table:table-cell office:value-type="float" office:value="29116" calcext:value-type="float">
            <text:p>29116</text:p>
          </table:table-cell>
          <table:table-cell/>
          <table:table-cell office:value-type="float" office:value="6952" calcext:value-type="float">
            <text:p>6952</text:p>
          </table:table-cell>
          <table:table-cell/>
          <table:table-cell office:value-type="float" office:value="82858" calcext:value-type="float">
            <text:p>82858</text:p>
          </table:table-cell>
          <table:table-cell/>
          <table:table-cell office:value-type="float" office:value="87755" calcext:value-type="float">
            <text:p>8775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303" calcext:value-type="float">
            <text:p>16303</text:p>
          </table:table-cell>
          <table:table-cell/>
          <table:table-cell office:value-type="float" office:value="36282" calcext:value-type="float">
            <text:p>36282</text:p>
          </table:table-cell>
          <table:table-cell/>
          <table:table-cell office:value-type="float" office:value="58702" calcext:value-type="float">
            <text:p>58702</text:p>
          </table:table-cell>
          <table:table-cell/>
          <table:table-cell office:value-type="float" office:value="95508" calcext:value-type="float">
            <text:p>95508</text:p>
          </table:table-cell>
          <table:table-cell/>
          <table:table-cell office:value-type="float" office:value="134765" calcext:value-type="float">
            <text:p>134765</text:p>
          </table:table-cell>
          <table:table-cell/>
          <table:table-cell office:value-type="float" office:value="179171" calcext:value-type="float">
            <text:p>17917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052" calcext:value-type="float">
            <text:p>20052</text:p>
          </table:table-cell>
          <table:table-cell/>
          <table:table-cell office:value-type="float" office:value="34209" calcext:value-type="float">
            <text:p>34209</text:p>
          </table:table-cell>
          <table:table-cell/>
          <table:table-cell office:value-type="float" office:value="52020" calcext:value-type="float">
            <text:p>52020</text:p>
          </table:table-cell>
          <table:table-cell/>
          <table:table-cell office:value-type="float" office:value="106162" calcext:value-type="float">
            <text:p>106162</text:p>
          </table:table-cell>
          <table:table-cell/>
          <table:table-cell office:value-type="float" office:value="101458" calcext:value-type="float">
            <text:p>101458</text:p>
          </table:table-cell>
          <table:table-cell/>
          <table:table-cell office:value-type="float" office:value="179485" calcext:value-type="float">
            <text:p>179485</text:p>
          </table:table-cell>
          <table:table-cell/>
          <table:table-cell office:value-type="float" office:value="196334" calcext:value-type="float">
            <text:p>19633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7962" calcext:value-type="float">
            <text:p>17962</text:p>
          </table:table-cell>
          <table:table-cell/>
          <table:table-cell office:value-type="float" office:value="32185" calcext:value-type="float">
            <text:p>32185</text:p>
          </table:table-cell>
          <table:table-cell/>
          <table:table-cell office:value-type="float" office:value="53168" calcext:value-type="float">
            <text:p>53168</text:p>
          </table:table-cell>
          <table:table-cell/>
          <table:table-cell office:value-type="float" office:value="119645" calcext:value-type="float">
            <text:p>119645</text:p>
          </table:table-cell>
          <table:table-cell/>
          <table:table-cell office:value-type="float" office:value="166791" calcext:value-type="float">
            <text:p>166791</text:p>
          </table:table-cell>
          <table:table-cell/>
          <table:table-cell office:value-type="float" office:value="193295" calcext:value-type="float">
            <text:p>193295</text:p>
          </table:table-cell>
          <table:table-cell/>
          <table:table-cell office:value-type="float" office:value="202692" calcext:value-type="float">
            <text:p>202692</text:p>
          </table:table-cell>
          <table:table-cell/>
          <table:table-cell office:value-type="float" office:value="239734" calcext:value-type="float">
            <text:p>23973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563" calcext:value-type="float">
            <text:p>17563</text:p>
          </table:table-cell>
          <table:table-cell/>
          <table:table-cell office:value-type="float" office:value="28143" calcext:value-type="float">
            <text:p>28143</text:p>
          </table:table-cell>
          <table:table-cell/>
          <table:table-cell office:value-type="float" office:value="57692" calcext:value-type="float">
            <text:p>57692</text:p>
          </table:table-cell>
          <table:table-cell/>
          <table:table-cell office:value-type="float" office:value="96122" calcext:value-type="float">
            <text:p>96122</text:p>
          </table:table-cell>
          <table:table-cell/>
          <table:table-cell office:value-type="float" office:value="166069" calcext:value-type="float">
            <text:p>166069</text:p>
          </table:table-cell>
          <table:table-cell/>
          <table:table-cell office:value-type="float" office:value="176069" calcext:value-type="float">
            <text:p>176069</text:p>
          </table:table-cell>
          <table:table-cell/>
          <table:table-cell office:value-type="float" office:value="237476" calcext:value-type="float">
            <text:p>237476</text:p>
          </table:table-cell>
          <table:table-cell/>
          <table:table-cell office:value-type="float" office:value="355543" calcext:value-type="float">
            <text:p>355543</text:p>
          </table:table-cell>
          <table:table-cell/>
          <table:table-cell office:value-type="float" office:value="337185" calcext:value-type="float">
            <text:p>33718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226" calcext:value-type="float">
            <text:p>14226</text:p>
          </table:table-cell>
          <table:table-cell/>
          <table:table-cell office:value-type="float" office:value="32464" calcext:value-type="float">
            <text:p>32464</text:p>
          </table:table-cell>
          <table:table-cell/>
          <table:table-cell office:value-type="float" office:value="58144" calcext:value-type="float">
            <text:p>58144</text:p>
          </table:table-cell>
          <table:table-cell/>
          <table:table-cell office:value-type="float" office:value="105685" calcext:value-type="float">
            <text:p>105685</text:p>
          </table:table-cell>
          <table:table-cell/>
          <table:table-cell office:value-type="float" office:value="174152" calcext:value-type="float">
            <text:p>174152</text:p>
          </table:table-cell>
          <table:table-cell/>
          <table:table-cell office:value-type="float" office:value="172001" calcext:value-type="float">
            <text:p>172001</text:p>
          </table:table-cell>
          <table:table-cell/>
          <table:table-cell office:value-type="float" office:value="207323" calcext:value-type="float">
            <text:p>207323</text:p>
          </table:table-cell>
          <table:table-cell/>
          <table:table-cell office:value-type="float" office:value="253164" calcext:value-type="float">
            <text:p>253164</text:p>
          </table:table-cell>
          <table:table-cell/>
          <table:table-cell office:value-type="float" office:value="329657" calcext:value-type="float">
            <text:p>329657</text:p>
          </table:table-cell>
          <table:table-cell/>
          <table:table-cell office:value-type="float" office:value="461770" calcext:value-type="float">
            <text:p>46177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1097" calcext:value-type="float">
            <text:p>11097</text:p>
          </table:table-cell>
          <table:table-cell/>
          <table:table-cell office:value-type="float" office:value="28998" calcext:value-type="float">
            <text:p>28998</text:p>
          </table:table-cell>
          <table:table-cell/>
          <table:table-cell office:value-type="float" office:value="62486" calcext:value-type="float">
            <text:p>62486</text:p>
          </table:table-cell>
          <table:table-cell/>
          <table:table-cell office:value-type="float" office:value="109982" calcext:value-type="float">
            <text:p>109982</text:p>
          </table:table-cell>
          <table:table-cell/>
          <table:table-cell office:value-type="float" office:value="190369" calcext:value-type="float">
            <text:p>190369</text:p>
          </table:table-cell>
          <table:table-cell/>
          <table:table-cell office:value-type="float" office:value="268371" calcext:value-type="float">
            <text:p>268371</text:p>
          </table:table-cell>
          <table:table-cell/>
          <table:table-cell office:value-type="float" office:value="253137" calcext:value-type="float">
            <text:p>253137</text:p>
          </table:table-cell>
          <table:table-cell/>
          <table:table-cell office:value-type="float" office:value="278946" calcext:value-type="float">
            <text:p>278946</text:p>
          </table:table-cell>
          <table:table-cell/>
          <table:table-cell office:value-type="float" office:value="389509" calcext:value-type="float">
            <text:p>389509</text:p>
          </table:table-cell>
          <table:table-cell/>
          <table:table-cell office:value-type="float" office:value="502626" calcext:value-type="float">
            <text:p>502626</text:p>
          </table:table-cell>
          <table:table-cell/>
          <table:table-cell office:value-type="float" office:value="658415" calcext:value-type="float">
            <text:p>65841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436" calcext:value-type="float">
            <text:p>13436</text:p>
          </table:table-cell>
          <table:table-cell/>
          <table:table-cell office:value-type="float" office:value="31090" calcext:value-type="float">
            <text:p>31090</text:p>
          </table:table-cell>
          <table:table-cell/>
          <table:table-cell office:value-type="float" office:value="59866" calcext:value-type="float">
            <text:p>59866</text:p>
          </table:table-cell>
          <table:table-cell/>
          <table:table-cell office:value-type="float" office:value="110946" calcext:value-type="float">
            <text:p>110946</text:p>
          </table:table-cell>
          <table:table-cell/>
          <table:table-cell office:value-type="float" office:value="184979" calcext:value-type="float">
            <text:p>184979</text:p>
          </table:table-cell>
          <table:table-cell/>
          <table:table-cell office:value-type="float" office:value="253913" calcext:value-type="float">
            <text:p>253913</text:p>
          </table:table-cell>
          <table:table-cell/>
          <table:table-cell office:value-type="float" office:value="381621" calcext:value-type="float">
            <text:p>381621</text:p>
          </table:table-cell>
          <table:table-cell/>
          <table:table-cell office:value-type="float" office:value="246200" calcext:value-type="float">
            <text:p>246200</text:p>
          </table:table-cell>
          <table:table-cell/>
          <table:table-cell office:value-type="float" office:value="343748" calcext:value-type="float">
            <text:p>343748</text:p>
          </table:table-cell>
          <table:table-cell/>
          <table:table-cell office:value-type="float" office:value="610118" calcext:value-type="float">
            <text:p>610118</text:p>
          </table:table-cell>
          <table:table-cell/>
          <table:table-cell office:value-type="float" office:value="674883" calcext:value-type="float">
            <text:p>674883</text:p>
          </table:table-cell>
          <table:table-cell/>
          <table:table-cell office:value-type="float" office:value="695504" calcext:value-type="float">
            <text:p>69550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1412" calcext:value-type="float">
            <text:p>11412</text:p>
          </table:table-cell>
          <table:table-cell/>
          <table:table-cell office:value-type="float" office:value="30355" calcext:value-type="float">
            <text:p>30355</text:p>
          </table:table-cell>
          <table:table-cell/>
          <table:table-cell office:value-type="float" office:value="58869" calcext:value-type="float">
            <text:p>58869</text:p>
          </table:table-cell>
          <table:table-cell/>
          <table:table-cell office:value-type="float" office:value="112353" calcext:value-type="float">
            <text:p>112353</text:p>
          </table:table-cell>
          <table:table-cell/>
          <table:table-cell office:value-type="float" office:value="187776" calcext:value-type="float">
            <text:p>187776</text:p>
          </table:table-cell>
          <table:table-cell/>
          <table:table-cell office:value-type="float" office:value="298381" calcext:value-type="float">
            <text:p>298381</text:p>
          </table:table-cell>
          <table:table-cell/>
          <table:table-cell office:value-type="float" office:value="386963" calcext:value-type="float">
            <text:p>386963</text:p>
          </table:table-cell>
          <table:table-cell/>
          <table:table-cell office:value-type="float" office:value="450302" calcext:value-type="float">
            <text:p>450302</text:p>
          </table:table-cell>
          <table:table-cell/>
          <table:table-cell office:value-type="float" office:value="431681" calcext:value-type="float">
            <text:p>431681</text:p>
          </table:table-cell>
          <table:table-cell/>
          <table:table-cell office:value-type="float" office:value="669406" calcext:value-type="float">
            <text:p>669406</text:p>
          </table:table-cell>
          <table:table-cell/>
          <table:table-cell office:value-type="float" office:value="555423" calcext:value-type="float">
            <text:p>555423</text:p>
          </table:table-cell>
          <table:table-cell/>
          <table:table-cell office:value-type="float" office:value="716566" calcext:value-type="float">
            <text:p>716566</text:p>
          </table:table-cell>
          <table:table-cell/>
          <table:table-cell office:value-type="float" office:value="786829" calcext:value-type="float">
            <text:p>7868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326" calcext:value-type="float">
            <text:p>188326</text:p>
          </table:table-cell>
          <table:table-cell/>
          <table:table-cell office:value-type="float" office:value="292120" calcext:value-type="float">
            <text:p>292120</text:p>
          </table:table-cell>
          <table:table-cell/>
          <table:table-cell office:value-type="float" office:value="395506" calcext:value-type="float">
            <text:p>395506</text:p>
          </table:table-cell>
          <table:table-cell/>
          <table:table-cell office:value-type="float" office:value="439854" calcext:value-type="float">
            <text:p>439854</text:p>
          </table:table-cell>
          <table:table-cell/>
          <table:table-cell office:value-type="float" office:value="533302" calcext:value-type="float">
            <text:p>533302</text:p>
          </table:table-cell>
          <table:table-cell/>
          <table:table-cell office:value-type="float" office:value="457981" calcext:value-type="float">
            <text:p>457981</text:p>
          </table:table-cell>
          <table:table-cell/>
          <table:table-cell office:value-type="float" office:value="382327" calcext:value-type="float">
            <text:p>382327</text:p>
          </table:table-cell>
          <table:table-cell/>
          <table:table-cell office:value-type="float" office:value="603861" calcext:value-type="float">
            <text:p>603861</text:p>
          </table:table-cell>
          <table:table-cell/>
          <table:table-cell office:value-type="float" office:value="382080" calcext:value-type="float">
            <text:p>3820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977" calcext:value-type="float">
            <text:p>164977</text:p>
          </table:table-cell>
          <table:table-cell/>
          <table:table-cell office:value-type="float" office:value="290630" calcext:value-type="float">
            <text:p>290630</text:p>
          </table:table-cell>
          <table:table-cell/>
          <table:table-cell office:value-type="float" office:value="394150" calcext:value-type="float">
            <text:p>394150</text:p>
          </table:table-cell>
          <table:table-cell/>
          <table:table-cell office:value-type="float" office:value="416150" calcext:value-type="float">
            <text:p>416150</text:p>
          </table:table-cell>
          <table:table-cell/>
          <table:table-cell office:value-type="float" office:value="562717" calcext:value-type="float">
            <text:p>562717</text:p>
          </table:table-cell>
          <table:table-cell/>
          <table:table-cell office:value-type="float" office:value="565558" calcext:value-type="float">
            <text:p>565558</text:p>
          </table:table-cell>
          <table:table-cell/>
          <table:table-cell office:value-type="float" office:value="451289" calcext:value-type="float">
            <text:p>451289</text:p>
          </table:table-cell>
          <table:table-cell/>
          <table:table-cell office:value-type="float" office:value="728995" calcext:value-type="float">
            <text:p>728995</text:p>
          </table:table-cell>
          <table:table-cell/>
          <table:table-cell office:value-type="float" office:value="828925" calcext:value-type="float">
            <text:p>8289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258" calcext:value-type="float">
            <text:p>149258</text:p>
          </table:table-cell>
          <table:table-cell/>
          <table:table-cell office:value-type="float" office:value="294959" calcext:value-type="float">
            <text:p>294959</text:p>
          </table:table-cell>
          <table:table-cell/>
          <table:table-cell office:value-type="float" office:value="388375" calcext:value-type="float">
            <text:p>388375</text:p>
          </table:table-cell>
          <table:table-cell/>
          <table:table-cell office:value-type="float" office:value="396296" calcext:value-type="float">
            <text:p>396296</text:p>
          </table:table-cell>
          <table:table-cell/>
          <table:table-cell office:value-type="float" office:value="590733" calcext:value-type="float">
            <text:p>590733</text:p>
          </table:table-cell>
          <table:table-cell/>
          <table:table-cell office:value-type="float" office:value="651774" calcext:value-type="float">
            <text:p>651774</text:p>
          </table:table-cell>
          <table:table-cell/>
          <table:table-cell office:value-type="float" office:value="768927" calcext:value-type="float">
            <text:p>768927</text:p>
          </table:table-cell>
          <table:table-cell/>
          <table:table-cell office:value-type="float" office:value="657931" calcext:value-type="float">
            <text:p>657931</text:p>
          </table:table-cell>
          <table:table-cell/>
          <table:table-cell office:value-type="float" office:value="810596" calcext:value-type="float">
            <text:p>8105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527" calcext:value-type="float">
            <text:p>165527</text:p>
          </table:table-cell>
          <table:table-cell/>
          <table:table-cell office:value-type="float" office:value="293484" calcext:value-type="float">
            <text:p>293484</text:p>
          </table:table-cell>
          <table:table-cell/>
          <table:table-cell office:value-type="float" office:value="321523" calcext:value-type="float">
            <text:p>321523</text:p>
          </table:table-cell>
          <table:table-cell/>
          <table:table-cell office:value-type="float" office:value="452096" calcext:value-type="float">
            <text:p>452096</text:p>
          </table:table-cell>
          <table:table-cell/>
          <table:table-cell office:value-type="float" office:value="587008" calcext:value-type="float">
            <text:p>587008</text:p>
          </table:table-cell>
          <table:table-cell/>
          <table:table-cell office:value-type="float" office:value="589460" calcext:value-type="float">
            <text:p>589460</text:p>
          </table:table-cell>
          <table:table-cell/>
          <table:table-cell office:value-type="float" office:value="740189" calcext:value-type="float">
            <text:p>740189</text:p>
          </table:table-cell>
          <table:table-cell/>
          <table:table-cell office:value-type="float" office:value="815333" calcext:value-type="float">
            <text:p>815333</text:p>
          </table:table-cell>
          <table:table-cell/>
          <table:table-cell office:value-type="float" office:value="730001" calcext:value-type="float">
            <text:p>7300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765" calcext:value-type="float">
            <text:p>186765</text:p>
          </table:table-cell>
          <table:table-cell/>
          <table:table-cell office:value-type="float" office:value="252968" calcext:value-type="float">
            <text:p>252968</text:p>
          </table:table-cell>
          <table:table-cell/>
          <table:table-cell office:value-type="float" office:value="289514" calcext:value-type="float">
            <text:p>289514</text:p>
          </table:table-cell>
          <table:table-cell/>
          <table:table-cell office:value-type="float" office:value="455524" calcext:value-type="float">
            <text:p>455524</text:p>
          </table:table-cell>
          <table:table-cell/>
          <table:table-cell office:value-type="float" office:value="611022" calcext:value-type="float">
            <text:p>611022</text:p>
          </table:table-cell>
          <table:table-cell/>
          <table:table-cell office:value-type="float" office:value="568323" calcext:value-type="float">
            <text:p>568323</text:p>
          </table:table-cell>
          <table:table-cell/>
          <table:table-cell office:value-type="float" office:value="777733" calcext:value-type="float">
            <text:p>777733</text:p>
          </table:table-cell>
          <table:table-cell/>
          <table:table-cell office:value-type="float" office:value="739891" calcext:value-type="float">
            <text:p>739891</text:p>
          </table:table-cell>
          <table:table-cell/>
          <table:table-cell office:value-type="float" office:value="529309" calcext:value-type="float">
            <text:p>5293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016" calcext:value-type="float">
            <text:p>188016</text:p>
          </table:table-cell>
          <table:table-cell/>
          <table:table-cell office:value-type="float" office:value="285199" calcext:value-type="float">
            <text:p>285199</text:p>
          </table:table-cell>
          <table:table-cell/>
          <table:table-cell office:value-type="float" office:value="358801" calcext:value-type="float">
            <text:p>358801</text:p>
          </table:table-cell>
          <table:table-cell/>
          <table:table-cell office:value-type="float" office:value="413998" calcext:value-type="float">
            <text:p>413998</text:p>
          </table:table-cell>
          <table:table-cell/>
          <table:table-cell office:value-type="float" office:value="470976" calcext:value-type="float">
            <text:p>470976</text:p>
          </table:table-cell>
          <table:table-cell/>
          <table:table-cell office:value-type="float" office:value="737504" calcext:value-type="float">
            <text:p>737504</text:p>
          </table:table-cell>
          <table:table-cell/>
          <table:table-cell office:value-type="float" office:value="728001" calcext:value-type="float">
            <text:p>728001</text:p>
          </table:table-cell>
          <table:table-cell/>
          <table:table-cell office:value-type="float" office:value="794971" calcext:value-type="float">
            <text:p>794971</text:p>
          </table:table-cell>
          <table:table-cell/>
          <table:table-cell office:value-type="float" office:value="808211" calcext:value-type="float">
            <text:p>8082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151" calcext:value-type="float">
            <text:p>179151</text:p>
          </table:table-cell>
          <table:table-cell/>
          <table:table-cell office:value-type="float" office:value="254978" calcext:value-type="float">
            <text:p>254978</text:p>
          </table:table-cell>
          <table:table-cell/>
          <table:table-cell office:value-type="float" office:value="322476" calcext:value-type="float">
            <text:p>322476</text:p>
          </table:table-cell>
          <table:table-cell/>
          <table:table-cell office:value-type="float" office:value="415359" calcext:value-type="float">
            <text:p>415359</text:p>
          </table:table-cell>
          <table:table-cell/>
          <table:table-cell office:value-type="float" office:value="596410" calcext:value-type="float">
            <text:p>596410</text:p>
          </table:table-cell>
          <table:table-cell/>
          <table:table-cell office:value-type="float" office:value="779525" calcext:value-type="float">
            <text:p>779525</text:p>
          </table:table-cell>
          <table:table-cell/>
          <table:table-cell office:value-type="float" office:value="737330" calcext:value-type="float">
            <text:p>737330</text:p>
          </table:table-cell>
          <table:table-cell/>
          <table:table-cell office:value-type="float" office:value="771665" calcext:value-type="float">
            <text:p>771665</text:p>
          </table:table-cell>
          <table:table-cell/>
          <table:table-cell office:value-type="float" office:value="848110" calcext:value-type="float">
            <text:p>8481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386" calcext:value-type="float">
            <text:p>167386</text:p>
          </table:table-cell>
          <table:table-cell/>
          <table:table-cell office:value-type="float" office:value="258876" calcext:value-type="float">
            <text:p>258876</text:p>
          </table:table-cell>
          <table:table-cell/>
          <table:table-cell office:value-type="float" office:value="337628" calcext:value-type="float">
            <text:p>337628</text:p>
          </table:table-cell>
          <table:table-cell/>
          <table:table-cell office:value-type="float" office:value="414345" calcext:value-type="float">
            <text:p>414345</text:p>
          </table:table-cell>
          <table:table-cell/>
          <table:table-cell office:value-type="float" office:value="553369" calcext:value-type="float">
            <text:p>553369</text:p>
          </table:table-cell>
          <table:table-cell/>
          <table:table-cell office:value-type="float" office:value="662221" calcext:value-type="float">
            <text:p>662221</text:p>
          </table:table-cell>
          <table:table-cell/>
          <table:table-cell office:value-type="float" office:value="777539" calcext:value-type="float">
            <text:p>777539</text:p>
          </table:table-cell>
          <table:table-cell/>
          <table:table-cell office:value-type="float" office:value="776401" calcext:value-type="float">
            <text:p>776401</text:p>
          </table:table-cell>
          <table:table-cell/>
          <table:table-cell office:value-type="float" office:value="826820" calcext:value-type="float">
            <text:p>82682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9955" calcext:value-type="float">
            <text:p>359955</text:p>
          </table:table-cell>
          <table:table-cell/>
          <table:table-cell office:value-type="float" office:value="430976" calcext:value-type="float">
            <text:p>430976</text:p>
          </table:table-cell>
          <table:table-cell/>
          <table:table-cell office:value-type="float" office:value="468178" calcext:value-type="float">
            <text:p>468178</text:p>
          </table:table-cell>
          <table:table-cell/>
          <table:table-cell office:value-type="float" office:value="672975" calcext:value-type="float">
            <text:p>672975</text:p>
          </table:table-cell>
          <table:table-cell/>
          <table:table-cell office:value-type="float" office:value="578139" calcext:value-type="float">
            <text:p>57813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64272" calcext:value-type="float">
            <text:p>464272</text:p>
          </table:table-cell>
          <table:table-cell/>
          <table:table-cell office:value-type="float" office:value="598690" calcext:value-type="float">
            <text:p>598690</text:p>
          </table:table-cell>
          <table:table-cell/>
          <table:table-cell office:value-type="float" office:value="774818" calcext:value-type="float">
            <text:p>774818</text:p>
          </table:table-cell>
          <table:table-cell/>
          <table:table-cell office:value-type="float" office:value="822622" calcext:value-type="float">
            <text:p>822622</text:p>
          </table:table-cell>
          <table:table-cell/>
          <table:table-cell office:value-type="float" office:value="598410" calcext:value-type="float">
            <text:p>598410</text:p>
          </table:table-cell>
          <table:table-cell/>
          <table:table-cell office:value-type="float" office:value="1005498" calcext:value-type="float">
            <text:p>100549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83010" calcext:value-type="float">
            <text:p>583010</text:p>
          </table:table-cell>
          <table:table-cell/>
          <table:table-cell office:value-type="float" office:value="837970" calcext:value-type="float">
            <text:p>837970</text:p>
          </table:table-cell>
          <table:table-cell/>
          <table:table-cell office:value-type="float" office:value="1043194" calcext:value-type="float">
            <text:p>1043194</text:p>
          </table:table-cell>
          <table:table-cell/>
          <table:table-cell office:value-type="float" office:value="1281281" calcext:value-type="float">
            <text:p>1281281</text:p>
          </table:table-cell>
          <table:table-cell/>
          <table:table-cell office:value-type="float" office:value="1370449" calcext:value-type="float">
            <text:p>1370449</text:p>
          </table:table-cell>
          <table:table-cell/>
          <table:table-cell office:value-type="float" office:value="1572481" calcext:value-type="float">
            <text:p>1572481</text:p>
          </table:table-cell>
          <table:table-cell/>
          <table:table-cell office:value-type="float" office:value="1710086" calcext:value-type="float">
            <text:p>171008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20305" calcext:value-type="float">
            <text:p>620305</text:p>
          </table:table-cell>
          <table:table-cell/>
          <table:table-cell office:value-type="float" office:value="972829" calcext:value-type="float">
            <text:p>972829</text:p>
          </table:table-cell>
          <table:table-cell/>
          <table:table-cell office:value-type="float" office:value="1367521" calcext:value-type="float">
            <text:p>1367521</text:p>
          </table:table-cell>
          <table:table-cell/>
          <table:table-cell office:value-type="float" office:value="1583668" calcext:value-type="float">
            <text:p>1583668</text:p>
          </table:table-cell>
          <table:table-cell/>
          <table:table-cell office:value-type="float" office:value="1918321" calcext:value-type="float">
            <text:p>1918321</text:p>
          </table:table-cell>
          <table:table-cell/>
          <table:table-cell office:value-type="float" office:value="2021318" calcext:value-type="float">
            <text:p>2021318</text:p>
          </table:table-cell>
          <table:table-cell/>
          <table:table-cell office:value-type="float" office:value="2077079" calcext:value-type="float">
            <text:p>2077079</text:p>
          </table:table-cell>
          <table:table-cell/>
          <table:table-cell office:value-type="float" office:value="2089795" calcext:value-type="float">
            <text:p>208979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46342" calcext:value-type="float">
            <text:p>646342</text:p>
          </table:table-cell>
          <table:table-cell/>
          <table:table-cell office:value-type="float" office:value="1036752" calcext:value-type="float">
            <text:p>1036752</text:p>
          </table:table-cell>
          <table:table-cell/>
          <table:table-cell office:value-type="float" office:value="1378011" calcext:value-type="float">
            <text:p>1378011</text:p>
          </table:table-cell>
          <table:table-cell/>
          <table:table-cell office:value-type="float" office:value="1912588" calcext:value-type="float">
            <text:p>1912588</text:p>
          </table:table-cell>
          <table:table-cell/>
          <table:table-cell office:value-type="float" office:value="2106129" calcext:value-type="float">
            <text:p>2106129</text:p>
          </table:table-cell>
          <table:table-cell/>
          <table:table-cell office:value-type="float" office:value="2293906" calcext:value-type="float">
            <text:p>2293906</text:p>
          </table:table-cell>
          <table:table-cell/>
          <table:table-cell office:value-type="float" office:value="2282657" calcext:value-type="float">
            <text:p>2282657</text:p>
          </table:table-cell>
          <table:table-cell/>
          <table:table-cell office:value-type="float" office:value="2226570" calcext:value-type="float">
            <text:p>2226570</text:p>
          </table:table-cell>
          <table:table-cell/>
          <table:table-cell office:value-type="float" office:value="2375318" calcext:value-type="float">
            <text:p>237531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82234" calcext:value-type="float">
            <text:p>682234</text:p>
          </table:table-cell>
          <table:table-cell/>
          <table:table-cell office:value-type="float" office:value="1098417" calcext:value-type="float">
            <text:p>1098417</text:p>
          </table:table-cell>
          <table:table-cell/>
          <table:table-cell office:value-type="float" office:value="1393671" calcext:value-type="float">
            <text:p>1393671</text:p>
          </table:table-cell>
          <table:table-cell/>
          <table:table-cell office:value-type="float" office:value="2043300" calcext:value-type="float">
            <text:p>2043300</text:p>
          </table:table-cell>
          <table:table-cell/>
          <table:table-cell office:value-type="float" office:value="2324631" calcext:value-type="float">
            <text:p>2324631</text:p>
          </table:table-cell>
          <table:table-cell/>
          <table:table-cell office:value-type="float" office:value="2295964" calcext:value-type="float">
            <text:p>2295964</text:p>
          </table:table-cell>
          <table:table-cell/>
          <table:table-cell office:value-type="float" office:value="2753428" calcext:value-type="float">
            <text:p>2753428</text:p>
          </table:table-cell>
          <table:table-cell/>
          <table:table-cell office:value-type="float" office:value="2568025" calcext:value-type="float">
            <text:p>2568025</text:p>
          </table:table-cell>
          <table:table-cell/>
          <table:table-cell office:value-type="float" office:value="2776949" calcext:value-type="float">
            <text:p>2776949</text:p>
          </table:table-cell>
          <table:table-cell/>
          <table:table-cell office:value-type="float" office:value="2709353" calcext:value-type="float">
            <text:p>270935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83201" calcext:value-type="float">
            <text:p>683201</text:p>
          </table:table-cell>
          <table:table-cell/>
          <table:table-cell office:value-type="float" office:value="1044897" calcext:value-type="float">
            <text:p>1044897</text:p>
          </table:table-cell>
          <table:table-cell/>
          <table:table-cell office:value-type="float" office:value="1576476" calcext:value-type="float">
            <text:p>1576476</text:p>
          </table:table-cell>
          <table:table-cell/>
          <table:table-cell office:value-type="float" office:value="2043402" calcext:value-type="float">
            <text:p>2043402</text:p>
          </table:table-cell>
          <table:table-cell/>
          <table:table-cell office:value-type="float" office:value="2425103" calcext:value-type="float">
            <text:p>2425103</text:p>
          </table:table-cell>
          <table:table-cell/>
          <table:table-cell office:value-type="float" office:value="2610579" calcext:value-type="float">
            <text:p>2610579</text:p>
          </table:table-cell>
          <table:table-cell/>
          <table:table-cell office:value-type="float" office:value="2688722" calcext:value-type="float">
            <text:p>2688722</text:p>
          </table:table-cell>
          <table:table-cell/>
          <table:table-cell office:value-type="float" office:value="2907232" calcext:value-type="float">
            <text:p>2907232</text:p>
          </table:table-cell>
          <table:table-cell/>
          <table:table-cell office:value-type="float" office:value="2814346" calcext:value-type="float">
            <text:p>2814346</text:p>
          </table:table-cell>
          <table:table-cell/>
          <table:table-cell office:value-type="float" office:value="2664065" calcext:value-type="float">
            <text:p>2664065</text:p>
          </table:table-cell>
          <table:table-cell/>
          <table:table-cell office:value-type="float" office:value="2438095" calcext:value-type="float">
            <text:p>243809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02344" calcext:value-type="float">
            <text:p>702344</text:p>
          </table:table-cell>
          <table:table-cell/>
          <table:table-cell office:value-type="float" office:value="1139391" calcext:value-type="float">
            <text:p>1139391</text:p>
          </table:table-cell>
          <table:table-cell/>
          <table:table-cell office:value-type="float" office:value="1499597" calcext:value-type="float">
            <text:p>1499597</text:p>
          </table:table-cell>
          <table:table-cell/>
          <table:table-cell office:value-type="float" office:value="2040857" calcext:value-type="float">
            <text:p>2040857</text:p>
          </table:table-cell>
          <table:table-cell/>
          <table:table-cell office:value-type="float" office:value="2474849" calcext:value-type="float">
            <text:p>2474849</text:p>
          </table:table-cell>
          <table:table-cell/>
          <table:table-cell office:value-type="float" office:value="2645653" calcext:value-type="float">
            <text:p>2645653</text:p>
          </table:table-cell>
          <table:table-cell/>
          <table:table-cell office:value-type="float" office:value="2868548" calcext:value-type="float">
            <text:p>2868548</text:p>
          </table:table-cell>
          <table:table-cell/>
          <table:table-cell office:value-type="float" office:value="2967040" calcext:value-type="float">
            <text:p>2967040</text:p>
          </table:table-cell>
          <table:table-cell/>
          <table:table-cell office:value-type="float" office:value="2984661" calcext:value-type="float">
            <text:p>2984661</text:p>
          </table:table-cell>
          <table:table-cell/>
          <table:table-cell office:value-type="float" office:value="2895518" calcext:value-type="float">
            <text:p>2895518</text:p>
          </table:table-cell>
          <table:table-cell/>
          <table:table-cell office:value-type="float" office:value="2840696" calcext:value-type="float">
            <text:p>2840696</text:p>
          </table:table-cell>
          <table:table-cell/>
          <table:table-cell office:value-type="float" office:value="2565853" calcext:value-type="float">
            <text:p>25658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89794" calcext:value-type="float">
            <text:p>689794</text:p>
          </table:table-cell>
          <table:table-cell/>
          <table:table-cell office:value-type="float" office:value="1128180" calcext:value-type="float">
            <text:p>1128180</text:p>
          </table:table-cell>
          <table:table-cell/>
          <table:table-cell office:value-type="float" office:value="1608103" calcext:value-type="float">
            <text:p>1608103</text:p>
          </table:table-cell>
          <table:table-cell/>
          <table:table-cell office:value-type="float" office:value="2079082" calcext:value-type="float">
            <text:p>2079082</text:p>
          </table:table-cell>
          <table:table-cell/>
          <table:table-cell office:value-type="float" office:value="2494442" calcext:value-type="float">
            <text:p>2494442</text:p>
          </table:table-cell>
          <table:table-cell/>
          <table:table-cell office:value-type="float" office:value="2708233" calcext:value-type="float">
            <text:p>2708233</text:p>
          </table:table-cell>
          <table:table-cell/>
          <table:table-cell office:value-type="float" office:value="2879184" calcext:value-type="float">
            <text:p>2879184</text:p>
          </table:table-cell>
          <table:table-cell/>
          <table:table-cell office:value-type="float" office:value="2966396" calcext:value-type="float">
            <text:p>2966396</text:p>
          </table:table-cell>
          <table:table-cell/>
          <table:table-cell office:value-type="float" office:value="2930004" calcext:value-type="float">
            <text:p>2930004</text:p>
          </table:table-cell>
          <table:table-cell/>
          <table:table-cell office:value-type="float" office:value="2937411" calcext:value-type="float">
            <text:p>2937411</text:p>
          </table:table-cell>
          <table:table-cell/>
          <table:table-cell office:value-type="float" office:value="2618423" calcext:value-type="float">
            <text:p>2618423</text:p>
          </table:table-cell>
          <table:table-cell/>
          <table:table-cell office:value-type="float" office:value="1924179" calcext:value-type="float">
            <text:p>1924179</text:p>
          </table:table-cell>
          <table:table-cell/>
          <table:table-cell office:value-type="float" office:value="2554014" calcext:value-type="float">
            <text:p>25540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1041" calcext:value-type="float">
            <text:p>2321041</text:p>
          </table:table-cell>
          <table:table-cell/>
          <table:table-cell office:value-type="float" office:value="2552183" calcext:value-type="float">
            <text:p>2552183</text:p>
          </table:table-cell>
          <table:table-cell/>
          <table:table-cell office:value-type="float" office:value="2771453" calcext:value-type="float">
            <text:p>2771453</text:p>
          </table:table-cell>
          <table:table-cell/>
          <table:table-cell office:value-type="float" office:value="2833401" calcext:value-type="float">
            <text:p>2833401</text:p>
          </table:table-cell>
          <table:table-cell/>
          <table:table-cell office:value-type="float" office:value="2933650" calcext:value-type="float">
            <text:p>2933650</text:p>
          </table:table-cell>
          <table:table-cell/>
          <table:table-cell office:value-type="float" office:value="2880551" calcext:value-type="float">
            <text:p>2880551</text:p>
          </table:table-cell>
          <table:table-cell/>
          <table:table-cell office:value-type="float" office:value="2792521" calcext:value-type="float">
            <text:p>2792521</text:p>
          </table:table-cell>
          <table:table-cell/>
          <table:table-cell office:value-type="float" office:value="2608003" calcext:value-type="float">
            <text:p>2608003</text:p>
          </table:table-cell>
          <table:table-cell/>
          <table:table-cell office:value-type="float" office:value="2637412" calcext:value-type="float">
            <text:p>26374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0121" calcext:value-type="float">
            <text:p>2220121</text:p>
          </table:table-cell>
          <table:table-cell/>
          <table:table-cell office:value-type="float" office:value="2534584" calcext:value-type="float">
            <text:p>2534584</text:p>
          </table:table-cell>
          <table:table-cell/>
          <table:table-cell office:value-type="float" office:value="2692799" calcext:value-type="float">
            <text:p>2692799</text:p>
          </table:table-cell>
          <table:table-cell/>
          <table:table-cell office:value-type="float" office:value="2834320" calcext:value-type="float">
            <text:p>2834320</text:p>
          </table:table-cell>
          <table:table-cell/>
          <table:table-cell office:value-type="float" office:value="2874184" calcext:value-type="float">
            <text:p>2874184</text:p>
          </table:table-cell>
          <table:table-cell/>
          <table:table-cell office:value-type="float" office:value="2493351" calcext:value-type="float">
            <text:p>2493351</text:p>
          </table:table-cell>
          <table:table-cell/>
          <table:table-cell office:value-type="float" office:value="2830806" calcext:value-type="float">
            <text:p>2830806</text:p>
          </table:table-cell>
          <table:table-cell/>
          <table:table-cell office:value-type="float" office:value="2416438" calcext:value-type="float">
            <text:p>2416438</text:p>
          </table:table-cell>
          <table:table-cell/>
          <table:table-cell office:value-type="float" office:value="2547897" calcext:value-type="float">
            <text:p>25478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5409" calcext:value-type="float">
            <text:p>1655409</text:p>
          </table:table-cell>
          <table:table-cell/>
          <table:table-cell office:value-type="float" office:value="2557252" calcext:value-type="float">
            <text:p>2557252</text:p>
          </table:table-cell>
          <table:table-cell/>
          <table:table-cell office:value-type="float" office:value="2751775" calcext:value-type="float">
            <text:p>2751775</text:p>
          </table:table-cell>
          <table:table-cell/>
          <table:table-cell office:value-type="float" office:value="2814727" calcext:value-type="float">
            <text:p>2814727</text:p>
          </table:table-cell>
          <table:table-cell/>
          <table:table-cell office:value-type="float" office:value="2796536" calcext:value-type="float">
            <text:p>2796536</text:p>
          </table:table-cell>
          <table:table-cell/>
          <table:table-cell office:value-type="float" office:value="2847775" calcext:value-type="float">
            <text:p>2847775</text:p>
          </table:table-cell>
          <table:table-cell/>
          <table:table-cell office:value-type="float" office:value="2784624" calcext:value-type="float">
            <text:p>2784624</text:p>
          </table:table-cell>
          <table:table-cell/>
          <table:table-cell office:value-type="float" office:value="2532371" calcext:value-type="float">
            <text:p>2532371</text:p>
          </table:table-cell>
          <table:table-cell/>
          <table:table-cell office:value-type="float" office:value="2429265" calcext:value-type="float">
            <text:p>24292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2992" calcext:value-type="float">
            <text:p>992992</text:p>
          </table:table-cell>
          <table:table-cell/>
          <table:table-cell office:value-type="float" office:value="1276542" calcext:value-type="float">
            <text:p>1276542</text:p>
          </table:table-cell>
          <table:table-cell/>
          <table:table-cell office:value-type="float" office:value="673769" calcext:value-type="float">
            <text:p>673769</text:p>
          </table:table-cell>
          <table:table-cell/>
          <table:table-cell office:value-type="float" office:value="1171135" calcext:value-type="float">
            <text:p>1171135</text:p>
          </table:table-cell>
          <table:table-cell/>
          <table:table-cell office:value-type="float" office:value="1250055" calcext:value-type="float">
            <text:p>1250055</text:p>
          </table:table-cell>
          <table:table-cell/>
          <table:table-cell office:value-type="float" office:value="752023" calcext:value-type="float">
            <text:p>752023</text:p>
          </table:table-cell>
          <table:table-cell/>
          <table:table-cell office:value-type="float" office:value="1189777" calcext:value-type="float">
            <text:p>1189777</text:p>
          </table:table-cell>
          <table:table-cell/>
          <table:table-cell office:value-type="float" office:value="1188563" calcext:value-type="float">
            <text:p>1188563</text:p>
          </table:table-cell>
          <table:table-cell/>
          <table:table-cell office:value-type="float" office:value="731008" calcext:value-type="float">
            <text:p>7310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0888" calcext:value-type="float">
            <text:p>840888</text:p>
          </table:table-cell>
          <table:table-cell/>
          <table:table-cell office:value-type="float" office:value="479595" calcext:value-type="float">
            <text:p>479595</text:p>
          </table:table-cell>
          <table:table-cell/>
          <table:table-cell office:value-type="float" office:value="490419" calcext:value-type="float">
            <text:p>490419</text:p>
          </table:table-cell>
          <table:table-cell/>
          <table:table-cell office:value-type="float" office:value="394627" calcext:value-type="float">
            <text:p>394627</text:p>
          </table:table-cell>
          <table:table-cell/>
          <table:table-cell office:value-type="float" office:value="917694" calcext:value-type="float">
            <text:p>917694</text:p>
          </table:table-cell>
          <table:table-cell/>
          <table:table-cell office:value-type="float" office:value="873169" calcext:value-type="float">
            <text:p>873169</text:p>
          </table:table-cell>
          <table:table-cell/>
          <table:table-cell office:value-type="float" office:value="573599" calcext:value-type="float">
            <text:p>573599</text:p>
          </table:table-cell>
          <table:table-cell/>
          <table:table-cell office:value-type="float" office:value="884922" calcext:value-type="float">
            <text:p>884922</text:p>
          </table:table-cell>
          <table:table-cell/>
          <table:table-cell office:value-type="float" office:value="445751" calcext:value-type="float">
            <text:p>4457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7290" calcext:value-type="float">
            <text:p>407290</text:p>
          </table:table-cell>
          <table:table-cell/>
          <table:table-cell office:value-type="float" office:value="34938" calcext:value-type="float">
            <text:p>34938</text:p>
          </table:table-cell>
          <table:table-cell/>
          <table:table-cell office:value-type="float" office:value="200333" calcext:value-type="float">
            <text:p>200333</text:p>
          </table:table-cell>
          <table:table-cell/>
          <table:table-cell office:value-type="float" office:value="710778" calcext:value-type="float">
            <text:p>710778</text:p>
          </table:table-cell>
          <table:table-cell/>
          <table:table-cell office:value-type="float" office:value="452675" calcext:value-type="float">
            <text:p>452675</text:p>
          </table:table-cell>
          <table:table-cell/>
          <table:table-cell office:value-type="float" office:value="413221" calcext:value-type="float">
            <text:p>413221</text:p>
          </table:table-cell>
          <table:table-cell/>
          <table:table-cell office:value-type="float" office:value="751484" calcext:value-type="float">
            <text:p>751484</text:p>
          </table:table-cell>
          <table:table-cell/>
          <table:table-cell office:value-type="float" office:value="559310" calcext:value-type="float">
            <text:p>559310</text:p>
          </table:table-cell>
          <table:table-cell/>
          <table:table-cell office:value-type="float" office:value="371242" calcext:value-type="float">
            <text:p>3712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3269" calcext:value-type="float">
            <text:p>453269</text:p>
          </table:table-cell>
          <table:table-cell/>
          <table:table-cell office:value-type="float" office:value="379954" calcext:value-type="float">
            <text:p>379954</text:p>
          </table:table-cell>
          <table:table-cell/>
          <table:table-cell office:value-type="float" office:value="323707" calcext:value-type="float">
            <text:p>323707</text:p>
          </table:table-cell>
          <table:table-cell/>
          <table:table-cell office:value-type="float" office:value="425503" calcext:value-type="float">
            <text:p>425503</text:p>
          </table:table-cell>
          <table:table-cell/>
          <table:table-cell office:value-type="float" office:value="283626" calcext:value-type="float">
            <text:p>283626</text:p>
          </table:table-cell>
          <table:table-cell/>
          <table:table-cell office:value-type="float" office:value="373237" calcext:value-type="float">
            <text:p>373237</text:p>
          </table:table-cell>
          <table:table-cell/>
          <table:table-cell office:value-type="float" office:value="30458" calcext:value-type="float">
            <text:p>30458</text:p>
          </table:table-cell>
          <table:table-cell/>
          <table:table-cell office:value-type="float" office:value="408330" calcext:value-type="float">
            <text:p>408330</text:p>
          </table:table-cell>
          <table:table-cell/>
          <table:table-cell office:value-type="float" office:value="378467" calcext:value-type="float">
            <text:p>3784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1719" calcext:value-type="float">
            <text:p>321719</text:p>
          </table:table-cell>
          <table:table-cell/>
          <table:table-cell office:value-type="float" office:value="292073" calcext:value-type="float">
            <text:p>292073</text:p>
          </table:table-cell>
          <table:table-cell/>
          <table:table-cell office:value-type="float" office:value="372722" calcext:value-type="float">
            <text:p>372722</text:p>
          </table:table-cell>
          <table:table-cell/>
          <table:table-cell office:value-type="float" office:value="374281" calcext:value-type="float">
            <text:p>374281</text:p>
          </table:table-cell>
          <table:table-cell/>
          <table:table-cell office:value-type="float" office:value="462873" calcext:value-type="float">
            <text:p>462873</text:p>
          </table:table-cell>
          <table:table-cell/>
          <table:table-cell office:value-type="float" office:value="335725" calcext:value-type="float">
            <text:p>335725</text:p>
          </table:table-cell>
          <table:table-cell/>
          <table:table-cell office:value-type="float" office:value="340838" calcext:value-type="float">
            <text:p>340838</text:p>
          </table:table-cell>
          <table:table-cell/>
          <table:table-cell office:value-type="float" office:value="343464" calcext:value-type="float">
            <text:p>343464</text:p>
          </table:table-cell>
          <table:table-cell/>
          <table:table-cell office:value-type="float" office:value="375124" calcext:value-type="float">
            <text:p>37512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58452" calcext:value-type="float">
            <text:p>458452</text:p>
          </table:table-cell>
          <table:table-cell/>
          <table:table-cell office:value-type="float" office:value="726447" calcext:value-type="float">
            <text:p>726447</text:p>
          </table:table-cell>
          <table:table-cell/>
          <table:table-cell office:value-type="float" office:value="875512" calcext:value-type="float">
            <text:p>875512</text:p>
          </table:table-cell>
          <table:table-cell/>
          <table:table-cell office:value-type="float" office:value="1072026" calcext:value-type="float">
            <text:p>1072026</text:p>
          </table:table-cell>
          <table:table-cell/>
          <table:table-cell office:value-type="float" office:value="937042" calcext:value-type="float">
            <text:p>93704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02636" calcext:value-type="float">
            <text:p>602636</text:p>
          </table:table-cell>
          <table:table-cell/>
          <table:table-cell office:value-type="float" office:value="835509" calcext:value-type="float">
            <text:p>835509</text:p>
          </table:table-cell>
          <table:table-cell/>
          <table:table-cell office:value-type="float" office:value="1159420" calcext:value-type="float">
            <text:p>1159420</text:p>
          </table:table-cell>
          <table:table-cell/>
          <table:table-cell office:value-type="float" office:value="1134751" calcext:value-type="float">
            <text:p>1134751</text:p>
          </table:table-cell>
          <table:table-cell/>
          <table:table-cell office:value-type="float" office:value="1452894" calcext:value-type="float">
            <text:p>1452894</text:p>
          </table:table-cell>
          <table:table-cell/>
          <table:table-cell office:value-type="float" office:value="1807909" calcext:value-type="float">
            <text:p>180790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25458" calcext:value-type="float">
            <text:p>625458</text:p>
          </table:table-cell>
          <table:table-cell/>
          <table:table-cell office:value-type="float" office:value="1098712" calcext:value-type="float">
            <text:p>1098712</text:p>
          </table:table-cell>
          <table:table-cell/>
          <table:table-cell office:value-type="float" office:value="1316195" calcext:value-type="float">
            <text:p>1316195</text:p>
          </table:table-cell>
          <table:table-cell/>
          <table:table-cell office:value-type="float" office:value="1733243" calcext:value-type="float">
            <text:p>1733243</text:p>
          </table:table-cell>
          <table:table-cell/>
          <table:table-cell office:value-type="float" office:value="1847041" calcext:value-type="float">
            <text:p>1847041</text:p>
          </table:table-cell>
          <table:table-cell/>
          <table:table-cell office:value-type="float" office:value="2186165" calcext:value-type="float">
            <text:p>2186165</text:p>
          </table:table-cell>
          <table:table-cell/>
          <table:table-cell office:value-type="float" office:value="2224152" calcext:value-type="float">
            <text:p>222415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95652" calcext:value-type="float">
            <text:p>695652</text:p>
          </table:table-cell>
          <table:table-cell/>
          <table:table-cell office:value-type="float" office:value="1108465" calcext:value-type="float">
            <text:p>1108465</text:p>
          </table:table-cell>
          <table:table-cell/>
          <table:table-cell office:value-type="float" office:value="1648953" calcext:value-type="float">
            <text:p>1648953</text:p>
          </table:table-cell>
          <table:table-cell/>
          <table:table-cell office:value-type="float" office:value="2182438" calcext:value-type="float">
            <text:p>2182438</text:p>
          </table:table-cell>
          <table:table-cell/>
          <table:table-cell office:value-type="float" office:value="2298025" calcext:value-type="float">
            <text:p>2298025</text:p>
          </table:table-cell>
          <table:table-cell/>
          <table:table-cell office:value-type="float" office:value="2631038" calcext:value-type="float">
            <text:p>2631038</text:p>
          </table:table-cell>
          <table:table-cell/>
          <table:table-cell office:value-type="float" office:value="2579345" calcext:value-type="float">
            <text:p>2579345</text:p>
          </table:table-cell>
          <table:table-cell/>
          <table:table-cell office:value-type="float" office:value="2620266" calcext:value-type="float">
            <text:p>262026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12397" calcext:value-type="float">
            <text:p>712397</text:p>
          </table:table-cell>
          <table:table-cell/>
          <table:table-cell office:value-type="float" office:value="1067111" calcext:value-type="float">
            <text:p>1067111</text:p>
          </table:table-cell>
          <table:table-cell/>
          <table:table-cell office:value-type="float" office:value="1714668" calcext:value-type="float">
            <text:p>1714668</text:p>
          </table:table-cell>
          <table:table-cell/>
          <table:table-cell office:value-type="float" office:value="2342713" calcext:value-type="float">
            <text:p>2342713</text:p>
          </table:table-cell>
          <table:table-cell/>
          <table:table-cell office:value-type="float" office:value="2337365" calcext:value-type="float">
            <text:p>2337365</text:p>
          </table:table-cell>
          <table:table-cell/>
          <table:table-cell office:value-type="float" office:value="2841287" calcext:value-type="float">
            <text:p>2841287</text:p>
          </table:table-cell>
          <table:table-cell/>
          <table:table-cell office:value-type="float" office:value="3199999" calcext:value-type="float">
            <text:p>3199999</text:p>
          </table:table-cell>
          <table:table-cell/>
          <table:table-cell office:value-type="float" office:value="2962962" calcext:value-type="float">
            <text:p>2962962</text:p>
          </table:table-cell>
          <table:table-cell/>
          <table:table-cell office:value-type="float" office:value="2532772" calcext:value-type="float">
            <text:p>253277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65323" calcext:value-type="float">
            <text:p>665323</text:p>
          </table:table-cell>
          <table:table-cell/>
          <table:table-cell office:value-type="float" office:value="1171758" calcext:value-type="float">
            <text:p>1171758</text:p>
          </table:table-cell>
          <table:table-cell/>
          <table:table-cell office:value-type="float" office:value="1362517" calcext:value-type="float">
            <text:p>1362517</text:p>
          </table:table-cell>
          <table:table-cell/>
          <table:table-cell office:value-type="float" office:value="2267493" calcext:value-type="float">
            <text:p>2267493</text:p>
          </table:table-cell>
          <table:table-cell/>
          <table:table-cell office:value-type="float" office:value="2547897" calcext:value-type="float">
            <text:p>2547897</text:p>
          </table:table-cell>
          <table:table-cell/>
          <table:table-cell office:value-type="float" office:value="3182595" calcext:value-type="float">
            <text:p>3182595</text:p>
          </table:table-cell>
          <table:table-cell/>
          <table:table-cell office:value-type="float" office:value="3063575" calcext:value-type="float">
            <text:p>3063575</text:p>
          </table:table-cell>
          <table:table-cell/>
          <table:table-cell office:value-type="float" office:value="3296844" calcext:value-type="float">
            <text:p>3296844</text:p>
          </table:table-cell>
          <table:table-cell/>
          <table:table-cell office:value-type="float" office:value="3490115" calcext:value-type="float">
            <text:p>3490115</text:p>
          </table:table-cell>
          <table:table-cell/>
          <table:table-cell office:value-type="float" office:value="3319286" calcext:value-type="float">
            <text:p>331928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59326" calcext:value-type="float">
            <text:p>659326</text:p>
          </table:table-cell>
          <table:table-cell/>
          <table:table-cell office:value-type="float" office:value="1075122" calcext:value-type="float">
            <text:p>1075122</text:p>
          </table:table-cell>
          <table:table-cell/>
          <table:table-cell office:value-type="float" office:value="1584587" calcext:value-type="float">
            <text:p>1584587</text:p>
          </table:table-cell>
          <table:table-cell/>
          <table:table-cell office:value-type="float" office:value="2026819" calcext:value-type="float">
            <text:p>2026819</text:p>
          </table:table-cell>
          <table:table-cell/>
          <table:table-cell office:value-type="float" office:value="2389871" calcext:value-type="float">
            <text:p>2389871</text:p>
          </table:table-cell>
          <table:table-cell/>
          <table:table-cell office:value-type="float" office:value="2603775" calcext:value-type="float">
            <text:p>2603775</text:p>
          </table:table-cell>
          <table:table-cell/>
          <table:table-cell office:value-type="float" office:value="2722680" calcext:value-type="float">
            <text:p>2722680</text:p>
          </table:table-cell>
          <table:table-cell/>
          <table:table-cell office:value-type="float" office:value="2819965" calcext:value-type="float">
            <text:p>2819965</text:p>
          </table:table-cell>
          <table:table-cell/>
          <table:table-cell office:value-type="float" office:value="2861534" calcext:value-type="float">
            <text:p>2861534</text:p>
          </table:table-cell>
          <table:table-cell/>
          <table:table-cell office:value-type="float" office:value="2730484" calcext:value-type="float">
            <text:p>2730484</text:p>
          </table:table-cell>
          <table:table-cell/>
          <table:table-cell office:value-type="float" office:value="2411965" calcext:value-type="float">
            <text:p>241196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71767" calcext:value-type="float">
            <text:p>671767</text:p>
          </table:table-cell>
          <table:table-cell/>
          <table:table-cell office:value-type="float" office:value="1069661" calcext:value-type="float">
            <text:p>1069661</text:p>
          </table:table-cell>
          <table:table-cell/>
          <table:table-cell office:value-type="float" office:value="1579058" calcext:value-type="float">
            <text:p>1579058</text:p>
          </table:table-cell>
          <table:table-cell/>
          <table:table-cell office:value-type="float" office:value="1990813" calcext:value-type="float">
            <text:p>1990813</text:p>
          </table:table-cell>
          <table:table-cell/>
          <table:table-cell office:value-type="float" office:value="2306825" calcext:value-type="float">
            <text:p>2306825</text:p>
          </table:table-cell>
          <table:table-cell/>
          <table:table-cell office:value-type="float" office:value="2471713" calcext:value-type="float">
            <text:p>2471713</text:p>
          </table:table-cell>
          <table:table-cell/>
          <table:table-cell office:value-type="float" office:value="2576667" calcext:value-type="float">
            <text:p>2576667</text:p>
          </table:table-cell>
          <table:table-cell/>
          <table:table-cell office:value-type="float" office:value="2827460" calcext:value-type="float">
            <text:p>2827460</text:p>
          </table:table-cell>
          <table:table-cell/>
          <table:table-cell office:value-type="float" office:value="2847707" calcext:value-type="float">
            <text:p>2847707</text:p>
          </table:table-cell>
          <table:table-cell/>
          <table:table-cell office:value-type="float" office:value="2874184" calcext:value-type="float">
            <text:p>2874184</text:p>
          </table:table-cell>
          <table:table-cell/>
          <table:table-cell office:value-type="float" office:value="2583086" calcext:value-type="float">
            <text:p>2583086</text:p>
          </table:table-cell>
          <table:table-cell/>
          <table:table-cell office:value-type="float" office:value="2564728" calcext:value-type="float">
            <text:p>256472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80907" calcext:value-type="float">
            <text:p>680907</text:p>
          </table:table-cell>
          <table:table-cell/>
          <table:table-cell office:value-type="float" office:value="1088124" calcext:value-type="float">
            <text:p>1088124</text:p>
          </table:table-cell>
          <table:table-cell/>
          <table:table-cell office:value-type="float" office:value="1557103" calcext:value-type="float">
            <text:p>1557103</text:p>
          </table:table-cell>
          <table:table-cell/>
          <table:table-cell office:value-type="float" office:value="1998438" calcext:value-type="float">
            <text:p>1998438</text:p>
          </table:table-cell>
          <table:table-cell/>
          <table:table-cell office:value-type="float" office:value="2327934" calcext:value-type="float">
            <text:p>2327934</text:p>
          </table:table-cell>
          <table:table-cell/>
          <table:table-cell office:value-type="float" office:value="2540351" calcext:value-type="float">
            <text:p>2540351</text:p>
          </table:table-cell>
          <table:table-cell/>
          <table:table-cell office:value-type="float" office:value="2703719" calcext:value-type="float">
            <text:p>2703719</text:p>
          </table:table-cell>
          <table:table-cell/>
          <table:table-cell office:value-type="float" office:value="2744112" calcext:value-type="float">
            <text:p>2744112</text:p>
          </table:table-cell>
          <table:table-cell/>
          <table:table-cell office:value-type="float" office:value="2827313" calcext:value-type="float">
            <text:p>2827313</text:p>
          </table:table-cell>
          <table:table-cell/>
          <table:table-cell office:value-type="float" office:value="2781474" calcext:value-type="float">
            <text:p>2781474</text:p>
          </table:table-cell>
          <table:table-cell/>
          <table:table-cell office:value-type="float" office:value="2679488" calcext:value-type="float">
            <text:p>2679488</text:p>
          </table:table-cell>
          <table:table-cell/>
          <table:table-cell office:value-type="float" office:value="1935910" calcext:value-type="float">
            <text:p>1935910</text:p>
          </table:table-cell>
          <table:table-cell/>
          <table:table-cell office:value-type="float" office:value="2505543" calcext:value-type="float">
            <text:p>25055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62420" calcext:value-type="float">
            <text:p>2262420</text:p>
          </table:table-cell>
          <table:table-cell/>
          <table:table-cell office:value-type="float" office:value="2515043" calcext:value-type="float">
            <text:p>2515043</text:p>
          </table:table-cell>
          <table:table-cell/>
          <table:table-cell office:value-type="float" office:value="2643902" calcext:value-type="float">
            <text:p>2643902</text:p>
          </table:table-cell>
          <table:table-cell/>
          <table:table-cell office:value-type="float" office:value="1954781" calcext:value-type="float">
            <text:p>1954781</text:p>
          </table:table-cell>
          <table:table-cell/>
          <table:table-cell office:value-type="float" office:value="2823610" calcext:value-type="float">
            <text:p>2823610</text:p>
          </table:table-cell>
          <table:table-cell/>
          <table:table-cell office:value-type="float" office:value="2767240" calcext:value-type="float">
            <text:p>2767240</text:p>
          </table:table-cell>
          <table:table-cell/>
          <table:table-cell office:value-type="float" office:value="2714785" calcext:value-type="float">
            <text:p>2714785</text:p>
          </table:table-cell>
          <table:table-cell/>
          <table:table-cell office:value-type="float" office:value="2433026" calcext:value-type="float">
            <text:p>2433026</text:p>
          </table:table-cell>
          <table:table-cell/>
          <table:table-cell office:value-type="float" office:value="2548194" calcext:value-type="float">
            <text:p>25481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52707" calcext:value-type="float">
            <text:p>2252707</text:p>
          </table:table-cell>
          <table:table-cell/>
          <table:table-cell office:value-type="float" office:value="2514889" calcext:value-type="float">
            <text:p>2514889</text:p>
          </table:table-cell>
          <table:table-cell/>
          <table:table-cell office:value-type="float" office:value="2655149" calcext:value-type="float">
            <text:p>2655149</text:p>
          </table:table-cell>
          <table:table-cell/>
          <table:table-cell office:value-type="float" office:value="2794735" calcext:value-type="float">
            <text:p>2794735</text:p>
          </table:table-cell>
          <table:table-cell/>
          <table:table-cell office:value-type="float" office:value="2749558" calcext:value-type="float">
            <text:p>2749558</text:p>
          </table:table-cell>
          <table:table-cell/>
          <table:table-cell office:value-type="float" office:value="2830219" calcext:value-type="float">
            <text:p>2830219</text:p>
          </table:table-cell>
          <table:table-cell/>
          <table:table-cell office:value-type="float" office:value="2689406" calcext:value-type="float">
            <text:p>2689406</text:p>
          </table:table-cell>
          <table:table-cell/>
          <table:table-cell office:value-type="float" office:value="2461446" calcext:value-type="float">
            <text:p>2461446</text:p>
          </table:table-cell>
          <table:table-cell/>
          <table:table-cell office:value-type="float" office:value="2449092" calcext:value-type="float">
            <text:p>24490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14044" calcext:value-type="float">
            <text:p>2114044</text:p>
          </table:table-cell>
          <table:table-cell/>
          <table:table-cell office:value-type="float" office:value="2452520" calcext:value-type="float">
            <text:p>2452520</text:p>
          </table:table-cell>
          <table:table-cell/>
          <table:table-cell office:value-type="float" office:value="2576601" calcext:value-type="float">
            <text:p>2576601</text:p>
          </table:table-cell>
          <table:table-cell/>
          <table:table-cell office:value-type="float" office:value="2663269" calcext:value-type="float">
            <text:p>2663269</text:p>
          </table:table-cell>
          <table:table-cell/>
          <table:table-cell office:value-type="float" office:value="2630114" calcext:value-type="float">
            <text:p>2630114</text:p>
          </table:table-cell>
          <table:table-cell/>
          <table:table-cell office:value-type="float" office:value="2751913" calcext:value-type="float">
            <text:p>2751913</text:p>
          </table:table-cell>
          <table:table-cell/>
          <table:table-cell office:value-type="float" office:value="2591687" calcext:value-type="float">
            <text:p>2591687</text:p>
          </table:table-cell>
          <table:table-cell/>
          <table:table-cell office:value-type="float" office:value="2502634" calcext:value-type="float">
            <text:p>2502634</text:p>
          </table:table-cell>
          <table:table-cell/>
          <table:table-cell office:value-type="float" office:value="2429459" calcext:value-type="float">
            <text:p>24294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86183" calcext:value-type="float">
            <text:p>1186183</text:p>
          </table:table-cell>
          <table:table-cell/>
          <table:table-cell office:value-type="float" office:value="1227497" calcext:value-type="float">
            <text:p>1227497</text:p>
          </table:table-cell>
          <table:table-cell/>
          <table:table-cell office:value-type="float" office:value="690587" calcext:value-type="float">
            <text:p>690587</text:p>
          </table:table-cell>
          <table:table-cell/>
          <table:table-cell office:value-type="float" office:value="1158172" calcext:value-type="float">
            <text:p>1158172</text:p>
          </table:table-cell>
          <table:table-cell/>
          <table:table-cell office:value-type="float" office:value="1166751" calcext:value-type="float">
            <text:p>1166751</text:p>
          </table:table-cell>
          <table:table-cell/>
          <table:table-cell office:value-type="float" office:value="753184" calcext:value-type="float">
            <text:p>753184</text:p>
          </table:table-cell>
          <table:table-cell/>
          <table:table-cell office:value-type="float" office:value="1095573" calcext:value-type="float">
            <text:p>1095573</text:p>
          </table:table-cell>
          <table:table-cell/>
          <table:table-cell office:value-type="float" office:value="747051" calcext:value-type="float">
            <text:p>747051</text:p>
          </table:table-cell>
          <table:table-cell/>
          <table:table-cell office:value-type="float" office:value="659037" calcext:value-type="float">
            <text:p>6590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5870" calcext:value-type="float">
            <text:p>865870</text:p>
          </table:table-cell>
          <table:table-cell/>
          <table:table-cell office:value-type="float" office:value="497220" calcext:value-type="float">
            <text:p>497220</text:p>
          </table:table-cell>
          <table:table-cell/>
          <table:table-cell office:value-type="float" office:value="476125" calcext:value-type="float">
            <text:p>476125</text:p>
          </table:table-cell>
          <table:table-cell/>
          <table:table-cell office:value-type="float" office:value="336437" calcext:value-type="float">
            <text:p>336437</text:p>
          </table:table-cell>
          <table:table-cell/>
          <table:table-cell office:value-type="float" office:value="894141" calcext:value-type="float">
            <text:p>894141</text:p>
          </table:table-cell>
          <table:table-cell/>
          <table:table-cell office:value-type="float" office:value="883012" calcext:value-type="float">
            <text:p>883012</text:p>
          </table:table-cell>
          <table:table-cell/>
          <table:table-cell office:value-type="float" office:value="266495" calcext:value-type="float">
            <text:p>266495</text:p>
          </table:table-cell>
          <table:table-cell/>
          <table:table-cell office:value-type="float" office:value="865860" calcext:value-type="float">
            <text:p>865860</text:p>
          </table:table-cell>
          <table:table-cell/>
          <table:table-cell office:value-type="float" office:value="463234" calcext:value-type="float">
            <text:p>4632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7574" calcext:value-type="float">
            <text:p>397574</text:p>
          </table:table-cell>
          <table:table-cell/>
          <table:table-cell office:value-type="float" office:value="105062" calcext:value-type="float">
            <text:p>105062</text:p>
          </table:table-cell>
          <table:table-cell/>
          <table:table-cell office:value-type="float" office:value="422136" calcext:value-type="float">
            <text:p>422136</text:p>
          </table:table-cell>
          <table:table-cell/>
          <table:table-cell office:value-type="float" office:value="217744" calcext:value-type="float">
            <text:p>217744</text:p>
          </table:table-cell>
          <table:table-cell/>
          <table:table-cell office:value-type="float" office:value="773516" calcext:value-type="float">
            <text:p>773516</text:p>
          </table:table-cell>
          <table:table-cell/>
          <table:table-cell office:value-type="float" office:value="405687" calcext:value-type="float">
            <text:p>405687</text:p>
          </table:table-cell>
          <table:table-cell/>
          <table:table-cell office:value-type="float" office:value="426617" calcext:value-type="float">
            <text:p>426617</text:p>
          </table:table-cell>
          <table:table-cell/>
          <table:table-cell office:value-type="float" office:value="227459" calcext:value-type="float">
            <text:p>227459</text:p>
          </table:table-cell>
          <table:table-cell/>
          <table:table-cell office:value-type="float" office:value="258523" calcext:value-type="float">
            <text:p>2585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9777" calcext:value-type="float">
            <text:p>529777</text:p>
          </table:table-cell>
          <table:table-cell/>
          <table:table-cell office:value-type="float" office:value="376844" calcext:value-type="float">
            <text:p>376844</text:p>
          </table:table-cell>
          <table:table-cell/>
          <table:table-cell office:value-type="float" office:value="424958" calcext:value-type="float">
            <text:p>424958</text:p>
          </table:table-cell>
          <table:table-cell/>
          <table:table-cell office:value-type="float" office:value="744424" calcext:value-type="float">
            <text:p>744424</text:p>
          </table:table-cell>
          <table:table-cell/>
          <table:table-cell office:value-type="float" office:value="580366" calcext:value-type="float">
            <text:p>580366</text:p>
          </table:table-cell>
          <table:table-cell/>
          <table:table-cell office:value-type="float" office:value="746320" calcext:value-type="float">
            <text:p>746320</text:p>
          </table:table-cell>
          <table:table-cell/>
          <table:table-cell office:value-type="float" office:value="508148" calcext:value-type="float">
            <text:p>508148</text:p>
          </table:table-cell>
          <table:table-cell/>
          <table:table-cell office:value-type="float" office:value="742691" calcext:value-type="float">
            <text:p>742691</text:p>
          </table:table-cell>
          <table:table-cell/>
          <table:table-cell office:value-type="float" office:value="482276" calcext:value-type="float">
            <text:p>4822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0204" calcext:value-type="float">
            <text:p>340204</text:p>
          </table:table-cell>
          <table:table-cell/>
          <table:table-cell office:value-type="float" office:value="376814" calcext:value-type="float">
            <text:p>376814</text:p>
          </table:table-cell>
          <table:table-cell/>
          <table:table-cell office:value-type="float" office:value="523879" calcext:value-type="float">
            <text:p>523879</text:p>
          </table:table-cell>
          <table:table-cell/>
          <table:table-cell office:value-type="float" office:value="363553" calcext:value-type="float">
            <text:p>363553</text:p>
          </table:table-cell>
          <table:table-cell/>
          <table:table-cell office:value-type="float" office:value="527814" calcext:value-type="float">
            <text:p>527814</text:p>
          </table:table-cell>
          <table:table-cell/>
          <table:table-cell office:value-type="float" office:value="366096" calcext:value-type="float">
            <text:p>366096</text:p>
          </table:table-cell>
          <table:table-cell/>
          <table:table-cell office:value-type="float" office:value="647103" calcext:value-type="float">
            <text:p>647103</text:p>
          </table:table-cell>
          <table:table-cell/>
          <table:table-cell office:value-type="float" office:value="414144" calcext:value-type="float">
            <text:p>414144</text:p>
          </table:table-cell>
          <table:table-cell/>
          <table:table-cell office:value-type="float" office:value="596835" calcext:value-type="float">
            <text:p>59683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21359" calcext:value-type="float">
            <text:p>621359</text:p>
          </table:table-cell>
          <table:table-cell/>
          <table:table-cell office:value-type="float" office:value="1042345" calcext:value-type="float">
            <text:p>1042345</text:p>
          </table:table-cell>
          <table:table-cell/>
          <table:table-cell office:value-type="float" office:value="1394335" calcext:value-type="float">
            <text:p>1394335</text:p>
          </table:table-cell>
          <table:table-cell/>
          <table:table-cell office:value-type="float" office:value="1797752" calcext:value-type="float">
            <text:p>1797752</text:p>
          </table:table-cell>
          <table:table-cell/>
          <table:table-cell office:value-type="float" office:value="1893491" calcext:value-type="float">
            <text:p>189349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38177" calcext:value-type="float">
            <text:p>738177</text:p>
          </table:table-cell>
          <table:table-cell/>
          <table:table-cell office:value-type="float" office:value="1168949" calcext:value-type="float">
            <text:p>1168949</text:p>
          </table:table-cell>
          <table:table-cell/>
          <table:table-cell office:value-type="float" office:value="1560975" calcext:value-type="float">
            <text:p>1560975</text:p>
          </table:table-cell>
          <table:table-cell/>
          <table:table-cell office:value-type="float" office:value="2237762" calcext:value-type="float">
            <text:p>2237762</text:p>
          </table:table-cell>
          <table:table-cell/>
          <table:table-cell office:value-type="float" office:value="2388059" calcext:value-type="float">
            <text:p>2388059</text:p>
          </table:table-cell>
          <table:table-cell/>
          <table:table-cell office:value-type="float" office:value="2694736" calcext:value-type="float">
            <text:p>269473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66926" calcext:value-type="float">
            <text:p>766926</text:p>
          </table:table-cell>
          <table:table-cell/>
          <table:table-cell office:value-type="float" office:value="1343832" calcext:value-type="float">
            <text:p>1343832</text:p>
          </table:table-cell>
          <table:table-cell/>
          <table:table-cell office:value-type="float" office:value="1924812" calcext:value-type="float">
            <text:p>1924812</text:p>
          </table:table-cell>
          <table:table-cell/>
          <table:table-cell office:value-type="float" office:value="2596348" calcext:value-type="float">
            <text:p>2596348</text:p>
          </table:table-cell>
          <table:table-cell/>
          <table:table-cell office:value-type="float" office:value="3043995" calcext:value-type="float">
            <text:p>3043995</text:p>
          </table:table-cell>
          <table:table-cell/>
          <table:table-cell office:value-type="float" office:value="3363994" calcext:value-type="float">
            <text:p>3363994</text:p>
          </table:table-cell>
          <table:table-cell/>
          <table:table-cell office:value-type="float" office:value="1399671" calcext:value-type="float">
            <text:p>13996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88056" calcext:value-type="float">
            <text:p>788056</text:p>
          </table:table-cell>
          <table:table-cell/>
          <table:table-cell office:value-type="float" office:value="1371183" calcext:value-type="float">
            <text:p>1371183</text:p>
          </table:table-cell>
          <table:table-cell/>
          <table:table-cell office:value-type="float" office:value="2156697" calcext:value-type="float">
            <text:p>2156697</text:p>
          </table:table-cell>
          <table:table-cell/>
          <table:table-cell office:value-type="float" office:value="3011764" calcext:value-type="float">
            <text:p>3011764</text:p>
          </table:table-cell>
          <table:table-cell/>
          <table:table-cell office:value-type="float" office:value="3644128" calcext:value-type="float">
            <text:p>3644128</text:p>
          </table:table-cell>
          <table:table-cell/>
          <table:table-cell office:value-type="float" office:value="3497267" calcext:value-type="float">
            <text:p>3497267</text:p>
          </table:table-cell>
          <table:table-cell/>
          <table:table-cell office:value-type="float" office:value="2196482" calcext:value-type="float">
            <text:p>2196482</text:p>
          </table:table-cell>
          <table:table-cell/>
          <table:table-cell office:value-type="float" office:value="1509879" calcext:value-type="float">
            <text:p>15098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07889" calcext:value-type="float">
            <text:p>807889</text:p>
          </table:table-cell>
          <table:table-cell/>
          <table:table-cell office:value-type="float" office:value="1358090" calcext:value-type="float">
            <text:p>1358090</text:p>
          </table:table-cell>
          <table:table-cell/>
          <table:table-cell office:value-type="float" office:value="2180114" calcext:value-type="float">
            <text:p>2180114</text:p>
          </table:table-cell>
          <table:table-cell/>
          <table:table-cell office:value-type="float" office:value="3093655" calcext:value-type="float">
            <text:p>3093655</text:p>
          </table:table-cell>
          <table:table-cell/>
          <table:table-cell office:value-type="float" office:value="3822321" calcext:value-type="float">
            <text:p>3822321</text:p>
          </table:table-cell>
          <table:table-cell/>
          <table:table-cell office:value-type="float" office:value="3720930" calcext:value-type="float">
            <text:p>3720930</text:p>
          </table:table-cell>
          <table:table-cell/>
          <table:table-cell office:value-type="float" office:value="3101150" calcext:value-type="float">
            <text:p>3101150</text:p>
          </table:table-cell>
          <table:table-cell/>
          <table:table-cell office:value-type="float" office:value="2255009" calcext:value-type="float">
            <text:p>2255009</text:p>
          </table:table-cell>
          <table:table-cell/>
          <table:table-cell office:value-type="float" office:value="1526763" calcext:value-type="float">
            <text:p>152676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33944" calcext:value-type="float">
            <text:p>833944</text:p>
          </table:table-cell>
          <table:table-cell/>
          <table:table-cell office:value-type="float" office:value="1420348" calcext:value-type="float">
            <text:p>1420348</text:p>
          </table:table-cell>
          <table:table-cell/>
          <table:table-cell office:value-type="float" office:value="2272273" calcext:value-type="float">
            <text:p>2272273</text:p>
          </table:table-cell>
          <table:table-cell/>
          <table:table-cell office:value-type="float" office:value="2878021" calcext:value-type="float">
            <text:p>2878021</text:p>
          </table:table-cell>
          <table:table-cell/>
          <table:table-cell office:value-type="float" office:value="4213991" calcext:value-type="float">
            <text:p>4213991</text:p>
          </table:table-cell>
          <table:table-cell/>
          <table:table-cell office:value-type="float" office:value="4663023" calcext:value-type="float">
            <text:p>4663023</text:p>
          </table:table-cell>
          <table:table-cell/>
          <table:table-cell office:value-type="float" office:value="3766090" calcext:value-type="float">
            <text:p>3766090</text:p>
          </table:table-cell>
          <table:table-cell/>
          <table:table-cell office:value-type="float" office:value="3051706" calcext:value-type="float">
            <text:p>3051706</text:p>
          </table:table-cell>
          <table:table-cell/>
          <table:table-cell office:value-type="float" office:value="2534026" calcext:value-type="float">
            <text:p>2534026</text:p>
          </table:table-cell>
          <table:table-cell/>
          <table:table-cell office:value-type="float" office:value="1656555" calcext:value-type="float">
            <text:p>16565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85959" calcext:value-type="float">
            <text:p>685959</text:p>
          </table:table-cell>
          <table:table-cell/>
          <table:table-cell office:value-type="float" office:value="1142825" calcext:value-type="float">
            <text:p>1142825</text:p>
          </table:table-cell>
          <table:table-cell/>
          <table:table-cell office:value-type="float" office:value="1731265" calcext:value-type="float">
            <text:p>1731265</text:p>
          </table:table-cell>
          <table:table-cell/>
          <table:table-cell office:value-type="float" office:value="2296350" calcext:value-type="float">
            <text:p>2296350</text:p>
          </table:table-cell>
          <table:table-cell/>
          <table:table-cell office:value-type="float" office:value="2725760" calcext:value-type="float">
            <text:p>2725760</text:p>
          </table:table-cell>
          <table:table-cell/>
          <table:table-cell office:value-type="float" office:value="2903317" calcext:value-type="float">
            <text:p>2903317</text:p>
          </table:table-cell>
          <table:table-cell/>
          <table:table-cell office:value-type="float" office:value="2656635" calcext:value-type="float">
            <text:p>2656635</text:p>
          </table:table-cell>
          <table:table-cell/>
          <table:table-cell office:value-type="float" office:value="2516279" calcext:value-type="float">
            <text:p>2516279</text:p>
          </table:table-cell>
          <table:table-cell/>
          <table:table-cell office:value-type="float" office:value="2255258" calcext:value-type="float">
            <text:p>2255258</text:p>
          </table:table-cell>
          <table:table-cell/>
          <table:table-cell office:value-type="float" office:value="1793894" calcext:value-type="float">
            <text:p>1793894</text:p>
          </table:table-cell>
          <table:table-cell/>
          <table:table-cell office:value-type="float" office:value="1365014" calcext:value-type="float">
            <text:p>136501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3937" calcext:value-type="float">
            <text:p>683937</text:p>
          </table:table-cell>
          <table:table-cell/>
          <table:table-cell office:value-type="float" office:value="1147547" calcext:value-type="float">
            <text:p>1147547</text:p>
          </table:table-cell>
          <table:table-cell/>
          <table:table-cell office:value-type="float" office:value="1674536" calcext:value-type="float">
            <text:p>1674536</text:p>
          </table:table-cell>
          <table:table-cell/>
          <table:table-cell office:value-type="float" office:value="2230268" calcext:value-type="float">
            <text:p>2230268</text:p>
          </table:table-cell>
          <table:table-cell/>
          <table:table-cell office:value-type="float" office:value="2622363" calcext:value-type="float">
            <text:p>2622363</text:p>
          </table:table-cell>
          <table:table-cell/>
          <table:table-cell office:value-type="float" office:value="2727212" calcext:value-type="float">
            <text:p>2727212</text:p>
          </table:table-cell>
          <table:table-cell/>
          <table:table-cell office:value-type="float" office:value="2654655" calcext:value-type="float">
            <text:p>2654655</text:p>
          </table:table-cell>
          <table:table-cell/>
          <table:table-cell office:value-type="float" office:value="2540470" calcext:value-type="float">
            <text:p>2540470</text:p>
          </table:table-cell>
          <table:table-cell/>
          <table:table-cell office:value-type="float" office:value="2539288" calcext:value-type="float">
            <text:p>2539288</text:p>
          </table:table-cell>
          <table:table-cell/>
          <table:table-cell office:value-type="float" office:value="2165935" calcext:value-type="float">
            <text:p>2165935</text:p>
          </table:table-cell>
          <table:table-cell/>
          <table:table-cell office:value-type="float" office:value="1686811" calcext:value-type="float">
            <text:p>1686811</text:p>
          </table:table-cell>
          <table:table-cell/>
          <table:table-cell office:value-type="float" office:value="1197065" calcext:value-type="float">
            <text:p>119706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74002" calcext:value-type="float">
            <text:p>674002</text:p>
          </table:table-cell>
          <table:table-cell/>
          <table:table-cell office:value-type="float" office:value="1109989" calcext:value-type="float">
            <text:p>1109989</text:p>
          </table:table-cell>
          <table:table-cell/>
          <table:table-cell office:value-type="float" office:value="1604418" calcext:value-type="float">
            <text:p>1604418</text:p>
          </table:table-cell>
          <table:table-cell/>
          <table:table-cell office:value-type="float" office:value="2166593" calcext:value-type="float">
            <text:p>2166593</text:p>
          </table:table-cell>
          <table:table-cell/>
          <table:table-cell office:value-type="float" office:value="2531911" calcext:value-type="float">
            <text:p>2531911</text:p>
          </table:table-cell>
          <table:table-cell/>
          <table:table-cell office:value-type="float" office:value="2513577" calcext:value-type="float">
            <text:p>2513577</text:p>
          </table:table-cell>
          <table:table-cell/>
          <table:table-cell office:value-type="float" office:value="2510149" calcext:value-type="float">
            <text:p>2510149</text:p>
          </table:table-cell>
          <table:table-cell/>
          <table:table-cell office:value-type="float" office:value="2507537" calcext:value-type="float">
            <text:p>2507537</text:p>
          </table:table-cell>
          <table:table-cell/>
          <table:table-cell office:value-type="float" office:value="2564728" calcext:value-type="float">
            <text:p>2564728</text:p>
          </table:table-cell>
          <table:table-cell/>
          <table:table-cell office:value-type="float" office:value="2380288" calcext:value-type="float">
            <text:p>2380288</text:p>
          </table:table-cell>
          <table:table-cell/>
          <table:table-cell office:value-type="float" office:value="1883586" calcext:value-type="float">
            <text:p>1883586</text:p>
          </table:table-cell>
          <table:table-cell/>
          <table:table-cell office:value-type="float" office:value="1109981" calcext:value-type="float">
            <text:p>1109981</text:p>
          </table:table-cell>
          <table:table-cell/>
          <table:table-cell office:value-type="float" office:value="1167092" calcext:value-type="float">
            <text:p>11670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9819" calcext:value-type="float">
            <text:p>2409819</text:p>
          </table:table-cell>
          <table:table-cell/>
          <table:table-cell office:value-type="float" office:value="2645268" calcext:value-type="float">
            <text:p>2645268</text:p>
          </table:table-cell>
          <table:table-cell/>
          <table:table-cell office:value-type="float" office:value="2531950" calcext:value-type="float">
            <text:p>2531950</text:p>
          </table:table-cell>
          <table:table-cell/>
          <table:table-cell office:value-type="float" office:value="2656268" calcext:value-type="float">
            <text:p>2656268</text:p>
          </table:table-cell>
          <table:table-cell/>
          <table:table-cell office:value-type="float" office:value="2542835" calcext:value-type="float">
            <text:p>2542835</text:p>
          </table:table-cell>
          <table:table-cell/>
          <table:table-cell office:value-type="float" office:value="2565049" calcext:value-type="float">
            <text:p>2565049</text:p>
          </table:table-cell>
          <table:table-cell/>
          <table:table-cell office:value-type="float" office:value="2090942" calcext:value-type="float">
            <text:p>2090942</text:p>
          </table:table-cell>
          <table:table-cell/>
          <table:table-cell office:value-type="float" office:value="1791932" calcext:value-type="float">
            <text:p>1791932</text:p>
          </table:table-cell>
          <table:table-cell/>
          <table:table-cell office:value-type="float" office:value="1503760" calcext:value-type="float">
            <text:p>15037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2267" calcext:value-type="float">
            <text:p>2432267</text:p>
          </table:table-cell>
          <table:table-cell/>
          <table:table-cell office:value-type="float" office:value="2579781" calcext:value-type="float">
            <text:p>2579781</text:p>
          </table:table-cell>
          <table:table-cell/>
          <table:table-cell office:value-type="float" office:value="2559530" calcext:value-type="float">
            <text:p>2559530</text:p>
          </table:table-cell>
          <table:table-cell/>
          <table:table-cell office:value-type="float" office:value="2648015" calcext:value-type="float">
            <text:p>2648015</text:p>
          </table:table-cell>
          <table:table-cell/>
          <table:table-cell office:value-type="float" office:value="2525861" calcext:value-type="float">
            <text:p>2525861</text:p>
          </table:table-cell>
          <table:table-cell/>
          <table:table-cell office:value-type="float" office:value="2576890" calcext:value-type="float">
            <text:p>2576890</text:p>
          </table:table-cell>
          <table:table-cell/>
          <table:table-cell office:value-type="float" office:value="2228244" calcext:value-type="float">
            <text:p>2228244</text:p>
          </table:table-cell>
          <table:table-cell/>
          <table:table-cell office:value-type="float" office:value="1853273" calcext:value-type="float">
            <text:p>1853273</text:p>
          </table:table-cell>
          <table:table-cell/>
          <table:table-cell office:value-type="float" office:value="1781503" calcext:value-type="float">
            <text:p>17815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33141" calcext:value-type="float">
            <text:p>2233141</text:p>
          </table:table-cell>
          <table:table-cell/>
          <table:table-cell office:value-type="float" office:value="2501359" calcext:value-type="float">
            <text:p>2501359</text:p>
          </table:table-cell>
          <table:table-cell/>
          <table:table-cell office:value-type="float" office:value="2370996" calcext:value-type="float">
            <text:p>2370996</text:p>
          </table:table-cell>
          <table:table-cell/>
          <table:table-cell office:value-type="float" office:value="2592923" calcext:value-type="float">
            <text:p>2592923</text:p>
          </table:table-cell>
          <table:table-cell/>
          <table:table-cell office:value-type="float" office:value="2374991" calcext:value-type="float">
            <text:p>2374991</text:p>
          </table:table-cell>
          <table:table-cell/>
          <table:table-cell office:value-type="float" office:value="2361729" calcext:value-type="float">
            <text:p>2361729</text:p>
          </table:table-cell>
          <table:table-cell/>
          <table:table-cell office:value-type="float" office:value="2209496" calcext:value-type="float">
            <text:p>2209496</text:p>
          </table:table-cell>
          <table:table-cell/>
          <table:table-cell office:value-type="float" office:value="1969988" calcext:value-type="float">
            <text:p>1969988</text:p>
          </table:table-cell>
          <table:table-cell/>
          <table:table-cell office:value-type="float" office:value="1733749" calcext:value-type="float">
            <text:p>17337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0209" calcext:value-type="float">
            <text:p>2410209</text:p>
          </table:table-cell>
          <table:table-cell/>
          <table:table-cell office:value-type="float" office:value="2551091" calcext:value-type="float">
            <text:p>2551091</text:p>
          </table:table-cell>
          <table:table-cell/>
          <table:table-cell office:value-type="float" office:value="2498241" calcext:value-type="float">
            <text:p>2498241</text:p>
          </table:table-cell>
          <table:table-cell/>
          <table:table-cell office:value-type="float" office:value="2534244" calcext:value-type="float">
            <text:p>2534244</text:p>
          </table:table-cell>
          <table:table-cell/>
          <table:table-cell office:value-type="float" office:value="2623635" calcext:value-type="float">
            <text:p>2623635</text:p>
          </table:table-cell>
          <table:table-cell/>
          <table:table-cell office:value-type="float" office:value="2550148" calcext:value-type="float">
            <text:p>2550148</text:p>
          </table:table-cell>
          <table:table-cell/>
          <table:table-cell office:value-type="float" office:value="2163564" calcext:value-type="float">
            <text:p>2163564</text:p>
          </table:table-cell>
          <table:table-cell/>
          <table:table-cell office:value-type="float" office:value="2067962" calcext:value-type="float">
            <text:p>2067962</text:p>
          </table:table-cell>
          <table:table-cell/>
          <table:table-cell office:value-type="float" office:value="1980430" calcext:value-type="float">
            <text:p>19804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9989" calcext:value-type="float">
            <text:p>2389989</text:p>
          </table:table-cell>
          <table:table-cell/>
          <table:table-cell office:value-type="float" office:value="2519511" calcext:value-type="float">
            <text:p>2519511</text:p>
          </table:table-cell>
          <table:table-cell/>
          <table:table-cell office:value-type="float" office:value="2533350" calcext:value-type="float">
            <text:p>2533350</text:p>
          </table:table-cell>
          <table:table-cell/>
          <table:table-cell office:value-type="float" office:value="2626669" calcext:value-type="float">
            <text:p>2626669</text:p>
          </table:table-cell>
          <table:table-cell/>
          <table:table-cell office:value-type="float" office:value="2619460" calcext:value-type="float">
            <text:p>2619460</text:p>
          </table:table-cell>
          <table:table-cell/>
          <table:table-cell office:value-type="float" office:value="2546969" calcext:value-type="float">
            <text:p>2546969</text:p>
          </table:table-cell>
          <table:table-cell/>
          <table:table-cell office:value-type="float" office:value="2227285" calcext:value-type="float">
            <text:p>2227285</text:p>
          </table:table-cell>
          <table:table-cell/>
          <table:table-cell office:value-type="float" office:value="2076926" calcext:value-type="float">
            <text:p>2076926</text:p>
          </table:table-cell>
          <table:table-cell/>
          <table:table-cell office:value-type="float" office:value="1979339" calcext:value-type="float">
            <text:p>19793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1311" calcext:value-type="float">
            <text:p>2321311</text:p>
          </table:table-cell>
          <table:table-cell/>
          <table:table-cell office:value-type="float" office:value="2530343" calcext:value-type="float">
            <text:p>2530343</text:p>
          </table:table-cell>
          <table:table-cell/>
          <table:table-cell office:value-type="float" office:value="2418771" calcext:value-type="float">
            <text:p>2418771</text:p>
          </table:table-cell>
          <table:table-cell/>
          <table:table-cell office:value-type="float" office:value="2587442" calcext:value-type="float">
            <text:p>2587442</text:p>
          </table:table-cell>
          <table:table-cell/>
          <table:table-cell office:value-type="float" office:value="2644013" calcext:value-type="float">
            <text:p>2644013</text:p>
          </table:table-cell>
          <table:table-cell/>
          <table:table-cell office:value-type="float" office:value="2455126" calcext:value-type="float">
            <text:p>2455126</text:p>
          </table:table-cell>
          <table:table-cell/>
          <table:table-cell office:value-type="float" office:value="2191244" calcext:value-type="float">
            <text:p>2191244</text:p>
          </table:table-cell>
          <table:table-cell/>
          <table:table-cell office:value-type="float" office:value="2023273" calcext:value-type="float">
            <text:p>2023273</text:p>
          </table:table-cell>
          <table:table-cell/>
          <table:table-cell office:value-type="float" office:value="1949426" calcext:value-type="float">
            <text:p>19494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4367" calcext:value-type="float">
            <text:p>394367</text:p>
          </table:table-cell>
          <table:table-cell/>
          <table:table-cell office:value-type="float" office:value="503201" calcext:value-type="float">
            <text:p>503201</text:p>
          </table:table-cell>
          <table:table-cell/>
          <table:table-cell office:value-type="float" office:value="509284" calcext:value-type="float">
            <text:p>509284</text:p>
          </table:table-cell>
          <table:table-cell/>
          <table:table-cell office:value-type="float" office:value="640029" calcext:value-type="float">
            <text:p>640029</text:p>
          </table:table-cell>
          <table:table-cell/>
          <table:table-cell office:value-type="float" office:value="675899" calcext:value-type="float">
            <text:p>675899</text:p>
          </table:table-cell>
          <table:table-cell/>
          <table:table-cell office:value-type="float" office:value="666047" calcext:value-type="float">
            <text:p>666047</text:p>
          </table:table-cell>
          <table:table-cell/>
          <table:table-cell office:value-type="float" office:value="631260" calcext:value-type="float">
            <text:p>631260</text:p>
          </table:table-cell>
          <table:table-cell/>
          <table:table-cell office:value-type="float" office:value="645533" calcext:value-type="float">
            <text:p>645533</text:p>
          </table:table-cell>
          <table:table-cell/>
          <table:table-cell office:value-type="float" office:value="623750" calcext:value-type="float">
            <text:p>6237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4201" calcext:value-type="float">
            <text:p>404201</text:p>
          </table:table-cell>
          <table:table-cell/>
          <table:table-cell office:value-type="float" office:value="508561" calcext:value-type="float">
            <text:p>508561</text:p>
          </table:table-cell>
          <table:table-cell/>
          <table:table-cell office:value-type="float" office:value="578796" calcext:value-type="float">
            <text:p>578796</text:p>
          </table:table-cell>
          <table:table-cell/>
          <table:table-cell office:value-type="float" office:value="621813" calcext:value-type="float">
            <text:p>621813</text:p>
          </table:table-cell>
          <table:table-cell/>
          <table:table-cell office:value-type="float" office:value="672828" calcext:value-type="float">
            <text:p>672828</text:p>
          </table:table-cell>
          <table:table-cell/>
          <table:table-cell office:value-type="float" office:value="632741" calcext:value-type="float">
            <text:p>632741</text:p>
          </table:table-cell>
          <table:table-cell/>
          <table:table-cell office:value-type="float" office:value="612303" calcext:value-type="float">
            <text:p>612303</text:p>
          </table:table-cell>
          <table:table-cell/>
          <table:table-cell office:value-type="float" office:value="648622" calcext:value-type="float">
            <text:p>648622</text:p>
          </table:table-cell>
          <table:table-cell/>
          <table:table-cell office:value-type="float" office:value="607294" calcext:value-type="float">
            <text:p>60729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34787" calcext:value-type="float">
            <text:p>734787</text:p>
          </table:table-cell>
          <table:table-cell/>
          <table:table-cell office:value-type="float" office:value="1194029" calcext:value-type="float">
            <text:p>1194029</text:p>
          </table:table-cell>
          <table:table-cell/>
          <table:table-cell office:value-type="float" office:value="1715817" calcext:value-type="float">
            <text:p>1715817</text:p>
          </table:table-cell>
          <table:table-cell/>
          <table:table-cell office:value-type="float" office:value="2261484" calcext:value-type="float">
            <text:p>2261484</text:p>
          </table:table-cell>
          <table:table-cell/>
          <table:table-cell office:value-type="float" office:value="2711864" calcext:value-type="float">
            <text:p>271186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79537" calcext:value-type="float">
            <text:p>779537</text:p>
          </table:table-cell>
          <table:table-cell/>
          <table:table-cell office:value-type="float" office:value="1304791" calcext:value-type="float">
            <text:p>1304791</text:p>
          </table:table-cell>
          <table:table-cell/>
          <table:table-cell office:value-type="float" office:value="1772853" calcext:value-type="float">
            <text:p>1772853</text:p>
          </table:table-cell>
          <table:table-cell/>
          <table:table-cell office:value-type="float" office:value="2788671" calcext:value-type="float">
            <text:p>2788671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3667621" calcext:value-type="float">
            <text:p>366762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98502" calcext:value-type="float">
            <text:p>798502</text:p>
          </table:table-cell>
          <table:table-cell/>
          <table:table-cell office:value-type="float" office:value="1410468" calcext:value-type="float">
            <text:p>1410468</text:p>
          </table:table-cell>
          <table:table-cell/>
          <table:table-cell office:value-type="float" office:value="2106995" calcext:value-type="float">
            <text:p>2106995</text:p>
          </table:table-cell>
          <table:table-cell/>
          <table:table-cell office:value-type="float" office:value="2922374" calcext:value-type="float">
            <text:p>2922374</text:p>
          </table:table-cell>
          <table:table-cell/>
          <table:table-cell office:value-type="float" office:value="3683453" calcext:value-type="float">
            <text:p>3683453</text:p>
          </table:table-cell>
          <table:table-cell/>
          <table:table-cell office:value-type="float" office:value="4203612" calcext:value-type="float">
            <text:p>4203612</text:p>
          </table:table-cell>
          <table:table-cell/>
          <table:table-cell office:value-type="float" office:value="4076433" calcext:value-type="float">
            <text:p>40764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81798" calcext:value-type="float">
            <text:p>781798</text:p>
          </table:table-cell>
          <table:table-cell/>
          <table:table-cell office:value-type="float" office:value="1429369" calcext:value-type="float">
            <text:p>1429369</text:p>
          </table:table-cell>
          <table:table-cell/>
          <table:table-cell office:value-type="float" office:value="2305267" calcext:value-type="float">
            <text:p>2305267</text:p>
          </table:table-cell>
          <table:table-cell/>
          <table:table-cell office:value-type="float" office:value="3307493" calcext:value-type="float">
            <text:p>3307493</text:p>
          </table:table-cell>
          <table:table-cell/>
          <table:table-cell office:value-type="float" office:value="4169381" calcext:value-type="float">
            <text:p>4169381</text:p>
          </table:table-cell>
          <table:table-cell/>
          <table:table-cell office:value-type="float" office:value="3570432" calcext:value-type="float">
            <text:p>3570432</text:p>
          </table:table-cell>
          <table:table-cell/>
          <table:table-cell office:value-type="float" office:value="4448305" calcext:value-type="float">
            <text:p>4448305</text:p>
          </table:table-cell>
          <table:table-cell/>
          <table:table-cell office:value-type="float" office:value="4518976" calcext:value-type="float">
            <text:p>451897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16782" calcext:value-type="float">
            <text:p>816782</text:p>
          </table:table-cell>
          <table:table-cell/>
          <table:table-cell office:value-type="float" office:value="1459729" calcext:value-type="float">
            <text:p>1459729</text:p>
          </table:table-cell>
          <table:table-cell/>
          <table:table-cell office:value-type="float" office:value="2188969" calcext:value-type="float">
            <text:p>2188969</text:p>
          </table:table-cell>
          <table:table-cell/>
          <table:table-cell office:value-type="float" office:value="3261146" calcext:value-type="float">
            <text:p>3261146</text:p>
          </table:table-cell>
          <table:table-cell/>
          <table:table-cell office:value-type="float" office:value="4164294" calcext:value-type="float">
            <text:p>4164294</text:p>
          </table:table-cell>
          <table:table-cell/>
          <table:table-cell office:value-type="float" office:value="4549089" calcext:value-type="float">
            <text:p>4549089</text:p>
          </table:table-cell>
          <table:table-cell/>
          <table:table-cell office:value-type="float" office:value="4796252" calcext:value-type="float">
            <text:p>4796252</text:p>
          </table:table-cell>
          <table:table-cell/>
          <table:table-cell office:value-type="float" office:value="4708045" calcext:value-type="float">
            <text:p>4708045</text:p>
          </table:table-cell>
          <table:table-cell/>
          <table:table-cell office:value-type="float" office:value="4581655" calcext:value-type="float">
            <text:p>45816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86693" calcext:value-type="float">
            <text:p>786693</text:p>
          </table:table-cell>
          <table:table-cell/>
          <table:table-cell office:value-type="float" office:value="1468837" calcext:value-type="float">
            <text:p>1468837</text:p>
          </table:table-cell>
          <table:table-cell/>
          <table:table-cell office:value-type="float" office:value="2358631" calcext:value-type="float">
            <text:p>2358631</text:p>
          </table:table-cell>
          <table:table-cell/>
          <table:table-cell office:value-type="float" office:value="3520715" calcext:value-type="float">
            <text:p>3520715</text:p>
          </table:table-cell>
          <table:table-cell/>
          <table:table-cell office:value-type="float" office:value="4479440" calcext:value-type="float">
            <text:p>4479440</text:p>
          </table:table-cell>
          <table:table-cell/>
          <table:table-cell office:value-type="float" office:value="5069306" calcext:value-type="float">
            <text:p>5069306</text:p>
          </table:table-cell>
          <table:table-cell/>
          <table:table-cell office:value-type="float" office:value="4883166" calcext:value-type="float">
            <text:p>4883166</text:p>
          </table:table-cell>
          <table:table-cell/>
          <table:table-cell office:value-type="float" office:value="5123842" calcext:value-type="float">
            <text:p>5123842</text:p>
          </table:table-cell>
          <table:table-cell/>
          <table:table-cell office:value-type="float" office:value="3494880" calcext:value-type="float">
            <text:p>3494880</text:p>
          </table:table-cell>
          <table:table-cell/>
          <table:table-cell office:value-type="float" office:value="4689718" calcext:value-type="float">
            <text:p>468971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99501" calcext:value-type="float">
            <text:p>699501</text:p>
          </table:table-cell>
          <table:table-cell/>
          <table:table-cell office:value-type="float" office:value="1087308" calcext:value-type="float">
            <text:p>1087308</text:p>
          </table:table-cell>
          <table:table-cell/>
          <table:table-cell office:value-type="float" office:value="1782419" calcext:value-type="float">
            <text:p>1782419</text:p>
          </table:table-cell>
          <table:table-cell/>
          <table:table-cell office:value-type="float" office:value="2421089" calcext:value-type="float">
            <text:p>2421089</text:p>
          </table:table-cell>
          <table:table-cell/>
          <table:table-cell office:value-type="float" office:value="2850581" calcext:value-type="float">
            <text:p>2850581</text:p>
          </table:table-cell>
          <table:table-cell/>
          <table:table-cell office:value-type="float" office:value="3095759" calcext:value-type="float">
            <text:p>3095759</text:p>
          </table:table-cell>
          <table:table-cell/>
          <table:table-cell office:value-type="float" office:value="2979992" calcext:value-type="float">
            <text:p>2979992</text:p>
          </table:table-cell>
          <table:table-cell/>
          <table:table-cell office:value-type="float" office:value="3223673" calcext:value-type="float">
            <text:p>3223673</text:p>
          </table:table-cell>
          <table:table-cell/>
          <table:table-cell office:value-type="float" office:value="3293663" calcext:value-type="float">
            <text:p>3293663</text:p>
          </table:table-cell>
          <table:table-cell/>
          <table:table-cell office:value-type="float" office:value="3175193" calcext:value-type="float">
            <text:p>3175193</text:p>
          </table:table-cell>
          <table:table-cell/>
          <table:table-cell office:value-type="float" office:value="2591748" calcext:value-type="float">
            <text:p>259174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03188" calcext:value-type="float">
            <text:p>703188</text:p>
          </table:table-cell>
          <table:table-cell/>
          <table:table-cell office:value-type="float" office:value="1075390" calcext:value-type="float">
            <text:p>1075390</text:p>
          </table:table-cell>
          <table:table-cell/>
          <table:table-cell office:value-type="float" office:value="1681237" calcext:value-type="float">
            <text:p>1681237</text:p>
          </table:table-cell>
          <table:table-cell/>
          <table:table-cell office:value-type="float" office:value="2283866" calcext:value-type="float">
            <text:p>2283866</text:p>
          </table:table-cell>
          <table:table-cell/>
          <table:table-cell office:value-type="float" office:value="2703362" calcext:value-type="float">
            <text:p>2703362</text:p>
          </table:table-cell>
          <table:table-cell/>
          <table:table-cell office:value-type="float" office:value="2896234" calcext:value-type="float">
            <text:p>2896234</text:p>
          </table:table-cell>
          <table:table-cell/>
          <table:table-cell office:value-type="float" office:value="2917898" calcext:value-type="float">
            <text:p>2917898</text:p>
          </table:table-cell>
          <table:table-cell/>
          <table:table-cell office:value-type="float" office:value="3065065" calcext:value-type="float">
            <text:p>3065065</text:p>
          </table:table-cell>
          <table:table-cell/>
          <table:table-cell office:value-type="float" office:value="3057058" calcext:value-type="float">
            <text:p>3057058</text:p>
          </table:table-cell>
          <table:table-cell/>
          <table:table-cell office:value-type="float" office:value="3001282" calcext:value-type="float">
            <text:p>3001282</text:p>
          </table:table-cell>
          <table:table-cell/>
          <table:table-cell office:value-type="float" office:value="2448296" calcext:value-type="float">
            <text:p>2448296</text:p>
          </table:table-cell>
          <table:table-cell/>
          <table:table-cell office:value-type="float" office:value="2225784" calcext:value-type="float">
            <text:p>222578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82228" calcext:value-type="float">
            <text:p>682228</text:p>
          </table:table-cell>
          <table:table-cell/>
          <table:table-cell office:value-type="float" office:value="1133793" calcext:value-type="float">
            <text:p>1133793</text:p>
          </table:table-cell>
          <table:table-cell/>
          <table:table-cell office:value-type="float" office:value="1691653" calcext:value-type="float">
            <text:p>1691653</text:p>
          </table:table-cell>
          <table:table-cell/>
          <table:table-cell office:value-type="float" office:value="2129894" calcext:value-type="float">
            <text:p>2129894</text:p>
          </table:table-cell>
          <table:table-cell/>
          <table:table-cell office:value-type="float" office:value="2689208" calcext:value-type="float">
            <text:p>2689208</text:p>
          </table:table-cell>
          <table:table-cell/>
          <table:table-cell office:value-type="float" office:value="2825314" calcext:value-type="float">
            <text:p>2825314</text:p>
          </table:table-cell>
          <table:table-cell/>
          <table:table-cell office:value-type="float" office:value="2759596" calcext:value-type="float">
            <text:p>2759596</text:p>
          </table:table-cell>
          <table:table-cell/>
          <table:table-cell office:value-type="float" office:value="2826435" calcext:value-type="float">
            <text:p>2826435</text:p>
          </table:table-cell>
          <table:table-cell/>
          <table:table-cell office:value-type="float" office:value="2760945" calcext:value-type="float">
            <text:p>2760945</text:p>
          </table:table-cell>
          <table:table-cell/>
          <table:table-cell office:value-type="float" office:value="2643859" calcext:value-type="float">
            <text:p>2643859</text:p>
          </table:table-cell>
          <table:table-cell/>
          <table:table-cell office:value-type="float" office:value="2293296" calcext:value-type="float">
            <text:p>2293296</text:p>
          </table:table-cell>
          <table:table-cell/>
          <table:table-cell office:value-type="float" office:value="1690972" calcext:value-type="float">
            <text:p>1690972</text:p>
          </table:table-cell>
          <table:table-cell/>
          <table:table-cell office:value-type="float" office:value="1999048" calcext:value-type="float">
            <text:p>19990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9700" calcext:value-type="float">
            <text:p>2559700</text:p>
          </table:table-cell>
          <table:table-cell/>
          <table:table-cell office:value-type="float" office:value="2554830" calcext:value-type="float">
            <text:p>2554830</text:p>
          </table:table-cell>
          <table:table-cell/>
          <table:table-cell office:value-type="float" office:value="2755118" calcext:value-type="float">
            <text:p>2755118</text:p>
          </table:table-cell>
          <table:table-cell/>
          <table:table-cell office:value-type="float" office:value="2766609" calcext:value-type="float">
            <text:p>2766609</text:p>
          </table:table-cell>
          <table:table-cell/>
          <table:table-cell office:value-type="float" office:value="2723947" calcext:value-type="float">
            <text:p>2723947</text:p>
          </table:table-cell>
          <table:table-cell/>
          <table:table-cell office:value-type="float" office:value="2522808" calcext:value-type="float">
            <text:p>2522808</text:p>
          </table:table-cell>
          <table:table-cell/>
          <table:table-cell office:value-type="float" office:value="2316381" calcext:value-type="float">
            <text:p>2316381</text:p>
          </table:table-cell>
          <table:table-cell/>
          <table:table-cell office:value-type="float" office:value="2185757" calcext:value-type="float">
            <text:p>2185757</text:p>
          </table:table-cell>
          <table:table-cell/>
          <table:table-cell office:value-type="float" office:value="2140300" calcext:value-type="float">
            <text:p>21403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94980" calcext:value-type="float">
            <text:p>2394980</text:p>
          </table:table-cell>
          <table:table-cell/>
          <table:table-cell office:value-type="float" office:value="2585858" calcext:value-type="float">
            <text:p>2585858</text:p>
          </table:table-cell>
          <table:table-cell/>
          <table:table-cell office:value-type="float" office:value="2108921" calcext:value-type="float">
            <text:p>2108921</text:p>
          </table:table-cell>
          <table:table-cell/>
          <table:table-cell office:value-type="float" office:value="2613140" calcext:value-type="float">
            <text:p>2613140</text:p>
          </table:table-cell>
          <table:table-cell/>
          <table:table-cell office:value-type="float" office:value="2656441" calcext:value-type="float">
            <text:p>2656441</text:p>
          </table:table-cell>
          <table:table-cell/>
          <table:table-cell office:value-type="float" office:value="2503007" calcext:value-type="float">
            <text:p>2503007</text:p>
          </table:table-cell>
          <table:table-cell/>
          <table:table-cell office:value-type="float" office:value="1759998" calcext:value-type="float">
            <text:p>1759998</text:p>
          </table:table-cell>
          <table:table-cell/>
          <table:table-cell office:value-type="float" office:value="1802802" calcext:value-type="float">
            <text:p>1802802</text:p>
          </table:table-cell>
          <table:table-cell/>
          <table:table-cell office:value-type="float" office:value="2051012" calcext:value-type="float">
            <text:p>20510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18063" calcext:value-type="float">
            <text:p>1918063</text:p>
          </table:table-cell>
          <table:table-cell/>
          <table:table-cell office:value-type="float" office:value="2538811" calcext:value-type="float">
            <text:p>2538811</text:p>
          </table:table-cell>
          <table:table-cell/>
          <table:table-cell office:value-type="float" office:value="2419851" calcext:value-type="float">
            <text:p>2419851</text:p>
          </table:table-cell>
          <table:table-cell/>
          <table:table-cell office:value-type="float" office:value="2448561" calcext:value-type="float">
            <text:p>2448561</text:p>
          </table:table-cell>
          <table:table-cell/>
          <table:table-cell office:value-type="float" office:value="2496576" calcext:value-type="float">
            <text:p>2496576</text:p>
          </table:table-cell>
          <table:table-cell/>
          <table:table-cell office:value-type="float" office:value="2606655" calcext:value-type="float">
            <text:p>2606655</text:p>
          </table:table-cell>
          <table:table-cell/>
          <table:table-cell office:value-type="float" office:value="2298158" calcext:value-type="float">
            <text:p>2298158</text:p>
          </table:table-cell>
          <table:table-cell/>
          <table:table-cell office:value-type="float" office:value="2101961" calcext:value-type="float">
            <text:p>2101961</text:p>
          </table:table-cell>
          <table:table-cell/>
          <table:table-cell office:value-type="float" office:value="1983382" calcext:value-type="float">
            <text:p>19833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5185" calcext:value-type="float">
            <text:p>2375185</text:p>
          </table:table-cell>
          <table:table-cell/>
          <table:table-cell office:value-type="float" office:value="2530787" calcext:value-type="float">
            <text:p>2530787</text:p>
          </table:table-cell>
          <table:table-cell/>
          <table:table-cell office:value-type="float" office:value="2506295" calcext:value-type="float">
            <text:p>2506295</text:p>
          </table:table-cell>
          <table:table-cell/>
          <table:table-cell office:value-type="float" office:value="2522082" calcext:value-type="float">
            <text:p>2522082</text:p>
          </table:table-cell>
          <table:table-cell/>
          <table:table-cell office:value-type="float" office:value="2563311" calcext:value-type="float">
            <text:p>2563311</text:p>
          </table:table-cell>
          <table:table-cell/>
          <table:table-cell office:value-type="float" office:value="2588930" calcext:value-type="float">
            <text:p>2588930</text:p>
          </table:table-cell>
          <table:table-cell/>
          <table:table-cell office:value-type="float" office:value="2151451" calcext:value-type="float">
            <text:p>2151451</text:p>
          </table:table-cell>
          <table:table-cell/>
          <table:table-cell office:value-type="float" office:value="2105209" calcext:value-type="float">
            <text:p>2105209</text:p>
          </table:table-cell>
          <table:table-cell/>
          <table:table-cell office:value-type="float" office:value="2067637" calcext:value-type="float">
            <text:p>20676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98838" calcext:value-type="float">
            <text:p>2298838</text:p>
          </table:table-cell>
          <table:table-cell/>
          <table:table-cell office:value-type="float" office:value="2399485" calcext:value-type="float">
            <text:p>2399485</text:p>
          </table:table-cell>
          <table:table-cell/>
          <table:table-cell office:value-type="float" office:value="2006052" calcext:value-type="float">
            <text:p>2006052</text:p>
          </table:table-cell>
          <table:table-cell/>
          <table:table-cell office:value-type="float" office:value="2182397" calcext:value-type="float">
            <text:p>2182397</text:p>
          </table:table-cell>
          <table:table-cell/>
          <table:table-cell office:value-type="float" office:value="2593933" calcext:value-type="float">
            <text:p>2593933</text:p>
          </table:table-cell>
          <table:table-cell/>
          <table:table-cell office:value-type="float" office:value="2540728" calcext:value-type="float">
            <text:p>2540728</text:p>
          </table:table-cell>
          <table:table-cell/>
          <table:table-cell office:value-type="float" office:value="2029113" calcext:value-type="float">
            <text:p>2029113</text:p>
          </table:table-cell>
          <table:table-cell/>
          <table:table-cell office:value-type="float" office:value="2095344" calcext:value-type="float">
            <text:p>2095344</text:p>
          </table:table-cell>
          <table:table-cell/>
          <table:table-cell office:value-type="float" office:value="2025633" calcext:value-type="float">
            <text:p>20256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9054" calcext:value-type="float">
            <text:p>2199054</text:p>
          </table:table-cell>
          <table:table-cell/>
          <table:table-cell office:value-type="float" office:value="2515691" calcext:value-type="float">
            <text:p>2515691</text:p>
          </table:table-cell>
          <table:table-cell/>
          <table:table-cell office:value-type="float" office:value="2455983" calcext:value-type="float">
            <text:p>2455983</text:p>
          </table:table-cell>
          <table:table-cell/>
          <table:table-cell office:value-type="float" office:value="2485763" calcext:value-type="float">
            <text:p>2485763</text:p>
          </table:table-cell>
          <table:table-cell/>
          <table:table-cell office:value-type="float" office:value="2594298" calcext:value-type="float">
            <text:p>2594298</text:p>
          </table:table-cell>
          <table:table-cell/>
          <table:table-cell office:value-type="float" office:value="2500918" calcext:value-type="float">
            <text:p>2500918</text:p>
          </table:table-cell>
          <table:table-cell/>
          <table:table-cell office:value-type="float" office:value="2162943" calcext:value-type="float">
            <text:p>2162943</text:p>
          </table:table-cell>
          <table:table-cell/>
          <table:table-cell office:value-type="float" office:value="2081133" calcext:value-type="float">
            <text:p>2081133</text:p>
          </table:table-cell>
          <table:table-cell/>
          <table:table-cell office:value-type="float" office:value="1953997" calcext:value-type="float">
            <text:p>19539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6283" calcext:value-type="float">
            <text:p>396283</text:p>
          </table:table-cell>
          <table:table-cell/>
          <table:table-cell office:value-type="float" office:value="497129" calcext:value-type="float">
            <text:p>497129</text:p>
          </table:table-cell>
          <table:table-cell/>
          <table:table-cell office:value-type="float" office:value="581346" calcext:value-type="float">
            <text:p>581346</text:p>
          </table:table-cell>
          <table:table-cell/>
          <table:table-cell office:value-type="float" office:value="644463" calcext:value-type="float">
            <text:p>644463</text:p>
          </table:table-cell>
          <table:table-cell/>
          <table:table-cell office:value-type="float" office:value="671469" calcext:value-type="float">
            <text:p>671469</text:p>
          </table:table-cell>
          <table:table-cell/>
          <table:table-cell office:value-type="float" office:value="663010" calcext:value-type="float">
            <text:p>663010</text:p>
          </table:table-cell>
          <table:table-cell/>
          <table:table-cell office:value-type="float" office:value="636117" calcext:value-type="float">
            <text:p>636117</text:p>
          </table:table-cell>
          <table:table-cell/>
          <table:table-cell office:value-type="float" office:value="647913" calcext:value-type="float">
            <text:p>647913</text:p>
          </table:table-cell>
          <table:table-cell/>
          <table:table-cell office:value-type="float" office:value="625301" calcext:value-type="float">
            <text:p>6253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3823" calcext:value-type="float">
            <text:p>403823</text:p>
          </table:table-cell>
          <table:table-cell/>
          <table:table-cell office:value-type="float" office:value="504941" calcext:value-type="float">
            <text:p>504941</text:p>
          </table:table-cell>
          <table:table-cell/>
          <table:table-cell office:value-type="float" office:value="575712" calcext:value-type="float">
            <text:p>575712</text:p>
          </table:table-cell>
          <table:table-cell/>
          <table:table-cell office:value-type="float" office:value="625988" calcext:value-type="float">
            <text:p>625988</text:p>
          </table:table-cell>
          <table:table-cell/>
          <table:table-cell office:value-type="float" office:value="671096" calcext:value-type="float">
            <text:p>671096</text:p>
          </table:table-cell>
          <table:table-cell/>
          <table:table-cell office:value-type="float" office:value="624143" calcext:value-type="float">
            <text:p>624143</text:p>
          </table:table-cell>
          <table:table-cell/>
          <table:table-cell office:value-type="float" office:value="608324" calcext:value-type="float">
            <text:p>608324</text:p>
          </table:table-cell>
          <table:table-cell/>
          <table:table-cell office:value-type="float" office:value="637769" calcext:value-type="float">
            <text:p>637769</text:p>
          </table:table-cell>
          <table:table-cell/>
          <table:table-cell office:value-type="float" office:value="606409" calcext:value-type="float">
            <text:p>606409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7:02:42.769008141</dc:date>
    <meta:editing-duration>PT4M23S</meta:editing-duration>
    <meta:editing-cycles>4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02cm" svg:y="0.316cm" chart:style-name="ch2">
          <text:p>WINDOWS64 Wrire Report (OXT-master)</text:p>
        </chart:title>
        <chart:subtitle svg:x="2.321cm" svg:y="1.275cm" chart:style-name="ch3">
          <text:p>using upstream pv drivers, O_DIRECT flag and unencrypted disk</text:p>
        </chart:subtitle>
        <chart:legend chart:legend-position="end" svg:x="14.319cm" svg:y="1.213cm" style:legend-expansion="high" chart:style-name="ch4"/>
        <chart:plot-area chart:style-name="ch5" table:cell-range-address="WINDOWS64_DIRECT_upv_oxt_master_noenc.C188:WINDOWS64_DIRECT_upv_oxt_master_noenc.P205" chart:data-source-has-labels="both" svg:x="1.331cm" svg:y="2.138cm" svg:width="9.639cm" svg:height="5.701cm" dr3d:transform="matrix (0.937250944888388 0.0665847169776786 0.342238428249701 -0.093131975902498 0.993739442891379 0.0617118684405914 -0.335986757730599 -0.0897128480594322 0.93758439807984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178cm" svg:width="7.192cm" svg:height="4.1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19cm" chart:style-name="ch7">
              <text:p>File Size (KB)</text:p>
            </chart:title>
            <chart:categories table:cell-range-address="WINDOWS64_DIRECT_upv_oxt_master_noenc.C189:WINDOWS64_DIRECT_upv_oxt_master_noenc.C205"/>
            <chart:grid chart:style-name="ch8" chart:class="major"/>
          </chart:axis>
          <chart:axis chart:dimension="y" chart:name="primary-y" chart:style-name="ch9">
            <chart:title svg:x="0.451cm" svg:y="6.17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79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upv_oxt_master_noenc.D189:WINDOWS64_DIRECT_upv_oxt_master_noenc.D205" chart:label-cell-address="WINDOWS64_DIRECT_upv_oxt_master_noenc.D188:WINDOWS64_DIRECT_upv_oxt_master_noenc.D188" chart:class="chart:bar">
            <chart:data-point chart:repeated="17"/>
          </chart:series>
          <chart:series chart:style-name="ch13" chart:values-cell-range-address="WINDOWS64_DIRECT_upv_oxt_master_noenc.E189:WINDOWS64_DIRECT_upv_oxt_master_noenc.E205" chart:label-cell-address="WINDOWS64_DIRECT_upv_oxt_master_noenc.E188:WINDOWS64_DIRECT_upv_oxt_master_noenc.E188" chart:class="chart:bar">
            <chart:data-point chart:repeated="17"/>
          </chart:series>
          <chart:series chart:style-name="ch14" chart:values-cell-range-address="WINDOWS64_DIRECT_upv_oxt_master_noenc.F189:WINDOWS64_DIRECT_upv_oxt_master_noenc.F205" chart:label-cell-address="WINDOWS64_DIRECT_upv_oxt_master_noenc.F188:WINDOWS64_DIRECT_upv_oxt_master_noenc.F188" chart:class="chart:bar">
            <chart:data-point chart:repeated="17"/>
          </chart:series>
          <chart:series chart:style-name="ch15" chart:values-cell-range-address="WINDOWS64_DIRECT_upv_oxt_master_noenc.G189:WINDOWS64_DIRECT_upv_oxt_master_noenc.G205" chart:label-cell-address="WINDOWS64_DIRECT_upv_oxt_master_noenc.G188:WINDOWS64_DIRECT_upv_oxt_master_noenc.G188" chart:class="chart:bar">
            <chart:data-point chart:repeated="17"/>
          </chart:series>
          <chart:series chart:style-name="ch16" chart:values-cell-range-address="WINDOWS64_DIRECT_upv_oxt_master_noenc.H189:WINDOWS64_DIRECT_upv_oxt_master_noenc.H205" chart:label-cell-address="WINDOWS64_DIRECT_upv_oxt_master_noenc.H188:WINDOWS64_DIRECT_upv_oxt_master_noenc.H188" chart:class="chart:bar">
            <chart:data-point chart:repeated="17"/>
          </chart:series>
          <chart:series chart:style-name="ch17" chart:values-cell-range-address="WINDOWS64_DIRECT_upv_oxt_master_noenc.I189:WINDOWS64_DIRECT_upv_oxt_master_noenc.I205" chart:label-cell-address="WINDOWS64_DIRECT_upv_oxt_master_noenc.I188:WINDOWS64_DIRECT_upv_oxt_master_noenc.I188" chart:class="chart:bar">
            <chart:data-point chart:repeated="17"/>
          </chart:series>
          <chart:series chart:style-name="ch18" chart:values-cell-range-address="WINDOWS64_DIRECT_upv_oxt_master_noenc.J189:WINDOWS64_DIRECT_upv_oxt_master_noenc.J205" chart:label-cell-address="WINDOWS64_DIRECT_upv_oxt_master_noenc.J188:WINDOWS64_DIRECT_upv_oxt_master_noenc.J188" chart:class="chart:bar">
            <chart:data-point chart:repeated="17"/>
          </chart:series>
          <chart:series chart:style-name="ch19" chart:values-cell-range-address="WINDOWS64_DIRECT_upv_oxt_master_noenc.K189:WINDOWS64_DIRECT_upv_oxt_master_noenc.K205" chart:label-cell-address="WINDOWS64_DIRECT_upv_oxt_master_noenc.K188:WINDOWS64_DIRECT_upv_oxt_master_noenc.K188" chart:class="chart:bar">
            <chart:data-point chart:repeated="17"/>
          </chart:series>
          <chart:series chart:style-name="ch20" chart:values-cell-range-address="WINDOWS64_DIRECT_upv_oxt_master_noenc.L189:WINDOWS64_DIRECT_upv_oxt_master_noenc.L205" chart:label-cell-address="WINDOWS64_DIRECT_upv_oxt_master_noenc.L188:WINDOWS64_DIRECT_upv_oxt_master_noenc.L188" chart:class="chart:bar">
            <chart:data-point chart:repeated="17"/>
          </chart:series>
          <chart:series chart:style-name="ch21" chart:values-cell-range-address="WINDOWS64_DIRECT_upv_oxt_master_noenc.M189:WINDOWS64_DIRECT_upv_oxt_master_noenc.M205" chart:label-cell-address="WINDOWS64_DIRECT_upv_oxt_master_noenc.M188:WINDOWS64_DIRECT_upv_oxt_master_noenc.M188" chart:class="chart:bar">
            <chart:data-point chart:repeated="17"/>
          </chart:series>
          <chart:series chart:style-name="ch22" chart:values-cell-range-address="WINDOWS64_DIRECT_upv_oxt_master_noenc.N189:WINDOWS64_DIRECT_upv_oxt_master_noenc.N205" chart:label-cell-address="WINDOWS64_DIRECT_upv_oxt_master_noenc.N188:WINDOWS64_DIRECT_upv_oxt_master_noenc.N188" chart:class="chart:bar">
            <chart:data-point chart:repeated="17"/>
          </chart:series>
          <chart:series chart:style-name="ch23" chart:values-cell-range-address="WINDOWS64_DIRECT_upv_oxt_master_noenc.O189:WINDOWS64_DIRECT_upv_oxt_master_noenc.O205" chart:label-cell-address="WINDOWS64_DIRECT_upv_oxt_master_noenc.O188:WINDOWS64_DIRECT_upv_oxt_master_noenc.O188" chart:class="chart:bar">
            <chart:data-point chart:repeated="17"/>
          </chart:series>
          <chart:series chart:style-name="ch12" chart:values-cell-range-address="WINDOWS64_DIRECT_upv_oxt_master_noenc.P189:WINDOWS64_DIRECT_upv_oxt_master_noenc.P205" chart:label-cell-address="WINDOWS64_DIRECT_upv_oxt_master_noenc.P188:WINDOWS64_DIRECT_upv_oxt_master_noenc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upv_oxt_master_noenc.D188:WINDOWS64_DIRECT_upv_oxt_master_noenc.D188</svg:desc>
                </draw:g>
              </table:table-cell>
              <table:table-cell office:value-type="string">
                <text:p>8</text:p>
                <draw:g>
                  <svg:desc>WINDOWS64_DIRECT_upv_oxt_master_noenc.E188:WINDOWS64_DIRECT_upv_oxt_master_noenc.E188</svg:desc>
                </draw:g>
              </table:table-cell>
              <table:table-cell office:value-type="string">
                <text:p>16</text:p>
                <draw:g>
                  <svg:desc>WINDOWS64_DIRECT_upv_oxt_master_noenc.F188:WINDOWS64_DIRECT_upv_oxt_master_noenc.F188</svg:desc>
                </draw:g>
              </table:table-cell>
              <table:table-cell office:value-type="string">
                <text:p>32</text:p>
                <draw:g>
                  <svg:desc>WINDOWS64_DIRECT_upv_oxt_master_noenc.G188:WINDOWS64_DIRECT_upv_oxt_master_noenc.G188</svg:desc>
                </draw:g>
              </table:table-cell>
              <table:table-cell office:value-type="string">
                <text:p>64</text:p>
                <draw:g>
                  <svg:desc>WINDOWS64_DIRECT_upv_oxt_master_noenc.H188:WINDOWS64_DIRECT_upv_oxt_master_noenc.H188</svg:desc>
                </draw:g>
              </table:table-cell>
              <table:table-cell office:value-type="string">
                <text:p>128</text:p>
                <draw:g>
                  <svg:desc>WINDOWS64_DIRECT_upv_oxt_master_noenc.I188:WINDOWS64_DIRECT_upv_oxt_master_noenc.I188</svg:desc>
                </draw:g>
              </table:table-cell>
              <table:table-cell office:value-type="string">
                <text:p>256</text:p>
                <draw:g>
                  <svg:desc>WINDOWS64_DIRECT_upv_oxt_master_noenc.J188:WINDOWS64_DIRECT_upv_oxt_master_noenc.J188</svg:desc>
                </draw:g>
              </table:table-cell>
              <table:table-cell office:value-type="string">
                <text:p>512</text:p>
                <draw:g>
                  <svg:desc>WINDOWS64_DIRECT_upv_oxt_master_noenc.K188:WINDOWS64_DIRECT_upv_oxt_master_noenc.K188</svg:desc>
                </draw:g>
              </table:table-cell>
              <table:table-cell office:value-type="string">
                <text:p>1024</text:p>
                <draw:g>
                  <svg:desc>WINDOWS64_DIRECT_upv_oxt_master_noenc.L188:WINDOWS64_DIRECT_upv_oxt_master_noenc.L188</svg:desc>
                </draw:g>
              </table:table-cell>
              <table:table-cell office:value-type="string">
                <text:p>2048</text:p>
                <draw:g>
                  <svg:desc>WINDOWS64_DIRECT_upv_oxt_master_noenc.M188:WINDOWS64_DIRECT_upv_oxt_master_noenc.M188</svg:desc>
                </draw:g>
              </table:table-cell>
              <table:table-cell office:value-type="string">
                <text:p>4096</text:p>
                <draw:g>
                  <svg:desc>WINDOWS64_DIRECT_upv_oxt_master_noenc.N188:WINDOWS64_DIRECT_upv_oxt_master_noenc.N188</svg:desc>
                </draw:g>
              </table:table-cell>
              <table:table-cell office:value-type="string">
                <text:p>8192</text:p>
                <draw:g>
                  <svg:desc>WINDOWS64_DIRECT_upv_oxt_master_noenc.O188:WINDOWS64_DIRECT_upv_oxt_master_noenc.O188</svg:desc>
                </draw:g>
              </table:table-cell>
              <table:table-cell office:value-type="string">
                <text:p>16384</text:p>
                <draw:g>
                  <svg:desc>WINDOWS64_DIRECT_upv_oxt_master_noenc.P188:WINDOWS64_DIRECT_upv_oxt_master_noenc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upv_oxt_master_noenc.C189:WINDOWS64_DIRECT_upv_oxt_master_noenc.C205</svg:desc>
                </draw:g>
              </table:table-cell>
              <table:table-cell office:value-type="float" office:value="17365">
                <text:p>17365</text:p>
                <draw:g>
                  <svg:desc>WINDOWS64_DIRECT_upv_oxt_master_noenc.D189:WINDOWS64_DIRECT_upv_oxt_master_noenc.D205</svg:desc>
                </draw:g>
              </table:table-cell>
              <table:table-cell office:value-type="float" office:value="32517">
                <text:p>32517</text:p>
                <draw:g>
                  <svg:desc>WINDOWS64_DIRECT_upv_oxt_master_noenc.E189:WINDOWS64_DIRECT_upv_oxt_master_noenc.E205</svg:desc>
                </draw:g>
              </table:table-cell>
              <table:table-cell office:value-type="float" office:value="48506">
                <text:p>48506</text:p>
                <draw:g>
                  <svg:desc>WINDOWS64_DIRECT_upv_oxt_master_noenc.F189:WINDOWS64_DIRECT_upv_oxt_master_noenc.F205</svg:desc>
                </draw:g>
              </table:table-cell>
              <table:table-cell office:value-type="float" office:value="82082">
                <text:p>82082</text:p>
                <draw:g>
                  <svg:desc>WINDOWS64_DIRECT_upv_oxt_master_noenc.G189:WINDOWS64_DIRECT_upv_oxt_master_noenc.G205</svg:desc>
                </draw:g>
              </table:table-cell>
              <table:table-cell office:value-type="float" office:value="92915">
                <text:p>92915</text:p>
                <draw:g>
                  <svg:desc>WINDOWS64_DIRECT_upv_oxt_master_noenc.H189:WINDOWS64_DIRECT_upv_oxt_master_noenc.H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I189:WINDOWS64_DIRECT_upv_oxt_master_noenc.I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J189:WINDOWS64_DIRECT_upv_oxt_master_noenc.J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K189:WINDOWS64_DIRECT_upv_oxt_master_noenc.K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L189:WINDOWS64_DIRECT_upv_oxt_master_noenc.L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M189:WINDOWS64_DIRECT_upv_oxt_master_noenc.M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N189:WINDOWS64_DIRECT_upv_oxt_master_noenc.N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O189:WINDOWS64_DIRECT_upv_oxt_master_noenc.O205</svg:desc>
                </draw:g>
              </table:table-cell>
              <table:table-cell office:value-type="float" office:value="NaN">
                <text:p>NaN</text:p>
                <draw:g>
                  <svg:desc>WINDOWS64_DIRECT_upv_oxt_master_noenc.P189:WINDOWS64_DIRECT_upv_oxt_master_noenc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99">
                <text:p>17699</text:p>
              </table:table-cell>
              <table:table-cell office:value-type="float" office:value="37635">
                <text:p>37635</text:p>
              </table:table-cell>
              <table:table-cell office:value-type="float" office:value="65520">
                <text:p>65520</text:p>
              </table:table-cell>
              <table:table-cell office:value-type="float" office:value="88611">
                <text:p>88611</text:p>
              </table:table-cell>
              <table:table-cell office:value-type="float" office:value="147499">
                <text:p>147499</text:p>
              </table:table-cell>
              <table:table-cell office:value-type="float" office:value="204440">
                <text:p>20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486">
                <text:p>22486</text:p>
              </table:table-cell>
              <table:table-cell office:value-type="float" office:value="42443">
                <text:p>42443</text:p>
              </table:table-cell>
              <table:table-cell office:value-type="float" office:value="67117">
                <text:p>67117</text:p>
              </table:table-cell>
              <table:table-cell office:value-type="float" office:value="77229">
                <text:p>77229</text:p>
              </table:table-cell>
              <table:table-cell office:value-type="float" office:value="21343">
                <text:p>21343</text:p>
              </table:table-cell>
              <table:table-cell office:value-type="float" office:value="259056">
                <text:p>259056</text:p>
              </table:table-cell>
              <table:table-cell office:value-type="float" office:value="289527">
                <text:p>28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452">
                <text:p>21452</text:p>
              </table:table-cell>
              <table:table-cell office:value-type="float" office:value="33759">
                <text:p>33759</text:p>
              </table:table-cell>
              <table:table-cell office:value-type="float" office:value="72616">
                <text:p>72616</text:p>
              </table:table-cell>
              <table:table-cell office:value-type="float" office:value="122752">
                <text:p>122752</text:p>
              </table:table-cell>
              <table:table-cell office:value-type="float" office:value="199984">
                <text:p>199984</text:p>
              </table:table-cell>
              <table:table-cell office:value-type="float" office:value="271762">
                <text:p>271762</text:p>
              </table:table-cell>
              <table:table-cell office:value-type="float" office:value="316068">
                <text:p>316068</text:p>
              </table:table-cell>
              <table:table-cell office:value-type="float" office:value="127081">
                <text:p>12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089">
                <text:p>15089</text:p>
              </table:table-cell>
              <table:table-cell office:value-type="float" office:value="39923">
                <text:p>39923</text:p>
              </table:table-cell>
              <table:table-cell office:value-type="float" office:value="73185">
                <text:p>73185</text:p>
              </table:table-cell>
              <table:table-cell office:value-type="float" office:value="137055">
                <text:p>137055</text:p>
              </table:table-cell>
              <table:table-cell office:value-type="float" office:value="203376">
                <text:p>203376</text:p>
              </table:table-cell>
              <table:table-cell office:value-type="float" office:value="224561">
                <text:p>224561</text:p>
              </table:table-cell>
              <table:table-cell office:value-type="float" office:value="356087">
                <text:p>356087</text:p>
              </table:table-cell>
              <table:table-cell office:value-type="float" office:value="455313">
                <text:p>455313</text:p>
              </table:table-cell>
              <table:table-cell office:value-type="float" office:value="586651">
                <text:p>58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2940">
                <text:p>22940</text:p>
              </table:table-cell>
              <table:table-cell office:value-type="float" office:value="38041">
                <text:p>38041</text:p>
              </table:table-cell>
              <table:table-cell office:value-type="float" office:value="58012">
                <text:p>58012</text:p>
              </table:table-cell>
              <table:table-cell office:value-type="float" office:value="134399">
                <text:p>134399</text:p>
              </table:table-cell>
              <table:table-cell office:value-type="float" office:value="225791">
                <text:p>225791</text:p>
              </table:table-cell>
              <table:table-cell office:value-type="float" office:value="305973">
                <text:p>305973</text:p>
              </table:table-cell>
              <table:table-cell office:value-type="float" office:value="429278">
                <text:p>429278</text:p>
              </table:table-cell>
              <table:table-cell office:value-type="float" office:value="480728">
                <text:p>480728</text:p>
              </table:table-cell>
              <table:table-cell office:value-type="float" office:value="664352">
                <text:p>664352</text:p>
              </table:table-cell>
              <table:table-cell office:value-type="float" office:value="722296">
                <text:p>72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3737">
                <text:p>23737</text:p>
              </table:table-cell>
              <table:table-cell office:value-type="float" office:value="43145">
                <text:p>43145</text:p>
              </table:table-cell>
              <table:table-cell office:value-type="float" office:value="81637">
                <text:p>81637</text:p>
              </table:table-cell>
              <table:table-cell office:value-type="float" office:value="143819">
                <text:p>143819</text:p>
              </table:table-cell>
              <table:table-cell office:value-type="float" office:value="227943">
                <text:p>227943</text:p>
              </table:table-cell>
              <table:table-cell office:value-type="float" office:value="332192">
                <text:p>332192</text:p>
              </table:table-cell>
              <table:table-cell office:value-type="float" office:value="449991">
                <text:p>449991</text:p>
              </table:table-cell>
              <table:table-cell office:value-type="float" office:value="527400">
                <text:p>527400</text:p>
              </table:table-cell>
              <table:table-cell office:value-type="float" office:value="683395">
                <text:p>683395</text:p>
              </table:table-cell>
              <table:table-cell office:value-type="float" office:value="775126">
                <text:p>775126</text:p>
              </table:table-cell>
              <table:table-cell office:value-type="float" office:value="787646">
                <text:p>787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3286">
                <text:p>23286</text:p>
              </table:table-cell>
              <table:table-cell office:value-type="float" office:value="42778">
                <text:p>42778</text:p>
              </table:table-cell>
              <table:table-cell office:value-type="float" office:value="76996">
                <text:p>76996</text:p>
              </table:table-cell>
              <table:table-cell office:value-type="float" office:value="131543">
                <text:p>131543</text:p>
              </table:table-cell>
              <table:table-cell office:value-type="float" office:value="235959">
                <text:p>235959</text:p>
              </table:table-cell>
              <table:table-cell office:value-type="float" office:value="361024">
                <text:p>361024</text:p>
              </table:table-cell>
              <table:table-cell office:value-type="float" office:value="465277">
                <text:p>465277</text:p>
              </table:table-cell>
              <table:table-cell office:value-type="float" office:value="539337">
                <text:p>539337</text:p>
              </table:table-cell>
              <table:table-cell office:value-type="float" office:value="760553">
                <text:p>760553</text:p>
              </table:table-cell>
              <table:table-cell office:value-type="float" office:value="796732">
                <text:p>796732</text:p>
              </table:table-cell>
              <table:table-cell office:value-type="float" office:value="849651">
                <text:p>849651</text:p>
              </table:table-cell>
              <table:table-cell office:value-type="float" office:value="846840">
                <text:p>846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2436">
                <text:p>22436</text:p>
              </table:table-cell>
              <table:table-cell office:value-type="float" office:value="42643">
                <text:p>42643</text:p>
              </table:table-cell>
              <table:table-cell office:value-type="float" office:value="85209">
                <text:p>85209</text:p>
              </table:table-cell>
              <table:table-cell office:value-type="float" office:value="149827">
                <text:p>149827</text:p>
              </table:table-cell>
              <table:table-cell office:value-type="float" office:value="219613">
                <text:p>219613</text:p>
              </table:table-cell>
              <table:table-cell office:value-type="float" office:value="327815">
                <text:p>327815</text:p>
              </table:table-cell>
              <table:table-cell office:value-type="float" office:value="469313">
                <text:p>469313</text:p>
              </table:table-cell>
              <table:table-cell office:value-type="float" office:value="549687">
                <text:p>549687</text:p>
              </table:table-cell>
              <table:table-cell office:value-type="float" office:value="498603">
                <text:p>498603</text:p>
              </table:table-cell>
              <table:table-cell office:value-type="float" office:value="839094">
                <text:p>839094</text:p>
              </table:table-cell>
              <table:table-cell office:value-type="float" office:value="853342">
                <text:p>853342</text:p>
              </table:table-cell>
              <table:table-cell office:value-type="float" office:value="893781">
                <text:p>893781</text:p>
              </table:table-cell>
              <table:table-cell office:value-type="float" office:value="916284">
                <text:p>916284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550">
                <text:p>216550</text:p>
              </table:table-cell>
              <table:table-cell office:value-type="float" office:value="353265">
                <text:p>353265</text:p>
              </table:table-cell>
              <table:table-cell office:value-type="float" office:value="465930">
                <text:p>465930</text:p>
              </table:table-cell>
              <table:table-cell office:value-type="float" office:value="289181">
                <text:p>289181</text:p>
              </table:table-cell>
              <table:table-cell office:value-type="float" office:value="253251">
                <text:p>253251</text:p>
              </table:table-cell>
              <table:table-cell office:value-type="float" office:value="234425">
                <text:p>234425</text:p>
              </table:table-cell>
              <table:table-cell office:value-type="float" office:value="220091">
                <text:p>220091</text:p>
              </table:table-cell>
              <table:table-cell office:value-type="float" office:value="170658">
                <text:p>170658</text:p>
              </table:table-cell>
              <table:table-cell office:value-type="float" office:value="287324">
                <text:p>287324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916">
                <text:p>214916</text:p>
              </table:table-cell>
              <table:table-cell office:value-type="float" office:value="314852">
                <text:p>314852</text:p>
              </table:table-cell>
              <table:table-cell office:value-type="float" office:value="436516">
                <text:p>436516</text:p>
              </table:table-cell>
              <table:table-cell office:value-type="float" office:value="254851">
                <text:p>254851</text:p>
              </table:table-cell>
              <table:table-cell office:value-type="float" office:value="542115">
                <text:p>542115</text:p>
              </table:table-cell>
              <table:table-cell office:value-type="float" office:value="308401">
                <text:p>308401</text:p>
              </table:table-cell>
              <table:table-cell office:value-type="float" office:value="370314">
                <text:p>370314</text:p>
              </table:table-cell>
              <table:table-cell office:value-type="float" office:value="353526">
                <text:p>353526</text:p>
              </table:table-cell>
              <table:table-cell office:value-type="float" office:value="367375">
                <text:p>36737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22">
                <text:p>241222</text:p>
              </table:table-cell>
              <table:table-cell office:value-type="float" office:value="256887">
                <text:p>256887</text:p>
              </table:table-cell>
              <table:table-cell office:value-type="float" office:value="455791">
                <text:p>455791</text:p>
              </table:table-cell>
              <table:table-cell office:value-type="float" office:value="185742">
                <text:p>185742</text:p>
              </table:table-cell>
              <table:table-cell office:value-type="float" office:value="314120">
                <text:p>314120</text:p>
              </table:table-cell>
              <table:table-cell office:value-type="float" office:value="815994">
                <text:p>815994</text:p>
              </table:table-cell>
              <table:table-cell office:value-type="float" office:value="895032">
                <text:p>895032</text:p>
              </table:table-cell>
              <table:table-cell office:value-type="float" office:value="839839">
                <text:p>839839</text:p>
              </table:table-cell>
              <table:table-cell office:value-type="float" office:value="799425">
                <text:p>79942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734">
                <text:p>97734</text:p>
              </table:table-cell>
              <table:table-cell office:value-type="float" office:value="360051">
                <text:p>360051</text:p>
              </table:table-cell>
              <table:table-cell office:value-type="float" office:value="374828">
                <text:p>374828</text:p>
              </table:table-cell>
              <table:table-cell office:value-type="float" office:value="365276">
                <text:p>365276</text:p>
              </table:table-cell>
              <table:table-cell office:value-type="float" office:value="740909">
                <text:p>740909</text:p>
              </table:table-cell>
              <table:table-cell office:value-type="float" office:value="342144">
                <text:p>342144</text:p>
              </table:table-cell>
              <table:table-cell office:value-type="float" office:value="458069">
                <text:p>458069</text:p>
              </table:table-cell>
              <table:table-cell office:value-type="float" office:value="878220">
                <text:p>878220</text:p>
              </table:table-cell>
              <table:table-cell office:value-type="float" office:value="299388">
                <text:p>299388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638">
                <text:p>226638</text:p>
              </table:table-cell>
              <table:table-cell office:value-type="float" office:value="227952">
                <text:p>227952</text:p>
              </table:table-cell>
              <table:table-cell office:value-type="float" office:value="396735">
                <text:p>396735</text:p>
              </table:table-cell>
              <table:table-cell office:value-type="float" office:value="412864">
                <text:p>412864</text:p>
              </table:table-cell>
              <table:table-cell office:value-type="float" office:value="345916">
                <text:p>345916</text:p>
              </table:table-cell>
              <table:table-cell office:value-type="float" office:value="434909">
                <text:p>434909</text:p>
              </table:table-cell>
              <table:table-cell office:value-type="float" office:value="806890">
                <text:p>806890</text:p>
              </table:table-cell>
              <table:table-cell office:value-type="float" office:value="244964">
                <text:p>244964</text:p>
              </table:table-cell>
              <table:table-cell office:value-type="float" office:value="917636">
                <text:p>917636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525">
                <text:p>228525</text:p>
              </table:table-cell>
              <table:table-cell office:value-type="float" office:value="330358">
                <text:p>330358</text:p>
              </table:table-cell>
              <table:table-cell office:value-type="float" office:value="379395">
                <text:p>379395</text:p>
              </table:table-cell>
              <table:table-cell office:value-type="float" office:value="519922">
                <text:p>519922</text:p>
              </table:table-cell>
              <table:table-cell office:value-type="float" office:value="520188">
                <text:p>520188</text:p>
              </table:table-cell>
              <table:table-cell office:value-type="float" office:value="807592">
                <text:p>807592</text:p>
              </table:table-cell>
              <table:table-cell office:value-type="float" office:value="488156">
                <text:p>488156</text:p>
              </table:table-cell>
              <table:table-cell office:value-type="float" office:value="614994">
                <text:p>614994</text:p>
              </table:table-cell>
              <table:table-cell office:value-type="float" office:value="648151">
                <text:p>648151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700">
                <text:p>238700</text:p>
              </table:table-cell>
              <table:table-cell office:value-type="float" office:value="360071">
                <text:p>360071</text:p>
              </table:table-cell>
              <table:table-cell office:value-type="float" office:value="221645">
                <text:p>221645</text:p>
              </table:table-cell>
              <table:table-cell office:value-type="float" office:value="360991">
                <text:p>360991</text:p>
              </table:table-cell>
              <table:table-cell office:value-type="float" office:value="336510">
                <text:p>336510</text:p>
              </table:table-cell>
              <table:table-cell office:value-type="float" office:value="798557">
                <text:p>798557</text:p>
              </table:table-cell>
              <table:table-cell office:value-type="float" office:value="334367">
                <text:p>334367</text:p>
              </table:table-cell>
              <table:table-cell office:value-type="float" office:value="309473">
                <text:p>309473</text:p>
              </table:table-cell>
              <table:table-cell office:value-type="float" office:value="318376">
                <text:p>318376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067">
                <text:p>200067</text:p>
              </table:table-cell>
              <table:table-cell office:value-type="float" office:value="218823">
                <text:p>218823</text:p>
              </table:table-cell>
              <table:table-cell office:value-type="float" office:value="277618">
                <text:p>277618</text:p>
              </table:table-cell>
              <table:table-cell office:value-type="float" office:value="349840">
                <text:p>349840</text:p>
              </table:table-cell>
              <table:table-cell office:value-type="float" office:value="458279">
                <text:p>458279</text:p>
              </table:table-cell>
              <table:table-cell office:value-type="float" office:value="353323">
                <text:p>353323</text:p>
              </table:table-cell>
              <table:table-cell office:value-type="float" office:value="658681">
                <text:p>658681</text:p>
              </table:table-cell>
              <table:table-cell office:value-type="float" office:value="415904">
                <text:p>415904</text:p>
              </table:table-cell>
              <table:table-cell office:value-type="float" office:value="364005">
                <text:p>36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3.813cm" svg:y="0.316cm" chart:style-name="ch2">
          <text:p>WINDOWS64 Read Report (OXT-master)</text:p>
        </chart:title>
        <chart:subtitle svg:x="2.318cm" svg:y="1.275cm" chart:style-name="ch3">
          <text:p>using upstream pv drivers, O_DIRECT flag and unencrypted disk</text:p>
        </chart:subtitle>
        <chart:legend chart:legend-position="end" svg:x="14.314cm" svg:y="1.216cm" style:legend-expansion="high" chart:style-name="ch4"/>
        <chart:plot-area chart:style-name="ch5" table:cell-range-address="WINDOWS64_DIRECT_upv_oxt_master_noenc.C228:WINDOWS64_DIRECT_upv_oxt_master_noenc.P245" chart:data-source-has-labels="both" svg:x="1.33cm" svg:y="2.138cm" svg:width="9.637cm" svg:height="5.707cm" dr3d:transform="matrix (0.937250944888388 0.0665847169776786 0.342238428249701 -0.0996400196740361 0.991809571239189 0.0799102050910544 -0.334114550394294 -0.108996558951827 0.93620896030292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202cm" svg:width="7.186cm" svg:height="4.1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5cm" chart:style-name="ch7">
              <text:p>File Size (KB)</text:p>
            </chart:title>
            <chart:categories table:cell-range-address="WINDOWS64_DIRECT_upv_oxt_master_noenc.C229:WINDOWS64_DIRECT_upv_oxt_master_noenc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6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DIRECT_upv_oxt_master_noenc.D229:WINDOWS64_DIRECT_upv_oxt_master_noenc.D245" chart:label-cell-address="WINDOWS64_DIRECT_upv_oxt_master_noenc.D228:WINDOWS64_DIRECT_upv_oxt_master_noenc.D228" chart:class="chart:bar">
            <chart:data-point chart:repeated="17"/>
          </chart:series>
          <chart:series chart:style-name="ch13" chart:values-cell-range-address="WINDOWS64_DIRECT_upv_oxt_master_noenc.E229:WINDOWS64_DIRECT_upv_oxt_master_noenc.E245" chart:label-cell-address="WINDOWS64_DIRECT_upv_oxt_master_noenc.E228:WINDOWS64_DIRECT_upv_oxt_master_noenc.E228" chart:class="chart:bar">
            <chart:data-point chart:repeated="17"/>
          </chart:series>
          <chart:series chart:style-name="ch14" chart:values-cell-range-address="WINDOWS64_DIRECT_upv_oxt_master_noenc.F229:WINDOWS64_DIRECT_upv_oxt_master_noenc.F245" chart:label-cell-address="WINDOWS64_DIRECT_upv_oxt_master_noenc.F228:WINDOWS64_DIRECT_upv_oxt_master_noenc.F228" chart:class="chart:bar">
            <chart:data-point chart:repeated="17"/>
          </chart:series>
          <chart:series chart:style-name="ch15" chart:values-cell-range-address="WINDOWS64_DIRECT_upv_oxt_master_noenc.G229:WINDOWS64_DIRECT_upv_oxt_master_noenc.G245" chart:label-cell-address="WINDOWS64_DIRECT_upv_oxt_master_noenc.G228:WINDOWS64_DIRECT_upv_oxt_master_noenc.G228" chart:class="chart:bar">
            <chart:data-point chart:repeated="17"/>
          </chart:series>
          <chart:series chart:style-name="ch16" chart:values-cell-range-address="WINDOWS64_DIRECT_upv_oxt_master_noenc.H229:WINDOWS64_DIRECT_upv_oxt_master_noenc.H245" chart:label-cell-address="WINDOWS64_DIRECT_upv_oxt_master_noenc.H228:WINDOWS64_DIRECT_upv_oxt_master_noenc.H228" chart:class="chart:bar">
            <chart:data-point chart:repeated="17"/>
          </chart:series>
          <chart:series chart:style-name="ch17" chart:values-cell-range-address="WINDOWS64_DIRECT_upv_oxt_master_noenc.I229:WINDOWS64_DIRECT_upv_oxt_master_noenc.I245" chart:label-cell-address="WINDOWS64_DIRECT_upv_oxt_master_noenc.I228:WINDOWS64_DIRECT_upv_oxt_master_noenc.I228" chart:class="chart:bar">
            <chart:data-point chart:repeated="17"/>
          </chart:series>
          <chart:series chart:style-name="ch18" chart:values-cell-range-address="WINDOWS64_DIRECT_upv_oxt_master_noenc.J229:WINDOWS64_DIRECT_upv_oxt_master_noenc.J245" chart:label-cell-address="WINDOWS64_DIRECT_upv_oxt_master_noenc.J228:WINDOWS64_DIRECT_upv_oxt_master_noenc.J228" chart:class="chart:bar">
            <chart:data-point chart:repeated="17"/>
          </chart:series>
          <chart:series chart:style-name="ch19" chart:values-cell-range-address="WINDOWS64_DIRECT_upv_oxt_master_noenc.K229:WINDOWS64_DIRECT_upv_oxt_master_noenc.K245" chart:label-cell-address="WINDOWS64_DIRECT_upv_oxt_master_noenc.K228:WINDOWS64_DIRECT_upv_oxt_master_noenc.K228" chart:class="chart:bar">
            <chart:data-point chart:repeated="17"/>
          </chart:series>
          <chart:series chart:style-name="ch20" chart:values-cell-range-address="WINDOWS64_DIRECT_upv_oxt_master_noenc.L229:WINDOWS64_DIRECT_upv_oxt_master_noenc.L245" chart:label-cell-address="WINDOWS64_DIRECT_upv_oxt_master_noenc.L228:WINDOWS64_DIRECT_upv_oxt_master_noenc.L228" chart:class="chart:bar">
            <chart:data-point chart:repeated="17"/>
          </chart:series>
          <chart:series chart:style-name="ch21" chart:values-cell-range-address="WINDOWS64_DIRECT_upv_oxt_master_noenc.M229:WINDOWS64_DIRECT_upv_oxt_master_noenc.M245" chart:label-cell-address="WINDOWS64_DIRECT_upv_oxt_master_noenc.M228:WINDOWS64_DIRECT_upv_oxt_master_noenc.M228" chart:class="chart:bar">
            <chart:data-point chart:repeated="17"/>
          </chart:series>
          <chart:series chart:style-name="ch22" chart:values-cell-range-address="WINDOWS64_DIRECT_upv_oxt_master_noenc.N229:WINDOWS64_DIRECT_upv_oxt_master_noenc.N245" chart:label-cell-address="WINDOWS64_DIRECT_upv_oxt_master_noenc.N228:WINDOWS64_DIRECT_upv_oxt_master_noenc.N228" chart:class="chart:bar">
            <chart:data-point chart:repeated="17"/>
          </chart:series>
          <chart:series chart:style-name="ch23" chart:values-cell-range-address="WINDOWS64_DIRECT_upv_oxt_master_noenc.O229:WINDOWS64_DIRECT_upv_oxt_master_noenc.O245" chart:label-cell-address="WINDOWS64_DIRECT_upv_oxt_master_noenc.O228:WINDOWS64_DIRECT_upv_oxt_master_noenc.O228" chart:class="chart:bar">
            <chart:data-point chart:repeated="17"/>
          </chart:series>
          <chart:series chart:style-name="ch12" chart:values-cell-range-address="WINDOWS64_DIRECT_upv_oxt_master_noenc.P229:WINDOWS64_DIRECT_upv_oxt_master_noenc.P245" chart:label-cell-address="WINDOWS64_DIRECT_upv_oxt_master_noenc.P228:WINDOWS64_DIRECT_upv_oxt_master_noenc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DIRECT_upv_oxt_master_noenc.D228:WINDOWS64_DIRECT_upv_oxt_master_noenc.D228</svg:desc>
                </draw:g>
              </table:table-cell>
              <table:table-cell office:value-type="string">
                <text:p>8</text:p>
                <draw:g>
                  <svg:desc>WINDOWS64_DIRECT_upv_oxt_master_noenc.E228:WINDOWS64_DIRECT_upv_oxt_master_noenc.E228</svg:desc>
                </draw:g>
              </table:table-cell>
              <table:table-cell office:value-type="string">
                <text:p>16</text:p>
                <draw:g>
                  <svg:desc>WINDOWS64_DIRECT_upv_oxt_master_noenc.F228:WINDOWS64_DIRECT_upv_oxt_master_noenc.F228</svg:desc>
                </draw:g>
              </table:table-cell>
              <table:table-cell office:value-type="string">
                <text:p>32</text:p>
                <draw:g>
                  <svg:desc>WINDOWS64_DIRECT_upv_oxt_master_noenc.G228:WINDOWS64_DIRECT_upv_oxt_master_noenc.G228</svg:desc>
                </draw:g>
              </table:table-cell>
              <table:table-cell office:value-type="string">
                <text:p>64</text:p>
                <draw:g>
                  <svg:desc>WINDOWS64_DIRECT_upv_oxt_master_noenc.H228:WINDOWS64_DIRECT_upv_oxt_master_noenc.H228</svg:desc>
                </draw:g>
              </table:table-cell>
              <table:table-cell office:value-type="string">
                <text:p>128</text:p>
                <draw:g>
                  <svg:desc>WINDOWS64_DIRECT_upv_oxt_master_noenc.I228:WINDOWS64_DIRECT_upv_oxt_master_noenc.I228</svg:desc>
                </draw:g>
              </table:table-cell>
              <table:table-cell office:value-type="string">
                <text:p>256</text:p>
                <draw:g>
                  <svg:desc>WINDOWS64_DIRECT_upv_oxt_master_noenc.J228:WINDOWS64_DIRECT_upv_oxt_master_noenc.J228</svg:desc>
                </draw:g>
              </table:table-cell>
              <table:table-cell office:value-type="string">
                <text:p>512</text:p>
                <draw:g>
                  <svg:desc>WINDOWS64_DIRECT_upv_oxt_master_noenc.K228:WINDOWS64_DIRECT_upv_oxt_master_noenc.K228</svg:desc>
                </draw:g>
              </table:table-cell>
              <table:table-cell office:value-type="string">
                <text:p>1024</text:p>
                <draw:g>
                  <svg:desc>WINDOWS64_DIRECT_upv_oxt_master_noenc.L228:WINDOWS64_DIRECT_upv_oxt_master_noenc.L228</svg:desc>
                </draw:g>
              </table:table-cell>
              <table:table-cell office:value-type="string">
                <text:p>2048</text:p>
                <draw:g>
                  <svg:desc>WINDOWS64_DIRECT_upv_oxt_master_noenc.M228:WINDOWS64_DIRECT_upv_oxt_master_noenc.M228</svg:desc>
                </draw:g>
              </table:table-cell>
              <table:table-cell office:value-type="string">
                <text:p>4096</text:p>
                <draw:g>
                  <svg:desc>WINDOWS64_DIRECT_upv_oxt_master_noenc.N228:WINDOWS64_DIRECT_upv_oxt_master_noenc.N228</svg:desc>
                </draw:g>
              </table:table-cell>
              <table:table-cell office:value-type="string">
                <text:p>8192</text:p>
                <draw:g>
                  <svg:desc>WINDOWS64_DIRECT_upv_oxt_master_noenc.O228:WINDOWS64_DIRECT_upv_oxt_master_noenc.O228</svg:desc>
                </draw:g>
              </table:table-cell>
              <table:table-cell office:value-type="string">
                <text:p>16384</text:p>
                <draw:g>
                  <svg:desc>WINDOWS64_DIRECT_upv_oxt_master_noenc.P228:WINDOWS64_DIRECT_upv_oxt_master_noenc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DIRECT_upv_oxt_master_noenc.C229:WINDOWS64_DIRECT_upv_oxt_master_noenc.C245</svg:desc>
                </draw:g>
              </table:table-cell>
              <table:table-cell office:value-type="float" office:value="16146">
                <text:p>16146</text:p>
                <draw:g>
                  <svg:desc>WINDOWS64_DIRECT_upv_oxt_master_noenc.D229:WINDOWS64_DIRECT_upv_oxt_master_noenc.D245</svg:desc>
                </draw:g>
              </table:table-cell>
              <table:table-cell office:value-type="float" office:value="29174">
                <text:p>29174</text:p>
                <draw:g>
                  <svg:desc>WINDOWS64_DIRECT_upv_oxt_master_noenc.E229:WINDOWS64_DIRECT_upv_oxt_master_noenc.E245</svg:desc>
                </draw:g>
              </table:table-cell>
              <table:table-cell office:value-type="float" office:value="57902">
                <text:p>57902</text:p>
                <draw:g>
                  <svg:desc>WINDOWS64_DIRECT_upv_oxt_master_noenc.F229:WINDOWS64_DIRECT_upv_oxt_master_noenc.F245</svg:desc>
                </draw:g>
              </table:table-cell>
              <table:table-cell office:value-type="float" office:value="97575">
                <text:p>97575</text:p>
                <draw:g>
                  <svg:desc>WINDOWS64_DIRECT_upv_oxt_master_noenc.G229:WINDOWS64_DIRECT_upv_oxt_master_noenc.G245</svg:desc>
                </draw:g>
              </table:table-cell>
              <table:table-cell office:value-type="float" office:value="148182">
                <text:p>148182</text:p>
                <draw:g>
                  <svg:desc>WINDOWS64_DIRECT_upv_oxt_master_noenc.H229:WINDOWS64_DIRECT_upv_oxt_master_noenc.H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I229:WINDOWS64_DIRECT_upv_oxt_master_noenc.I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J229:WINDOWS64_DIRECT_upv_oxt_master_noenc.J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K229:WINDOWS64_DIRECT_upv_oxt_master_noenc.K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L229:WINDOWS64_DIRECT_upv_oxt_master_noenc.L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M229:WINDOWS64_DIRECT_upv_oxt_master_noenc.M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N229:WINDOWS64_DIRECT_upv_oxt_master_noenc.N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O229:WINDOWS64_DIRECT_upv_oxt_master_noenc.O245</svg:desc>
                </draw:g>
              </table:table-cell>
              <table:table-cell office:value-type="float" office:value="NaN">
                <text:p>NaN</text:p>
                <draw:g>
                  <svg:desc>WINDOWS64_DIRECT_upv_oxt_master_noenc.P229:WINDOWS64_DIRECT_upv_oxt_master_noenc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302">
                <text:p>17302</text:p>
              </table:table-cell>
              <table:table-cell office:value-type="float" office:value="27467">
                <text:p>27467</text:p>
              </table:table-cell>
              <table:table-cell office:value-type="float" office:value="52659">
                <text:p>52659</text:p>
              </table:table-cell>
              <table:table-cell office:value-type="float" office:value="91572">
                <text:p>91572</text:p>
              </table:table-cell>
              <table:table-cell office:value-type="float" office:value="143000">
                <text:p>143000</text:p>
              </table:table-cell>
              <table:table-cell office:value-type="float" office:value="160602">
                <text:p>16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47">
                <text:p>17147</text:p>
              </table:table-cell>
              <table:table-cell office:value-type="float" office:value="34222">
                <text:p>34222</text:p>
              </table:table-cell>
              <table:table-cell office:value-type="float" office:value="53614">
                <text:p>53614</text:p>
              </table:table-cell>
              <table:table-cell office:value-type="float" office:value="98465">
                <text:p>98465</text:p>
              </table:table-cell>
              <table:table-cell office:value-type="float" office:value="148311">
                <text:p>148311</text:p>
              </table:table-cell>
              <table:table-cell office:value-type="float" office:value="177223">
                <text:p>177223</text:p>
              </table:table-cell>
              <table:table-cell office:value-type="float" office:value="206868">
                <text:p>20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672">
                <text:p>16672</text:p>
              </table:table-cell>
              <table:table-cell office:value-type="float" office:value="29085">
                <text:p>29085</text:p>
              </table:table-cell>
              <table:table-cell office:value-type="float" office:value="69003">
                <text:p>69003</text:p>
              </table:table-cell>
              <table:table-cell office:value-type="float" office:value="84128">
                <text:p>84128</text:p>
              </table:table-cell>
              <table:table-cell office:value-type="float" office:value="122546">
                <text:p>122546</text:p>
              </table:table-cell>
              <table:table-cell office:value-type="float" office:value="174125">
                <text:p>174125</text:p>
              </table:table-cell>
              <table:table-cell office:value-type="float" office:value="239902">
                <text:p>239902</text:p>
              </table:table-cell>
              <table:table-cell office:value-type="float" office:value="213182">
                <text:p>21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525">
                <text:p>16525</text:p>
              </table:table-cell>
              <table:table-cell office:value-type="float" office:value="34497">
                <text:p>34497</text:p>
              </table:table-cell>
              <table:table-cell office:value-type="float" office:value="52071">
                <text:p>52071</text:p>
              </table:table-cell>
              <table:table-cell office:value-type="float" office:value="101799">
                <text:p>101799</text:p>
              </table:table-cell>
              <table:table-cell office:value-type="float" office:value="182599">
                <text:p>182599</text:p>
              </table:table-cell>
              <table:table-cell office:value-type="float" office:value="219756">
                <text:p>219756</text:p>
              </table:table-cell>
              <table:table-cell office:value-type="float" office:value="224050">
                <text:p>224050</text:p>
              </table:table-cell>
              <table:table-cell office:value-type="float" office:value="233709">
                <text:p>233709</text:p>
              </table:table-cell>
              <table:table-cell office:value-type="float" office:value="395153">
                <text:p>395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7988">
                <text:p>17988</text:p>
              </table:table-cell>
              <table:table-cell office:value-type="float" office:value="30410">
                <text:p>30410</text:p>
              </table:table-cell>
              <table:table-cell office:value-type="float" office:value="56564">
                <text:p>56564</text:p>
              </table:table-cell>
              <table:table-cell office:value-type="float" office:value="79963">
                <text:p>79963</text:p>
              </table:table-cell>
              <table:table-cell office:value-type="float" office:value="55651">
                <text:p>55651</text:p>
              </table:table-cell>
              <table:table-cell office:value-type="float" office:value="313389">
                <text:p>313389</text:p>
              </table:table-cell>
              <table:table-cell office:value-type="float" office:value="321280">
                <text:p>321280</text:p>
              </table:table-cell>
              <table:table-cell office:value-type="float" office:value="274211">
                <text:p>274211</text:p>
              </table:table-cell>
              <table:table-cell office:value-type="float" office:value="470815">
                <text:p>470815</text:p>
              </table:table-cell>
              <table:table-cell office:value-type="float" office:value="412786">
                <text:p>41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9696">
                <text:p>19696</text:p>
              </table:table-cell>
              <table:table-cell office:value-type="float" office:value="29047">
                <text:p>29047</text:p>
              </table:table-cell>
              <table:table-cell office:value-type="float" office:value="57072">
                <text:p>57072</text:p>
              </table:table-cell>
              <table:table-cell office:value-type="float" office:value="103488">
                <text:p>103488</text:p>
              </table:table-cell>
              <table:table-cell office:value-type="float" office:value="172831">
                <text:p>172831</text:p>
              </table:table-cell>
              <table:table-cell office:value-type="float" office:value="274115">
                <text:p>274115</text:p>
              </table:table-cell>
              <table:table-cell office:value-type="float" office:value="396257">
                <text:p>396257</text:p>
              </table:table-cell>
              <table:table-cell office:value-type="float" office:value="196218">
                <text:p>196218</text:p>
              </table:table-cell>
              <table:table-cell office:value-type="float" office:value="427963">
                <text:p>427963</text:p>
              </table:table-cell>
              <table:table-cell office:value-type="float" office:value="708846">
                <text:p>708846</text:p>
              </table:table-cell>
              <table:table-cell office:value-type="float" office:value="775493">
                <text:p>77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9959">
                <text:p>19959</text:p>
              </table:table-cell>
              <table:table-cell office:value-type="float" office:value="30384">
                <text:p>30384</text:p>
              </table:table-cell>
              <table:table-cell office:value-type="float" office:value="54238">
                <text:p>54238</text:p>
              </table:table-cell>
              <table:table-cell office:value-type="float" office:value="97253">
                <text:p>97253</text:p>
              </table:table-cell>
              <table:table-cell office:value-type="float" office:value="201260">
                <text:p>201260</text:p>
              </table:table-cell>
              <table:table-cell office:value-type="float" office:value="290177">
                <text:p>290177</text:p>
              </table:table-cell>
              <table:table-cell office:value-type="float" office:value="362251">
                <text:p>362251</text:p>
              </table:table-cell>
              <table:table-cell office:value-type="float" office:value="419925">
                <text:p>419925</text:p>
              </table:table-cell>
              <table:table-cell office:value-type="float" office:value="613214">
                <text:p>613214</text:p>
              </table:table-cell>
              <table:table-cell office:value-type="float" office:value="813739">
                <text:p>813739</text:p>
              </table:table-cell>
              <table:table-cell office:value-type="float" office:value="796368">
                <text:p>796368</text:p>
              </table:table-cell>
              <table:table-cell office:value-type="float" office:value="798378">
                <text:p>798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2115">
                <text:p>22115</text:p>
              </table:table-cell>
              <table:table-cell office:value-type="float" office:value="32155">
                <text:p>32155</text:p>
              </table:table-cell>
              <table:table-cell office:value-type="float" office:value="54740">
                <text:p>54740</text:p>
              </table:table-cell>
              <table:table-cell office:value-type="float" office:value="97072">
                <text:p>97072</text:p>
              </table:table-cell>
              <table:table-cell office:value-type="float" office:value="214068">
                <text:p>214068</text:p>
              </table:table-cell>
              <table:table-cell office:value-type="float" office:value="316525">
                <text:p>316525</text:p>
              </table:table-cell>
              <table:table-cell office:value-type="float" office:value="438312">
                <text:p>438312</text:p>
              </table:table-cell>
              <table:table-cell office:value-type="float" office:value="530908">
                <text:p>530908</text:p>
              </table:table-cell>
              <table:table-cell office:value-type="float" office:value="623936">
                <text:p>623936</text:p>
              </table:table-cell>
              <table:table-cell office:value-type="float" office:value="751277">
                <text:p>751277</text:p>
              </table:table-cell>
              <table:table-cell office:value-type="float" office:value="701444">
                <text:p>701444</text:p>
              </table:table-cell>
              <table:table-cell office:value-type="float" office:value="788461">
                <text:p>788461</text:p>
              </table:table-cell>
              <table:table-cell office:value-type="float" office:value="731170">
                <text:p>731170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427">
                <text:p>205427</text:p>
              </table:table-cell>
              <table:table-cell office:value-type="float" office:value="337734">
                <text:p>337734</text:p>
              </table:table-cell>
              <table:table-cell office:value-type="float" office:value="443605">
                <text:p>443605</text:p>
              </table:table-cell>
              <table:table-cell office:value-type="float" office:value="523728">
                <text:p>523728</text:p>
              </table:table-cell>
              <table:table-cell office:value-type="float" office:value="674650">
                <text:p>674650</text:p>
              </table:table-cell>
              <table:table-cell office:value-type="float" office:value="637689">
                <text:p>637689</text:p>
              </table:table-cell>
              <table:table-cell office:value-type="float" office:value="787887">
                <text:p>787887</text:p>
              </table:table-cell>
              <table:table-cell office:value-type="float" office:value="782483">
                <text:p>782483</text:p>
              </table:table-cell>
              <table:table-cell office:value-type="float" office:value="511053">
                <text:p>51105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3584">
                <text:p>173584</text:p>
              </table:table-cell>
              <table:table-cell office:value-type="float" office:value="321447">
                <text:p>321447</text:p>
              </table:table-cell>
              <table:table-cell office:value-type="float" office:value="448084">
                <text:p>448084</text:p>
              </table:table-cell>
              <table:table-cell office:value-type="float" office:value="504423">
                <text:p>504423</text:p>
              </table:table-cell>
              <table:table-cell office:value-type="float" office:value="649488">
                <text:p>649488</text:p>
              </table:table-cell>
              <table:table-cell office:value-type="float" office:value="510196">
                <text:p>510196</text:p>
              </table:table-cell>
              <table:table-cell office:value-type="float" office:value="797391">
                <text:p>797391</text:p>
              </table:table-cell>
              <table:table-cell office:value-type="float" office:value="807683">
                <text:p>807683</text:p>
              </table:table-cell>
              <table:table-cell office:value-type="float" office:value="854066">
                <text:p>854066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187">
                <text:p>214187</text:p>
              </table:table-cell>
              <table:table-cell office:value-type="float" office:value="303378">
                <text:p>303378</text:p>
              </table:table-cell>
              <table:table-cell office:value-type="float" office:value="442644">
                <text:p>442644</text:p>
              </table:table-cell>
              <table:table-cell office:value-type="float" office:value="512994">
                <text:p>512994</text:p>
              </table:table-cell>
              <table:table-cell office:value-type="float" office:value="369173">
                <text:p>369173</text:p>
              </table:table-cell>
              <table:table-cell office:value-type="float" office:value="690297">
                <text:p>690297</text:p>
              </table:table-cell>
              <table:table-cell office:value-type="float" office:value="871459">
                <text:p>871459</text:p>
              </table:table-cell>
              <table:table-cell office:value-type="float" office:value="772926">
                <text:p>772926</text:p>
              </table:table-cell>
              <table:table-cell office:value-type="float" office:value="790428">
                <text:p>790428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956">
                <text:p>155956</text:p>
              </table:table-cell>
              <table:table-cell office:value-type="float" office:value="331653">
                <text:p>331653</text:p>
              </table:table-cell>
              <table:table-cell office:value-type="float" office:value="245554">
                <text:p>245554</text:p>
              </table:table-cell>
              <table:table-cell office:value-type="float" office:value="526716">
                <text:p>526716</text:p>
              </table:table-cell>
              <table:table-cell office:value-type="float" office:value="667571">
                <text:p>667571</text:p>
              </table:table-cell>
              <table:table-cell office:value-type="float" office:value="462749">
                <text:p>462749</text:p>
              </table:table-cell>
              <table:table-cell office:value-type="float" office:value="784343">
                <text:p>784343</text:p>
              </table:table-cell>
              <table:table-cell office:value-type="float" office:value="848748">
                <text:p>848748</text:p>
              </table:table-cell>
              <table:table-cell office:value-type="float" office:value="474629">
                <text:p>474629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107">
                <text:p>214107</text:p>
              </table:table-cell>
              <table:table-cell office:value-type="float" office:value="324105">
                <text:p>324105</text:p>
              </table:table-cell>
              <table:table-cell office:value-type="float" office:value="456144">
                <text:p>456144</text:p>
              </table:table-cell>
              <table:table-cell office:value-type="float" office:value="536503">
                <text:p>536503</text:p>
              </table:table-cell>
              <table:table-cell office:value-type="float" office:value="641858">
                <text:p>641858</text:p>
              </table:table-cell>
              <table:table-cell office:value-type="float" office:value="516645">
                <text:p>516645</text:p>
              </table:table-cell>
              <table:table-cell office:value-type="float" office:value="828570">
                <text:p>828570</text:p>
              </table:table-cell>
              <table:table-cell office:value-type="float" office:value="830433">
                <text:p>830433</text:p>
              </table:table-cell>
              <table:table-cell office:value-type="float" office:value="813403">
                <text:p>813403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964">
                <text:p>213964</text:p>
              </table:table-cell>
              <table:table-cell office:value-type="float" office:value="328177">
                <text:p>328177</text:p>
              </table:table-cell>
              <table:table-cell office:value-type="float" office:value="457923">
                <text:p>457923</text:p>
              </table:table-cell>
              <table:table-cell office:value-type="float" office:value="426276">
                <text:p>426276</text:p>
              </table:table-cell>
              <table:table-cell office:value-type="float" office:value="707290">
                <text:p>707290</text:p>
              </table:table-cell>
              <table:table-cell office:value-type="float" office:value="689068">
                <text:p>689068</text:p>
              </table:table-cell>
              <table:table-cell office:value-type="float" office:value="577420">
                <text:p>577420</text:p>
              </table:table-cell>
              <table:table-cell office:value-type="float" office:value="828138">
                <text:p>828138</text:p>
              </table:table-cell>
              <table:table-cell office:value-type="float" office:value="804967">
                <text:p>80496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827">
                <text:p>217827</text:p>
              </table:table-cell>
              <table:table-cell office:value-type="float" office:value="317278">
                <text:p>317278</text:p>
              </table:table-cell>
              <table:table-cell office:value-type="float" office:value="453295">
                <text:p>453295</text:p>
              </table:table-cell>
              <table:table-cell office:value-type="float" office:value="525182">
                <text:p>525182</text:p>
              </table:table-cell>
              <table:table-cell office:value-type="float" office:value="701665">
                <text:p>701665</text:p>
              </table:table-cell>
              <table:table-cell office:value-type="float" office:value="829175">
                <text:p>829175</text:p>
              </table:table-cell>
              <table:table-cell office:value-type="float" office:value="822264">
                <text:p>822264</text:p>
              </table:table-cell>
              <table:table-cell office:value-type="float" office:value="621080">
                <text:p>621080</text:p>
              </table:table-cell>
              <table:table-cell office:value-type="float" office:value="823438">
                <text:p>82343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321">
                <text:p>215321</text:p>
              </table:table-cell>
              <table:table-cell office:value-type="float" office:value="330764">
                <text:p>330764</text:p>
              </table:table-cell>
              <table:table-cell office:value-type="float" office:value="454527">
                <text:p>454527</text:p>
              </table:table-cell>
              <table:table-cell office:value-type="float" office:value="544844">
                <text:p>544844</text:p>
              </table:table-cell>
              <table:table-cell office:value-type="float" office:value="677663">
                <text:p>677663</text:p>
              </table:table-cell>
              <table:table-cell office:value-type="float" office:value="732385">
                <text:p>732385</text:p>
              </table:table-cell>
              <table:table-cell office:value-type="float" office:value="837409">
                <text:p>837409</text:p>
              </table:table-cell>
              <table:table-cell office:value-type="float" office:value="849436">
                <text:p>849436</text:p>
              </table:table-cell>
              <table:table-cell office:value-type="float" office:value="841558">
                <text:p>841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